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382in"/>
    </style:style>
    <style:style style:name="co3" style:family="table-column">
      <style:table-column-properties fo:break-before="auto" style:column-width="4.7055in"/>
    </style:style>
    <style:style style:name="co4" style:family="table-column">
      <style:table-column-properties fo:break-before="auto" style:column-width="1.7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1.5752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map style:condition="cell-content()=0" style:apply-style-name="NotOk" style:base-cell-address="Translations.C2"/>
      <style:map style:condition="cell-content()!=0" style:apply-style-name="Ok" style:base-cell-address="Translations.C2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arget</text:p>
          </table:table-cell>
        </table:table-row>
        <table:table-row table:style-name="ro1">
          <table:table-cell office:value-type="string" calcext:value-type="string">
            <text:p>VariabiliEFormule-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VariabiliEFormule--32901755</text:p>
          </table:table-cell>
          <table:table-cell table:style-name="ce3" office:value-type="string" calcext:value-type="string">
            <text:p>Catena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dc53639e</text:p>
          </table:table-cell>
          <table:table-cell table:style-name="ce3" office:value-type="string" calcext:value-type="string">
            <text:p>SNarrante</text:p>
          </table:table-cell>
          <table:table-cell/>
        </table:table-row>
        <table:table-row table:style-name="ro2">
          <table:table-cell office:value-type="string" calcext:value-type="string">
            <text:p>GiornoUnoMattino-Dialog_CatenaCameraInOsteria-f9348853</text:p>
          </table:table-cell>
          <table:table-cell table:style-name="ce3" office:value-type="string" calcext:value-type="string">
            <text:p>&lt;b&gt;&lt;color=\#354174&gt;S. Narrante&lt;/color&gt;&lt;/b&gt;: "A volte tu ti ci fissi sullo strappo di una vela, e non ti accorgi mica della falla sulla chiglia.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32901755</text:p>
          </table:table-cell>
          <table:table-cell table:style-name="ce3" office:value-type="string" calcext:value-type="string">
            <text:p>Catena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0e54bb97</text:p>
          </table:table-cell>
          <table:table-cell table:style-name="ce3" office:value-type="string" calcext:value-type="string">
            <text:p>&lt;b&gt;&lt;color=\#3a6954&gt;Catena&lt;/color&gt;&lt;/b&gt;: "Giuro che se ci vai, io...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dd4f1549</text:p>
          </table:table-cell>
          <table:table-cell table:style-name="ce3" office:value-type="string" calcext:value-type="string">
            <text:p>"...fai mica pace con Fatima?"</text:p>
          </table:table-cell>
          <table:table-cell office:value-type="string" calcext:value-type="string">
            <text:p>“Will you maybe make peace with Fatima?”</text:p>
          </table:table-cell>
        </table:table-row>
        <table:table-row table:style-name="ro3">
          <table:table-cell office:value-type="string" calcext:value-type="string">
            <text:p>GiornoUnoMattino-Dialog_CatenaCameraInOsteria-b99d2a15</text:p>
          </table:table-cell>
          <table:table-cell table:style-name="ce3" office:value-type="string" calcext:value-type="string">
            <text:p>&lt;b&gt;&lt;color=\#3a6954&gt;Catena&lt;/color&gt;&lt;/b&gt;: "Quando mi ridà il mio khanjar!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8e8de926</text:p>
          </table:table-cell>
          <table:table-cell table:style-name="ce3" office:value-type="string" calcext:value-type="string">
            <text:p>"...assalti la ducea?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f984d7c8</text:p>
          </table:table-cell>
          <table:table-cell table:style-name="ce3" office:value-type="string" calcext:value-type="string">
            <text:p>&lt;b&gt;&lt;color=\#3a6954&gt;Catena&lt;/color&gt;&lt;/b&gt;: "Fanculo, S.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80a8e1c9</text:p>
          </table:table-cell>
          <table:table-cell table:style-name="ce3" office:value-type="string" calcext:value-type="string">
            <text:p>"Vita mia, respira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21efdff2</text:p>
          </table:table-cell>
          <table:table-cell table:style-name="ce3" office:value-type="string" calcext:value-type="string">
            <text:p>&lt;b&gt;&lt;color=\#3a6954&gt;Catena&lt;/color&gt;&lt;/b&gt;: "Abbracciami, per favore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863c8e32</text:p>
          </table:table-cell>
          <table:table-cell table:style-name="ce3" office:value-type="string" calcext:value-type="string">
            <text:p>&lt;b&gt;&lt;color=\#3a6954&gt;Catena&lt;/color&gt;&lt;/b&gt;: "Stammi vicino un poco.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69394d2b</text:p>
          </table:table-cell>
          <table:table-cell table:style-name="ce3" office:value-type="string" calcext:value-type="string">
            <text:p>"Va meglio ora?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6bc44342</text:p>
          </table:table-cell>
          <table:table-cell table:style-name="ce3" office:value-type="string" calcext:value-type="string">
            <text:p>&lt;b&gt;&lt;color=\#3a6954&gt;Catena&lt;/color&gt;&lt;/b&gt;: "Questo letto è fitùsu, puzza più dei piedi di Vituzzo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5cfc16b8</text:p>
          </table:table-cell>
          <table:table-cell table:style-name="ce3" office:value-type="string" calcext:value-type="string">
            <text:p>"Almeno la camera ha una porta.["] Il resto della ciurma dorme nella cucina dell'oste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10857b93</text:p>
          </table:table-cell>
          <table:table-cell table:style-name="ce3" office:value-type="string" calcext:value-type="string">
            <text:p>&lt;b&gt;&lt;color=\#3a6954&gt;Catena&lt;/color&gt;&lt;/b&gt;: "Non andare stasera. È una trappola.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c6df3fca</text:p>
          </table:table-cell>
          <table:table-cell table:style-name="ce3" office:value-type="string" calcext:value-type="string">
            <text:p>"Sì"]"Lo so, ma non c'ho alternative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675afb73</text:p>
          </table:table-cell>
          <table:table-cell table:style-name="ce3" office:value-type="string" calcext:value-type="string">
            <text:p>&lt;b&gt;&lt;color=\#3a6954&gt;Catena&lt;/color&gt;&lt;/b&gt;: "Per quella frase nella lettera? Per &lt;i&gt;Porti i miei saluti a lady Isabel&lt;/i&gt;?"</text:p>
          </table:table-cell>
          <table:table-cell/>
        </table:table-row>
        <table:table-row table:style-name="ro2">
          <table:table-cell office:value-type="string" calcext:value-type="string">
            <text:p>GiornoUnoMattino-Dialog_CatenaCameraInOsteria-0000492d</text:p>
          </table:table-cell>
          <table:table-cell table:style-name="ce3" office:value-type="string" calcext:value-type="string">
            <text:p>"Il Thovez sa qualcosa su Isaac[."], Isabel è il suo nomignolo quando lui ci va alle feste. E vi ho promesso che vi proteggo sempre.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ee34ec22</text:p>
          </table:table-cell>
          <table:table-cell table:style-name="ce3" office:value-type="string" calcext:value-type="string">
            <text:p>&lt;b&gt;&lt;color=\#3a6954&gt;Catena&lt;/color&gt;&lt;/b&gt;: "Ma non dalle...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6f6a3feb</text:p>
          </table:table-cell>
          <table:table-cell table:style-name="ce3" office:value-type="string" calcext:value-type="string">
            <text:p>"Da cosa?"</text:p>
          </table:table-cell>
          <table:table-cell/>
        </table:table-row>
        <table:table-row table:style-name="ro2">
          <table:table-cell office:value-type="string" calcext:value-type="string">
            <text:p>GiornoUnoMattino-Dialog_CatenaCameraInOsteria-9d228a9c</text:p>
          </table:table-cell>
          <table:table-cell table:style-name="ce3" office:value-type="string" calcext:value-type="string">
            <text:p>&lt;b&gt;&lt;color=\#3a6954&gt;Catena&lt;/color&gt;&lt;/b&gt;: "Dai casini in cui ci cacciammo di nostro. Che se Isaac se ne restò buono in casa, insomma!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0c668f97</text:p>
          </table:table-cell>
          <table:table-cell table:style-name="ce3" office:value-type="string" calcext:value-type="string">
            <text:p>"Se se ne sta buono non è mica Isaac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4fd40269</text:p>
          </table:table-cell>
          <table:table-cell table:style-name="ce3" office:value-type="string" calcext:value-type="string">
            <text:p>&lt;b&gt;&lt;color=\#3a6954&gt;Catena&lt;/color&gt;&lt;/b&gt;: "Piensu ca ti sbagghi. Perché lo difendi sempre?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3a791c75</text:p>
          </table:table-cell>
          <table:table-cell table:style-name="ce3" office:value-type="string" calcext:value-type="string">
            <text:p>"Non è giusto[."] e lo sai. Noi c'abbiamo il mare, i porti e una faccia come il culo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e22c7f64</text:p>
          </table:table-cell>
          <table:table-cell table:style-name="ce3" office:value-type="string" calcext:value-type="string">
            <text:p>&lt;b&gt;&lt;color=\#354174&gt;S.&lt;/color&gt;&lt;/b&gt;: "Lui ha solo noi e i suoi riccastri con gli sghei. Cos'altro deve fare?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139a6f9c</text:p>
          </table:table-cell>
          <table:table-cell table:style-name="ce3" office:value-type="string" calcext:value-type="string">
            <text:p>&lt;b&gt;&lt;color=\#3a6954&gt;Catena&lt;/color&gt;&lt;/b&gt;: "Accontentarsi del nostro amore.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3ca23a9a</text:p>
          </table:table-cell>
          <table:table-cell table:style-name="ce3" office:value-type="string" calcext:value-type="string">
            <text:p>"Vita, stiamo sempre parlando di Isaac?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cdf39e1c</text:p>
          </table:table-cell>
          <table:table-cell table:style-name="ce3" office:value-type="string" calcext:value-type="string">
            <text:p>&lt;b&gt;&lt;color=\#3a6954&gt;Catena&lt;/color&gt;&lt;/b&gt;: "Io... ne parliamo quando tutto è risolto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aceccd48</text:p>
          </table:table-cell>
          <table:table-cell table:style-name="ce3" office:value-type="string" calcext:value-type="string">
            <text:p>"Non fa nulla di male[."]. Le sue feste sono come quelle del Thovez o dell'Arcivescovo di 'sta ceppa.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ec85281c</text:p>
          </table:table-cell>
          <table:table-cell table:style-name="ce3" office:value-type="string" calcext:value-type="string">
            <text:p>S. : "Tu te la ricordi quella nottata a Siviglia?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1cf6b2b2</text:p>
          </table:table-cell>
          <table:table-cell table:style-name="ce3" office:value-type="string" calcext:value-type="string">
            <text:p>&lt;b&gt;&lt;color=\#3a6954&gt;Catena&lt;/color&gt;&lt;/b&gt;: "Dio, mi facesti sentire una ragazzina in quel momento. Quanto ti ho amato!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0dd18a0c</text:p>
          </table:table-cell>
          <table:table-cell table:style-name="ce3" office:value-type="string" calcext:value-type="string">
            <text:p>"Lì mi hanno preso per un òm[."], abbiamo ballato libere solo per quello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73729248</text:p>
          </table:table-cell>
          <table:table-cell table:style-name="ce3" office:value-type="string" calcext:value-type="string">
            <text:p>&lt;b&gt;&lt;color=\#354174&gt;S.&lt;/color&gt;&lt;/b&gt;: "Altrimenti ci portavano di nuovo in un manicomio o peggio, vita mia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f68d7d7b</text:p>
          </table:table-cell>
          <table:table-cell table:style-name="ce3" office:value-type="string" calcext:value-type="string">
            <text:p>"Mica te lo ricordi l'arresto a Cotrone, vita mia?"] "Dici tu che ti sei fatta arrestare per una rissa in un bordello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3afa7090</text:p>
          </table:table-cell>
          <table:table-cell table:style-name="ce3" office:value-type="string" calcext:value-type="string">
            <text:p>&lt;b&gt;&lt;color=\#354174&gt;S.&lt;/color&gt;&lt;/b&gt;: Ti ci abbiamo tirata fuori a cannonate dallo studio, vita mia!"</text:p>
          </table:table-cell>
          <table:table-cell/>
        </table:table-row>
        <table:table-row table:style-name="ro2">
          <table:table-cell office:value-type="string" calcext:value-type="string">
            <text:p>GiornoUnoMattino-Dialog_CatenaCameraInOsteria-701b7f3d</text:p>
          </table:table-cell>
          <table:table-cell table:style-name="ce3" office:value-type="string" calcext:value-type="string">
            <text:p>&lt;b&gt;&lt;color=\#3a6954&gt;Catena&lt;/color&gt;&lt;/b&gt;: "Vabbè ma la storia del &lt;i&gt;casinu&lt;/i&gt; fu una questione di libertà, quella, una cosa importante!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51580a6a</text:p>
          </table:table-cell>
          <table:table-cell table:style-name="ce3" office:value-type="string" calcext:value-type="string">
            <text:p>"Lo è anche per l'Isaac[."], la libertà di scoparsi chi vuole senza rottura di minchia, come lo dici tu. Cosa c'è di male?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5b78bb6e</text:p>
          </table:table-cell>
          <table:table-cell table:style-name="ce3" office:value-type="string" calcext:value-type="string">
            <text:p>&lt;b&gt;&lt;color=\#3a6954&gt;Catena&lt;/color&gt;&lt;/b&gt;: "Hai ragione, ma non cambia che andare da Thovez è una cazzata."</text:p>
          </table:table-cell>
          <table:table-cell/>
        </table:table-row>
        <table:table-row table:style-name="ro2">
          <table:table-cell office:value-type="string" calcext:value-type="string">
            <text:p>GiornoUnoMattino-Dialog_CatenaCameraInOsteria-f530e6bc</text:p>
          </table:table-cell>
          <table:table-cell table:style-name="ce3" office:value-type="string" calcext:value-type="string">
            <text:p>&lt;b&gt;&lt;color=\#3a6954&gt;Catena&lt;/color&gt;&lt;/b&gt;: "È inaffidabile. Da quando comanda chìddu la gente è sul piede di guerra. Non mi stupisco se scoppia una sommossa come a Napoli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d871e0d2</text:p>
          </table:table-cell>
          <table:table-cell table:style-name="ce3" office:value-type="string" calcext:value-type="string">
            <text:p>"Così c'abbiamo un problema in meno[."] E magari poi ti ci diverti a fare andare le mani e lo spadino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16ffdd2b</text:p>
          </table:table-cell>
          <table:table-cell table:style-name="ce3" office:value-type="string" calcext:value-type="string">
            <text:p>&lt;b&gt;&lt;color=\#3a6954&gt;Catena&lt;/color&gt;&lt;/b&gt;: "Bel pensiero, ma non voglio che la rivolta parte stasera con te lì dentro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63421165</text:p>
          </table:table-cell>
          <table:table-cell table:style-name="ce3" office:value-type="string" calcext:value-type="string">
            <text:p>"Prometto che ci sto attento.["] Ma non posso mica lasciare l'Isaac nei casini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a3ef5447</text:p>
          </table:table-cell>
          <table:table-cell table:style-name="ce3" office:value-type="string" calcext:value-type="string">
            <text:p>&lt;b&gt;&lt;color=\#3a6954&gt;Catena&lt;/color&gt;&lt;/b&gt;: "Portiamo via il garruso da qua allora!"</text:p>
          </table:table-cell>
          <table:table-cell/>
        </table:table-row>
        <table:table-row table:style-name="ro2">
          <table:table-cell office:value-type="string" calcext:value-type="string">
            <text:p>GiornoUnoMattino-Dialog_CatenaCameraInOsteria-b8cca1aa</text:p>
          </table:table-cell>
          <table:table-cell table:style-name="ce3" office:value-type="string" calcext:value-type="string">
            <text:p>"Isaac? In nave?"] "Madóna mé l'ultima volta che c'è salito su una nave c'aveva lo stesso colore e puzzo di un'alga ad agosto."</text:p>
          </table:table-cell>
          <table:table-cell/>
        </table:table-row>
        <table:table-row table:style-name="ro2">
          <table:table-cell office:value-type="string" calcext:value-type="string">
            <text:p>GiornoUnoMattino-Dialog_CatenaCameraInOsteria-8ce5dae4</text:p>
          </table:table-cell>
          <table:table-cell table:style-name="ce3" office:value-type="string" calcext:value-type="string">
            <text:p>"La tensione è palpabile[."] e questo potrebbe farci bene se il Thovez non c'ha ol servel de 'na poia. Non vuole come nemico qualcuno che piace al paese."</text:p>
          </table:table-cell>
          <table:table-cell/>
        </table:table-row>
        <table:table-row table:style-name="ro2">
          <table:table-cell office:value-type="string" calcext:value-type="string">
            <text:p>GiornoUnoMattino-Dialog_CatenaCameraInOsteria-7d49e0fd</text:p>
          </table:table-cell>
          <table:table-cell table:style-name="ce3" office:value-type="string" calcext:value-type="string">
            <text:p>&lt;b&gt;&lt;color=\#3a6954&gt;Catena&lt;/color&gt;&lt;/b&gt;: "O forse chìddu vuole proprio liberarsi di chi ha più rispetto di lui. Magari pensa che sei tu ad alimentare la ribellione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ed9a23c4</text:p>
          </table:table-cell>
          <table:table-cell table:style-name="ce3" office:value-type="string" calcext:value-type="string">
            <text:p>"Allora l'è più idiota di quanto già non sembra[."] Vero che da un uomo arriva sempre il peggio, ma cosa si aspetta?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41e2a0a7</text:p>
          </table:table-cell>
          <table:table-cell table:style-name="ce3" office:value-type="string" calcext:value-type="string">
            <text:p>"Quando l'insurrezione scoppia, si crede che Nelson in persona arriva qui ad aiutarlo?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3250a768</text:p>
          </table:table-cell>
          <table:table-cell table:style-name="ce3" office:value-type="string" calcext:value-type="string">
            <text:p>&lt;b&gt;&lt;color=\#3a6954&gt;Catena&lt;/color&gt;&lt;/b&gt;: "A ogni porcu veni lu sò san Martinu. Quel giorno faccio festa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ca81b2ca</text:p>
          </table:table-cell>
          <table:table-cell table:style-name="ce3" office:value-type="string" calcext:value-type="string">
            <text:p>&lt;b&gt;&lt;color=\#3a6954&gt;Catena&lt;/color&gt;&lt;/b&gt;: "Magari pulisco i cannoni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2f18a985</text:p>
          </table:table-cell>
          <table:table-cell table:style-name="ce3" office:value-type="string" calcext:value-type="string">
            <text:p>&lt;b&gt;&lt;color=\#3a6954&gt;Catena&lt;/color&gt;&lt;/b&gt;: "Perché non ce ne torniamo a ballare a Siviglia?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8fd8342c</text:p>
          </table:table-cell>
          <table:table-cell table:style-name="ce3" office:value-type="string" calcext:value-type="string">
            <text:p>&lt;b&gt;&lt;color=\#3a6954&gt;Catena&lt;/color&gt;&lt;/b&gt;: "Per me con una nave di bei garrusi a Isaac il mal di mare passa tutto.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09a852f8</text:p>
          </table:table-cell>
          <table:table-cell table:style-name="ce3" office:value-type="string" calcext:value-type="string">
            <text:p>"Quindi siamo d'accordo, vita mia?"</text:p>
          </table:table-cell>
          <table:table-cell/>
        </table:table-row>
        <table:table-row table:style-name="ro2">
          <table:table-cell office:value-type="string" calcext:value-type="string">
            <text:p>GiornoUnoMattino-Dialog_CatenaCameraInOsteria-96775c4f</text:p>
          </table:table-cell>
          <table:table-cell table:style-name="ce3" office:value-type="string" calcext:value-type="string">
            <text:p>&lt;b&gt;&lt;color=\#3a6954&gt;Catena&lt;/color&gt;&lt;/b&gt;: "Che testone che sei, cuoricì. Facciamo così: fai due passi, parli con qualcuno della ciurma, con la gente del paese."</text:p>
          </table:table-cell>
          <table:table-cell/>
        </table:table-row>
        <table:table-row table:style-name="ro2">
          <table:table-cell office:value-type="string" calcext:value-type="string">
            <text:p>GiornoUnoMattino-Dialog_CatenaCameraInOsteria-dd58bb45</text:p>
          </table:table-cell>
          <table:table-cell table:style-name="ce3" office:value-type="string" calcext:value-type="string">
            <text:p>&lt;b&gt;&lt;color=\#3a6954&gt;Catena&lt;/color&gt;&lt;/b&gt;: "Cerchi di capire la situazione, chiedi consiglio. Ma non a Vituzzo, che la Madonna ce ne scampi! Poi torni e se ne ragiona assieme.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8f10cbb0</text:p>
          </table:table-cell>
          <table:table-cell table:style-name="ce3" office:value-type="string" calcext:value-type="string">
            <text:p>"È una buona idea. Ma prima ci dai un bacio al tuo S.!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746726e9</text:p>
          </table:table-cell>
          <table:table-cell table:style-name="ce3" office:value-type="string" calcext:value-type="string">
            <text:p>&lt;b&gt;&lt;color=\#3a6954&gt;Catena&lt;/color&gt;&lt;/b&gt;: "Non te ne meriti mezzo. Ma forse due. O tre. Oh, oh, quattro."</text:p>
          </table:table-cell>
          <table:table-cell/>
        </table:table-row>
        <table:table-row table:style-name="ro4">
          <table:table-cell office:value-type="string" calcext:value-type="string">
            <text:p>GiornoUnoMattino-Dialog_CatenaCameraInOsteria-02b590dc</text:p>
          </table:table-cell>
          <table:table-cell table:style-name="ce3" office:value-type="string" calcext:value-type="string">
            <text:p>&lt;b&gt;&lt;color=\#3a6954&gt;Catena&lt;/color&gt;&lt;/b&gt;: {"Cuoricì, prendi una boccata d'aria che poi ne ragioniamo"|"Ancora qui stai?"|"S., fatti questi due passi!"|"Vabbene sono un po' incazzata, fammi dormire un attimo"|"Pazienza zero, tu, vero?"!"Senti, va almeno a vedere che Vituzzo non sta a fare cagate!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deaa0b78</text:p>
          </table:table-cell>
          <table:table-cell table:style-name="ce3" office:value-type="string" calcext:value-type="string">
            <text:p>&lt;b&gt;&lt;color=\#3a6954&gt;Catena&lt;/color&gt;&lt;/b&gt;: "Eccolo, il testone supremo. Quindi, che t'hanno detto?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69c43a2f</text:p>
          </table:table-cell>
          <table:table-cell table:style-name="ce3" office:value-type="string" calcext:value-type="string">
            <text:p>"Il Goran stava a litigare con un prete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96eff067</text:p>
          </table:table-cell>
          <table:table-cell table:style-name="ce3" office:value-type="string" calcext:value-type="string">
            <text:p>"Però ho scoperto che il Thovez sta facendo un casino col bosco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5a754486</text:p>
          </table:table-cell>
          <table:table-cell table:style-name="ce3" office:value-type="string" calcext:value-type="string">
            <text:p>"Vuole distruggerlo per coltivare della roba, ma farà morire la gente di freddo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efbee6a4</text:p>
          </table:table-cell>
          <table:table-cell table:style-name="ce3" office:value-type="string" calcext:value-type="string">
            <text:p>&lt;b&gt;&lt;color=\#3a6954&gt;Catena&lt;/color&gt;&lt;/b&gt;: "E questo sicuro non ti ha fatto cambiare idea su stasera.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20ca5557</text:p>
          </table:table-cell>
          <table:table-cell table:style-name="ce3" office:value-type="string" calcext:value-type="string">
            <text:p>"No eh.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ce1e3545</text:p>
          </table:table-cell>
          <table:table-cell table:style-name="ce3" office:value-type="string" calcext:value-type="string">
            <text:p>"La Fatima coi coltelli mi preoccupa, l'è fò de cò quella.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380b902e</text:p>
          </table:table-cell>
          <table:table-cell table:style-name="ce3" office:value-type="string" calcext:value-type="string">
            <text:p>"Sembra che ci siano delle tensioni coi &lt;i&gt;rivoltosi&lt;/i&gt;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9393fc94</text:p>
          </table:table-cell>
          <table:table-cell table:style-name="ce3" office:value-type="string" calcext:value-type="string">
            <text:p>"Ovvero col Giuseppe e le altre stanche del Thovez. Un mercante dice addirittura che c'è l'esercito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185be64a</text:p>
          </table:table-cell>
          <table:table-cell table:style-name="ce3" office:value-type="string" calcext:value-type="string">
            <text:p>&lt;b&gt;&lt;color=\#3a6954&gt;Catena&lt;/color&gt;&lt;/b&gt;: "E tu continui a pensare che andare da solo stasera sia una buona idea.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7c2b3189</text:p>
          </table:table-cell>
          <table:table-cell table:style-name="ce3" office:value-type="string" calcext:value-type="string">
            <text:p>"Vituzzo è un servel de poia."</text:p>
          </table:table-cell>
          <table:table-cell/>
        </table:table-row>
        <table:table-row table:style-name="ro5">
          <table:table-cell office:value-type="string" calcext:value-type="string">
            <text:p>GiornoUnoMattino-Dialog_CatenaCameraInOsteria-c702bb29</text:p>
          </table:table-cell>
          <table:table-cell table:style-name="ce3" office:value-type="string" calcext:value-type="string">
            <text:p>"{Dialog_VituzzoOsteria.discussioneAvventore.solo: "Ma sembra che il Thovez abbia addirittura assunto dei soldati per tenere sotto controllo la popolazione.|Ed è bravissimo a circondarsi di gente più stupida di lui.}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1d3f5191</text:p>
          </table:table-cell>
          <table:table-cell table:style-name="ce3" office:value-type="string" calcext:value-type="string">
            <text:p>&lt;b&gt;&lt;color=\#3a6954&gt;Catena&lt;/color&gt;&lt;/b&gt;: "Lui è un idiota, ma tu sei peggio di un mulo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d602b3a4</text:p>
          </table:table-cell>
          <table:table-cell table:style-name="ce3" office:value-type="string" calcext:value-type="string">
            <text:p>&lt;b&gt;&lt;color=\#3a6954&gt;Catena&lt;/color&gt;&lt;/b&gt;: "Stasera vengo con te.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da9b894c</text:p>
          </table:table-cell>
          <table:table-cell table:style-name="ce3" office:value-type="string" calcext:value-type="string">
            <text:p>"Non esiste!["] La lettera dice "Vieni da sola!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874f7c0c</text:p>
          </table:table-cell>
          <table:table-cell table:style-name="ce3" office:value-type="string" calcext:value-type="string">
            <text:p>&lt;b&gt;&lt;color=\#3a6954&gt;Catena&lt;/color&gt;&lt;/b&gt;: "Non ti ho fatto una richiesta, cuoricì.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1f3524f8</text:p>
          </table:table-cell>
          <table:table-cell table:style-name="ce3" office:value-type="string" calcext:value-type="string">
            <text:p>@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54ac46e9</text:p>
          </table:table-cell>
          <table:table-cell table:style-name="ce3" office:value-type="string" calcext:value-type="string">
            <text:p>&lt;b&gt;&lt;color=\#3a6954&gt;Catena&lt;/color&gt;&lt;/b&gt;: "Quindi?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9b48f8b2</text:p>
          </table:table-cell>
          <table:table-cell table:style-name="ce3" office:value-type="string" calcext:value-type="string">
            <text:p>"Mi dispiace vita mia.["] Ci resto volentieri a letto con te, ma non ci vieni dal Thovez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62266695</text:p>
          </table:table-cell>
          <table:table-cell table:style-name="ce3" office:value-type="string" calcext:value-type="string">
            <text:p>&lt;b&gt;&lt;color=\#3a6954&gt;Catena&lt;/color&gt;&lt;/b&gt;: "Se ti uccide ti ammazzo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ac9f3bc5</text:p>
          </table:table-cell>
          <table:table-cell table:style-name="ce3" office:value-type="string" calcext:value-type="string">
            <text:p>"Tieniti la tua rabbia vita mia.["] Mi dispiace, ma ci vado da solo dal Thovez. Ti prometto che torno.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0b07ee81</text:p>
          </table:table-cell>
          <table:table-cell table:style-name="ce3" office:value-type="string" calcext:value-type="string">
            <text:p>"Va bene va bene c'hai ragione te!["] Stammi vicina, stasera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2c463907</text:p>
          </table:table-cell>
          <table:table-cell table:style-name="ce3" office:value-type="string" calcext:value-type="string">
            <text:p>&lt;b&gt;&lt;color=\#3a6954&gt;Catena&lt;/color&gt;&lt;/b&gt;: "Potevi darmi ragione un'ora fa, e avremmo fatto di meglio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19228b95</text:p>
          </table:table-cell>
          <table:table-cell table:style-name="ce3" office:value-type="string" calcext:value-type="string">
            <text:p>"Madóna mé, ci sono momenti in cui ti odio.["] Stammi vicina stasera e niente spadini o sassi o finestre.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b325e594</text:p>
          </table:table-cell>
          <table:table-cell table:style-name="ce3" office:value-type="string" calcext:value-type="string">
            <text:p>&lt;b&gt;&lt;color=\#3a6954&gt;Catena&lt;/color&gt;&lt;/b&gt;: "Sarò la tua ombra.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a33b653f</text:p>
          </table:table-cell>
          <table:table-cell table:style-name="ce3" office:value-type="string" calcext:value-type="string">
            <text:p>&lt;b&gt;&lt;color=\#3a6954&gt;Catena&lt;/color&gt;&lt;/b&gt;: "È ora di andare.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aaf31af3</text:p>
          </table:table-cell>
          <table:table-cell table:style-name="ce3" office:value-type="string" calcext:value-type="string">
            <text:p>"Che il tuo Dio ce la mandi buona!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0e7ba47a</text:p>
          </table:table-cell>
          <table:table-cell table:style-name="ce3" office:value-type="string" calcext:value-type="string">
            <text:p>"Ci becchiamo domattina da Isaac. Ti amo."</text:p>
          </table:table-cell>
          <table:table-cell/>
        </table:table-row>
        <table:table-row table:style-name="ro3">
          <table:table-cell office:value-type="string" calcext:value-type="string">
            <text:p>GiornoUnoMattino-Dialog_CatenaCameraInOsteria-fe6971ed</text:p>
          </table:table-cell>
          <table:table-cell table:style-name="ce3" office:value-type="string" calcext:value-type="string">
            <text:p>&lt;b&gt;Prepara il deck prima di andare da Thovez&lt;/b&gt;]"È il caso che mi prepari in vista della serata."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f2eb2a1f</text:p>
          </table:table-cell>
          <table:table-cell table:style-name="ce3" office:value-type="string" calcext:value-type="string">
            <text:p>DeckBuilding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0aa83bc3</text:p>
          </table:table-cell>
          <table:table-cell table:style-name="ce3" office:value-type="string" calcext:value-type="string">
            <text:p>GiornoUnoSera</text:p>
          </table:table-cell>
          <table:table-cell/>
        </table:table-row>
        <table:table-row table:style-name="ro1">
          <table:table-cell office:value-type="string" calcext:value-type="string">
            <text:p>GiornoUnoMattino-Dialog_CatenaCameraInOsteria-d147ce9e</text:p>
          </table:table-cell>
          <table:table-cell table:style-name="ce3" office:value-type="string" calcext:value-type="string">
            <text:p>CasaThovezStanzaFeste</text:p>
          </table:table-cell>
          <table:table-cell/>
        </table:table-row>
        <table:table-row table:style-name="ro1">
          <table:table-cell office:value-type="string" calcext:value-type="string">
            <text:p>GiornoUnoMattino-Partita_Catena_Chiacchiera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UnoMattino-Partita_Catena_Chiacchiera-32901755</text:p>
          </table:table-cell>
          <table:table-cell table:style-name="ce3" office:value-type="string" calcext:value-type="string">
            <text:p>Catena</text:p>
          </table:table-cell>
          <table:table-cell/>
        </table:table-row>
        <table:table-row table:style-name="ro1">
          <table:table-cell office:value-type="string" calcext:value-type="string">
            <text:p>GiornoUnoMattino-Partita_Catena_Chiacchiera-9a0db368</text:p>
          </table:table-cell>
          <table:table-cell table:style-name="ce3" office:value-type="string" calcext:value-type="string">
            <text:p>&lt;b&gt;&lt;color=\#354174&gt;S.&lt;/color&gt;&lt;/b&gt;: "Non l'è un posto sicuro.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Chiacchiera-04593d92</text:p>
          </table:table-cell>
          <table:table-cell table:style-name="ce3" office:value-type="string" calcext:value-type="string">
            <text:p>&lt;b&gt;&lt;color=\#3a6954&gt;Catena&lt;/color&gt;&lt;/b&gt;: "Per questo in due è più semplice.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Chiacchiera-933b255a</text:p>
          </table:table-cell>
          <table:table-cell table:style-name="ce3" office:value-type="string" calcext:value-type="string">
            <text:p>&lt;b&gt;&lt;color=\#354174&gt;S.&lt;/color&gt;&lt;/b&gt;: "E poi chi ci sta dietro alla ciurma?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Chiacchiera-a8a07238</text:p>
          </table:table-cell>
          <table:table-cell table:style-name="ce3" office:value-type="string" calcext:value-type="string">
            <text:p>&lt;b&gt;&lt;color=\#3a6954&gt;Catena&lt;/color&gt;&lt;/b&gt;: "Cuoricì, sono grandi abbastanza."</text:p>
          </table:table-cell>
          <table:table-cell/>
        </table:table-row>
        <table:table-row table:style-name="ro1">
          <table:table-cell office:value-type="string" calcext:value-type="string">
            <text:p>GiornoUnoMattino-Partita_Catena_Chiacchiera-87811ae1</text:p>
          </table:table-cell>
          <table:table-cell table:style-name="ce3" office:value-type="string" calcext:value-type="string">
            <text:p>&lt;b&gt;&lt;color=\#354174&gt;S.&lt;/color&gt;&lt;/b&gt;: "E...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Chiacchiera-2b6e46c3</text:p>
          </table:table-cell>
          <table:table-cell table:style-name="ce3" office:value-type="string" calcext:value-type="string">
            <text:p>&lt;b&gt;&lt;color=\#3a6954&gt;Catena&lt;/color&gt;&lt;/b&gt;: "E cosa, S.? Non mi vuoi lì?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Chiacchiera-4ba64eca</text:p>
          </table:table-cell>
          <table:table-cell table:style-name="ce3" office:value-type="string" calcext:value-type="string">
            <text:p>&lt;b&gt;&lt;color=\#354174&gt;S.&lt;/color&gt;&lt;/b&gt;: "Oh merda, è che non voglio che ti accade mica qualcosa.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Chiacchiera-2d44f4a4</text:p>
          </table:table-cell>
          <table:table-cell table:style-name="ce3" office:value-type="string" calcext:value-type="string">
            <text:p>&lt;b&gt;&lt;color=\#3a6954&gt;Catena&lt;/color&gt;&lt;/b&gt;: "Nemmeno io. In due siamo forti, e lo sai."</text:p>
          </table:table-cell>
          <table:table-cell/>
        </table:table-row>
        <table:table-row table:style-name="ro1">
          <table:table-cell office:value-type="string" calcext:value-type="string">
            <text:p>GiornoUnoMattino-Partita_Catena_Seduzione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UnoMattino-Partita_Catena_Seduzione-32901755</text:p>
          </table:table-cell>
          <table:table-cell table:style-name="ce3" office:value-type="string" calcext:value-type="string">
            <text:p>Catena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Seduzione-6d2d682b</text:p>
          </table:table-cell>
          <table:table-cell table:style-name="ce3" office:value-type="string" calcext:value-type="string">
            <text:p>&lt;b&gt;&lt;color=\#354174&gt;S.&lt;/color&gt;&lt;/b&gt;: "Perché devi sempre far così?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Seduzione-196db4cd</text:p>
          </table:table-cell>
          <table:table-cell table:style-name="ce3" office:value-type="string" calcext:value-type="string">
            <text:p>&lt;b&gt;&lt;color=\#3a6954&gt;Catena&lt;/color&gt;&lt;/b&gt;: "Cosa c'è di difficile da capire? Ti amo idiota. E proteggo chi amo.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Seduzione-2580a383</text:p>
          </table:table-cell>
          <table:table-cell table:style-name="ce3" office:value-type="string" calcext:value-type="string">
            <text:p>&lt;b&gt;&lt;color=\#354174&gt;S.&lt;/color&gt;&lt;/b&gt;: "Se sei lì con me, c'ho il doppio della preoccupazione.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Seduzione-d299f42f</text:p>
          </table:table-cell>
          <table:table-cell table:style-name="ce3" office:value-type="string" calcext:value-type="string">
            <text:p>&lt;b&gt;&lt;color=\#3a6954&gt;Catena&lt;/color&gt;&lt;/b&gt;: "Ma anche il doppio del piacere."</text:p>
          </table:table-cell>
          <table:table-cell/>
        </table:table-row>
        <table:table-row table:style-name="ro1">
          <table:table-cell office:value-type="string" calcext:value-type="string">
            <text:p>GiornoUnoMattino-Partita_Catena_Seduzione-726b3dbc</text:p>
          </table:table-cell>
          <table:table-cell table:style-name="ce3" office:value-type="string" calcext:value-type="string">
            <text:p>&lt;b&gt;&lt;color=\#354174&gt;S.&lt;/color&gt;&lt;/b&gt;: "Catè!"</text:p>
          </table:table-cell>
          <table:table-cell/>
        </table:table-row>
        <table:table-row table:style-name="ro2">
          <table:table-cell office:value-type="string" calcext:value-type="string">
            <text:p>GiornoUnoMattino-Partita_Catena_Seduzione-d494ed2a</text:p>
          </table:table-cell>
          <table:table-cell table:style-name="ce3" office:value-type="string" calcext:value-type="string">
            <text:p>&lt;b&gt;&lt;color=\#3a6954&gt;Catena&lt;/color&gt;&lt;/b&gt;: "Immagina quella grande casa piena di pretini e ricchi del cavolo. E noi due che..."</text:p>
          </table:table-cell>
          <table:table-cell/>
        </table:table-row>
        <table:table-row table:style-name="ro1">
          <table:table-cell office:value-type="string" calcext:value-type="string">
            <text:p>GiornoUnoMattino-Partita_Catena_Seduzione-47f75e3f</text:p>
          </table:table-cell>
          <table:table-cell table:style-name="ce3" office:value-type="string" calcext:value-type="string">
            <text:p>&lt;b&gt;&lt;color=\#354174&gt;S.&lt;/color&gt;&lt;/b&gt;: "...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Seduzione-b85e91b7</text:p>
          </table:table-cell>
          <table:table-cell table:style-name="ce3" office:value-type="string" calcext:value-type="string">
            <text:p>&lt;b&gt;&lt;color=\#3a6954&gt;Catena&lt;/color&gt;&lt;/b&gt;: "Sembra a me, o stai arrapato?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Seduzione-36ea34cd</text:p>
          </table:table-cell>
          <table:table-cell table:style-name="ce3" office:value-type="string" calcext:value-type="string">
            <text:p>&lt;b&gt;&lt;color=\#354174&gt;S.&lt;/color&gt;&lt;/b&gt;: "Che ne dici di un assaggio ora, qui?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Seduzione-ea73e69d</text:p>
          </table:table-cell>
          <table:table-cell table:style-name="ce3" office:value-type="string" calcext:value-type="string">
            <text:p>&lt;b&gt;&lt;color=\#3a6954&gt;Catena&lt;/color&gt;&lt;/b&gt;: "Mi porti stasera e ti do tutto il pranzo subito."</text:p>
          </table:table-cell>
          <table:table-cell/>
        </table:table-row>
        <table:table-row table:style-name="ro1">
          <table:table-cell office:value-type="string" calcext:value-type="string">
            <text:p>GiornoUnoMattino-Partita_Catena_Zuffa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UnoMattino-Partita_Catena_Zuffa-32901755</text:p>
          </table:table-cell>
          <table:table-cell table:style-name="ce3" office:value-type="string" calcext:value-type="string">
            <text:p>Catena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Zuffa-52c3f252</text:p>
          </table:table-cell>
          <table:table-cell table:style-name="ce3" office:value-type="string" calcext:value-type="string">
            <text:p>&lt;b&gt;&lt;color=\#354174&gt;S.&lt;/color&gt;&lt;/b&gt;: "Perché c'è sempre tutta questa fatica con te?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Zuffa-020bcaa8</text:p>
          </table:table-cell>
          <table:table-cell table:style-name="ce3" office:value-type="string" calcext:value-type="string">
            <text:p>&lt;b&gt;&lt;color=\#3a6954&gt;Catena&lt;/color&gt;&lt;/b&gt;: "Perché sei un testone del cavolo, ecco perché.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Zuffa-3be66643</text:p>
          </table:table-cell>
          <table:table-cell table:style-name="ce3" office:value-type="string" calcext:value-type="string">
            <text:p>&lt;b&gt;&lt;color=\#354174&gt;S.&lt;/color&gt;&lt;/b&gt;: "Se sei lì con me, c'avrò il doppio della preoccupazione.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Zuffa-a6c78cc9</text:p>
          </table:table-cell>
          <table:table-cell table:style-name="ce3" office:value-type="string" calcext:value-type="string">
            <text:p>&lt;b&gt;&lt;color=\#3a6954&gt;Catena&lt;/color&gt;&lt;/b&gt;: "So difendermi, e difenderti.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Zuffa-b391b417</text:p>
          </table:table-cell>
          <table:table-cell table:style-name="ce3" office:value-type="string" calcext:value-type="string">
            <text:p>&lt;b&gt;&lt;color=\#354174&gt;S.&lt;/color&gt;&lt;/b&gt;: "Sarà pieno di sgherri del Thovez.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Zuffa-500461ae</text:p>
          </table:table-cell>
          <table:table-cell table:style-name="ce3" office:value-type="string" calcext:value-type="string">
            <text:p>&lt;b&gt;&lt;color=\#3a6954&gt;Catena&lt;/color&gt;&lt;/b&gt;: "Niente che non abbiamo già affrontato. Te lo devo dimostrare?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Zuffa-64092019</text:p>
          </table:table-cell>
          <table:table-cell table:style-name="ce3" office:value-type="string" calcext:value-type="string">
            <text:p>&lt;b&gt;&lt;color=\#354174&gt;S.&lt;/color&gt;&lt;/b&gt;: "Non ti fidi di me, Cristo?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Zuffa-160ee870</text:p>
          </table:table-cell>
          <table:table-cell table:style-name="ce3" office:value-type="string" calcext:value-type="string">
            <text:p>&lt;b&gt;&lt;color=\#3a6954&gt;Catena&lt;/color&gt;&lt;/b&gt;: "Non mi fido di loro. Sono delle merde, S.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Zuffa-43deef13</text:p>
          </table:table-cell>
          <table:table-cell table:style-name="ce3" office:value-type="string" calcext:value-type="string">
            <text:p>&lt;b&gt;&lt;color=\#354174&gt;S.&lt;/color&gt;&lt;/b&gt;: "E cosa c'intendi fare nel caso?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Zuffa-7cc1a82b</text:p>
          </table:table-cell>
          <table:table-cell table:style-name="ce3" office:value-type="string" calcext:value-type="string">
            <text:p>&lt;b&gt;&lt;color=\#3a6954&gt;Catena&lt;/color&gt;&lt;/b&gt;: "C'è lo spadino, ci sono i pugni, ci saranno molti bicchieri, finestre..."</text:p>
          </table:table-cell>
          <table:table-cell/>
        </table:table-row>
        <table:table-row table:style-name="ro1">
          <table:table-cell office:value-type="string" calcext:value-type="string">
            <text:p>GiornoUnoMattino-Partita_Catena_Zuffa-e3131b4c</text:p>
          </table:table-cell>
          <table:table-cell table:style-name="ce3" office:value-type="string" calcext:value-type="string">
            <text:p>&lt;b&gt;&lt;color=\#354174&gt;S.&lt;/color&gt;&lt;/b&gt;: "Bracchi.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Zuffa-56c14f90</text:p>
          </table:table-cell>
          <table:table-cell table:style-name="ce3" office:value-type="string" calcext:value-type="string">
            <text:p>&lt;b&gt;&lt;color=\#3a6954&gt;Catena&lt;/color&gt;&lt;/b&gt;: "Acciarini, bastoni, &lt;i&gt;sbigni&lt;/i&gt;..."</text:p>
          </table:table-cell>
          <table:table-cell/>
        </table:table-row>
        <table:table-row table:style-name="ro3">
          <table:table-cell office:value-type="string" calcext:value-type="string">
            <text:p>GiornoUnoMattino-Partita_Catena_Zuffa-c2bd7d6e</text:p>
          </table:table-cell>
          <table:table-cell table:style-name="ce3" office:value-type="string" calcext:value-type="string">
            <text:p>&lt;b&gt;&lt;color=\#354174&gt;S.&lt;/color&gt;&lt;/b&gt;: "Cosa devo fare con te, vita mia?"</text:p>
          </table:table-cell>
          <table:table-cell/>
        </table:table-row>
        <table:table-row table:style-name="ro1">
          <table:table-cell office:value-type="string" calcext:value-type="string">
            <text:p>GiornoUnoMattino-Partita_Catena_Zuffa-0ca7aedd</text:p>
          </table:table-cell>
          <table:table-cell table:style-name="ce3" office:value-type="string" calcext:value-type="string">
            <text:p>&lt;b&gt;&lt;color=\#3a6954&gt;Catena&lt;/color&gt;&lt;/b&gt;: "Farmi venire.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dc53639e</text:p>
          </table:table-cell>
          <table:table-cell table:style-name="ce3" office:value-type="string" calcext:value-type="string">
            <text:p>SNarrante</text:p>
          </table:table-cell>
          <table:table-cell/>
        </table:table-row>
        <table:table-row table:style-name="ro3">
          <table:table-cell office:value-type="string" calcext:value-type="string">
            <text:p>GiornoUnoMattino-Dialog_VituzzoOsteria-79257abe</text:p>
          </table:table-cell>
          <table:table-cell table:style-name="ce3" office:value-type="string" calcext:value-type="string">
            <text:p>&lt;b&gt;&lt;color=\#354174&gt;S. Narrante&lt;/color&gt;&lt;/b&gt;: "Entro in osteria, e tutta l'attenzione è attorno al Vituzzo.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0a08e9bf</text:p>
          </table:table-cell>
          <table:table-cell table:style-name="ce3" office:value-type="string" calcext:value-type="string">
            <text:p>Avventore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f84cf267</text:p>
          </table:table-cell>
          <table:table-cell table:style-name="ce3" office:value-type="string" calcext:value-type="string">
            <text:p>Vituzzo</text:p>
          </table:table-cell>
          <table:table-cell/>
        </table:table-row>
        <table:table-row table:style-name="ro2">
          <table:table-cell office:value-type="string" calcext:value-type="string">
            <text:p>GiornoUnoMattino-Dialog_VituzzoOsteria-e3217819</text:p>
          </table:table-cell>
          <table:table-cell table:style-name="ce3" office:value-type="string" calcext:value-type="string">
            <text:p>&lt;b&gt;&lt;color=\#F3705B&gt;Avventore&lt;/color&gt;&lt;/b&gt;: "Spedalieri è un cornuto. Un giorno se la fa con Catania e un altro con Palermo. Di 'sto passo qua non cambia niente."</text:p>
          </table:table-cell>
          <table:table-cell/>
        </table:table-row>
        <table:table-row table:style-name="ro2">
          <table:table-cell office:value-type="string" calcext:value-type="string">
            <text:p>GiornoUnoMattino-Dialog_VituzzoOsteria-2276c90c</text:p>
          </table:table-cell>
          <table:table-cell table:style-name="ce3" office:value-type="string" calcext:value-type="string">
            <text:p>&lt;b&gt;&lt;color=\#8193FF&gt;Vituzzo&lt;/color&gt;&lt;/b&gt;: "Cu zappa vivi acqua e cu futti vivi vinu. Perciò fottiamocene e beviamo, 'mbare!"</text:p>
          </table:table-cell>
          <table:table-cell/>
        </table:table-row>
        <table:table-row table:style-name="ro2">
          <table:table-cell office:value-type="string" calcext:value-type="string">
            <text:p>GiornoUnoMattino-Dialog_VituzzoOsteria-d9493c1d</text:p>
          </table:table-cell>
          <table:table-cell table:style-name="ce3" office:value-type="string" calcext:value-type="string">
            <text:p>&lt;b&gt;&lt;color=\#F3705B&gt;Avventore&lt;/color&gt;&lt;/b&gt;: "E certo, tu mica sei di Bronte. Qua ci vieni solo a bere e a scopare. Prova a camparci, a pagare tutte le tasse di quell'inglese di merda!"</text:p>
          </table:table-cell>
          <table:table-cell/>
        </table:table-row>
        <table:table-row table:style-name="ro5">
          <table:table-cell office:value-type="string" calcext:value-type="string">
            <text:p>GiornoUnoMattino-Dialog_VituzzoOsteria-d10a793e</text:p>
          </table:table-cell>
          <table:table-cell table:style-name="ce3" office:value-type="string" calcext:value-type="string">
            <text:p>&lt;b&gt;&lt;color=\#8193FF&gt;Vituzzo&lt;/color&gt;&lt;/b&gt;: "'Mbare, ma io ti capisco. Ma 'ste cose è difficile farle da solo. Te l'ho mai raccontata di quella volta che m'ero imbarcato su una nave inglese e ci siamo ammutinati e quasi naufragavo in America?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4716c8bf</text:p>
          </table:table-cell>
          <table:table-cell table:style-name="ce3" office:value-type="string" calcext:value-type="string">
            <text:p>"Vituzzo, mica sei dietro ancora con quella storia inventata?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5c7e64c0</text:p>
          </table:table-cell>
          <table:table-cell table:style-name="ce3" office:value-type="string" calcext:value-type="string">
            <text:p>"Vituzzo, tu manco sai legare una cima!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55ae48a1</text:p>
          </table:table-cell>
          <table:table-cell table:style-name="ce3" office:value-type="string" calcext:value-type="string">
            <text:p>"Vituzzo, ma almeno hai dormito?"</text:p>
          </table:table-cell>
          <table:table-cell/>
        </table:table-row>
        <table:table-row table:style-name="ro3">
          <table:table-cell office:value-type="string" calcext:value-type="string">
            <text:p>GiornoUnoMattino-Dialog_VituzzoOsteria-b61e64b8</text:p>
          </table:table-cell>
          <table:table-cell table:style-name="ce3" office:value-type="string" calcext:value-type="string">
            <text:p>&lt;b&gt;&lt;color=\#8193FF&gt;Vituzzo&lt;/color&gt;&lt;/b&gt;: "S.! Ti posso offrire un boccale?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28b5a104</text:p>
          </table:table-cell>
          <table:table-cell table:style-name="ce3" office:value-type="string" calcext:value-type="string">
            <text:p>"Vai col vino!"] "Sa che 'n po' de i. Di che parlavate?"</text:p>
          </table:table-cell>
          <table:table-cell/>
        </table:table-row>
        <table:table-row table:style-name="ro3">
          <table:table-cell office:value-type="string" calcext:value-type="string">
            <text:p>GiornoUnoMattino-Dialog_VituzzoOsteria-66912ced</text:p>
          </table:table-cell>
          <table:table-cell table:style-name="ce3" office:value-type="string" calcext:value-type="string">
            <text:p>&lt;b&gt;&lt;color=\#8193FF&gt;Vituzzo&lt;/color&gt;&lt;/b&gt;: "La mia nuova amica qui vuole fare la rivoluzione.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7e479cd0</text:p>
          </table:table-cell>
          <table:table-cell table:style-name="ce3" office:value-type="string" calcext:value-type="string">
            <text:p>&lt;b&gt;&lt;color=\#F3705B&gt;Avventore&lt;/color&gt;&lt;/b&gt;: "Vitu', muto!"</text:p>
          </table:table-cell>
          <table:table-cell/>
        </table:table-row>
        <table:table-row table:style-name="ro2">
          <table:table-cell office:value-type="string" calcext:value-type="string">
            <text:p>GiornoUnoMattino-Dialog_VituzzoOsteria-3f2927e3</text:p>
          </table:table-cell>
          <table:table-cell table:style-name="ce3" office:value-type="string" calcext:value-type="string">
            <text:p>&lt;b&gt;&lt;color=\#F3705B&gt;Avventore&lt;/color&gt;&lt;/b&gt;: "Se ti sente la persona sbagliata mi fai finire nei guai. Dico solo che qua non ce la facciamo più. Adesso pure con i soldati ci troviamo!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ef6604a7</text:p>
          </table:table-cell>
          <table:table-cell table:style-name="ce3" office:value-type="string" calcext:value-type="string">
            <text:p>"Soldati?"</text:p>
          </table:table-cell>
          <table:table-cell/>
        </table:table-row>
        <table:table-row table:style-name="ro5">
          <table:table-cell office:value-type="string" calcext:value-type="string">
            <text:p>GiornoUnoMattino-Dialog_VituzzoOsteria-35089d2a</text:p>
          </table:table-cell>
          <table:table-cell table:style-name="ce3" office:value-type="string" calcext:value-type="string">
            <text:p>&lt;b&gt;&lt;color=\#8193FF&gt;Vituzzo&lt;/color&gt;&lt;/b&gt;: "Sì, sono arrivati da Catania e da Adernò e si sono accampati sulla Colla. Hanno già iniziato a saccheggiare fattorie e a scummattere femmine, i vastasi.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ed55ee65</text:p>
          </table:table-cell>
          <table:table-cell table:style-name="ce3" office:value-type="string" calcext:value-type="string">
            <text:p>"E nessuno fa niente?"</text:p>
          </table:table-cell>
          <table:table-cell/>
        </table:table-row>
        <table:table-row table:style-name="ro3">
          <table:table-cell office:value-type="string" calcext:value-type="string">
            <text:p>GiornoUnoMattino-Dialog_VituzzoOsteria-88cdc0be</text:p>
          </table:table-cell>
          <table:table-cell table:style-name="ce3" office:value-type="string" calcext:value-type="string">
            <text:p>&lt;b&gt;&lt;color=\#F3705B&gt;Avventore&lt;/color&gt;&lt;/b&gt;: "Per me li ha chiamati Thovez."</text:p>
          </table:table-cell>
          <table:table-cell/>
        </table:table-row>
        <table:table-row table:style-name="ro3">
          <table:table-cell office:value-type="string" calcext:value-type="string">
            <text:p>GiornoUnoMattino-Dialog_VituzzoOsteria-95eb174f</text:p>
          </table:table-cell>
          <table:table-cell table:style-name="ce3" office:value-type="string" calcext:value-type="string">
            <text:p>&lt;b&gt;&lt;color=\#F3705B&gt;Avventore&lt;/color&gt;&lt;/b&gt;: "Vuole spagnare chi ce l'ha con lui e con i suoi baronelli.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d4b1a7e6</text:p>
          </table:table-cell>
          <table:table-cell table:style-name="ce3" office:value-type="string" calcext:value-type="string">
            <text:p>"Quell'uomo è peggio della sifilide."</text:p>
          </table:table-cell>
          <table:table-cell/>
        </table:table-row>
        <table:table-row table:style-name="ro3">
          <table:table-cell office:value-type="string" calcext:value-type="string">
            <text:p>GiornoUnoMattino-Dialog_VituzzoOsteria-292b6525</text:p>
          </table:table-cell>
          <table:table-cell table:style-name="ce3" office:value-type="string" calcext:value-type="string">
            <text:p>&lt;b&gt;&lt;color=\#8193FF&gt;Vituzzo&lt;/color&gt;&lt;/b&gt;: "E senza il piacere, S.!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25d3611a</text:p>
          </table:table-cell>
          <table:table-cell table:style-name="ce3" office:value-type="string" calcext:value-type="string">
            <text:p>"Un'altra volta, c'ho un po' di cose per la testa.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022a7dea</text:p>
          </table:table-cell>
          <table:table-cell table:style-name="ce3" office:value-type="string" calcext:value-type="string">
            <text:p>&lt;b&gt;&lt;color=\#8193FF&gt;Vituzzo&lt;/color&gt;&lt;/b&gt;: "Tutto a posto?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972aa0f9</text:p>
          </table:table-cell>
          <table:table-cell table:style-name="ce3" office:value-type="string" calcext:value-type="string">
            <text:p>"Io mi preoccupo per il bajo["] e la baja si preoccupa per me.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a70ed10b</text:p>
          </table:table-cell>
          <table:table-cell table:style-name="ce3" office:value-type="string" calcext:value-type="string">
            <text:p>&lt;b&gt;&lt;color=\#F3705B&gt;Avventore&lt;/color&gt;&lt;/b&gt;: "Cosa?"</text:p>
          </table:table-cell>
          <table:table-cell/>
        </table:table-row>
        <table:table-row table:style-name="ro3">
          <table:table-cell office:value-type="string" calcext:value-type="string">
            <text:p>GiornoUnoMattino-Dialog_VituzzoOsteria-a4bdb777</text:p>
          </table:table-cell>
          <table:table-cell table:style-name="ce3" office:value-type="string" calcext:value-type="string">
            <text:p>&lt;b&gt;&lt;color=\#F3705B&gt;Avventore&lt;/color&gt;&lt;/b&gt;: "Che lingua parlate?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de636c30</text:p>
          </table:table-cell>
          <table:table-cell table:style-name="ce3" office:value-type="string" calcext:value-type="string">
            <text:p>"Mi ci prendo cura di chi amo, e la cosa è reciproca."</text:p>
          </table:table-cell>
          <table:table-cell/>
        </table:table-row>
        <table:table-row table:style-name="ro5">
          <table:table-cell office:value-type="string" calcext:value-type="string">
            <text:p>GiornoUnoMattino-Dialog_VituzzoOsteria-323e28e1</text:p>
          </table:table-cell>
          <table:table-cell table:style-name="ce3" office:value-type="string" calcext:value-type="string">
            <text:p>&lt;b&gt;&lt;color=\#8193FF&gt;Vituzzo&lt;/color&gt;&lt;/b&gt;: "Non so come minchia fai, sei peggio di un giocoliere. A proposito, te l'ho mai raccontata di quella volta che facevo il domatore di cavalli per un circo?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f171eaf4</text:p>
          </table:table-cell>
          <table:table-cell table:style-name="ce3" office:value-type="string" calcext:value-type="string">
            <text:p>"Madóna mé, solo seicento volte, Vitu'!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39be8c85</text:p>
          </table:table-cell>
          <table:table-cell table:style-name="ce3" office:value-type="string" calcext:value-type="string">
            <text:p>Comunque vedi di non tirare troppo l'alzana questa bernarda.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24a42bb5</text:p>
          </table:table-cell>
          <table:table-cell table:style-name="ce3" office:value-type="string" calcext:value-type="string">
            <text:p>&lt;b&gt;&lt;color=\#F3705B&gt;Avventore&lt;/color&gt;&lt;/b&gt;: "Voi due!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96c8c77c</text:p>
          </table:table-cell>
          <table:table-cell table:style-name="ce3" office:value-type="string" calcext:value-type="string">
            <text:p>&lt;b&gt;&lt;color=\#F3705B&gt;Avventore&lt;/color&gt;&lt;/b&gt;: "Fate apposta?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94edaa85</text:p>
          </table:table-cell>
          <table:table-cell table:style-name="ce3" office:value-type="string" calcext:value-type="string">
            <text:p>"Vai a farti benedire!"]"A' söl'ostia!"</text:p>
          </table:table-cell>
          <table:table-cell/>
        </table:table-row>
        <table:table-row table:style-name="ro3">
          <table:table-cell office:value-type="string" calcext:value-type="string">
            <text:p>GiornoUnoMattino-Dialog_VituzzoOsteria-34570fe3</text:p>
          </table:table-cell>
          <table:table-cell table:style-name="ce3" office:value-type="string" calcext:value-type="string">
            <text:p>&lt;b&gt;&lt;color=\#8193FF&gt;Vituzzo&lt;/color&gt;&lt;/b&gt;: "Dobbiamo tornare alla nave?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4cf49e64</text:p>
          </table:table-cell>
          <table:table-cell table:style-name="ce3" office:value-type="string" calcext:value-type="string">
            <text:p>Continui ad esplorare Bronte]"Non ancora, ma stai all'erta.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b3bde2e0</text:p>
          </table:table-cell>
          <table:table-cell table:style-name="ce3" office:value-type="string" calcext:value-type="string">
            <text:p>&lt;b&gt;Torni da Catena &lt;/b&gt;]"Torno dalla vita mia, va!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3c7bdf94</text:p>
          </table:table-cell>
          <table:table-cell table:style-name="ce3" office:value-type="string" calcext:value-type="string">
            <text:p>CameraInOsteria</text:p>
          </table:table-cell>
          <table:table-cell/>
        </table:table-row>
        <table:table-row table:style-name="ro2">
          <table:table-cell office:value-type="string" calcext:value-type="string">
            <text:p>GiornoUnoMattino-Dialog_VituzzoOsteria-82caa0f2</text:p>
          </table:table-cell>
          <table:table-cell table:style-name="ce3" office:value-type="string" calcext:value-type="string">
            <text:p>&lt;b&gt;&lt;color=\#8193FF&gt;Vituzzo&lt;/color&gt;&lt;/b&gt;: {~"Non dico balle, io!"|"Ti ho raccontato di quella volta a Porto con due soldati e un leone?"|"Dai oste, offri da bere!"</text:p>
          </table:table-cell>
          <table:table-cell/>
        </table:table-row>
        <table:table-row table:style-name="ro1">
          <table:table-cell office:value-type="string" calcext:value-type="string">
            <text:p>GiornoUnoMattino-Dialog_VituzzoOsteria-136aa60b</text:p>
          </table:table-cell>
          <table:table-cell table:style-name="ce3" office:value-type="string" calcext:value-type="string">
            <text:p>Continui ad esplorare Bronte]"Stammi bene, Vitù!"</text:p>
          </table:table-cell>
          <table:table-cell/>
        </table:table-row>
        <table:table-row table:style-name="ro1">
          <table:table-cell office:value-type="string" calcext:value-type="string">
            <text:p>GiornoUnoMattino-Dialog_AvventoreOsteria-0a08e9bf</text:p>
          </table:table-cell>
          <table:table-cell table:style-name="ce3" office:value-type="string" calcext:value-type="string">
            <text:p>Avventore</text:p>
          </table:table-cell>
          <table:table-cell/>
        </table:table-row>
        <table:table-row table:style-name="ro6">
          <table:table-cell office:value-type="string" calcext:value-type="string">
            <text:p>GiornoUnoMattino-Dialog_AvventoreOsteria-107fa610</text:p>
          </table:table-cell>
          <table:table-cell table:style-name="ce3" office:value-type="string" calcext:value-type="string">
            <text:p>&lt;b&gt;&lt;color=\#F3705B&gt;Avventore&lt;/color&gt;&lt;/b&gt;: {"Questa potrebbe essere la volta buona di farla pagare ai signori."|"Ma come fa Vituzzo ad avere sempre una storia per tutto?"|"Nella nuova Costituzione di sicuro daranno l'indipendenza anche a Bronte, no?" |"Di Martino dice di aspettare, ma aspettare quanto?"|"Se mio marito scopre che faccio invece di andare al mercato, m'uccide!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dc53639e</text:p>
          </table:table-cell>
          <table:table-cell table:style-name="ce3" office:value-type="string" calcext:value-type="string">
            <text:p>SNarrante</text:p>
          </table:table-cell>
          <table:table-cell/>
        </table:table-row>
        <table:table-row table:style-name="ro2">
          <table:table-cell office:value-type="string" calcext:value-type="string">
            <text:p>GiornoUnoMattino-Dialog_FatimaMercato-1abc189c</text:p>
          </table:table-cell>
          <table:table-cell table:style-name="ce3" office:value-type="string" calcext:value-type="string">
            <text:p>&lt;b&gt;&lt;color=\#354174&gt;S. Narrante&lt;/color&gt;&lt;/b&gt;: "Se c'è qualcuna che non ha mai smesso di stupirmi, questa è quella fò de cò della Fatima.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9ccb5fc1</text:p>
          </table:table-cell>
          <table:table-cell table:style-name="ce3" office:value-type="string" calcext:value-type="string">
            <text:p>Arrotino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9d73c94e</text:p>
          </table:table-cell>
          <table:table-cell table:style-name="ce3" office:value-type="string" calcext:value-type="string">
            <text:p>Fatima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3f956341</text:p>
          </table:table-cell>
          <table:table-cell table:style-name="ce3" office:value-type="string" calcext:value-type="string">
            <text:p>&lt;b&gt;&lt;color=\#5da926&gt;Arrotino&lt;/color&gt;&lt;/b&gt;: "Ho detto che non voglio averci a che fare.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8b90632c</text:p>
          </table:table-cell>
          <table:table-cell table:style-name="ce3" office:value-type="string" calcext:value-type="string">
            <text:p>&lt;b&gt;&lt;color=\#EF8F06&gt;Fatima&lt;/color&gt;&lt;/b&gt;: "Non capisco. Un mese fa non c'era nessun problema!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1447311f</text:p>
          </table:table-cell>
          <table:table-cell table:style-name="ce3" office:value-type="string" calcext:value-type="string">
            <text:p>&lt;b&gt;&lt;color=\#5da926&gt;Arrotino&lt;/color&gt;&lt;/b&gt;: "Un mese fa non c'era in giro questa pazzia dell'indipendenza!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4b843184</text:p>
          </table:table-cell>
          <table:table-cell table:style-name="ce3" office:value-type="string" calcext:value-type="string">
            <text:p>&lt;b&gt;&lt;color=\#EF8F06&gt;Fatima&lt;/color&gt;&lt;/b&gt;: "E che c'entro?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bde8afc5</text:p>
          </table:table-cell>
          <table:table-cell table:style-name="ce3" office:value-type="string" calcext:value-type="string">
            <text:p>"Fatima, ti sei fatta un nuovo amico vedo!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08fe69be</text:p>
          </table:table-cell>
          <table:table-cell table:style-name="ce3" office:value-type="string" calcext:value-type="string">
            <text:p>&lt;b&gt;&lt;color=\#EF8F06&gt;Fatima&lt;/color&gt;&lt;/b&gt;: "Questo qua non vuole fare un lavoro.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8c27a7e3</text:p>
          </table:table-cell>
          <table:table-cell table:style-name="ce3" office:value-type="string" calcext:value-type="string">
            <text:p>&lt;b&gt;&lt;color=\#5da926&gt;Arrotino&lt;/color&gt;&lt;/b&gt;: "Non voglio farmi fucilare per aver aiutato rivoltosi.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8c594b6f</text:p>
          </table:table-cell>
          <table:table-cell table:style-name="ce3" office:value-type="string" calcext:value-type="string">
            <text:p>&lt;b&gt;&lt;color=\#5da926&gt;Arrotino&lt;/color&gt;&lt;/b&gt;:Sono un'uomo onesto io, fedele al Re!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e0cfda4b</text:p>
          </table:table-cell>
          <table:table-cell table:style-name="ce3" office:value-type="string" calcext:value-type="string">
            <text:p>"Che c'entriamo noi con l'indipendenza?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47a63cee</text:p>
          </table:table-cell>
          <table:table-cell table:style-name="ce3" office:value-type="string" calcext:value-type="string">
            <text:p>&lt;b&gt;&lt;color=\#5da926&gt;Arrotino&lt;/color&gt;&lt;/b&gt;: "Non lo so. Siete forestieri. Girano voci che non siete tanto raccomandabili.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91bbb489</text:p>
          </table:table-cell>
          <table:table-cell table:style-name="ce3" office:value-type="string" calcext:value-type="string">
            <text:p>&lt;b&gt;&lt;color=\#5da926&gt;Arrotino&lt;/color&gt;&lt;/b&gt;: "E poi quelli non sono certo coltelli da tavola!"</text:p>
          </table:table-cell>
          <table:table-cell/>
        </table:table-row>
        <table:table-row table:style-name="ro2">
          <table:table-cell office:value-type="string" calcext:value-type="string">
            <text:p>GiornoUnoMattino-Dialog_FatimaMercato-ea001105</text:p>
          </table:table-cell>
          <table:table-cell table:style-name="ce3" office:value-type="string" calcext:value-type="string">
            <text:p>&lt;b&gt;&lt;color=\#EF8F06&gt;Fatima&lt;/color&gt;&lt;/b&gt;: "Perché lavoriamo in mare. Per questo non vedete tanto in paese, e coltelli servono per pesce.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ad5155d2</text:p>
          </table:table-cell>
          <table:table-cell table:style-name="ce3" office:value-type="string" calcext:value-type="string">
            <text:p>"Il Thovez si fa chiamare &lt;i&gt;re&lt;/i&gt;, ora?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68316494</text:p>
          </table:table-cell>
          <table:table-cell table:style-name="ce3" office:value-type="string" calcext:value-type="string">
            <text:p>&lt;b&gt;&lt;color=\#5da926&gt;Arrotino&lt;/color&gt;&lt;/b&gt;: "Ma no, idiota. Ferdinando primo!"</text:p>
          </table:table-cell>
          <table:table-cell/>
        </table:table-row>
        <table:table-row table:style-name="ro5">
          <table:table-cell office:value-type="string" calcext:value-type="string">
            <text:p>GiornoUnoMattino-Dialog_FatimaMercato-2a95c0f0</text:p>
          </table:table-cell>
          <table:table-cell table:style-name="ce3" office:value-type="string" calcext:value-type="string">
            <text:p>&lt;b&gt;&lt;color=\#5da926&gt;Arrotino&lt;/color&gt;&lt;/b&gt;: "Palermo vuole staccarsi da Napoli e fare da sé. Con una costituzione e tutto, dicono. Ma secondo me sono i palermitani che vogliono fare i nuovi padroni.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23ec3ee5</text:p>
          </table:table-cell>
          <table:table-cell table:style-name="ce3" office:value-type="string" calcext:value-type="string">
            <text:p>&lt;b&gt;&lt;color=\#5da926&gt;Arrotino&lt;/color&gt;&lt;/b&gt;: "Speriamo che l'esercito dei Borbone arrivi presto a sistemare tutto!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aacbb6a8</text:p>
          </table:table-cell>
          <table:table-cell table:style-name="ce3" office:value-type="string" calcext:value-type="string">
            <text:p>"Tu sì che sei un òm coraggioso.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c60a399e</text:p>
          </table:table-cell>
          <table:table-cell table:style-name="ce3" office:value-type="string" calcext:value-type="string">
            <text:p>&lt;b&gt;&lt;color=\#EF8F06&gt;Fatima&lt;/color&gt;&lt;/b&gt;: "Ho visto acciughe più tenaci.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e1be12a7</text:p>
          </table:table-cell>
          <table:table-cell table:style-name="ce3" office:value-type="string" calcext:value-type="string">
            <text:p>"Ho visto più persone oneste in un bordello che in un mercato!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e95a70d0</text:p>
          </table:table-cell>
          <table:table-cell table:style-name="ce3" office:value-type="string" calcext:value-type="string">
            <text:p>&lt;b&gt;&lt;color=\#5da926&gt;Arrotino&lt;/color&gt;&lt;/b&gt;: "Fuori di qui, via, o urlo aiuto.!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b877b733</text:p>
          </table:table-cell>
          <table:table-cell table:style-name="ce3" office:value-type="string" calcext:value-type="string">
            <text:p>&lt;b&gt;&lt;color=\#5da926&gt;Arrotino&lt;/color&gt;&lt;/b&gt;: "Siete dei pezzenti!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7f00117e</text:p>
          </table:table-cell>
          <table:table-cell table:style-name="ce3" office:value-type="string" calcext:value-type="string">
            <text:p>&lt;b&gt;&lt;color=\#EF8F06&gt;Fatima&lt;/color&gt;&lt;/b&gt;: "Provaci solo e trasformo tua gola in una fontana, kafir!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3f2eee0c</text:p>
          </table:table-cell>
          <table:table-cell table:style-name="ce3" office:value-type="string" calcext:value-type="string">
            <text:p>"Facciamoci due passi, Fatima.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8aa168da</text:p>
          </table:table-cell>
          <table:table-cell table:style-name="ce3" office:value-type="string" calcext:value-type="string">
            <text:p>"Dimmi che non finisce mica come a Smirne."</text:p>
          </table:table-cell>
          <table:table-cell/>
        </table:table-row>
        <table:table-row table:style-name="ro2">
          <table:table-cell office:value-type="string" calcext:value-type="string">
            <text:p>GiornoUnoMattino-Dialog_FatimaMercato-b1fa2af0</text:p>
          </table:table-cell>
          <table:table-cell table:style-name="ce3" office:value-type="string" calcext:value-type="string">
            <text:p>&lt;b&gt;&lt;color=\#EF8F06&gt;Fatima&lt;/color&gt;&lt;/b&gt;: "Selam S. e no, voglio solo comprare un nuovo coltelli, ma questo uomo non vuole tarì.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a12ab158</text:p>
          </table:table-cell>
          <table:table-cell table:style-name="ce3" office:value-type="string" calcext:value-type="string">
            <text:p>&lt;b&gt;&lt;color=\#5da926&gt;Arrotino&lt;/color&gt;&lt;/b&gt;: "Signore, la prego, non voglio casini!"</text:p>
          </table:table-cell>
          <table:table-cell/>
        </table:table-row>
        <table:table-row table:style-name="ro2">
          <table:table-cell office:value-type="string" calcext:value-type="string">
            <text:p>GiornoUnoMattino-Dialog_FatimaMercato-6994234a</text:p>
          </table:table-cell>
          <table:table-cell table:style-name="ce3" office:value-type="string" calcext:value-type="string">
            <text:p>&lt;b&gt;&lt;color=\#5da926&gt;Arrotino&lt;/color&gt;&lt;/b&gt;: "Voglio solo che gli sgherri di mr Thovez non se la prendano con me, sono solo un onesto commerciante fedele al Re!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712ce8f2</text:p>
          </table:table-cell>
          <table:table-cell table:style-name="ce3" office:value-type="string" calcext:value-type="string">
            <text:p>&lt;b&gt;&lt;color=\#EF8F06&gt;Fatima&lt;/color&gt;&lt;/b&gt;: "Ti ho già detto che non rivoltosi!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4a712125</text:p>
          </table:table-cell>
          <table:table-cell table:style-name="ce3" office:value-type="string" calcext:value-type="string">
            <text:p>"In che senso, gli sgherri del Thovez?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e3e1ad37</text:p>
          </table:table-cell>
          <table:table-cell table:style-name="ce3" office:value-type="string" calcext:value-type="string">
            <text:p>&lt;b&gt;&lt;color=\#5da926&gt;Arrotino&lt;/color&gt;&lt;/b&gt;: "Forestieri poco raccomandabili, dalle parti dei boschi.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4bedd534</text:p>
          </table:table-cell>
          <table:table-cell table:style-name="ce3" office:value-type="string" calcext:value-type="string">
            <text:p>&lt;b&gt;&lt;color=\#5da926&gt;Arrotino&lt;/color&gt;&lt;/b&gt;: "Come voi, insomma, con quei coltellacci."</text:p>
          </table:table-cell>
          <table:table-cell/>
        </table:table-row>
        <table:table-row table:style-name="ro2">
          <table:table-cell office:value-type="string" calcext:value-type="string">
            <text:p>GiornoUnoMattino-Dialog_FatimaMercato-f28fccf5</text:p>
          </table:table-cell>
          <table:table-cell table:style-name="ce3" office:value-type="string" calcext:value-type="string">
            <text:p>&lt;b&gt;&lt;color=\#EF8F06&gt;Fatima&lt;/color&gt;&lt;/b&gt;: "Vuoi capire o no che stiamo nel mare? Con cosa spino un puzzoso pesce? Con una matita?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e1f5de73</text:p>
          </table:table-cell>
          <table:table-cell table:style-name="ce3" office:value-type="string" calcext:value-type="string">
            <text:p>"Il Thovez si fa chiamare "re" ora?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9852e8c7</text:p>
          </table:table-cell>
          <table:table-cell table:style-name="ce3" office:value-type="string" calcext:value-type="string">
            <text:p>&lt;b&gt;&lt;color=\#EF8F06&gt;Fatima&lt;/color&gt;&lt;/b&gt;: "Ho visto più tenaci acciughe.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800de373</text:p>
          </table:table-cell>
          <table:table-cell table:style-name="ce3" office:value-type="string" calcext:value-type="string">
            <text:p>&lt;b&gt;&lt;color=\#5da926&gt;Arrotino&lt;/color&gt;&lt;/b&gt;: "E accorreranno tutti!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71c88a9f</text:p>
          </table:table-cell>
          <table:table-cell table:style-name="ce3" office:value-type="string" calcext:value-type="string">
            <text:p>&lt;b&gt;&lt;color=\#EF8F06&gt;Fatima&lt;/color&gt;&lt;/b&gt;: "Provaci solo e trasformo tua gola in una fontana, &lt;i&gt;kafir&lt;/i&gt;!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1735021b</text:p>
          </table:table-cell>
          <table:table-cell table:style-name="ce3" office:value-type="string" calcext:value-type="string">
            <text:p>Resti a guardare.] "Questa l'è divertente."</text:p>
          </table:table-cell>
          <table:table-cell/>
        </table:table-row>
        <table:table-row table:style-name="ro2">
          <table:table-cell office:value-type="string" calcext:value-type="string">
            <text:p>GiornoUnoMattino-Dialog_FatimaMercato-839edf4d</text:p>
          </table:table-cell>
          <table:table-cell table:style-name="ce3" office:value-type="string" calcext:value-type="string">
            <text:p>&lt;b&gt;&lt;color=\#5da926&gt;Arrotino&lt;/color&gt;&lt;/b&gt;: "Tutti i forestieri sono pericolosi, di questi tempi. Troppe idee strane, troppo trambusto!"</text:p>
          </table:table-cell>
          <table:table-cell/>
        </table:table-row>
        <table:table-row table:style-name="ro2">
          <table:table-cell office:value-type="string" calcext:value-type="string">
            <text:p>GiornoUnoMattino-Dialog_FatimaMercato-f21cadd0</text:p>
          </table:table-cell>
          <table:table-cell table:style-name="ce3" office:value-type="string" calcext:value-type="string">
            <text:p>&lt;b&gt;&lt;color=\#EF8F06&gt;Fatima&lt;/color&gt;&lt;/b&gt;: "Uomo, voglio solo coltelli per spinare tonni e grosso pesci. Hai paura che ti tagli orecchi?"</text:p>
          </table:table-cell>
          <table:table-cell/>
        </table:table-row>
        <table:table-row table:style-name="ro2">
          <table:table-cell office:value-type="string" calcext:value-type="string">
            <text:p>GiornoUnoMattino-Dialog_FatimaMercato-8af82bb8</text:p>
          </table:table-cell>
          <table:table-cell table:style-name="ce3" office:value-type="string" calcext:value-type="string">
            <text:p>&lt;b&gt;&lt;color=\#5da926&gt;Arrotino&lt;/color&gt;&lt;/b&gt;: "Miscredenti, tutti uguali siete. Voi e il vostro Dio sbagliato. C'è un solo Re, un solo Dio.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bf59adb7</text:p>
          </table:table-cell>
          <table:table-cell table:style-name="ce3" office:value-type="string" calcext:value-type="string">
            <text:p>&lt;b&gt;&lt;color=\#EF8F06&gt;Fatima&lt;/color&gt;&lt;/b&gt;: "E un solo arrotino. È una questione di soldi?"</text:p>
          </table:table-cell>
          <table:table-cell/>
        </table:table-row>
        <table:table-row table:style-name="ro5">
          <table:table-cell office:value-type="string" calcext:value-type="string">
            <text:p>GiornoUnoMattino-Dialog_FatimaMercato-fd8136f2</text:p>
          </table:table-cell>
          <table:table-cell table:style-name="ce3" office:value-type="string" calcext:value-type="string">
            <text:p>&lt;b&gt;&lt;color=\#5da926&gt;Arrotino&lt;/color&gt;&lt;/b&gt;: "No! Voglio solo evitare problemi coi soldati di Thovez, col Re. Non devo immischiarmi in casini con rivoltosi che vogliono una repubblica o robe così. L'abbiamo già visto anni fa, com'è andata."</text:p>
          </table:table-cell>
          <table:table-cell/>
        </table:table-row>
        <table:table-row table:style-name="ro2">
          <table:table-cell office:value-type="string" calcext:value-type="string">
            <text:p>GiornoUnoMattino-Dialog_FatimaMercato-50e20edf</text:p>
          </table:table-cell>
          <table:table-cell table:style-name="ce3" office:value-type="string" calcext:value-type="string">
            <text:p>&lt;b&gt;&lt;color=\#EF8F06&gt;Fatima&lt;/color&gt;&lt;/b&gt;: "Certo, come se al Re interessasse questo buco di culi che è Bronte. Strozzatici, con la codardia!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49c6c175</text:p>
          </table:table-cell>
          <table:table-cell table:style-name="ce3" office:value-type="string" calcext:value-type="string">
            <text:p>&lt;b&gt;&lt;color=\#EF8F06&gt;Fatima&lt;/color&gt;&lt;/b&gt;: "S., da quanto ascoltavi?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5d353f04</text:p>
          </table:table-cell>
          <table:table-cell table:style-name="ce3" office:value-type="string" calcext:value-type="string">
            <text:p>"L'hai massacrato quell'òm!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1cdd5487</text:p>
          </table:table-cell>
          <table:table-cell table:style-name="ce3" office:value-type="string" calcext:value-type="string">
            <text:p>&lt;b&gt;&lt;color=\#EF8F06&gt;Fatima&lt;/color&gt;&lt;/b&gt;: "Naa, più tardi tornerò e ruberò quella jambiyya.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186db279</text:p>
          </table:table-cell>
          <table:table-cell table:style-name="ce3" office:value-type="string" calcext:value-type="string">
            <text:p>"Facciamo due passi per il mercato?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eabbcb6e</text:p>
          </table:table-cell>
          <table:table-cell table:style-name="ce3" office:value-type="string" calcext:value-type="string">
            <text:p>&lt;b&gt;&lt;color=\#EF8F06&gt;Fatima&lt;/color&gt;&lt;/b&gt;: "Maledetto, è unico kiosque di bene affilato coltelli in tutta Bronte!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f6b83199</text:p>
          </table:table-cell>
          <table:table-cell table:style-name="ce3" office:value-type="string" calcext:value-type="string">
            <text:p>"È strano vederti in giro senza l'Amine."</text:p>
          </table:table-cell>
          <table:table-cell/>
        </table:table-row>
        <table:table-row table:style-name="ro2">
          <table:table-cell office:value-type="string" calcext:value-type="string">
            <text:p>GiornoUnoMattino-Dialog_FatimaMercato-16b1cf71</text:p>
          </table:table-cell>
          <table:table-cell table:style-name="ce3" office:value-type="string" calcext:value-type="string">
            <text:p>&lt;b&gt;&lt;color=\#EF8F06&gt;Fatima&lt;/color&gt;&lt;/b&gt;: "È ancora in Taormina. Trovare un bravo maestro d'asce è più difficile del previsto, soprattutto appena si dice che facciamo le corsari.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4ac957ce</text:p>
          </table:table-cell>
          <table:table-cell table:style-name="ce3" office:value-type="string" calcext:value-type="string">
            <text:p>&lt;b&gt;&lt;color=\#EF8F06&gt;Fatima&lt;/color&gt;&lt;/b&gt;: "Volevo rimanere anch'io, ma ha insistito che venissi qui. A rilassarmi, ha detto.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2062cb26</text:p>
          </table:table-cell>
          <table:table-cell table:style-name="ce3" office:value-type="string" calcext:value-type="string">
            <text:p>"Smollare un po' a volte aiuta."</text:p>
          </table:table-cell>
          <table:table-cell/>
        </table:table-row>
        <table:table-row table:style-name="ro5">
          <table:table-cell office:value-type="string" calcext:value-type="string">
            <text:p>GiornoUnoMattino-Dialog_FatimaMercato-eed798a9</text:p>
          </table:table-cell>
          <table:table-cell table:style-name="ce3" office:value-type="string" calcext:value-type="string">
            <text:p>&lt;b&gt;&lt;color=\#EF8F06&gt;Fatima&lt;/color&gt;&lt;/b&gt;: "Momento in cui smetti di prepararti è quello in cui ti colgono di sorpresa, S. E poi prepararmi, sapere di avere più possibile cose sotto il mio controllo, è mio modo di rilassarmi.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b85a3704</text:p>
          </table:table-cell>
          <table:table-cell table:style-name="ce3" office:value-type="string" calcext:value-type="string">
            <text:p>&lt;b&gt;&lt;color=\#EF8F06&gt;Fatima&lt;/color&gt;&lt;/b&gt;: "Tu piuttosto, hai una faccia di uno che deve riposare!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d3f9117e</text:p>
          </table:table-cell>
          <table:table-cell table:style-name="ce3" office:value-type="string" calcext:value-type="string">
            <text:p>"L'Isaac è nei casini[."], nei casini col Thovez.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0f10abf3</text:p>
          </table:table-cell>
          <table:table-cell table:style-name="ce3" office:value-type="string" calcext:value-type="string">
            <text:p>"Ho discusso con vita mia.["] So che mi ama, ma che testarda che è!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8c0f1f09</text:p>
          </table:table-cell>
          <table:table-cell table:style-name="ce3" office:value-type="string" calcext:value-type="string">
            <text:p>"Sì eh. Va tutto bene, sento solo la tensione della città, credo."</text:p>
          </table:table-cell>
          <table:table-cell/>
        </table:table-row>
        <table:table-row table:style-name="ro2">
          <table:table-cell office:value-type="string" calcext:value-type="string">
            <text:p>GiornoUnoMattino-Dialog_FatimaMercato-18e28b16</text:p>
          </table:table-cell>
          <table:table-cell table:style-name="ce3" office:value-type="string" calcext:value-type="string">
            <text:p>&lt;b&gt;&lt;color=\#EF8F06&gt;Fatima&lt;/color&gt;&lt;/b&gt;: "S., sai che faccio schifo a parlare. Ma se c'è da stagliuzzare qualcuna, conta su di me.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266b95af</text:p>
          </table:table-cell>
          <table:table-cell table:style-name="ce3" office:value-type="string" calcext:value-type="string">
            <text:p>"Grazie Fatima, davvero.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d70dc371</text:p>
          </table:table-cell>
          <table:table-cell table:style-name="ce3" office:value-type="string" calcext:value-type="string">
            <text:p>"Ma quel coltello, era davvero per il pesce?"</text:p>
          </table:table-cell>
          <table:table-cell/>
        </table:table-row>
        <table:table-row table:style-name="ro2">
          <table:table-cell office:value-type="string" calcext:value-type="string">
            <text:p>GiornoUnoMattino-Dialog_FatimaMercato-4a9c15df</text:p>
          </table:table-cell>
          <table:table-cell table:style-name="ce3" office:value-type="string" calcext:value-type="string">
            <text:p>&lt;b&gt;&lt;color=\#EF8F06&gt;Fatima&lt;/color&gt;&lt;/b&gt;: "No, per la prossima volta che metto mie mani tizio di Smirne. Detto che l'avrei ucciso."</text:p>
          </table:table-cell>
          <table:table-cell/>
        </table:table-row>
        <table:table-row table:style-name="ro3">
          <table:table-cell office:value-type="string" calcext:value-type="string">
            <text:p>GiornoUnoMattino-Dialog_FatimaMercato-70c57f0b</text:p>
          </table:table-cell>
          <table:table-cell table:style-name="ce3" office:value-type="string" calcext:value-type="string">
            <text:p>Continui ad esplorare Bronte]"Sono felice che mi hai perdonata o a quest'ora sarei morta. A dopo Fatima.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b3bde2e0</text:p>
          </table:table-cell>
          <table:table-cell table:style-name="ce3" office:value-type="string" calcext:value-type="string">
            <text:p>&lt;b&gt;Torni da Catena &lt;/b&gt;]"Torno dalla vita mia, va!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3c7bdf94</text:p>
          </table:table-cell>
          <table:table-cell table:style-name="ce3" office:value-type="string" calcext:value-type="string">
            <text:p>CameraInOsteria</text:p>
          </table:table-cell>
          <table:table-cell/>
        </table:table-row>
        <table:table-row table:style-name="ro5">
          <table:table-cell office:value-type="string" calcext:value-type="string">
            <text:p>GiornoUnoMattino-Dialog_FatimaMercato-f82ce8c3</text:p>
          </table:table-cell>
          <table:table-cell table:style-name="ce3" office:value-type="string" calcext:value-type="string">
            <text:p>&lt;b&gt;&lt;color=\#EF8F06&gt;Fatima&lt;/color&gt;&lt;/b&gt;: "{~ Non mi aspettavo di trovare succosi dattero, qui.|Questo mercato davvero carino.|Ma qualcuno ha insegnato a questi bambini a difendersi?}"</text:p>
          </table:table-cell>
          <table:table-cell/>
        </table:table-row>
        <table:table-row table:style-name="ro1">
          <table:table-cell office:value-type="string" calcext:value-type="string">
            <text:p>GiornoUnoMattino-Dialog_FatimaMercato-edb4881a</text:p>
          </table:table-cell>
          <table:table-cell table:style-name="ce3" office:value-type="string" calcext:value-type="string">
            <text:p>Continui ad esplorare Bronte]"A dopo amica mia."</text:p>
          </table:table-cell>
          <table:table-cell/>
        </table:table-row>
        <table:table-row table:style-name="ro1">
          <table:table-cell office:value-type="string" calcext:value-type="string">
            <text:p>GiornoUnoMattino-Dialog_ArrotinoMercato-9ccb5fc1</text:p>
          </table:table-cell>
          <table:table-cell table:style-name="ce3" office:value-type="string" calcext:value-type="string">
            <text:p>Arrotino</text:p>
          </table:table-cell>
          <table:table-cell/>
        </table:table-row>
        <table:table-row table:style-name="ro5">
          <table:table-cell office:value-type="string" calcext:value-type="string">
            <text:p>GiornoUnoMattino-Dialog_ArrotinoMercato-1a11afa0</text:p>
          </table:table-cell>
          <table:table-cell table:style-name="ce3" office:value-type="string" calcext:value-type="string">
            <text:p>&lt;b&gt;&lt;color=\#5da926&gt;Arrotino&lt;/color&gt;&lt;/b&gt;: {~ "Si stava meglio prima che i francesi inventassero la rivoluzione, dico." |"Cu si fa li fatti so’, campa cent’anni."|"Certo che quella berbera mi porta sempre dei bei coltelli da affilare. Acciaio damasco, il migliore!"</text:p>
          </table:table-cell>
          <table:table-cell/>
        </table:table-row>
        <table:table-row table:style-name="ro1">
          <table:table-cell office:value-type="string" calcext:value-type="string">
            <text:p>GiornoUnoMattino-Dialog_IsaacMercato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UnoMattino-Dialog_IsaacMercato-84e204e2</text:p>
          </table:table-cell>
          <table:table-cell table:style-name="ce3" office:value-type="string" calcext:value-type="string">
            <text:p>Isaac</text:p>
          </table:table-cell>
          <table:table-cell/>
        </table:table-row>
        <table:table-row table:style-name="ro1">
          <table:table-cell office:value-type="string" calcext:value-type="string">
            <text:p>GiornoUnoMattino-Dialog_IsaacMercato-0c372109</text:p>
          </table:table-cell>
          <table:table-cell table:style-name="ce3" office:value-type="string" calcext:value-type="string">
            <text:p>&lt;color=\#354174&gt;Isaac&lt;/color&gt;: "S.! Che ci fai qui, amore?""</text:p>
          </table:table-cell>
          <table:table-cell/>
        </table:table-row>
        <table:table-row table:style-name="ro1">
          <table:table-cell office:value-type="string" calcext:value-type="string">
            <text:p>GiornoUnoMattino-Dialog_IsaacMercato-6c3a4788</text:p>
          </table:table-cell>
          <table:table-cell table:style-name="ce3" office:value-type="string" calcext:value-type="string">
            <text:p>"Isaac! Ero venuto per la Fatima!"</text:p>
          </table:table-cell>
          <table:table-cell/>
        </table:table-row>
        <table:table-row table:style-name="ro3">
          <table:table-cell office:value-type="string" calcext:value-type="string">
            <text:p>GiornoUnoMattino-Dialog_IsaacMercato-0e02fa50</text:p>
          </table:table-cell>
          <table:table-cell table:style-name="ce3" office:value-type="string" calcext:value-type="string">
            <text:p>&lt;color=\#354174&gt;Isaac&lt;/color&gt;: "Finalmente ha amazato qualcuno?"</text:p>
          </table:table-cell>
          <table:table-cell/>
        </table:table-row>
        <table:table-row table:style-name="ro1">
          <table:table-cell office:value-type="string" calcext:value-type="string">
            <text:p>GiornoUnoMattino-Dialog_IsaacMercato-fe39b92b</text:p>
          </table:table-cell>
          <table:table-cell table:style-name="ce3" office:value-type="string" calcext:value-type="string">
            <text:p>"Amore, che bello! Volevo svagarmi un attimo."</text:p>
          </table:table-cell>
          <table:table-cell/>
        </table:table-row>
        <table:table-row table:style-name="ro1">
          <table:table-cell office:value-type="string" calcext:value-type="string">
            <text:p>GiornoUnoMattino-Dialog_IsaacMercato-7d110b92</text:p>
          </table:table-cell>
          <table:table-cell table:style-name="ce3" office:value-type="string" calcext:value-type="string">
            <text:p>&lt;color=\#354174&gt;Isaac&lt;/color&gt;: "Certo, tu che puoi a svagarti."</text:p>
          </table:table-cell>
          <table:table-cell/>
        </table:table-row>
        <table:table-row table:style-name="ro1">
          <table:table-cell office:value-type="string" calcext:value-type="string">
            <text:p>GiornoUnoMattino-Dialog_IsaacMercato-38fde3d6</text:p>
          </table:table-cell>
          <table:table-cell table:style-name="ce3" office:value-type="string" calcext:value-type="string">
            <text:p>"Tu che ci fai qui, piuttosto?"</text:p>
          </table:table-cell>
          <table:table-cell/>
        </table:table-row>
        <table:table-row table:style-name="ro3">
          <table:table-cell office:value-type="string" calcext:value-type="string">
            <text:p>GiornoUnoMattino-Dialog_IsaacMercato-a9696104</text:p>
          </table:table-cell>
          <table:table-cell table:style-name="ce3" office:value-type="string" calcext:value-type="string">
            <text:p>&lt;color=\#354174&gt;Isaac&lt;/color&gt;: "Ehi, non trattare a me come uno degli tuoi marinai!"</text:p>
          </table:table-cell>
          <table:table-cell/>
        </table:table-row>
        <table:table-row table:style-name="ro3">
          <table:table-cell office:value-type="string" calcext:value-type="string">
            <text:p>GiornoUnoMattino-Dialog_IsaacMercato-1824b748</text:p>
          </table:table-cell>
          <table:table-cell table:style-name="ce3" office:value-type="string" calcext:value-type="string">
            <text:p>&lt;color=\#354174&gt;Isaac&lt;/color&gt;: "Anyway yes, sto bene anche io, grazie per averlo chiesto a me!"</text:p>
          </table:table-cell>
          <table:table-cell/>
        </table:table-row>
        <table:table-row table:style-name="ro1">
          <table:table-cell office:value-type="string" calcext:value-type="string">
            <text:p>GiornoUnoMattino-Dialog_IsaacMercato-eed5463c</text:p>
          </table:table-cell>
          <table:table-cell table:style-name="ce3" office:value-type="string" calcext:value-type="string">
            <text:p>"Stavo per farlo!"</text:p>
          </table:table-cell>
          <table:table-cell/>
        </table:table-row>
        <table:table-row table:style-name="ro1">
          <table:table-cell office:value-type="string" calcext:value-type="string">
            <text:p>GiornoUnoMattino-Dialog_IsaacMercato-8581527b</text:p>
          </table:table-cell>
          <table:table-cell table:style-name="ce3" office:value-type="string" calcext:value-type="string">
            <text:p>"Ma non mi hai mica chiesto tu come sto."</text:p>
          </table:table-cell>
          <table:table-cell/>
        </table:table-row>
        <table:table-row table:style-name="ro1">
          <table:table-cell office:value-type="string" calcext:value-type="string">
            <text:p>GiornoUnoMattino-Dialog_IsaacMercato-a91bb4e2</text:p>
          </table:table-cell>
          <table:table-cell table:style-name="ce3" office:value-type="string" calcext:value-type="string">
            <text:p>"Che ti hanno finalmente fatta regina?"</text:p>
          </table:table-cell>
          <table:table-cell/>
        </table:table-row>
        <table:table-row table:style-name="ro3">
          <table:table-cell office:value-type="string" calcext:value-type="string">
            <text:p>GiornoUnoMattino-Dialog_IsaacMercato-402216a9</text:p>
          </table:table-cell>
          <table:table-cell table:style-name="ce3" office:value-type="string" calcext:value-type="string">
            <text:p>&lt;color=\#354174&gt;Isaac&lt;/color&gt;: "Io sto benone davero, anche perché stasera andrò a una festa, uno VERA festa."</text:p>
          </table:table-cell>
          <table:table-cell/>
        </table:table-row>
        <table:table-row table:style-name="ro3">
          <table:table-cell office:value-type="string" calcext:value-type="string">
            <text:p>GiornoUnoMattino-Dialog_IsaacMercato-5fb99680</text:p>
          </table:table-cell>
          <table:table-cell table:style-name="ce3" office:value-type="string" calcext:value-type="string">
            <text:p>&lt;color=\#354174&gt;Isaac&lt;/color&gt;: "E vorei portare something shocking!"</text:p>
          </table:table-cell>
          <table:table-cell/>
        </table:table-row>
        <table:table-row table:style-name="ro3">
          <table:table-cell office:value-type="string" calcext:value-type="string">
            <text:p>GiornoUnoMattino-Dialog_IsaacMercato-cd989eac</text:p>
          </table:table-cell>
          <table:table-cell table:style-name="ce3" office:value-type="string" calcext:value-type="string">
            <text:p>&lt;color=\#354174&gt;Isaac&lt;/color&gt;: "Ma qui c'è solo roba di capra, frutta e pacotagli."</text:p>
          </table:table-cell>
          <table:table-cell/>
        </table:table-row>
        <table:table-row table:style-name="ro1">
          <table:table-cell office:value-type="string" calcext:value-type="string">
            <text:p>GiornoUnoMattino-Dialog_IsaacMercato-c2a6f4cb</text:p>
          </table:table-cell>
          <table:table-cell table:style-name="ce3" office:value-type="string" calcext:value-type="string">
            <text:p>"Una festa?"</text:p>
          </table:table-cell>
          <table:table-cell/>
        </table:table-row>
        <table:table-row table:style-name="ro3">
          <table:table-cell office:value-type="string" calcext:value-type="string">
            <text:p>GiornoUnoMattino-Dialog_IsaacMercato-719d81ae</text:p>
          </table:table-cell>
          <table:table-cell table:style-name="ce3" office:value-type="string" calcext:value-type="string">
            <text:p>&lt;color=\#354174&gt;Isaac&lt;/color&gt;: "&lt;i&gt;Quel&lt;/i&gt; tipo di festa, amore. Comunque ora devo asolutamente trovare qualcosa!"</text:p>
          </table:table-cell>
          <table:table-cell/>
        </table:table-row>
        <table:table-row table:style-name="ro3">
          <table:table-cell office:value-type="string" calcext:value-type="string">
            <text:p>GiornoUnoMattino-Dialog_IsaacMercato-556121ea</text:p>
          </table:table-cell>
          <table:table-cell table:style-name="ce3" office:value-type="string" calcext:value-type="string">
            <text:p>&lt;color=\#354174&gt;Isaac&lt;/color&gt;: "Passa a salutare a me prima di cena!"</text:p>
          </table:table-cell>
          <table:table-cell/>
        </table:table-row>
        <table:table-row table:style-name="ro1">
          <table:table-cell office:value-type="string" calcext:value-type="string">
            <text:p>GiornoUnoMattino-Dialog_IsaacMercato-d7e2c66a</text:p>
          </table:table-cell>
          <table:table-cell table:style-name="ce3" office:value-type="string" calcext:value-type="string">
            <text:p>"Mi fo due passi amore, a dopo!"</text:p>
          </table:table-cell>
          <table:table-cell/>
        </table:table-row>
        <table:table-row table:style-name="ro7">
          <table:table-cell office:value-type="string" calcext:value-type="string">
            <text:p>GiornoUnoMattino-Dialog_IsaacMercato-e5c2f19a</text:p>
          </table:table-cell>
          <table:table-cell table:style-name="ce3" office:value-type="string" calcext:value-type="string">
            <text:p>&lt;color=\#354174&gt;Isaac&lt;/color&gt;: "{~ Altra roba di capra!|Forse Henry aprezerebe del pesce fresco?|Lady Caroline potrebe usare questo macinino per i momenti di solazzo.|Mi scusi, quanto viene questo...cosa è, &lt;i&gt;questo&lt;/i&gt;?|Salve giovine, è la prima volta che la vedo in Bronte. Vuoi venire alla festa?|Signora, mi facia un sorriso! La vita non può essere così bruta!</text:p>
          </table:table-cell>
          <table:table-cell/>
        </table:table-row>
        <table:table-row table:style-name="ro1">
          <table:table-cell office:value-type="string" calcext:value-type="string">
            <text:p>GiornoUnoMattino-Dialog_IsaacMercato-a28b8c40</text:p>
          </table:table-cell>
          <table:table-cell table:style-name="ce3" office:value-type="string" calcext:value-type="string">
            <text:p>Continui ad esplorare Bronte]"Mi fo due passi amore, a dopo!"</text:p>
          </table:table-cell>
          <table:table-cell/>
        </table:table-row>
        <table:table-row table:style-name="ro3">
          <table:table-cell office:value-type="string" calcext:value-type="string">
            <text:p>GiornoUnoMattino-Dialog_IsaacMercato-13cd031d</text:p>
          </table:table-cell>
          <table:table-cell table:style-name="ce3" office:value-type="string" calcext:value-type="string">
            <text:p>&lt;b&gt;Torni da Catena &lt;/b&gt;]"Torno da Catena, ci vediamo domani!"</text:p>
          </table:table-cell>
          <table:table-cell/>
        </table:table-row>
        <table:table-row table:style-name="ro1">
          <table:table-cell office:value-type="string" calcext:value-type="string">
            <text:p>GiornoUnoMattino-Dialog_IsaacMercato-3c7bdf94</text:p>
          </table:table-cell>
          <table:table-cell table:style-name="ce3" office:value-type="string" calcext:value-type="string">
            <text:p>CameraInOsteria</text:p>
          </table:table-cell>
          <table:table-cell/>
        </table:table-row>
        <table:table-row table:style-name="ro1">
          <table:table-cell office:value-type="string" calcext:value-type="string">
            <text:p>GiornoUnoMattino-Dialog_GoranChiesa-dc53639e</text:p>
          </table:table-cell>
          <table:table-cell table:style-name="ce3" office:value-type="string" calcext:value-type="string">
            <text:p>SNarrante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bb1c0a44</text:p>
          </table:table-cell>
          <table:table-cell table:style-name="ce3" office:value-type="string" calcext:value-type="string">
            <text:p>&lt;b&gt;&lt;color=\#354174&gt;S.Narrante&lt;/color&gt;&lt;/b&gt;: "Entro in Chiesa, e c'è il Goran che tira giù bestemmie al don Gianni."</text:p>
          </table:table-cell>
          <table:table-cell/>
        </table:table-row>
        <table:table-row table:style-name="ro1">
          <table:table-cell office:value-type="string" calcext:value-type="string">
            <text:p>GiornoUnoMattino-Dialog_GoranChiesa-59e526de</text:p>
          </table:table-cell>
          <table:table-cell table:style-name="ce3" office:value-type="string" calcext:value-type="string">
            <text:p>Prete</text:p>
          </table:table-cell>
          <table:table-cell/>
        </table:table-row>
        <table:table-row table:style-name="ro1">
          <table:table-cell office:value-type="string" calcext:value-type="string">
            <text:p>GiornoUnoMattino-Dialog_GoranChiesa-98c69fc3</text:p>
          </table:table-cell>
          <table:table-cell table:style-name="ce3" office:value-type="string" calcext:value-type="string">
            <text:p>Goran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c7e95460</text:p>
          </table:table-cell>
          <table:table-cell table:style-name="ce3" office:value-type="string" calcext:value-type="string">
            <text:p>&lt;b&gt;&lt;color=\#4B4747&gt;Goran&lt;/color&gt;&lt;/b&gt;: "Cristo era sempre schierato coi poveri."</text:p>
          </table:table-cell>
          <table:table-cell/>
        </table:table-row>
        <table:table-row table:style-name="ro2">
          <table:table-cell office:value-type="string" calcext:value-type="string">
            <text:p>GiornoUnoMattino-Dialog_GoranChiesa-368de053</text:p>
          </table:table-cell>
          <table:table-cell table:style-name="ce3" office:value-type="string" calcext:value-type="string">
            <text:p>&lt;b&gt;&lt;color=\#979797&gt;Prete&lt;/color&gt;&lt;/b&gt;: "Ma non ha mai detto di prendere le armi e lottare! Ci sono modi migliori di risolvere la situazione."</text:p>
          </table:table-cell>
          <table:table-cell/>
        </table:table-row>
        <table:table-row table:style-name="ro2">
          <table:table-cell office:value-type="string" calcext:value-type="string">
            <text:p>GiornoUnoMattino-Dialog_GoranChiesa-b1a22e4b</text:p>
          </table:table-cell>
          <table:table-cell table:style-name="ce3" office:value-type="string" calcext:value-type="string">
            <text:p>&lt;b&gt;&lt;color=\#4B4747&gt;Goran&lt;/color&gt;&lt;/b&gt;: "Io non dico spararsi prete ma agire, fare qualcosa invece che riempire stanza di incenso!"</text:p>
          </table:table-cell>
          <table:table-cell/>
        </table:table-row>
        <table:table-row table:style-name="ro1">
          <table:table-cell office:value-type="string" calcext:value-type="string">
            <text:p>GiornoUnoMattino-Dialog_GoranChiesa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UnoMattino-Dialog_GoranChiesa-a962e9ce</text:p>
          </table:table-cell>
          <table:table-cell table:style-name="ce3" office:value-type="string" calcext:value-type="string">
            <text:p>"Tutto bene Goran?"]"La a bé, Goran?"</text:p>
          </table:table-cell>
          <table:table-cell/>
        </table:table-row>
        <table:table-row table:style-name="ro2">
          <table:table-cell office:value-type="string" calcext:value-type="string">
            <text:p>GiornoUnoMattino-Dialog_GoranChiesa-6224f16a</text:p>
          </table:table-cell>
          <table:table-cell table:style-name="ce3" office:value-type="string" calcext:value-type="string">
            <text:p>&lt;b&gt;&lt;color=\#4B4747&gt;Goran&lt;/color&gt;&lt;/b&gt;: "Nie! Questo pisto crede che se chiediamo gentilmente a Thovez lui smette di essere stronzo con persone del paese per questione del legno!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8f2dbbfd</text:p>
          </table:table-cell>
          <table:table-cell table:style-name="ce3" office:value-type="string" calcext:value-type="string">
            <text:p>&lt;b&gt;&lt;color=\#979797&gt;Prete&lt;/color&gt;&lt;/b&gt;: "Voi fate bestemmiare i santi!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417d819d</text:p>
          </table:table-cell>
          <table:table-cell table:style-name="ce3" office:value-type="string" calcext:value-type="string">
            <text:p>&lt;b&gt;&lt;color=\#979797&gt;Prete&lt;/color&gt;&lt;/b&gt;: "Non c'è alcuna questione del legno!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51040b6b</text:p>
          </table:table-cell>
          <table:table-cell table:style-name="ce3" office:value-type="string" calcext:value-type="string">
            <text:p>&lt;b&gt;&lt;color=\#4B4747&gt;Goran&lt;/color&gt;&lt;/b&gt;: "E non ci sono nemmeno qualche persone così, nie nie. Vuoi tu qualcosa S.?"</text:p>
          </table:table-cell>
          <table:table-cell/>
        </table:table-row>
        <table:table-row table:style-name="ro1">
          <table:table-cell office:value-type="string" calcext:value-type="string">
            <text:p>GiornoUnoMattino-Dialog_GoranChiesa-baf8eb40</text:p>
          </table:table-cell>
          <table:table-cell table:style-name="ce3" office:value-type="string" calcext:value-type="string">
            <text:p>"Come sta, don Gianni?"]"La a bé, don Gianni?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a0215bb8</text:p>
          </table:table-cell>
          <table:table-cell table:style-name="ce3" office:value-type="string" calcext:value-type="string">
            <text:p>&lt;b&gt;&lt;color=\#979797&gt;Prete&lt;/color&gt;&lt;/b&gt;: "Con un grosso mal di testa in arrivo.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cba90970</text:p>
          </table:table-cell>
          <table:table-cell table:style-name="ce3" office:value-type="string" calcext:value-type="string">
            <text:p>&lt;b&gt;&lt;color=\#4B4747&gt;Goran&lt;/color&gt;&lt;/b&gt;: "Sai prete che ho ragione, tu dammi la ragione e vedi che niente mal di testa.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79951ada</text:p>
          </table:table-cell>
          <table:table-cell table:style-name="ce3" office:value-type="string" calcext:value-type="string">
            <text:p>&lt;b&gt;&lt;color=\#979797&gt;Prete&lt;/color&gt;&lt;/b&gt;: "Ma tu vuoi metterti contro Philip Thovez!"</text:p>
          </table:table-cell>
          <table:table-cell/>
        </table:table-row>
        <table:table-row table:style-name="ro2">
          <table:table-cell office:value-type="string" calcext:value-type="string">
            <text:p>GiornoUnoMattino-Dialog_GoranChiesa-90369b7d</text:p>
          </table:table-cell>
          <table:table-cell table:style-name="ce3" office:value-type="string" calcext:value-type="string">
            <text:p>&lt;b&gt;&lt;color=\#4B4747&gt;Goran&lt;/color&gt;&lt;/b&gt;: "No, voglio solo risolvere questione del legno. Gente non deve morire di freddo per Thovez!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6c5e274f</text:p>
          </table:table-cell>
          <table:table-cell table:style-name="ce3" office:value-type="string" calcext:value-type="string">
            <text:p>&lt;b&gt;&lt;color=\#4B4747&gt;Goran&lt;/color&gt;&lt;/b&gt;: "E non ci sono nemmeno qualche persone così, nie nie. Serve qualcosa S.?"</text:p>
          </table:table-cell>
          <table:table-cell/>
        </table:table-row>
        <table:table-row table:style-name="ro1">
          <table:table-cell office:value-type="string" calcext:value-type="string">
            <text:p>GiornoUnoMattino-Dialog_GoranChiesa-07b704be</text:p>
          </table:table-cell>
          <table:table-cell table:style-name="ce3" office:value-type="string" calcext:value-type="string">
            <text:p>Resti in silenzio.]"Questo è uno spettacolo.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eadad3f3</text:p>
          </table:table-cell>
          <table:table-cell table:style-name="ce3" office:value-type="string" calcext:value-type="string">
            <text:p>&lt;b&gt;&lt;color=\#979797&gt;Prete&lt;/color&gt;&lt;/b&gt;: "Se non fosse per la chiesa, un sacco di gente qui morirebbe di fame!"</text:p>
          </table:table-cell>
          <table:table-cell/>
        </table:table-row>
        <table:table-row table:style-name="ro2">
          <table:table-cell office:value-type="string" calcext:value-type="string">
            <text:p>GiornoUnoMattino-Dialog_GoranChiesa-6d33052c</text:p>
          </table:table-cell>
          <table:table-cell table:style-name="ce3" office:value-type="string" calcext:value-type="string">
            <text:p>&lt;b&gt;&lt;color=\#4B4747&gt;Goran&lt;/color&gt;&lt;/b&gt;: "Ma loro moriranno di freddo se Thovez non smette di essere stronzo con persone del paese per questione del legno!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3e8beed8</text:p>
          </table:table-cell>
          <table:table-cell table:style-name="ce3" office:value-type="string" calcext:value-type="string">
            <text:p>&lt;b&gt;&lt;color=\#4B4747&gt;Goran&lt;/color&gt;&lt;/b&gt;: "E non ci sono nemmeno qualche persone , nie nie. Tu S. vuoi qualcosa?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7a7a82c2</text:p>
          </table:table-cell>
          <table:table-cell table:style-name="ce3" office:value-type="string" calcext:value-type="string">
            <text:p>"Solo di un po' di pace["]. Forse torno a fare due passi. L'aria l'è calda, tieniti le tue cose importanti vicine.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6508c20a</text:p>
          </table:table-cell>
          <table:table-cell table:style-name="ce3" office:value-type="string" calcext:value-type="string">
            <text:p>&lt;b&gt;&lt;color=\#4B4747&gt;Goran&lt;/color&gt;&lt;/b&gt;: "Dio è sempre con me, a differenza di prete.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c98300c1</text:p>
          </table:table-cell>
          <table:table-cell table:style-name="ce3" office:value-type="string" calcext:value-type="string">
            <text:p>&lt;b&gt;&lt;color=\#979797&gt;Prete&lt;/color&gt;&lt;/b&gt;: "La prego S., se lo porti via!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c7e1dc06</text:p>
          </table:table-cell>
          <table:table-cell table:style-name="ce3" office:value-type="string" calcext:value-type="string">
            <text:p>&lt;b&gt;&lt;color=\#354174&gt;S.&lt;/color&gt;&lt;/b&gt;: "Pota! E togliergli un po' di divertimento? Sarebbe poco cristiano, don Gianni!"</text:p>
          </table:table-cell>
          <table:table-cell/>
        </table:table-row>
        <table:table-row table:style-name="ro1">
          <table:table-cell office:value-type="string" calcext:value-type="string">
            <text:p>GiornoUnoMattino-Dialog_GoranChiesa-757237e8</text:p>
          </table:table-cell>
          <table:table-cell table:style-name="ce3" office:value-type="string" calcext:value-type="string">
            <text:p>"Cosa l'è 'sta roba del legno?"</text:p>
          </table:table-cell>
          <table:table-cell/>
        </table:table-row>
        <table:table-row table:style-name="ro5">
          <table:table-cell office:value-type="string" calcext:value-type="string">
            <text:p>GiornoUnoMattino-Dialog_GoranChiesa-441b200e</text:p>
          </table:table-cell>
          <table:table-cell table:style-name="ce3" office:value-type="string" calcext:value-type="string">
            <text:p>&lt;b&gt;&lt;color=\#4B4747&gt;Goran&lt;/color&gt;&lt;/b&gt;: "Thovez vieta l'uso del bosco le persone, e niente legna uguale freddo e morte d'inverno. Ora lui vuole pure che tagliano il bosco per quello, per metterci delle piante per i soldi di lui!"</text:p>
          </table:table-cell>
          <table:table-cell/>
        </table:table-row>
        <table:table-row table:style-name="ro1">
          <table:table-cell office:value-type="string" calcext:value-type="string">
            <text:p>GiornoUnoMattino-Dialog_GoranChiesa-ba91f3e8</text:p>
          </table:table-cell>
          <table:table-cell table:style-name="ce3" office:value-type="string" calcext:value-type="string">
            <text:p>"Che pezzo di!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ce1d8c59</text:p>
          </table:table-cell>
          <table:table-cell table:style-name="ce3" office:value-type="string" calcext:value-type="string">
            <text:p>&lt;b&gt;&lt;color=\#4B4747&gt;Goran&lt;/color&gt;&lt;/b&gt;: "Sì. E prete qui difende lui!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9842abb3</text:p>
          </table:table-cell>
          <table:table-cell table:style-name="ce3" office:value-type="string" calcext:value-type="string">
            <text:p>&lt;b&gt;&lt;color=\#979797&gt;Prete&lt;/color&gt;&lt;/b&gt;: "Non lo difendo, ma non si può parlare con te!"</text:p>
          </table:table-cell>
          <table:table-cell/>
        </table:table-row>
        <table:table-row table:style-name="ro1">
          <table:table-cell office:value-type="string" calcext:value-type="string">
            <text:p>GiornoUnoMattino-Dialog_GoranChiesa-88759dad</text:p>
          </table:table-cell>
          <table:table-cell table:style-name="ce3" office:value-type="string" calcext:value-type="string">
            <text:p>&lt;b&gt;&lt;color=\#4B4747&gt;Goran&lt;/color&gt;&lt;/b&gt;: "No se dici cazzate."</text:p>
          </table:table-cell>
          <table:table-cell/>
        </table:table-row>
        <table:table-row table:style-name="ro1">
          <table:table-cell office:value-type="string" calcext:value-type="string">
            <text:p>GiornoUnoMattino-Dialog_GoranChiesa-73900447</text:p>
          </table:table-cell>
          <table:table-cell table:style-name="ce3" office:value-type="string" calcext:value-type="string">
            <text:p>"Don Gianni, come se la passa la gente?"</text:p>
          </table:table-cell>
          <table:table-cell/>
        </table:table-row>
        <table:table-row table:style-name="ro1">
          <table:table-cell office:value-type="string" calcext:value-type="string">
            <text:p>GiornoUnoMattino-Dialog_GoranChiesa-fbdbd69d</text:p>
          </table:table-cell>
          <table:table-cell table:style-name="ce3" office:value-type="string" calcext:value-type="string">
            <text:p>&lt;b&gt;&lt;color=\#979797&gt;Prete&lt;/color&gt;&lt;/b&gt;: "Male. Ma non...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bf674237</text:p>
          </table:table-cell>
          <table:table-cell table:style-name="ce3" office:value-type="string" calcext:value-type="string">
            <text:p>&lt;b&gt;&lt;color=\#4B4747&gt;Goran&lt;/color&gt;&lt;/b&gt;: "Allora tu fare qualcosa, noi. Assieme! Per Cristo!"</text:p>
          </table:table-cell>
          <table:table-cell/>
        </table:table-row>
        <table:table-row table:style-name="ro1">
          <table:table-cell office:value-type="string" calcext:value-type="string">
            <text:p>GiornoUnoMattino-Dialog_GoranChiesa-8ead68bd</text:p>
          </table:table-cell>
          <table:table-cell table:style-name="ce3" office:value-type="string" calcext:value-type="string">
            <text:p>"Goran, c'abbi pazienza!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d8788ede</text:p>
          </table:table-cell>
          <table:table-cell table:style-name="ce3" office:value-type="string" calcext:value-type="string">
            <text:p>&lt;b&gt;&lt;color=\#4B4747&gt;Goran&lt;/color&gt;&lt;/b&gt;: "Nie, niente pazienza qui. Gente morirà di freddo, S.!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3c30a235</text:p>
          </table:table-cell>
          <table:table-cell table:style-name="ce3" office:value-type="string" calcext:value-type="string">
            <text:p>&lt;b&gt;&lt;color=\#979797&gt;Prete&lt;/color&gt;&lt;/b&gt;: "No, se cerchiamo una soluzione invece di urlare!"</text:p>
          </table:table-cell>
          <table:table-cell/>
        </table:table-row>
        <table:table-row table:style-name="ro1">
          <table:table-cell office:value-type="string" calcext:value-type="string">
            <text:p>GiornoUnoMattino-Dialog_GoranChiesa-e189cd1b</text:p>
          </table:table-cell>
          <table:table-cell table:style-name="ce3" office:value-type="string" calcext:value-type="string">
            <text:p>"Credo vi lascerò al vostro divertimento, s'cèti!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341b60e0</text:p>
          </table:table-cell>
          <table:table-cell table:style-name="ce3" office:value-type="string" calcext:value-type="string">
            <text:p>"Stai lontano dai casini, Goran!"] "Sta lontano da bracchi e casini, Goran.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22b7722f</text:p>
          </table:table-cell>
          <table:table-cell table:style-name="ce3" office:value-type="string" calcext:value-type="string">
            <text:p>&lt;b&gt;&lt;color=\#4B4747&gt;Goran&lt;/color&gt;&lt;/b&gt;: "E dov'è il divertimento, poi, S.?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57cbbdd4</text:p>
          </table:table-cell>
          <table:table-cell table:style-name="ce3" office:value-type="string" calcext:value-type="string">
            <text:p>Continui ad esplorare Bronte]"Goran, ci vediamo dopo la festa di stasera, non mi     fare casini."</text:p>
          </table:table-cell>
          <table:table-cell/>
        </table:table-row>
        <table:table-row table:style-name="ro1">
          <table:table-cell office:value-type="string" calcext:value-type="string">
            <text:p>GiornoUnoMattino-Dialog_GoranChiesa-8a2246a2</text:p>
          </table:table-cell>
          <table:table-cell table:style-name="ce3" office:value-type="string" calcext:value-type="string">
            <text:p>"Nie, io e prete amici alla fine, tu vedi. A stasera!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13cd031d</text:p>
          </table:table-cell>
          <table:table-cell table:style-name="ce3" office:value-type="string" calcext:value-type="string">
            <text:p>&lt;b&gt;Torni da Catena &lt;/b&gt;]"Torno da Catena, ci vediamo domani!"</text:p>
          </table:table-cell>
          <table:table-cell/>
        </table:table-row>
        <table:table-row table:style-name="ro1">
          <table:table-cell office:value-type="string" calcext:value-type="string">
            <text:p>GiornoUnoMattino-Dialog_GoranChiesa-3c7bdf94</text:p>
          </table:table-cell>
          <table:table-cell table:style-name="ce3" office:value-type="string" calcext:value-type="string">
            <text:p>CameraInOsteria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d8c76c4b</text:p>
          </table:table-cell>
          <table:table-cell table:style-name="ce3" office:value-type="string" calcext:value-type="string">
            <text:p>&lt;b&gt;&lt;color=\#4B4747&gt;Goran&lt;/color&gt;&lt;/b&gt;: "{~Testardo di un prete!|Tuo Dio più severo di diavolo.|No ora S., no ora.}"</text:p>
          </table:table-cell>
          <table:table-cell/>
        </table:table-row>
        <table:table-row table:style-name="ro3">
          <table:table-cell office:value-type="string" calcext:value-type="string">
            <text:p>GiornoUnoMattino-Dialog_GoranChiesa-677d8168</text:p>
          </table:table-cell>
          <table:table-cell table:style-name="ce3" office:value-type="string" calcext:value-type="string">
            <text:p>Continui ad esplorare Bronte]"Non strappazzare troppo il prete, Goran."</text:p>
          </table:table-cell>
          <table:table-cell/>
        </table:table-row>
        <table:table-row table:style-name="ro1">
          <table:table-cell office:value-type="string" calcext:value-type="string">
            <text:p>GiornoUnoMattino-Dialog_PreteChiesa-59e526de</text:p>
          </table:table-cell>
          <table:table-cell table:style-name="ce3" office:value-type="string" calcext:value-type="string">
            <text:p>Prete</text:p>
          </table:table-cell>
          <table:table-cell/>
        </table:table-row>
        <table:table-row table:style-name="ro8">
          <table:table-cell office:value-type="string" calcext:value-type="string">
            <text:p>GiornoUnoMattino-Dialog_PreteChiesa-184c0f68</text:p>
          </table:table-cell>
          <table:table-cell table:style-name="ce3" office:value-type="string" calcext:value-type="string">
            <text:p>&lt;b&gt;&lt;color=\#979797&gt;Prete&lt;/color&gt;&lt;/b&gt;: {"Passano gli anni, ma Goran rimane un mezzo pagano."|"Gente come lui sarebbe in guerra contro tutti, sempre."|"Devo ricordarmi di chiedere alla perpetua di ripulire la canonica."|"Quest'anno siete mancato alla celebrazione di San Biagio, S."| "E non vi confessate da troppi mesi."| "Chissà cosa pensa Dio del vostro operato."| "Ma innegabilmente fate tanto per questo paese, davvero tanto."| "Certo, poi i vostri amici sono discutibili, a volte."| "Ma Goran è pure un bravo ragazzo, non fosse così testardo!"</text:p>
          </table:table-cell>
          <table:table-cell/>
        </table:table-row>
        <table:table-row table:style-name="ro1">
          <table:table-cell office:value-type="string" calcext:value-type="string">
            <text:p>GiornoUnoMattino-Dialog_ThovezChiesa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UnoMattino-Dialog_ThovezChiesa-091c1b94</text:p>
          </table:table-cell>
          <table:table-cell table:style-name="ce3" office:value-type="string" calcext:value-type="string">
            <text:p>Thovez</text:p>
          </table:table-cell>
          <table:table-cell/>
        </table:table-row>
        <table:table-row table:style-name="ro3">
          <table:table-cell office:value-type="string" calcext:value-type="string">
            <text:p>GiornoUnoMattino-Dialog_ThovezChiesa-b8af469d</text:p>
          </table:table-cell>
          <table:table-cell table:style-name="ce3" office:value-type="string" calcext:value-type="string">
            <text:p>&lt;b&gt;&lt;color=\#81482e&gt;Thovez&lt;/color&gt;&lt;/b&gt;: "Lady S.! Non pensavo fosse religiosa!"</text:p>
          </table:table-cell>
          <table:table-cell/>
        </table:table-row>
        <table:table-row table:style-name="ro1">
          <table:table-cell office:value-type="string" calcext:value-type="string">
            <text:p>GiornoUnoMattino-Dialog_ThovezChiesa-597d0b0b</text:p>
          </table:table-cell>
          <table:table-cell table:style-name="ce3" office:value-type="string" calcext:value-type="string">
            <text:p>"Mai stato religioso."</text:p>
          </table:table-cell>
          <table:table-cell/>
        </table:table-row>
        <table:table-row table:style-name="ro1">
          <table:table-cell office:value-type="string" calcext:value-type="string">
            <text:p>GiornoUnoMattino-Dialog_ThovezChiesa-d0523d3e</text:p>
          </table:table-cell>
          <table:table-cell table:style-name="ce3" office:value-type="string" calcext:value-type="string">
            <text:p>"Mai stato una lady, Philip."</text:p>
          </table:table-cell>
          <table:table-cell/>
        </table:table-row>
        <table:table-row table:style-name="ro1">
          <table:table-cell office:value-type="string" calcext:value-type="string">
            <text:p>GiornoUnoMattino-Dialog_ThovezChiesa-2536f800</text:p>
          </table:table-cell>
          <table:table-cell table:style-name="ce3" office:value-type="string" calcext:value-type="string">
            <text:p>"Mai stato una donna, Thovez."</text:p>
          </table:table-cell>
          <table:table-cell/>
        </table:table-row>
        <table:table-row table:style-name="ro3">
          <table:table-cell office:value-type="string" calcext:value-type="string">
            <text:p>GiornoUnoMattino-Dialog_ThovezChiesa-cf8fbcb4</text:p>
          </table:table-cell>
          <table:table-cell table:style-name="ce3" office:value-type="string" calcext:value-type="string">
            <text:p>&lt;b&gt;&lt;color=\#81482e&gt;Thovez&lt;/color&gt;&lt;/b&gt;: "Ah, adoro il suo spirito così sottile e popolare assieme!"</text:p>
          </table:table-cell>
          <table:table-cell/>
        </table:table-row>
        <table:table-row table:style-name="ro3">
          <table:table-cell office:value-type="string" calcext:value-type="string">
            <text:p>GiornoUnoMattino-Dialog_ThovezChiesa-feb12896</text:p>
          </table:table-cell>
          <table:table-cell table:style-name="ce3" office:value-type="string" calcext:value-type="string">
            <text:p>&lt;b&gt;&lt;color=\#81482e&gt;Thovez&lt;/color&gt;&lt;/b&gt;: "Dovrei parlare con don Carlo, ma è da ore con quel, con quel..."</text:p>
          </table:table-cell>
          <table:table-cell/>
        </table:table-row>
        <table:table-row table:style-name="ro1">
          <table:table-cell office:value-type="string" calcext:value-type="string">
            <text:p>GiornoUnoMattino-Dialog_ThovezChiesa-bf5fd776</text:p>
          </table:table-cell>
          <table:table-cell table:style-name="ce3" office:value-type="string" calcext:value-type="string">
            <text:p>"Pirata?"</text:p>
          </table:table-cell>
          <table:table-cell/>
        </table:table-row>
        <table:table-row table:style-name="ro1">
          <table:table-cell office:value-type="string" calcext:value-type="string">
            <text:p>GiornoUnoMattino-Dialog_ThovezChiesa-3e432708</text:p>
          </table:table-cell>
          <table:table-cell table:style-name="ce3" office:value-type="string" calcext:value-type="string">
            <text:p>"Gentiluomo?"</text:p>
          </table:table-cell>
          <table:table-cell/>
        </table:table-row>
        <table:table-row table:style-name="ro1">
          <table:table-cell office:value-type="string" calcext:value-type="string">
            <text:p>GiornoUnoMattino-Dialog_ThovezChiesa-38b29984</text:p>
          </table:table-cell>
          <table:table-cell table:style-name="ce3" office:value-type="string" calcext:value-type="string">
            <text:p>"Goran?"</text:p>
          </table:table-cell>
          <table:table-cell/>
        </table:table-row>
        <table:table-row table:style-name="ro2">
          <table:table-cell office:value-type="string" calcext:value-type="string">
            <text:p>GiornoUnoMattino-Dialog_ThovezChiesa-a400002b</text:p>
          </table:table-cell>
          <table:table-cell table:style-name="ce3" office:value-type="string" calcext:value-type="string">
            <text:p>&lt;b&gt;&lt;color=\#81482e&gt;Thovez&lt;/color&gt;&lt;/b&gt;: "Plebeo. E pure straniero. Insomma: c'è la nostra cena stasera e il prete non può mancare. E non mancherete, vero, milady?"</text:p>
          </table:table-cell>
          <table:table-cell/>
        </table:table-row>
        <table:table-row table:style-name="ro1">
          <table:table-cell office:value-type="string" calcext:value-type="string">
            <text:p>GiornoUnoMattino-Dialog_ThovezChiesa-fcfac089</text:p>
          </table:table-cell>
          <table:table-cell table:style-name="ce3" office:value-type="string" calcext:value-type="string">
            <text:p>"La tua lettera non lo permetteva."</text:p>
          </table:table-cell>
          <table:table-cell/>
        </table:table-row>
        <table:table-row table:style-name="ro1">
          <table:table-cell office:value-type="string" calcext:value-type="string">
            <text:p>GiornoUnoMattino-Dialog_ThovezChiesa-a654bcd7</text:p>
          </table:table-cell>
          <table:table-cell table:style-name="ce3" office:value-type="string" calcext:value-type="string">
            <text:p>"Ho sempre amato l'idea di una sera tra mummie."</text:p>
          </table:table-cell>
          <table:table-cell/>
        </table:table-row>
        <table:table-row table:style-name="ro3">
          <table:table-cell office:value-type="string" calcext:value-type="string">
            <text:p>GiornoUnoMattino-Dialog_ThovezChiesa-1214b621</text:p>
          </table:table-cell>
          <table:table-cell table:style-name="ce3" office:value-type="string" calcext:value-type="string">
            <text:p>"Mi hanno invitato a un'autoflagellazione, e sembra più divertente."</text:p>
          </table:table-cell>
          <table:table-cell/>
        </table:table-row>
        <table:table-row table:style-name="ro3">
          <table:table-cell office:value-type="string" calcext:value-type="string">
            <text:p>GiornoUnoMattino-Dialog_ThovezChiesa-4fd1c9e4</text:p>
          </table:table-cell>
          <table:table-cell table:style-name="ce3" office:value-type="string" calcext:value-type="string">
            <text:p>&lt;b&gt;&lt;color=\#81482e&gt;Thovez&lt;/color&gt;&lt;/b&gt;: "Come siete spassosa, davvero. Dovreste venire più spesso, amica mia."</text:p>
          </table:table-cell>
          <table:table-cell/>
        </table:table-row>
        <table:table-row table:style-name="ro3">
          <table:table-cell office:value-type="string" calcext:value-type="string">
            <text:p>GiornoUnoMattino-Dialog_ThovezChiesa-b0f335c9</text:p>
          </table:table-cell>
          <table:table-cell table:style-name="ce3" office:value-type="string" calcext:value-type="string">
            <text:p>&lt;b&gt;&lt;color=\#81482e&gt;Thovez&lt;/color&gt;&lt;/b&gt;: "E se stasera va come desidero, accadrà davvero."</text:p>
          </table:table-cell>
          <table:table-cell/>
        </table:table-row>
        <table:table-row table:style-name="ro3">
          <table:table-cell office:value-type="string" calcext:value-type="string">
            <text:p>GiornoUnoMattino-Dialog_ThovezChiesa-f45a1498</text:p>
          </table:table-cell>
          <table:table-cell table:style-name="ce3" office:value-type="string" calcext:value-type="string">
            <text:p>&lt;b&gt;&lt;color=\#81482e&gt;Thovez&lt;/color&gt;&lt;/b&gt;: "Ma ora lasciatemi guardare torvamente don Carlo, in modo che si sbrighi."</text:p>
          </table:table-cell>
          <table:table-cell/>
        </table:table-row>
        <table:table-row table:style-name="ro1">
          <table:table-cell office:value-type="string" calcext:value-type="string">
            <text:p>GiornoUnoMattino-Dialog_ThovezChiesa-8cc761d9</text:p>
          </table:table-cell>
          <table:table-cell table:style-name="ce3" office:value-type="string" calcext:value-type="string">
            <text:p>"C'hai uno strano modo di divertirti."</text:p>
          </table:table-cell>
          <table:table-cell/>
        </table:table-row>
        <table:table-row table:style-name="ro1">
          <table:table-cell office:value-type="string" calcext:value-type="string">
            <text:p>GiornoUnoMattino-Dialog_ThovezChiesa-84dd4057</text:p>
          </table:table-cell>
          <table:table-cell table:style-name="ce3" office:value-type="string" calcext:value-type="string">
            <text:p>"Ti prego Signore, portami via!"]"Signùr töim sö!"</text:p>
          </table:table-cell>
          <table:table-cell/>
        </table:table-row>
        <table:table-row table:style-name="ro1">
          <table:table-cell office:value-type="string" calcext:value-type="string">
            <text:p>GiornoUnoMattino-Dialog_ThovezChiesa-7519e902</text:p>
          </table:table-cell>
          <table:table-cell table:style-name="ce3" office:value-type="string" calcext:value-type="string">
            <text:p>"Ma che traumi c'hai avuto da piccolo, Philip?"</text:p>
          </table:table-cell>
          <table:table-cell/>
        </table:table-row>
        <table:table-row table:style-name="ro3">
          <table:table-cell office:value-type="string" calcext:value-type="string">
            <text:p>GiornoUnoMattino-Dialog_ThovezChiesa-2e28cc68</text:p>
          </table:table-cell>
          <table:table-cell table:style-name="ce3" office:value-type="string" calcext:value-type="string">
            <text:p>&lt;b&gt;&lt;color=\#81482e&gt;Thovez&lt;/color&gt;&lt;/b&gt;: "Sì sì sì a dopo milady!"</text:p>
          </table:table-cell>
          <table:table-cell/>
        </table:table-row>
        <table:table-row table:style-name="ro6">
          <table:table-cell office:value-type="string" calcext:value-type="string">
            <text:p>GiornoUnoMattino-Dialog_ThovezChiesa-1ad7740a</text:p>
          </table:table-cell>
          <table:table-cell table:style-name="ce3" office:value-type="string" calcext:value-type="string">
            <text:p>&lt;b&gt;&lt;color=\#81482e&gt;Thovez&lt;/color&gt;&lt;/b&gt;: "{~Sono abbastanza sicuro di aver sentito il mio nome!|Ma com'è vestito poi quel brigante?|Certo che se il vescovo sapesse di don Carlo, delle sue amicizie...|Devo chiedergli di benedire Henry, forse così guarirà.|Certo che questo crocifisso è proprio tristo.|La perpetua mi guarda con astio, vero? Perché mi guarda con astio?|Dio, quanto puzza questo paese, che odio!}"</text:p>
          </table:table-cell>
          <table:table-cell/>
        </table:table-row>
        <table:table-row table:style-name="ro1">
          <table:table-cell office:value-type="string" calcext:value-type="string">
            <text:p>GiornoUnoMattino-Dialog_ThovezChiesa-0a6c22f1</text:p>
          </table:table-cell>
          <table:table-cell table:style-name="ce3" office:value-type="string" calcext:value-type="string">
            <text:p>Continui ad esplorare Bronte]"Ci si vede, Philip."</text:p>
          </table:table-cell>
          <table:table-cell/>
        </table:table-row>
        <table:table-row table:style-name="ro1">
          <table:table-cell office:value-type="string" calcext:value-type="string">
            <text:p>GiornoUnoMattino-Dialog_ThovezChiesa-e5c15757</text:p>
          </table:table-cell>
          <table:table-cell table:style-name="ce3" office:value-type="string" calcext:value-type="string">
            <text:p>&lt;b&gt;Torni da Catena &lt;/b&gt;]"Torno da Catena, a stasera, ahimè."</text:p>
          </table:table-cell>
          <table:table-cell/>
        </table:table-row>
        <table:table-row table:style-name="ro1">
          <table:table-cell office:value-type="string" calcext:value-type="string">
            <text:p>GiornoUnoMattino-Dialog_ThovezChiesa-3c7bdf94</text:p>
          </table:table-cell>
          <table:table-cell table:style-name="ce3" office:value-type="string" calcext:value-type="string">
            <text:p>CameraInOsteria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StanzaFeste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StanzaFeste-32901755</text:p>
          </table:table-cell>
          <table:table-cell table:style-name="ce3" office:value-type="string" calcext:value-type="string">
            <text:p>Catena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StanzaFeste-f53e0558</text:p>
          </table:table-cell>
          <table:table-cell table:style-name="ce3" office:value-type="string" calcext:value-type="string">
            <text:p>&lt;b&gt;&lt;color=\#3a6954&gt;Catena&lt;/color&gt;&lt;/b&gt;: "Cuoricì, sarò pure una poveraccia, ma questa roba è pacchiana, vero?"</text:p>
          </table:table-cell>
          <table:table-cell/>
        </table:table-row>
        <table:table-row table:style-name="ro2">
          <table:table-cell office:value-type="string" calcext:value-type="string">
            <text:p>GiornoUnoSera-Dialog_CatenaCasaThovezStanzaFeste-5dddccb6</text:p>
          </table:table-cell>
          <table:table-cell table:style-name="ce3" office:value-type="string" calcext:value-type="string">
            <text:p>"Mi ricorda la stanza di quel capitano inglese[."], quello che c'aveva messo tutta quella roba leopardata e le statue dei s'cèti dipinte a mano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StanzaFeste-9c3d03a8</text:p>
          </table:table-cell>
          <table:table-cell table:style-name="ce3" office:value-type="string" calcext:value-type="string">
            <text:p>&lt;b&gt;&lt;color=\#3a6954&gt;Catena&lt;/color&gt;&lt;/b&gt;: "Mmm, va bene, forse qui non è così pacchiana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StanzaFeste-ce1ec9e1</text:p>
          </table:table-cell>
          <table:table-cell table:style-name="ce3" office:value-type="string" calcext:value-type="string">
            <text:p>"Però quel tavolo ci starebbe bene nelle cucine, non trovi?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StanzaFeste-4384134f</text:p>
          </table:table-cell>
          <table:table-cell table:style-name="ce3" office:value-type="string" calcext:value-type="string">
            <text:p>&lt;b&gt;&lt;color=\#3a6954&gt;Catena&lt;/color&gt;&lt;/b&gt;: "Così poi Goran ci rompe con la sua crociata alle ostentazioni!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StanzaFeste-280f0102</text:p>
          </table:table-cell>
          <table:table-cell table:style-name="ce3" office:value-type="string" calcext:value-type="string">
            <text:p>"Da quanto è che non ti vedi il laboratorio dell'Isaac?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StanzaFeste-ef8219c4</text:p>
          </table:table-cell>
          <table:table-cell table:style-name="ce3" office:value-type="string" calcext:value-type="string">
            <text:p>&lt;b&gt;&lt;color=\#3a6954&gt;Catena&lt;/color&gt;&lt;/b&gt;: "Ma il nostro bimbo può, glielo perdoniamo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StanzaFeste-b73201bb</text:p>
          </table:table-cell>
          <table:table-cell table:style-name="ce3" office:value-type="string" calcext:value-type="string">
            <text:p>&lt;b&gt;&lt;color=\#3a6954&gt;Catena&lt;/color&gt;&lt;/b&gt;: "Comunque non vedo in giro gente armata, solo vecchi babbioni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StanzaFeste-e29c4e65</text:p>
          </table:table-cell>
          <table:table-cell table:style-name="ce3" office:value-type="string" calcext:value-type="string">
            <text:p>"Guarda che qui son tutti più giùen, vita mia!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StanzaFeste-3706b3c5</text:p>
          </table:table-cell>
          <table:table-cell table:style-name="ce3" office:value-type="string" calcext:value-type="string">
            <text:p>&lt;b&gt;&lt;color=\#3a6954&gt;Catena&lt;/color&gt;&lt;/b&gt;: "Appunto!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StanzaFeste-3a666115</text:p>
          </table:table-cell>
          <table:table-cell table:style-name="ce3" office:value-type="string" calcext:value-type="string">
            <text:p>"Stasera ti ci torni a letto da sola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StanzaFeste-987b3bb7</text:p>
          </table:table-cell>
          <table:table-cell table:style-name="ce3" office:value-type="string" calcext:value-type="string">
            <text:p>&lt;b&gt;&lt;color=\#3a6954&gt;Catena&lt;/color&gt;&lt;/b&gt;: "Ma fa freddo, cuoricì!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StanzaFeste-0a2ce359</text:p>
          </table:table-cell>
          <table:table-cell table:style-name="ce3" office:value-type="string" calcext:value-type="string">
            <text:p>"Parla quella che c'ha ancora i denti da latte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StanzaFeste-93992c0c</text:p>
          </table:table-cell>
          <table:table-cell table:style-name="ce3" office:value-type="string" calcext:value-type="string">
            <text:p>&lt;b&gt;&lt;color=\#3a6954&gt;Catena&lt;/color&gt;&lt;/b&gt;: "Ecco perché voglio sempre le tue zinne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StanzaFeste-1b43601e</text:p>
          </table:table-cell>
          <table:table-cell table:style-name="ce3" office:value-type="string" calcext:value-type="string">
            <text:p>"Laggiù però c'è una ragazzina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StanzaFeste-3abc48d1</text:p>
          </table:table-cell>
          <table:table-cell table:style-name="ce3" office:value-type="string" calcext:value-type="string">
            <text:p>&lt;b&gt;&lt;color=\#3a6954&gt;Catena&lt;/color&gt;&lt;/b&gt;: "Credo sia una delle figlie del Thovez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StanzaFeste-f78b2a8f</text:p>
          </table:table-cell>
          <table:table-cell table:style-name="ce3" office:value-type="string" calcext:value-type="string">
            <text:p>&lt;b&gt;&lt;color=\#3a6954&gt;Catena&lt;/color&gt;&lt;/b&gt;: "Ed ecco che arriva il simpatico padrone di casa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StanzaFeste-06aede55</text:p>
          </table:table-cell>
          <table:table-cell table:style-name="ce3" office:value-type="string" calcext:value-type="string">
            <text:p>"Vado a parlargli."</text:p>
          </table:table-cell>
          <table:table-cell/>
        </table:table-row>
        <table:table-row table:style-name="ro2">
          <table:table-cell office:value-type="string" calcext:value-type="string">
            <text:p>GiornoUnoSera-Dialog_CatenaCasaThovezStanzaFeste-1c3feb2e</text:p>
          </table:table-cell>
          <table:table-cell table:style-name="ce3" office:value-type="string" calcext:value-type="string">
            <text:p>&lt;b&gt;&lt;color=\#3a6954&gt;Catena&lt;/color&gt;&lt;/b&gt;: "{~ Fammi un cenno e lo prendo a botte!| La fortuna buona ce la dà il mio spadino, cuoricì!|E puzza più di Vituzzo!|Per chi mi hai presa, scusa?}"</text:p>
          </table:table-cell>
          <table:table-cell/>
        </table:table-row>
        <table:table-row table:style-name="ro4">
          <table:table-cell office:value-type="string" calcext:value-type="string">
            <text:p>GiornoUnoSera-Dialog_CatenaCasaThovezStanzaFeste-9a81f16d</text:p>
          </table:table-cell>
          <table:table-cell table:style-name="ce3" office:value-type="string" calcext:value-type="string">
            <text:p>&lt;b&gt;&lt;color=\#3a6954&gt;Catena&lt;/color&gt;&lt;/b&gt;: "{~Son nervosa come le api stasera.|Ma hai visto quella bambina? Ha un faccino così gentile, impossibile che sia figlia di Thovez.|Ma chi è quel tizio all'angolo che osserva tutti con sospetto?|Mmm, sento profumo di pesce. Quanto mi manca il mare!}"</text:p>
          </table:table-cell>
          <table:table-cell/>
        </table:table-row>
        <table:table-row table:style-name="ro7">
          <table:table-cell office:value-type="string" calcext:value-type="string">
            <text:p>GiornoUnoSera-Dialog_CatenaCasaThovezStanzaFeste-b6b48dc2</text:p>
          </table:table-cell>
          <table:table-cell table:style-name="ce3" office:value-type="string" calcext:value-type="string">
            <text:p>&lt;b&gt;&lt;color=\#3a6954&gt;Catena&lt;/color&gt;&lt;/b&gt;: {"Studiati la situazione, cuoricì!"|"Sembra che Thovez ha un amante."|"L'amministratore è suo fratello, ma lo tratta come un animale"|"Dici che qualche posata me la posso cacciare nelle tasche?"|"Che gruppo di tamarri."|"Secondo me la figlia di Thovez prega sempre perché schiatti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StanzaFeste-d74504e2</text:p>
          </table:table-cell>
          <table:table-cell table:style-name="ce3" office:value-type="string" calcext:value-type="string">
            <text:p>&lt;b&gt;&lt;color=\#3a6954&gt;Catena&lt;/color&gt;&lt;/b&gt;: "Che ne dici se ci isoliamo un po' la' tra i libri?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StanzaFeste-9f1b4b28</text:p>
          </table:table-cell>
          <table:table-cell table:style-name="ce3" office:value-type="string" calcext:value-type="string">
            <text:p>"Mi guardo ancora un poco in giro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StanzaFeste-0a70e963</text:p>
          </table:table-cell>
          <table:table-cell table:style-name="ce3" office:value-type="string" calcext:value-type="string">
            <text:p>&lt;b&gt;Ti sposti in biblioteca&lt;/b&gt;]"Ottima idea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StanzaFeste-88c8bcf6</text:p>
          </table:table-cell>
          <table:table-cell table:style-name="ce3" office:value-type="string" calcext:value-type="string">
            <text:p>CasaThovezBiblioteca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StanzaFeste-dc53639e</text:p>
          </table:table-cell>
          <table:table-cell table:style-name="ce3" office:value-type="string" calcext:value-type="string">
            <text:p>SNarrante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StanzaFeste-60c9247f</text:p>
          </table:table-cell>
          <table:table-cell table:style-name="ce3" office:value-type="string" calcext:value-type="string">
            <text:p>&lt;b&gt;&lt;color=\#354174&gt;S. Narrante&lt;/color&gt;&lt;/b&gt;: "C'è gente che decide di influenzare la tua vita anche se non vuoi, anche se la vuoi lontana. Come il maledetto Philip Thovez.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StanzaFeste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StanzaFeste-091c1b94</text:p>
          </table:table-cell>
          <table:table-cell table:style-name="ce3" office:value-type="string" calcext:value-type="string">
            <text:p>Thovez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StanzaFeste-476f1325</text:p>
          </table:table-cell>
          <table:table-cell table:style-name="ce3" office:value-type="string" calcext:value-type="string">
            <text:p>&lt;b&gt;&lt;color=\#81482e&gt;Thovez&lt;/color&gt;&lt;/b&gt;: "Ma dove si è cacciato quell'incompetente di Torrisi? E vuole farsi chiamare capo delle guardie!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StanzaFeste-b31a51ec</text:p>
          </table:table-cell>
          <table:table-cell table:style-name="ce3" office:value-type="string" calcext:value-type="string">
            <text:p>&lt;b&gt;&lt;color=\#81482e&gt;Thovez&lt;/color&gt;&lt;/b&gt;: "Ma guarda chi ci rallegra con la sua nobile presenza: Lady S.! Mi addolora sapere che Lord Isaac non riuscirà a raggiungerci questa sera.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StanzaFeste-2565e98e</text:p>
          </table:table-cell>
          <table:table-cell table:style-name="ce3" office:value-type="string" calcext:value-type="string">
            <text:p>&lt;b&gt;&lt;color=\#81482e&gt;Thovez&lt;/color&gt;&lt;/b&gt;: "Ma vedo che non avete avuto problemi a trovare un accompagnamento altrettanto... peculiare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StanzaFeste-d489c38c</text:p>
          </table:table-cell>
          <table:table-cell table:style-name="ce3" office:value-type="string" calcext:value-type="string">
            <text:p>"Come me la perdo una serata con il meglio di Bronte?["] Di cosa vuoi parlarmi, Philip?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StanzaFeste-cc545214</text:p>
          </table:table-cell>
          <table:table-cell table:style-name="ce3" office:value-type="string" calcext:value-type="string">
            <text:p>&lt;b&gt;&lt;color=\#81482e&gt;Thovez&lt;/color&gt;&lt;/b&gt;: "Di affari, milady. Lucrosi per voi e per me. Datemi il tempo di fare da buon padrone di casa e vediamoci in biblioteca tra mezz'ora.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StanzaFeste-989a3ce5</text:p>
          </table:table-cell>
          <table:table-cell table:style-name="ce3" office:value-type="string" calcext:value-type="string">
            <text:p>"Non è da me starmene buono davanti a una minaccia, Philip."</text:p>
          </table:table-cell>
          <table:table-cell/>
        </table:table-row>
        <table:table-row table:style-name="ro5">
          <table:table-cell office:value-type="string" calcext:value-type="string">
            <text:p>GiornoUnoSera-Dialog_ThovezCasaThovezStanzaFeste-94a3080f</text:p>
          </table:table-cell>
          <table:table-cell table:style-name="ce3" office:value-type="string" calcext:value-type="string">
            <text:p>&lt;b&gt;&lt;color=\#81482e&gt;Thovez&lt;/color&gt;&lt;/b&gt;: "Diretta come sempre, vedo. E sia. Voglio parlare di affari. Datemi il tempo di fare da buon padrone di casa e vediamoci in biblioteca tra mezz'ora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StanzaFeste-59c7cd9d</text:p>
          </table:table-cell>
          <table:table-cell table:style-name="ce3" office:value-type="string" calcext:value-type="string">
            <text:p>"Sono sicuro che l'Isaac si sta comunque divertendo.["] Magari con vostro fratello.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StanzaFeste-bed819b0</text:p>
          </table:table-cell>
          <table:table-cell table:style-name="ce3" office:value-type="string" calcext:value-type="string">
            <text:p>&lt;b&gt;&lt;color=\#81482e&gt;Thovez&lt;/color&gt;&lt;/b&gt;: "Non apprezzo queste insinuazioni, milady. E Henry è qui con me, come sempre.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StanzaFeste-e8fdcaed</text:p>
          </table:table-cell>
          <table:table-cell table:style-name="ce3" office:value-type="string" calcext:value-type="string">
            <text:p>&lt;b&gt;&lt;color=\#81482e&gt;Thovez&lt;/color&gt;&lt;/b&gt;: "Comunque: datemi una mezz'ora, il tempo di salutare tutti gli ospiti importanti di questa serata. Troviamoci poi in biblioteca.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StanzaFeste-f5300d3f</text:p>
          </table:table-cell>
          <table:table-cell table:style-name="ce3" office:value-type="string" calcext:value-type="string">
            <text:p>"Va bene, mi farò due chiacchiere coi tuoi ospiti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StanzaFeste-fe54134b</text:p>
          </table:table-cell>
          <table:table-cell table:style-name="ce3" office:value-type="string" calcext:value-type="string">
            <text:p>&lt;b&gt;&lt;color=\#81482e&gt;Thovez&lt;/color&gt;&lt;/b&gt;: "Non mi metta in cattiva luce, milady.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StanzaFeste-088c063a</text:p>
          </table:table-cell>
          <table:table-cell table:style-name="ce3" office:value-type="string" calcext:value-type="string">
            <text:p>"Credo mi riempirò la pancia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StanzaFeste-dcea3d13</text:p>
          </table:table-cell>
          <table:table-cell table:style-name="ce3" office:value-type="string" calcext:value-type="string">
            <text:p>&lt;b&gt;&lt;color=\#81482e&gt;Thovez&lt;/color&gt;&lt;/b&gt;: "Spero che un palato fine come il suo possa gradire la nostra ricercata cucina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StanzaFeste-4cdb4619</text:p>
          </table:table-cell>
          <table:table-cell table:style-name="ce3" office:value-type="string" calcext:value-type="string">
            <text:p>"Non farmi aspettare troppo, Thovez.["] Non sono famoso per la pazienza.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StanzaFeste-ded52481</text:p>
          </table:table-cell>
          <table:table-cell table:style-name="ce3" office:value-type="string" calcext:value-type="string">
            <text:p>&lt;b&gt;&lt;color=\#81482e&gt;Thovez&lt;/color&gt;&lt;/b&gt;: "Potreste cominciare dandomi del Lei, con il diritto che mi spetta per il mio rango.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StanzaFeste-417d70e7</text:p>
          </table:table-cell>
          <table:table-cell table:style-name="ce3" office:value-type="string" calcext:value-type="string">
            <text:p>"Come vuole, Philip.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StanzaFeste-92e2411d</text:p>
          </table:table-cell>
          <table:table-cell table:style-name="ce3" office:value-type="string" calcext:value-type="string">
            <text:p>"Non sapevo di essere a corte.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StanzaFeste-524dd7cb</text:p>
          </table:table-cell>
          <table:table-cell table:style-name="ce3" office:value-type="string" calcext:value-type="string">
            <text:p>"Quando inizi a darmi del lui, Philip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StanzaFeste-beb7737f</text:p>
          </table:table-cell>
          <table:table-cell table:style-name="ce3" office:value-type="string" calcext:value-type="string">
            <text:p>&lt;b&gt;&lt;color=\#81482e&gt;Thovez&lt;/color&gt;&lt;/b&gt;: "Sei un personaggio faticoso, S. Davvero faticoso."</text:p>
          </table:table-cell>
          <table:table-cell/>
        </table:table-row>
        <table:table-row table:style-name="ro8">
          <table:table-cell office:value-type="string" calcext:value-type="string">
            <text:p>GiornoUnoSera-Dialog_ThovezCasaThovezStanzaFeste-79dc0efa</text:p>
          </table:table-cell>
          <table:table-cell table:style-name="ce3" office:value-type="string" calcext:value-type="string">
            <text:p>&lt;b&gt;&lt;color=\#81482e&gt;Thovez&lt;/color&gt;&lt;/b&gt;: "{~ Non vede che sto parlando?|Perché don Gianni non si è presentato?"|"Non riesco a trovare il vescovo.|Il divano è sgualcito. Mia madre è davvero un'incapace.|Henry sta parlando troppo con quel paggio.|Questa casa è un vero gioiello, grazie al mio buongusto.|Che onore essere la voce e la mano del duca Nelson!|Ci sono troppi movimenti nel bosco, non mi piacciono!|Spero che Torrisi non mi faccia fare una cattiva figura col vescovo.}"</text:p>
          </table:table-cell>
          <table:table-cell/>
        </table:table-row>
        <table:table-row table:style-name="ro7">
          <table:table-cell office:value-type="string" calcext:value-type="string">
            <text:p>GiornoUnoSera-Dialog_ThovezCasaThovezStanzaFeste-b52a5564</text:p>
          </table:table-cell>
          <table:table-cell table:style-name="ce3" office:value-type="string" calcext:value-type="string">
            <text:p>&lt;b&gt;&lt;color=\#81482e&gt;Thovez&lt;/color&gt;&lt;/b&gt;: "{~Aspettami in biblioteca, S.|Guarda che i libri non ti mangiano.|Ho bisogno ancora di qualche minuto, devo trovare il capogendarme.|Questo salotto non è adatto a una persona del tuo lignaggio, S.|{CatenaWin:La sua compagna ha uno sguardo minaccioso.|Mia figlia doveva essere a letto, perché non mi ubbidisce?}}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StanzaFeste-6591e5ac</text:p>
          </table:table-cell>
          <table:table-cell table:style-name="ce3" office:value-type="string" calcext:value-type="string">
            <text:p>"Mi faccio ancora una girata, Philip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StanzaFeste-33615322</text:p>
          </table:table-cell>
          <table:table-cell table:style-name="ce3" office:value-type="string" calcext:value-type="string">
            <text:p>&lt;b&gt;Ti sposti in biblioteca&lt;/b&gt;]"Capita l'antifona, ci vediamo in biblioteca.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StanzaFeste-88c8bcf6</text:p>
          </table:table-cell>
          <table:table-cell table:style-name="ce3" office:value-type="string" calcext:value-type="string">
            <text:p>CasaThovezBiblioteca</text:p>
          </table:table-cell>
          <table:table-cell/>
        </table:table-row>
        <table:table-row table:style-name="ro1">
          <table:table-cell office:value-type="string" calcext:value-type="string">
            <text:p>GiornoUnoSera-Dialog_AmministratoreCasaThovezStanzaFeste-aae50556</text:p>
          </table:table-cell>
          <table:table-cell table:style-name="ce3" office:value-type="string" calcext:value-type="string">
            <text:p>Amministratore</text:p>
          </table:table-cell>
          <table:table-cell/>
        </table:table-row>
        <table:table-row table:style-name="ro9">
          <table:table-cell office:value-type="string" calcext:value-type="string">
            <text:p>GiornoUnoSera-Dialog_AmministratoreCasaThovezStanzaFeste-b81cfab9</text:p>
          </table:table-cell>
          <table:table-cell table:style-name="ce3" office:value-type="string" calcext:value-type="string">
            <text:p>&lt;b&gt;&lt;color=\#6F6510&gt;Henry&lt;/color&gt;&lt;/b&gt;: {~"Chiedo scusa, ma non è un buon momento."|"Philip stasera è più nervoso del solito!" |"Dove si è cacciato Smith? Deve spiegargli la questione delle radici!"|"Quanto vorrei essere altrove."|"Spero che qualcuno lo faccia ragionare, si sta mettendo il paese contro."|"Smith non è così male, ci tiene a quelle piante."|"Quanto vorrei andare a vivere a Londra."|"Chissà come se la sta passando Isaac."|"A quest'ora dovevo essere a vedere lo Sgricci, maledetto Philip!"|"Questa casa è tremenda. Philip dovrebbe lasciare la gestione a nostra madre."</text:p>
          </table:table-cell>
          <table:table-cell/>
        </table:table-row>
        <table:table-row table:style-name="ro1">
          <table:table-cell office:value-type="string" calcext:value-type="string">
            <text:p>GiornoUnoSera-Dialog_AmministratoreCasaThovezStanzaFeste-091c1b94</text:p>
          </table:table-cell>
          <table:table-cell table:style-name="ce3" office:value-type="string" calcext:value-type="string">
            <text:p>Thovez</text:p>
          </table:table-cell>
          <table:table-cell/>
        </table:table-row>
        <table:table-row table:style-name="ro2">
          <table:table-cell office:value-type="string" calcext:value-type="string">
            <text:p>GiornoUnoSera-Dialog_AmministratoreCasaThovezStanzaFeste-5225fda4</text:p>
          </table:table-cell>
          <table:table-cell table:style-name="ce3" office:value-type="string" calcext:value-type="string">
            <text:p>&lt;b&gt;&lt;color=\#81482e&gt;Thovez&lt;/color&gt;&lt;/b&gt;: "Henry, eccoti. Temevo che mi steste evitando! Qual'è la situazione dei vigneti?"</text:p>
          </table:table-cell>
          <table:table-cell/>
        </table:table-row>
        <table:table-row table:style-name="ro2">
          <table:table-cell office:value-type="string" calcext:value-type="string">
            <text:p>GiornoUnoSera-Dialog_AmministratoreCasaThovezStanzaFeste-fc2b5849</text:p>
          </table:table-cell>
          <table:table-cell table:style-name="ce3" office:value-type="string" calcext:value-type="string">
            <text:p>&lt;b&gt;&lt;color=\#6F6510&gt;Henry&lt;/color&gt;&lt;/b&gt;: "Beh, ecco... Non buonissima. L'idea di quello smidollato di Smith di arare tra le viti ha fatto più danni che altro."</text:p>
          </table:table-cell>
          <table:table-cell/>
        </table:table-row>
        <table:table-row table:style-name="ro5">
          <table:table-cell office:value-type="string" calcext:value-type="string">
            <text:p>GiornoUnoSera-Dialog_AmministratoreCasaThovezStanzaFeste-6b9bed89</text:p>
          </table:table-cell>
          <table:table-cell table:style-name="ce3" office:value-type="string" calcext:value-type="string">
            <text:p>&lt;b&gt;&lt;color=\#81482e&gt;Thovez&lt;/color&gt;&lt;/b&gt;: "Su col morale, fratello. Non appena avrò risolto la quisquilia dei boschi potremo finalmente sradicare tutti quegli inutili alberi ed estendere i vigneti, e allora sì che inizieremo a produrre!"</text:p>
          </table:table-cell>
          <table:table-cell/>
        </table:table-row>
        <table:table-row table:style-name="ro3">
          <table:table-cell office:value-type="string" calcext:value-type="string">
            <text:p>GiornoUnoSera-Dialog_AmministratoreCasaThovezStanzaFeste-d6b5f35a</text:p>
          </table:table-cell>
          <table:table-cell table:style-name="ce3" office:value-type="string" calcext:value-type="string">
            <text:p>&lt;b&gt;&lt;color=\#81482e&gt;Thovez&lt;/color&gt;&lt;/b&gt;: "Avvocato Giuffrida, ma che piacere! Henry, continuiamo dopo."</text:p>
          </table:table-cell>
          <table:table-cell/>
        </table:table-row>
        <table:table-row table:style-name="ro1">
          <table:table-cell office:value-type="string" calcext:value-type="string">
            <text:p>GiornoUnoSera-Dialog_AmministratoreCasaThovezStanzaFeste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0">
          <table:table-cell office:value-type="string" calcext:value-type="string">
            <text:p>GiornoUnoSera-Dialog_AmministratoreCasaThovezStanzaFeste-7b746d19</text:p>
          </table:table-cell>
          <table:table-cell table:style-name="ce3" office:value-type="string" calcext:value-type="string">
            <text:p>&lt;b&gt;&lt;color=\#6F6510&gt;Henry&lt;/color&gt;&lt;/b&gt;: "{Non fare aspettare mio fratello, S. Philip è un uomo impaziente.|Sapevi che la nostra biblioteca ha libri rarissimi?|Peccato che col lavoro da fare, sia impossibile leggere tutti quei libri.|Ho prestato diversi volumi ad Isaac, ha davvero buongusto.|Philip vuole buttare dei volumi del deSade, li trova blasfemi.|Ma la blasfemia è l'unica cosa divertente in questo buco.|Potrei dare fondo alla riserva di vino stasera. Non il nostro, è tremendo.}"</text:p>
          </table:table-cell>
          <table:table-cell/>
        </table:table-row>
        <table:table-row table:style-name="ro1">
          <table:table-cell office:value-type="string" calcext:value-type="string">
            <text:p>GiornoUnoSera-Dialog_AmministratoreCasaThovezStanzaFeste-5ab15339</text:p>
          </table:table-cell>
          <table:table-cell table:style-name="ce3" office:value-type="string" calcext:value-type="string">
            <text:p>"Infastidire Philip l'è una piccola gioia, Henry."</text:p>
          </table:table-cell>
          <table:table-cell/>
        </table:table-row>
        <table:table-row table:style-name="ro3">
          <table:table-cell office:value-type="string" calcext:value-type="string">
            <text:p>GiornoUnoSera-Dialog_AmministratoreCasaThovezStanzaFeste-33615322</text:p>
          </table:table-cell>
          <table:table-cell table:style-name="ce3" office:value-type="string" calcext:value-type="string">
            <text:p>&lt;b&gt;Ti sposti in biblioteca&lt;/b&gt;]"Capita l'antifona, ci vediamo in biblioteca."</text:p>
          </table:table-cell>
          <table:table-cell/>
        </table:table-row>
        <table:table-row table:style-name="ro1">
          <table:table-cell office:value-type="string" calcext:value-type="string">
            <text:p>GiornoUnoSera-Dialog_AmministratoreCasaThovezStanzaFeste-88c8bcf6</text:p>
          </table:table-cell>
          <table:table-cell table:style-name="ce3" office:value-type="string" calcext:value-type="string">
            <text:p>CasaThovezBiblioteca</text:p>
          </table:table-cell>
          <table:table-cell/>
        </table:table-row>
        <table:table-row table:style-name="ro1">
          <table:table-cell office:value-type="string" calcext:value-type="string">
            <text:p>GiornoUnoSera-Dialog_HelenCasaThovezStanzaFeste-40c56f55</text:p>
          </table:table-cell>
          <table:table-cell table:style-name="ce3" office:value-type="string" calcext:value-type="string">
            <text:p>Helen</text:p>
          </table:table-cell>
          <table:table-cell/>
        </table:table-row>
        <table:table-row table:style-name="ro4">
          <table:table-cell office:value-type="string" calcext:value-type="string">
            <text:p>GiornoUnoSera-Dialog_HelenCasaThovezStanzaFeste-b73cfb69</text:p>
          </table:table-cell>
          <table:table-cell table:style-name="ce3" office:value-type="string" calcext:value-type="string">
            <text:p>&lt;b&gt;&lt;color=\#ACEAF8&gt;Helen&lt;/color&gt;&lt;/b&gt;: "{Ciao! Io sono Helen, ho cinque anni una bambola e una panchina. Sembri interessante, ma hai un naso strano.|Conosci il mio papà? È il padrone di casa|Non ti ho mai visto alle altre feste.|Hai visto dei bambini? Qui son tutti vecchi!}""</text:p>
          </table:table-cell>
          <table:table-cell/>
        </table:table-row>
        <table:table-row table:style-name="ro7">
          <table:table-cell office:value-type="string" calcext:value-type="string">
            <text:p>GiornoUnoSera-Dialog_HelenCasaThovezStanzaFeste-40e0e24e</text:p>
          </table:table-cell>
          <table:table-cell table:style-name="ce3" office:value-type="string" calcext:value-type="string">
            <text:p>&lt;b&gt;&lt;color=\#ACEAF8&gt;Helen&lt;/color&gt;&lt;/b&gt;: "{Che noiaaaaaaaaaaaaaaaaaa!|Papà preferisce sempre i vecchi ai disegni, ma sono belli i miei disegni!|Ma se sei un pirata dov'è la gamba di legno e la bandana?|Odio questo vestito, mi sembra di essere una bambola di porcellana!|Uffaaa, voglio andare viaaaaa!}"</text:p>
          </table:table-cell>
          <table:table-cell/>
        </table:table-row>
        <table:table-row table:style-name="ro1">
          <table:table-cell office:value-type="string" calcext:value-type="string">
            <text:p>GiornoUnoSera-Dialog_HelenCasaThovezStanzaFeste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7">
          <table:table-cell office:value-type="string" calcext:value-type="string">
            <text:p>GiornoUnoSera-Dialog_HelenCasaThovezStanzaFeste-30adb01a</text:p>
          </table:table-cell>
          <table:table-cell table:style-name="ce3" office:value-type="string" calcext:value-type="string">
            <text:p>&lt;b&gt;&lt;color=\#ACEAF8&gt;Helen&lt;/color&gt;&lt;/b&gt;: "{La biblioteca è enorme, c'è persino una testa di lelefante!|Se sto zitta e mi metto dietro la scala nessuno mi vede.|Una volta ho fatto uno scherzo a nonna ed è caduta dalla scala.|Papà mi ha sgridato, ma poi ha detto che la prossima volta devo farlo più forte.|Mi porti in biblioteca?}"</text:p>
          </table:table-cell>
          <table:table-cell/>
        </table:table-row>
        <table:table-row table:style-name="ro1">
          <table:table-cell office:value-type="string" calcext:value-type="string">
            <text:p>GiornoUnoSera-Dialog_HelenCasaThovezStanzaFeste-96a53f7c</text:p>
          </table:table-cell>
          <table:table-cell table:style-name="ce3" office:value-type="string" calcext:value-type="string">
            <text:p>"Ciao Helen, vado a fare due passi."</text:p>
          </table:table-cell>
          <table:table-cell/>
        </table:table-row>
        <table:table-row table:style-name="ro1">
          <table:table-cell office:value-type="string" calcext:value-type="string">
            <text:p>GiornoUnoSera-Dialog_HelenCasaThovezStanzaFeste-55c47b82</text:p>
          </table:table-cell>
          <table:table-cell table:style-name="ce3" office:value-type="string" calcext:value-type="string">
            <text:p>&lt;b&gt;Ti sposti in biblioteca&lt;/b&gt;]"Si è fatta l'ora. Alla biblioteca!"</text:p>
          </table:table-cell>
          <table:table-cell/>
        </table:table-row>
        <table:table-row table:style-name="ro1">
          <table:table-cell office:value-type="string" calcext:value-type="string">
            <text:p>GiornoUnoSera-Dialog_HelenCasaThovezStanzaFeste-88c8bcf6</text:p>
          </table:table-cell>
          <table:table-cell table:style-name="ce3" office:value-type="string" calcext:value-type="string">
            <text:p>CasaThovezBiblioteca</text:p>
          </table:table-cell>
          <table:table-cell/>
        </table:table-row>
        <table:table-row table:style-name="ro1">
          <table:table-cell office:value-type="string" calcext:value-type="string">
            <text:p>GiornoUnoSera-Dialog_GiuseppeCasaThovezStanzaFeste-06a5b8d8</text:p>
          </table:table-cell>
          <table:table-cell table:style-name="ce3" office:value-type="string" calcext:value-type="string">
            <text:p>Giuseppe</text:p>
          </table:table-cell>
          <table:table-cell/>
        </table:table-row>
        <table:table-row table:style-name="ro5">
          <table:table-cell office:value-type="string" calcext:value-type="string">
            <text:p>GiornoUnoSera-Dialog_GiuseppeCasaThovezStanzaFeste-05d1835f</text:p>
          </table:table-cell>
          <table:table-cell table:style-name="ce3" office:value-type="string" calcext:value-type="string">
            <text:p>&lt;b&gt;&lt;color=\#D42525&gt;Giuseppe&lt;/color&gt;&lt;/b&gt;: "{Come va, S.?|A vedere qui dentro non sembra neanche che tutta l'isola sia pronta a una rivolta.|Come sta Goran?|Sto quasi tutto il tempo a Catania, ma è bello tornare in paese.}"</text:p>
          </table:table-cell>
          <table:table-cell/>
        </table:table-row>
        <table:table-row table:style-name="ro6">
          <table:table-cell office:value-type="string" calcext:value-type="string">
            <text:p>GiornoUnoSera-Dialog_GiuseppeCasaThovezStanzaFeste-d40e1ce5</text:p>
          </table:table-cell>
          <table:table-cell table:style-name="ce3" office:value-type="string" calcext:value-type="string">
            <text:p>&lt;b&gt;&lt;color=\#D42525&gt;Giuseppe&lt;/color&gt;&lt;/b&gt;: "{Ogni tanto organizzo delle piccole riunioni dove si parla di, insomma, sai di cosa.|Thovez non lascia in pace mio fratello Rosario. Vuole che distrugga in tribunale il comitato civico per i diritti sul legname.|L'unica cosa che posso fare è temporeggiare in attesa che la situazione cambi.|Coi soldati catanesi in paese? Speriamo che vadano via presto.|Ti aspetto alle riunioni, S.}"</text:p>
          </table:table-cell>
          <table:table-cell/>
        </table:table-row>
        <table:table-row table:style-name="ro1">
          <table:table-cell office:value-type="string" calcext:value-type="string">
            <text:p>GiornoUnoSera-Dialog_GiuseppeCasaThovezStanzaFeste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0">
          <table:table-cell office:value-type="string" calcext:value-type="string">
            <text:p>GiornoUnoSera-Dialog_GiuseppeCasaThovezStanzaFeste-30b02343</text:p>
          </table:table-cell>
          <table:table-cell table:style-name="ce3" office:value-type="string" calcext:value-type="string">
            <text:p>&lt;b&gt;&lt;color=\#D42525&gt;Giuseppe&lt;/color&gt;&lt;/b&gt;: "{Quella Helen è una strana bambina. Ha sempre la testa tra le nuvole|Certo che Thovez è proprio ossessionato dall'ammiraglio Nelson. Questa casa sembra un museo!|{CatenaWin:Perdonatemi la sfacciataggine, ma potrei sapere il nome di quell'affascinante donna che vi accompagna?|Madre Thovez è il più severo generale che abbia mai visto.}|Avete assaggiato questo vino? È disgustoso!}"</text:p>
          </table:table-cell>
          <table:table-cell/>
        </table:table-row>
        <table:table-row table:style-name="ro1">
          <table:table-cell office:value-type="string" calcext:value-type="string">
            <text:p>GiornoUnoSera-Dialog_GiuseppeCasaThovezStanzaFeste-d578553d</text:p>
          </table:table-cell>
          <table:table-cell table:style-name="ce3" office:value-type="string" calcext:value-type="string">
            <text:p>"Ho qualcuno con cui parlare, Giuseppe. A dopo."</text:p>
          </table:table-cell>
          <table:table-cell/>
        </table:table-row>
        <table:table-row table:style-name="ro3">
          <table:table-cell office:value-type="string" calcext:value-type="string">
            <text:p>GiornoUnoSera-Dialog_GiuseppeCasaThovezStanzaFeste-bd7f56e0</text:p>
          </table:table-cell>
          <table:table-cell table:style-name="ce3" office:value-type="string" calcext:value-type="string">
            <text:p>&lt;b&gt;Ti sposti in biblioteca&lt;/b&gt;]"Grazie della compagnia, ma adesso ho appuntamento col Thovez. A presto!"</text:p>
          </table:table-cell>
          <table:table-cell/>
        </table:table-row>
        <table:table-row table:style-name="ro1">
          <table:table-cell office:value-type="string" calcext:value-type="string">
            <text:p>GiornoUnoSera-Dialog_GiuseppeCasaThovezStanzaFeste-88c8bcf6</text:p>
          </table:table-cell>
          <table:table-cell table:style-name="ce3" office:value-type="string" calcext:value-type="string">
            <text:p>CasaThovezBiblioteca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dc53639e</text:p>
          </table:table-cell>
          <table:table-cell table:style-name="ce3" office:value-type="string" calcext:value-type="string">
            <text:p>SNarrante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1eaca961</text:p>
          </table:table-cell>
          <table:table-cell table:style-name="ce3" office:value-type="string" calcext:value-type="string">
            <text:p>&lt;b&gt;&lt;color=\#354174&gt;S. Narrante&lt;/color&gt;&lt;/b&gt;: "E quando pensi che il passato sia definitivamente chiuso..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847adfa2</text:p>
          </table:table-cell>
          <table:table-cell table:style-name="ce3" office:value-type="string" calcext:value-type="string">
            <text:p>Cristina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f5dd9774</text:p>
          </table:table-cell>
          <table:table-cell table:style-name="ce3" office:value-type="string" calcext:value-type="string">
            <text:p>&lt;b&gt;&lt;color=\#6d282a&gt;Cristina&lt;/color&gt;&lt;/b&gt;: "S.? Sei davvero tu?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45b9d631</text:p>
          </table:table-cell>
          <table:table-cell table:style-name="ce3" office:value-type="string" calcext:value-type="string">
            <text:p>"Cristina, dio, quanto tempo! Cosa ci fai qui?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c14aa9e2</text:p>
          </table:table-cell>
          <table:table-cell table:style-name="ce3" office:value-type="string" calcext:value-type="string">
            <text:p>"Cristina?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1ca93bfa</text:p>
          </table:table-cell>
          <table:table-cell table:style-name="ce3" office:value-type="string" calcext:value-type="string">
            <text:p>"Ah, ti sei ancora viva?"</text:p>
          </table:table-cell>
          <table:table-cell/>
        </table:table-row>
        <table:table-row table:style-name="ro2">
          <table:table-cell office:value-type="string" calcext:value-type="string">
            <text:p>GiornoUnoSera-Dialog_CristinaCasaThovezBiblioteca-ec8b9364</text:p>
          </table:table-cell>
          <table:table-cell table:style-name="ce3" office:value-type="string" calcext:value-type="string">
            <text:p>&lt;b&gt;&lt;color=\#6d282a&gt;Cristina&lt;/color&gt;&lt;/b&gt;: "{not disprezzo: Sì. Io...oh, è così bello rivederti, S.!|Mi aspettavo un'accoglienza diversa. Ma forse me lo merito.}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32901755</text:p>
          </table:table-cell>
          <table:table-cell table:style-name="ce3" office:value-type="string" calcext:value-type="string">
            <text:p>Catena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8aadebca</text:p>
          </table:table-cell>
          <table:table-cell table:style-name="ce3" office:value-type="string" calcext:value-type="string">
            <text:p>&lt;b&gt;&lt;color=\#3a6954&gt;Catena&lt;/color&gt;&lt;/b&gt;: "Quella Cristina? Quella che ti ha smollato a Napoli?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f5e5338f</text:p>
          </table:table-cell>
          <table:table-cell table:style-name="ce3" office:value-type="string" calcext:value-type="string">
            <text:p>&lt;b&gt;&lt;color=\#3a6954&gt;Catena&lt;/color&gt;&lt;/b&gt;: "Dopo tutto quello che hai fatto per lei?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ed8929ed</text:p>
          </table:table-cell>
          <table:table-cell table:style-name="ce3" office:value-type="string" calcext:value-type="string">
            <text:p>&lt;b&gt;&lt;color=\#6d282a&gt;Cristina&lt;/color&gt;&lt;/b&gt;: "Oh..."</text:p>
          </table:table-cell>
          <table:table-cell/>
        </table:table-row>
        <table:table-row table:style-name="ro2">
          <table:table-cell office:value-type="string" calcext:value-type="string">
            <text:p>GiornoUnoSera-Dialog_CristinaCasaThovezBiblioteca-196ff525</text:p>
          </table:table-cell>
          <table:table-cell table:style-name="ce3" office:value-type="string" calcext:value-type="string">
            <text:p>&lt;b&gt;&lt;color=\#6d282a&gt;Cristina&lt;/color&gt;&lt;/b&gt;: {CatenaWin: "È così che parli di me? E io che ben speravo di aver trovato un volto amico."|"Avevo così bisogno di vedere un volto amico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0d562872</text:p>
          </table:table-cell>
          <table:table-cell table:style-name="ce3" office:value-type="string" calcext:value-type="string">
            <text:p>"Un volto amico?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d6f7004f</text:p>
          </table:table-cell>
          <table:table-cell table:style-name="ce3" office:value-type="string" calcext:value-type="string">
            <text:p>&lt;b&gt;&lt;color=\#6d282a&gt;Cristina&lt;/color&gt;&lt;/b&gt;: "Hai ragione, di certo non merito la tua amicizia.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ea1520df</text:p>
          </table:table-cell>
          <table:table-cell table:style-name="ce3" office:value-type="string" calcext:value-type="string">
            <text:p>"No no, oh, madóna mé.["] Perché sei qui che dici che non ci sono le persone fidate?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83662a75</text:p>
          </table:table-cell>
          <table:table-cell table:style-name="ce3" office:value-type="string" calcext:value-type="string">
            <text:p>"Dopo quello che mi hai fatto..."]"Va a fas benedì! Non meriti niente da me.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8fd7084e</text:p>
          </table:table-cell>
          <table:table-cell table:style-name="ce3" office:value-type="string" calcext:value-type="string">
            <text:p>Prendi un grosso respiro.] "No ma possiamo essere civili. Come vanno le cose, ora?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4b14f918</text:p>
          </table:table-cell>
          <table:table-cell table:style-name="ce3" office:value-type="string" calcext:value-type="string">
            <text:p>"Cristina, io, io ..["] Cazzo, sembro un pappagallo. E' bello rivederti, credo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f25f5a98</text:p>
          </table:table-cell>
          <table:table-cell table:style-name="ce3" office:value-type="string" calcext:value-type="string">
            <text:p>&lt;b&gt;&lt;color=\#6d282a&gt;Cristina&lt;/color&gt;&lt;/b&gt;: "Credi?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02f4e0e1</text:p>
          </table:table-cell>
          <table:table-cell table:style-name="ce3" office:value-type="string" calcext:value-type="string">
            <text:p>"Pota, non ci siamo manco dette addio[."]. Anzi, tu non l'hai fatto.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59644aa8</text:p>
          </table:table-cell>
          <table:table-cell table:style-name="ce3" office:value-type="string" calcext:value-type="string">
            <text:p>&lt;b&gt;&lt;color=\#6d282a&gt;Cristina&lt;/color&gt;&lt;/b&gt;: "Forse è stato uno sbaglio venire a salutarti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f2fe059f</text:p>
          </table:table-cell>
          <table:table-cell table:style-name="ce3" office:value-type="string" calcext:value-type="string">
            <text:p>"No, io...["] Scusa. Non ti aspettavo qui, non ero pronto.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91d92122</text:p>
          </table:table-cell>
          <table:table-cell table:style-name="ce3" office:value-type="string" calcext:value-type="string">
            <text:p>&lt;b&gt;&lt;color=\#3a6954&gt;Catena&lt;/color&gt;&lt;/b&gt;: "Scusa? Le chiedi pure scusa?"</text:p>
          </table:table-cell>
          <table:table-cell/>
        </table:table-row>
        <table:table-row table:style-name="ro2">
          <table:table-cell office:value-type="string" calcext:value-type="string">
            <text:p>GiornoUnoSera-Dialog_CristinaCasaThovezBiblioteca-92a86ac4</text:p>
          </table:table-cell>
          <table:table-cell table:style-name="ce3" office:value-type="string" calcext:value-type="string">
            <text:p>&lt;b&gt;&lt;color=\#6d282a&gt;Cristina&lt;/color&gt;&lt;/b&gt;: "La tua amica ha ragione, non ti devi scusare. Ma sono così felice che tu sia qui!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ff48284f</text:p>
          </table:table-cell>
          <table:table-cell table:style-name="ce3" office:value-type="string" calcext:value-type="string">
            <text:p>"Ti aspettavi mica delle feste[?"] dopo tutto quello che è accaduto, vero?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0dd581f9</text:p>
          </table:table-cell>
          <table:table-cell table:style-name="ce3" office:value-type="string" calcext:value-type="string">
            <text:p>"Dio, sei ancora più bella!["] Scusa, è fuori luogo ma cazzo, sei bellissima!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98e8bd1f</text:p>
          </table:table-cell>
          <table:table-cell table:style-name="ce3" office:value-type="string" calcext:value-type="string">
            <text:p>&lt;b&gt;&lt;color=\#6d282a&gt;Cristina&lt;/color&gt;&lt;/b&gt;: "E tu sei ancora più sfacciata. E non hai perso lo sguardo furbetto da våulp.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293fc4bf</text:p>
          </table:table-cell>
          <table:table-cell table:style-name="ce3" office:value-type="string" calcext:value-type="string">
            <text:p>"Da volpe?["] Chi è che è vestita come una regina e chi con gli avanzi dell'Isaac?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65e3f1f9</text:p>
          </table:table-cell>
          <table:table-cell table:style-name="ce3" office:value-type="string" calcext:value-type="string">
            <text:p>&lt;b&gt;&lt;color=\#6d282a&gt;Cristina&lt;/color&gt;&lt;/b&gt;: "Non dovresti parlare di cose che non capisci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d93865be</text:p>
          </table:table-cell>
          <table:table-cell table:style-name="ce3" office:value-type="string" calcext:value-type="string">
            <text:p>"Cosa non capisco?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e9f32aa8</text:p>
          </table:table-cell>
          <table:table-cell table:style-name="ce3" office:value-type="string" calcext:value-type="string">
            <text:p>"Mi fidavo di te e sei sparita[."] Mi hai lasciato davanti a cose orribili, da solo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94eda4c4</text:p>
          </table:table-cell>
          <table:table-cell table:style-name="ce3" office:value-type="string" calcext:value-type="string">
            <text:p>"Avevamo progetti e idee e tu sei scappata senza fidarti di me."</text:p>
          </table:table-cell>
          <table:table-cell/>
        </table:table-row>
        <table:table-row table:style-name="ro2">
          <table:table-cell office:value-type="string" calcext:value-type="string">
            <text:p>GiornoUnoSera-Dialog_CristinaCasaThovezBiblioteca-042178bc</text:p>
          </table:table-cell>
          <table:table-cell table:style-name="ce3" office:value-type="string" calcext:value-type="string">
            <text:p>&lt;b&gt;&lt;color=\#6d282a&gt;Cristina&lt;/color&gt;&lt;/b&gt;: "S., io... Hai ragione, scusa. Ma non conoscevo niente del mondo se non Iddio, e avevo paura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c1a042b7</text:p>
          </table:table-cell>
          <table:table-cell table:style-name="ce3" office:value-type="string" calcext:value-type="string">
            <text:p>"Paura de che?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0644e023</text:p>
          </table:table-cell>
          <table:table-cell table:style-name="ce3" office:value-type="string" calcext:value-type="string">
            <text:p>&lt;b&gt;&lt;color=\#6d282a&gt;Cristina&lt;/color&gt;&lt;/b&gt;: "Di passare dalle prigioni del convento a quelle di un matrimonio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aa8348a2</text:p>
          </table:table-cell>
          <table:table-cell table:style-name="ce3" office:value-type="string" calcext:value-type="string">
            <text:p>"Se la metti così, non c'ho più niente da dirti, Cristina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2abd7a3a</text:p>
          </table:table-cell>
          <table:table-cell table:style-name="ce3" office:value-type="string" calcext:value-type="string">
            <text:p>"Non ti ci volevo obbligare a fare nulla io."</text:p>
          </table:table-cell>
          <table:table-cell/>
        </table:table-row>
        <table:table-row table:style-name="ro2">
          <table:table-cell office:value-type="string" calcext:value-type="string">
            <text:p>GiornoUnoSera-Dialog_CristinaCasaThovezBiblioteca-949286b2</text:p>
          </table:table-cell>
          <table:table-cell table:style-name="ce3" office:value-type="string" calcext:value-type="string">
            <text:p>&lt;b&gt;&lt;color=\#6d282a&gt;Cristina&lt;/color&gt;&lt;/b&gt;: "L'ho capito, anni dopo. All'epoca ero solo spaventata. Ora sono una donna diversa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097aa5e3</text:p>
          </table:table-cell>
          <table:table-cell table:style-name="ce3" office:value-type="string" calcext:value-type="string">
            <text:p>"Che donna sei?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11c3b987</text:p>
          </table:table-cell>
          <table:table-cell table:style-name="ce3" office:value-type="string" calcext:value-type="string">
            <text:p>"Uh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401c1f87</text:p>
          </table:table-cell>
          <table:table-cell table:style-name="ce3" office:value-type="string" calcext:value-type="string">
            <text:p>"Non l'avevo mai vista in questo modo.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d88b588b</text:p>
          </table:table-cell>
          <table:table-cell table:style-name="ce3" office:value-type="string" calcext:value-type="string">
            <text:p>&lt;b&gt;&lt;color=\#6d282a&gt;Cristina&lt;/color&gt;&lt;/b&gt;: "Ero giovane, piena di voglia di vita. Tu eri così innamorata, ma io..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d6463231</text:p>
          </table:table-cell>
          <table:table-cell table:style-name="ce3" office:value-type="string" calcext:value-type="string">
            <text:p>"Volevi solo vederti libera."</text:p>
          </table:table-cell>
          <table:table-cell/>
        </table:table-row>
        <table:table-row table:style-name="ro2">
          <table:table-cell office:value-type="string" calcext:value-type="string">
            <text:p>GiornoUnoSera-Dialog_CristinaCasaThovezBiblioteca-96d0561a</text:p>
          </table:table-cell>
          <table:table-cell table:style-name="ce3" office:value-type="string" calcext:value-type="string">
            <text:p>&lt;b&gt;&lt;color=\#6d282a&gt;Cristina&lt;/color&gt;&lt;/b&gt;: "Mi spiace, S. Ora te l'avrei detto in faccia. Ma all'epoca ero un altro tipo di persona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521e0aef</text:p>
          </table:table-cell>
          <table:table-cell table:style-name="ce3" office:value-type="string" calcext:value-type="string">
            <text:p>"E ora, che tipo di persona sei?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5134d570</text:p>
          </table:table-cell>
          <table:table-cell table:style-name="ce3" office:value-type="string" calcext:value-type="string">
            <text:p>"Il tempo lenisce le ferite."] "Sono passati anni. Sono accadute un sacco di cose. Forse posso anche perdonarti.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ae0710e8</text:p>
          </table:table-cell>
          <table:table-cell table:style-name="ce3" office:value-type="string" calcext:value-type="string">
            <text:p>&lt;b&gt;&lt;color=\#6d282a&gt;Cristina&lt;/color&gt;&lt;/b&gt;: "Ne sarei così felice, S., mi sei mancata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2f19442a</text:p>
          </table:table-cell>
          <table:table-cell table:style-name="ce3" office:value-type="string" calcext:value-type="string">
            <text:p>"Cosa ci fai qui?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9c915cc4</text:p>
          </table:table-cell>
          <table:table-cell table:style-name="ce3" office:value-type="string" calcext:value-type="string">
            <text:p>&lt;b&gt;&lt;color=\#6d282a&gt;Cristina&lt;/color&gt;&lt;/b&gt;: "Non è il posto migliore in cui parlare, ma. Ma mi sono messa nei pasticci, S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613cbf3b</text:p>
          </table:table-cell>
          <table:table-cell table:style-name="ce3" office:value-type="string" calcext:value-type="string">
            <text:p>"Che genere di pasticci?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2bfd8ed3</text:p>
          </table:table-cell>
          <table:table-cell table:style-name="ce3" office:value-type="string" calcext:value-type="string">
            <text:p>"Quindi c'hai bisogno del mio aiuto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4cde4a77</text:p>
          </table:table-cell>
          <table:table-cell table:style-name="ce3" office:value-type="string" calcext:value-type="string">
            <text:p>&lt;b&gt;&lt;color=\#3a6954&gt;Catena&lt;/color&gt;&lt;/b&gt;: "Che facciola!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37458277</text:p>
          </table:table-cell>
          <table:table-cell table:style-name="ce3" office:value-type="string" calcext:value-type="string">
            <text:p>&lt;b&gt;&lt;color=\#6d282a&gt;Cristina&lt;/color&gt;&lt;/b&gt;: "Solo di un'amica con cui parlare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658efb2c</text:p>
          </table:table-cell>
          <table:table-cell table:style-name="ce3" office:value-type="string" calcext:value-type="string">
            <text:p>"Come ai vecchi tempi?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d3a03d09</text:p>
          </table:table-cell>
          <table:table-cell table:style-name="ce3" office:value-type="string" calcext:value-type="string">
            <text:p>&lt;b&gt;&lt;color=\#6d282a&gt;Cristina&lt;/color&gt;&lt;/b&gt;: "Il padrone di casa, l'uomo laggiù..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ea4a378e</text:p>
          </table:table-cell>
          <table:table-cell table:style-name="ce3" office:value-type="string" calcext:value-type="string">
            <text:p>"Il Thovez?"</text:p>
          </table:table-cell>
          <table:table-cell/>
        </table:table-row>
        <table:table-row table:style-name="ro2">
          <table:table-cell office:value-type="string" calcext:value-type="string">
            <text:p>GiornoUnoSera-Dialog_CristinaCasaThovezBiblioteca-49baeec9</text:p>
          </table:table-cell>
          <table:table-cell table:style-name="ce3" office:value-type="string" calcext:value-type="string">
            <text:p>&lt;b&gt;&lt;color=\#6d282a&gt;Cristina&lt;/color&gt;&lt;/b&gt;: "Sì. Sì, lui. Pensavo mi sarei trovata libera, con lui. Non sai quante cose sono successe dopo che sono scappata.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f747eaa7</text:p>
          </table:table-cell>
          <table:table-cell table:style-name="ce3" office:value-type="string" calcext:value-type="string">
            <text:p>&lt;b&gt;&lt;color=\#6d282a&gt;Cristina&lt;/color&gt;&lt;/b&gt;: "E lui mi ha promesso la libertà che cercavo. È stato così convincente. E..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4a15bba3</text:p>
          </table:table-cell>
          <table:table-cell table:style-name="ce3" office:value-type="string" calcext:value-type="string">
            <text:p>"Anche io te l'avevo promessa, ricordi?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18d54191</text:p>
          </table:table-cell>
          <table:table-cell table:style-name="ce3" office:value-type="string" calcext:value-type="string">
            <text:p>&lt;b&gt;&lt;color=\#6d282a&gt;Cristina&lt;/color&gt;&lt;/b&gt;: "Non ora, S., ti prego, non ora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36142b24</text:p>
          </table:table-cell>
          <table:table-cell table:style-name="ce3" office:value-type="string" calcext:value-type="string">
            <text:p>"E quando, allora?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cc63f52d</text:p>
          </table:table-cell>
          <table:table-cell table:style-name="ce3" office:value-type="string" calcext:value-type="string">
            <text:p>&lt;b&gt;&lt;color=\#6d282a&gt;Cristina&lt;/color&gt;&lt;/b&gt;: "Sono stata una sciocca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0c57228b</text:p>
          </table:table-cell>
          <table:table-cell table:style-name="ce3" office:value-type="string" calcext:value-type="string">
            <text:p>"Promettimi che ne parliamo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a2986cbc</text:p>
          </table:table-cell>
          <table:table-cell table:style-name="ce3" office:value-type="string" calcext:value-type="string">
            <text:p>&lt;b&gt;&lt;color=\#6d282a&gt;Cristina&lt;/color&gt;&lt;/b&gt;: "Te lo prometto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01213db5</text:p>
          </table:table-cell>
          <table:table-cell table:style-name="ce3" office:value-type="string" calcext:value-type="string">
            <text:p>"Ti ascolto."</text:p>
          </table:table-cell>
          <table:table-cell/>
        </table:table-row>
        <table:table-row table:style-name="ro2">
          <table:table-cell office:value-type="string" calcext:value-type="string">
            <text:p>GiornoUnoSera-Dialog_CristinaCasaThovezBiblioteca-7c109fc9</text:p>
          </table:table-cell>
          <table:table-cell table:style-name="ce3" office:value-type="string" calcext:value-type="string">
            <text:p>&lt;b&gt;&lt;color=\#6d282a&gt;Cristina&lt;/color&gt;&lt;/b&gt;: "Ora di fatto sono la sua schiava. Sono la sua amante, che vuol dire devo stare ai suoi ordini."</text:p>
          </table:table-cell>
          <table:table-cell/>
        </table:table-row>
        <table:table-row table:style-name="ro2">
          <table:table-cell office:value-type="string" calcext:value-type="string">
            <text:p>GiornoUnoSera-Dialog_CristinaCasaThovezBiblioteca-2d06b3ab</text:p>
          </table:table-cell>
          <table:table-cell table:style-name="ce3" office:value-type="string" calcext:value-type="string">
            <text:p>&lt;b&gt;&lt;color=\#6d282a&gt;Cristina&lt;/color&gt;&lt;/b&gt;: "Essere dove vuole che io sia quando vuole. Vestirmi come desidera. Odio questo vestito, questi capelli, questi gioielli!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9f979739</text:p>
          </table:table-cell>
          <table:table-cell table:style-name="ce3" office:value-type="string" calcext:value-type="string">
            <text:p>"Ma perché resti?"</text:p>
          </table:table-cell>
          <table:table-cell/>
        </table:table-row>
        <table:table-row table:style-name="ro2">
          <table:table-cell office:value-type="string" calcext:value-type="string">
            <text:p>GiornoUnoSera-Dialog_CristinaCasaThovezBiblioteca-b933cc3a</text:p>
          </table:table-cell>
          <table:table-cell table:style-name="ce3" office:value-type="string" calcext:value-type="string">
            <text:p>&lt;b&gt;&lt;color=\#6d282a&gt;Cristina&lt;/color&gt;&lt;/b&gt;: "E dove andrei, S.? Alla mia età, non sposata, incapace di fare qualsiasi cosa. Che futuro posso avere?"</text:p>
          </table:table-cell>
          <table:table-cell/>
        </table:table-row>
        <table:table-row table:style-name="ro2">
          <table:table-cell office:value-type="string" calcext:value-type="string">
            <text:p>GiornoUnoSera-Dialog_CristinaCasaThovezBiblioteca-5fa8a85f</text:p>
          </table:table-cell>
          <table:table-cell table:style-name="ce3" office:value-type="string" calcext:value-type="string">
            <text:p>"Unisciti alla nostra nave[."] Scegli assieme alla ciurma come e perché. Anche di andartene quando vuoi. Magari salutandomi a questo giro.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c6141ef8</text:p>
          </table:table-cell>
          <table:table-cell table:style-name="ce3" office:value-type="string" calcext:value-type="string">
            <text:p>&lt;b&gt;&lt;color=\#3a6954&gt;Catena&lt;/color&gt;&lt;/b&gt;: "Non impari mai, vero?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1f3524f8</text:p>
          </table:table-cell>
          <table:table-cell table:style-name="ce3" office:value-type="string" calcext:value-type="string">
            <text:p>@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48b0d274</text:p>
          </table:table-cell>
          <table:table-cell table:style-name="ce3" office:value-type="string" calcext:value-type="string">
            <text:p>"Sai fare un sacco di cose, Cristina!["] Hai cambiato città, vita, tutto!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f345df08</text:p>
          </table:table-cell>
          <table:table-cell table:style-name="ce3" office:value-type="string" calcext:value-type="string">
            <text:p>&lt;b&gt;&lt;color=\#6d282a&gt;Cristina&lt;/color&gt;&lt;/b&gt;: "E cosa posso fare di tutte queste cose, S.? Sinceramente?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1fb97fd2</text:p>
          </table:table-cell>
          <table:table-cell table:style-name="ce3" office:value-type="string" calcext:value-type="string">
            <text:p>"Puoi unirti alla ciurma.["] Viaggiare, vedere nuovi mondi. E mica con qualcuno che ti dice come vestirti.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05722459</text:p>
          </table:table-cell>
          <table:table-cell table:style-name="ce3" office:value-type="string" calcext:value-type="string">
            <text:p>"Ti sei arresa.["] Ma se vuoi che nessuno decide di nuovo per te, è il caso che inizi ora a prendere le tue decisioni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ec500681</text:p>
          </table:table-cell>
          <table:table-cell table:style-name="ce3" office:value-type="string" calcext:value-type="string">
            <text:p>&lt;b&gt;&lt;color=\#6d282a&gt;Cristina&lt;/color&gt;&lt;/b&gt;: "Ho paura, S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f4aa73a1</text:p>
          </table:table-cell>
          <table:table-cell table:style-name="ce3" office:value-type="string" calcext:value-type="string">
            <text:p>"Non posso fare questo lavoro per te, Cristina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f12527ca</text:p>
          </table:table-cell>
          <table:table-cell table:style-name="ce3" office:value-type="string" calcext:value-type="string">
            <text:p>"Pota, provaci. Cosa c'hai da perdere?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0794b056</text:p>
          </table:table-cell>
          <table:table-cell table:style-name="ce3" office:value-type="string" calcext:value-type="string">
            <text:p>"L'alternativa è restare?["] Stare qui, infelice, ad essere usata da quest'òm?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7bad9749</text:p>
          </table:table-cell>
          <table:table-cell table:style-name="ce3" office:value-type="string" calcext:value-type="string">
            <text:p>&lt;b&gt;&lt;color=\#6d282a&gt;Cristina&lt;/color&gt;&lt;/b&gt;: "Almeno è un male che conosco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18019e48</text:p>
          </table:table-cell>
          <table:table-cell table:style-name="ce3" office:value-type="string" calcext:value-type="string">
            <text:p>"Allora non ci posso fare nulla per te.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da490d51</text:p>
          </table:table-cell>
          <table:table-cell table:style-name="ce3" office:value-type="string" calcext:value-type="string">
            <text:p>&lt;b&gt;&lt;color=\#6d282a&gt;Cristina&lt;/color&gt;&lt;/b&gt;: "Mi ero dimenticata cosa significasse discutere con te.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2063ef86</text:p>
          </table:table-cell>
          <table:table-cell table:style-name="ce3" office:value-type="string" calcext:value-type="string">
            <text:p>&lt;b&gt;&lt;color=\#6d282a&gt;Cristina&lt;/color&gt;&lt;/b&gt;: "Ma non verrò, S., mi spiace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5fb6b44d</text:p>
          </table:table-cell>
          <table:table-cell table:style-name="ce3" office:value-type="string" calcext:value-type="string">
            <text:p>"Mi arrendo.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0b9e813e</text:p>
          </table:table-cell>
          <table:table-cell table:style-name="ce3" office:value-type="string" calcext:value-type="string">
            <text:p>&lt;b&gt;&lt;color=\#6d282a&gt;Cristina&lt;/color&gt;&lt;/b&gt;: "Resto qui, ma grazie per averci provato, davvero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f86be63d</text:p>
          </table:table-cell>
          <table:table-cell table:style-name="ce3" office:value-type="string" calcext:value-type="string">
            <text:p>"Salpiamo tra tre giorni.["] Se cambi idea, siamo all'osteria.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0afae179</text:p>
          </table:table-cell>
          <table:table-cell table:style-name="ce3" office:value-type="string" calcext:value-type="string">
            <text:p>&lt;b&gt;&lt;color=\#6d282a&gt;Cristina&lt;/color&gt;&lt;/b&gt;: "Sei sempre nel mio cuore, S. Sempre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c4bb587b</text:p>
          </table:table-cell>
          <table:table-cell table:style-name="ce3" office:value-type="string" calcext:value-type="string">
            <text:p>"Come ti senti?"]"La a bé, Cristina?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0ade4d43</text:p>
          </table:table-cell>
          <table:table-cell table:style-name="ce3" office:value-type="string" calcext:value-type="string">
            <text:p>&lt;b&gt;&lt;color=\#6d282a&gt;Cristina&lt;/color&gt;&lt;/b&gt;: "Come se stessi facendo un errore, il migliore della mia vita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5215f604</text:p>
          </table:table-cell>
          <table:table-cell table:style-name="ce3" office:value-type="string" calcext:value-type="string">
            <text:p>"O stai riparando a quando mi hai mollata.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df6543a8</text:p>
          </table:table-cell>
          <table:table-cell table:style-name="ce3" office:value-type="string" calcext:value-type="string">
            <text:p>&lt;b&gt;&lt;color=\#6d282a&gt;Cristina&lt;/color&gt;&lt;/b&gt;: "Non lascerai andare quest'osso, vero?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a92cbfde</text:p>
          </table:table-cell>
          <table:table-cell table:style-name="ce3" office:value-type="string" calcext:value-type="string">
            <text:p>"Forse.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7e6faa58</text:p>
          </table:table-cell>
          <table:table-cell table:style-name="ce3" office:value-type="string" calcext:value-type="string">
            <text:p>"Il Thovez si sta avvicinando.["] Separiamoci. Ci troviamo domattina a casa dall'Isaac. Sai dove si trova, vero?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90edf033</text:p>
          </table:table-cell>
          <table:table-cell table:style-name="ce3" office:value-type="string" calcext:value-type="string">
            <text:p>&lt;b&gt;&lt;color=\#6d282a&gt;Cristina&lt;/color&gt;&lt;/b&gt;: "Sì, abbiamo avuto qualche scambio in passato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e91405c9</text:p>
          </table:table-cell>
          <table:table-cell table:style-name="ce3" office:value-type="string" calcext:value-type="string">
            <text:p>"Ottimo. Vienici la mattina presto. E Cristina?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f9574880</text:p>
          </table:table-cell>
          <table:table-cell table:style-name="ce3" office:value-type="string" calcext:value-type="string">
            <text:p>&lt;b&gt;&lt;color=\#6d282a&gt;Cristina&lt;/color&gt;&lt;/b&gt;: "Sto attenda, lo so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b649d17f</text:p>
          </table:table-cell>
          <table:table-cell table:style-name="ce3" office:value-type="string" calcext:value-type="string">
            <text:p>"Non mi sparire mica di nuovo, capito?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0e9b88bb</text:p>
          </table:table-cell>
          <table:table-cell table:style-name="ce3" office:value-type="string" calcext:value-type="string">
            <text:p>&lt;b&gt;&lt;color=\#6d282a&gt;Cristina&lt;/color&gt;&lt;/b&gt;: "Non lo farò, promesso. A domattina.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9d39a454</text:p>
          </table:table-cell>
          <table:table-cell table:style-name="ce3" office:value-type="string" calcext:value-type="string">
            <text:p>&lt;b&gt;&lt;color=\#3a6954&gt;Catena&lt;/color&gt;&lt;/b&gt;: "Sei idiota cuoricì, lo sai vero?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70a5fc93</text:p>
          </table:table-cell>
          <table:table-cell table:style-name="ce3" office:value-type="string" calcext:value-type="string">
            <text:p>&lt;b&gt;&lt;color=\#6d282a&gt;Cristina&lt;/color&gt;&lt;/b&gt;: "Io... Forse mi aspettavo qualcosa di diverso, non lo so.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cad48de9</text:p>
          </table:table-cell>
          <table:table-cell table:style-name="ce3" office:value-type="string" calcext:value-type="string">
            <text:p>"Cosa ti aspettavi?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a007611f</text:p>
          </table:table-cell>
          <table:table-cell table:style-name="ce3" office:value-type="string" calcext:value-type="string">
            <text:p>"Da me, intendi?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b7a41ef6</text:p>
          </table:table-cell>
          <table:table-cell table:style-name="ce3" office:value-type="string" calcext:value-type="string">
            <text:p>"Su quali basi?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a6a34951</text:p>
          </table:table-cell>
          <table:table-cell table:style-name="ce3" office:value-type="string" calcext:value-type="string">
            <text:p>"Mi hai preso per stupido?"]"Non c'ho mica un servel de poia!"</text:p>
          </table:table-cell>
          <table:table-cell/>
        </table:table-row>
        <table:table-row table:style-name="ro1">
          <table:table-cell office:value-type="string" calcext:value-type="string">
            <text:p>GiornoUnoSera-Dialog_CristinaCasaThovezBiblioteca-61516236</text:p>
          </table:table-cell>
          <table:table-cell table:style-name="ce3" office:value-type="string" calcext:value-type="string">
            <text:p>&lt;b&gt;&lt;color=\#6d282a&gt;Cristina&lt;/color&gt;&lt;/b&gt;: "Sei crudele."</text:p>
          </table:table-cell>
          <table:table-cell/>
        </table:table-row>
        <table:table-row table:style-name="ro2">
          <table:table-cell office:value-type="string" calcext:value-type="string">
            <text:p>GiornoUnoSera-Dialog_CristinaCasaThovezBiblioteca-2854ebd9</text:p>
          </table:table-cell>
          <table:table-cell table:style-name="ce3" office:value-type="string" calcext:value-type="string">
            <text:p>&lt;b&gt;&lt;color=\#6d282a&gt;Cristina&lt;/color&gt;&lt;/b&gt;: "Pensavo che la nostra amicizia, che, che quello che c'è stato ti avrebbe spinto ad aiutarmi. Scusa, è che sono disperata e non so cosa fare."</text:p>
          </table:table-cell>
          <table:table-cell/>
        </table:table-row>
        <table:table-row table:style-name="ro5">
          <table:table-cell office:value-type="string" calcext:value-type="string">
            <text:p>GiornoUnoSera-Dialog_CristinaCasaThovezBiblioteca-085e42f9</text:p>
          </table:table-cell>
          <table:table-cell table:style-name="ce3" office:value-type="string" calcext:value-type="string">
            <text:p>"Basta!"] "Non c'ho soluzioni facili. Mi spiace. Voglio dirtelo di venire con noi sulla nave. Ma la nave è un mondo a sé, che funziona se chi ci sta vuole esserci. Non è un luogo dove fuggire, ma da cui ricominciare. Tu vuoi ricominciare?"</text:p>
          </table:table-cell>
          <table:table-cell/>
        </table:table-row>
        <table:table-row table:style-name="ro2">
          <table:table-cell office:value-type="string" calcext:value-type="string">
            <text:p>GiornoUnoSera-Dialog_CristinaCasaThovezBiblioteca-cbaf574f</text:p>
          </table:table-cell>
          <table:table-cell table:style-name="ce3" office:value-type="string" calcext:value-type="string">
            <text:p>&lt;b&gt;&lt;color=\#6d282a&gt;Cristina&lt;/color&gt;&lt;/b&gt;: "Sì. Ma forse non so da dove iniziare. Scusa. Sono sicura che ci ritroveremo di nuovo.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3ce25d9c</text:p>
          </table:table-cell>
          <table:table-cell table:style-name="ce3" office:value-type="string" calcext:value-type="string">
            <text:p>&lt;b&gt;&lt;color=\#3a6954&gt;Catena&lt;/color&gt;&lt;/b&gt;: "Hai schivato una bomba, amore.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1add25ad</text:p>
          </table:table-cell>
          <table:table-cell table:style-name="ce3" office:value-type="string" calcext:value-type="string">
            <text:p>&lt;b&gt;&lt;color=\#3a6954&gt;Catena&lt;/color&gt;&lt;/b&gt;: "Ma sta arrivando Thovez, una bomba peggiore.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7b18bc4d</text:p>
          </table:table-cell>
          <table:table-cell table:style-name="ce3" office:value-type="string" calcext:value-type="string">
            <text:p>&lt;b&gt;&lt;color=\#6d282a&gt;Cristina&lt;/color&gt;&lt;/b&gt;: "Ti lascio con Thovez. Immagino non siate così diversi, voi due.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fecd8242</text:p>
          </table:table-cell>
          <table:table-cell table:style-name="ce3" office:value-type="string" calcext:value-type="string">
            <text:p>"Vieni con noi!"] "Unisciti a noi, ascolta l'S.! Puoi scegliere finalmente per te. E riguardo a noi, ripartire da zero."</text:p>
          </table:table-cell>
          <table:table-cell/>
        </table:table-row>
        <table:table-row table:style-name="ro3">
          <table:table-cell office:value-type="string" calcext:value-type="string">
            <text:p>GiornoUnoSera-Dialog_CristinaCasaThovezBiblioteca-497cda0a</text:p>
          </table:table-cell>
          <table:table-cell table:style-name="ce3" office:value-type="string" calcext:value-type="string">
            <text:p>"Non dare nulla per scontato. Non darmi per scontato. Vuoi provarci?"</text:p>
          </table:table-cell>
          <table:table-cell/>
        </table:table-row>
        <table:table-row table:style-name="ro1">
          <table:table-cell office:value-type="string" calcext:value-type="string">
            <text:p>GiornoUnoSera-Partita_Cristina_Chiacchiera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UnoSera-Partita_Cristina_Chiacchiera-847adfa2</text:p>
          </table:table-cell>
          <table:table-cell table:style-name="ce3" office:value-type="string" calcext:value-type="string">
            <text:p>Cristina</text:p>
          </table:table-cell>
          <table:table-cell/>
        </table:table-row>
        <table:table-row table:style-name="ro1">
          <table:table-cell office:value-type="string" calcext:value-type="string">
            <text:p>GiornoUnoSera-Partita_Cristina_Chiacchiera-3b5c162f</text:p>
          </table:table-cell>
          <table:table-cell table:style-name="ce3" office:value-type="string" calcext:value-type="string">
            <text:p>&lt;b&gt;&lt;color=\#354174&gt;S.&lt;/color&gt;&lt;/b&gt;: "Nel mare saresti libera.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Chiacchiera-a89f1559</text:p>
          </table:table-cell>
          <table:table-cell table:style-name="ce3" office:value-type="string" calcext:value-type="string">
            <text:p>&lt;b&gt;&lt;color=\#6d282a&gt;Cristina&lt;/color&gt;&lt;/b&gt;: "Ma cosa so fare, S.?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Chiacchiera-f96a2dce</text:p>
          </table:table-cell>
          <table:table-cell table:style-name="ce3" office:value-type="string" calcext:value-type="string">
            <text:p>&lt;b&gt;&lt;color=\#354174&gt;S.&lt;/color&gt;&lt;/b&gt;: "Pochi di noi sapevano fare qualcosa, eppure ora siamo leggendari."</text:p>
          </table:table-cell>
          <table:table-cell/>
        </table:table-row>
        <table:table-row table:style-name="ro1">
          <table:table-cell office:value-type="string" calcext:value-type="string">
            <text:p>GiornoUnoSera-Partita_Cristina_Chiacchiera-ef2e5290</text:p>
          </table:table-cell>
          <table:table-cell table:style-name="ce3" office:value-type="string" calcext:value-type="string">
            <text:p>&lt;b&gt;&lt;color=\#6d282a&gt;Cristina&lt;/color&gt;&lt;/b&gt;: "E temuti."</text:p>
          </table:table-cell>
          <table:table-cell/>
        </table:table-row>
        <table:table-row table:style-name="ro1">
          <table:table-cell office:value-type="string" calcext:value-type="string">
            <text:p>GiornoUnoSera-Partita_Cristina_Chiacchiera-ff62d21d</text:p>
          </table:table-cell>
          <table:table-cell table:style-name="ce3" office:value-type="string" calcext:value-type="string">
            <text:p>&lt;b&gt;&lt;color=\#354174&gt;S.&lt;/color&gt;&lt;/b&gt;: "C'hai paura di noi?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Chiacchiera-089cbb7e</text:p>
          </table:table-cell>
          <table:table-cell table:style-name="ce3" office:value-type="string" calcext:value-type="string">
            <text:p>&lt;b&gt;&lt;color=\#6d282a&gt;Cristina&lt;/color&gt;&lt;/b&gt;: "No, S., ho paura di fidarmi di qualcuno. Di farmi ancora del male.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Chiacchiera-9625bbb9</text:p>
          </table:table-cell>
          <table:table-cell table:style-name="ce3" office:value-type="string" calcext:value-type="string">
            <text:p>&lt;b&gt;&lt;color=\#354174&gt;S.&lt;/color&gt;&lt;/b&gt;: "Possono farti del male solo se lo vuoi.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Chiacchiera-e4824a03</text:p>
          </table:table-cell>
          <table:table-cell table:style-name="ce3" office:value-type="string" calcext:value-type="string">
            <text:p>&lt;b&gt;&lt;color=\#6d282a&gt;Cristina&lt;/color&gt;&lt;/b&gt;: "Non lo voglio più, S. Più."</text:p>
          </table:table-cell>
          <table:table-cell/>
        </table:table-row>
        <table:table-row table:style-name="ro1">
          <table:table-cell office:value-type="string" calcext:value-type="string">
            <text:p>GiornoUnoSera-Partita_Cristina_Seduzione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UnoSera-Partita_Cristina_Seduzione-847adfa2</text:p>
          </table:table-cell>
          <table:table-cell table:style-name="ce3" office:value-type="string" calcext:value-type="string">
            <text:p>Cristina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Seduzione-92ce0b6f</text:p>
          </table:table-cell>
          <table:table-cell table:style-name="ce3" office:value-type="string" calcext:value-type="string">
            <text:p>&lt;b&gt;&lt;color=\#354174&gt;S.&lt;/color&gt;&lt;/b&gt;: "Pensa alla bellezza di ciò che ti aspetta.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Seduzione-2d841713</text:p>
          </table:table-cell>
          <table:table-cell table:style-name="ce3" office:value-type="string" calcext:value-type="string">
            <text:p>&lt;b&gt;&lt;color=\#6d282a&gt;Cristina&lt;/color&gt;&lt;/b&gt;: "Alla bellezza di stare con te?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Seduzione-c708d1e7</text:p>
          </table:table-cell>
          <table:table-cell table:style-name="ce3" office:value-type="string" calcext:value-type="string">
            <text:p>&lt;b&gt;&lt;color=\#354174&gt;S.&lt;/color&gt;&lt;/b&gt;: "No, questo no. Possiamo ricominciare, ma se vieni vieni per te, punto.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Seduzione-a6cbf4b7</text:p>
          </table:table-cell>
          <table:table-cell table:style-name="ce3" office:value-type="string" calcext:value-type="string">
            <text:p>&lt;b&gt;&lt;color=\#6d282a&gt;Cristina&lt;/color&gt;&lt;/b&gt;: "Ho pensato spesso al tuo corpo, S. Alle cose che mi hai insegnato.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Seduzione-db88b23d</text:p>
          </table:table-cell>
          <table:table-cell table:style-name="ce3" office:value-type="string" calcext:value-type="string">
            <text:p>&lt;b&gt;&lt;color=\#354174&gt;S.&lt;/color&gt;&lt;/b&gt;: "Sono passate tante vite, Cristina.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Seduzione-99d8c12d</text:p>
          </table:table-cell>
          <table:table-cell table:style-name="ce3" office:value-type="string" calcext:value-type="string">
            <text:p>&lt;b&gt;&lt;color=\#6d282a&gt;Cristina&lt;/color&gt;&lt;/b&gt;: "Ma alcune cose son sicura che non siano cambiate.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Seduzione-cb5d3ebe</text:p>
          </table:table-cell>
          <table:table-cell table:style-name="ce3" office:value-type="string" calcext:value-type="string">
            <text:p>&lt;b&gt;&lt;color=\#354174&gt;S.&lt;/color&gt;&lt;/b&gt;: "Ti sto offrendo una marea di possibilità, non ti ci fissare su una, Cristo!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Seduzione-877bae43</text:p>
          </table:table-cell>
          <table:table-cell table:style-name="ce3" office:value-type="string" calcext:value-type="string">
            <text:p>&lt;b&gt;&lt;color=\#6d282a&gt;Cristina&lt;/color&gt;&lt;/b&gt;: "La ami tanto, vero?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Seduzione-952ce6a6</text:p>
          </table:table-cell>
          <table:table-cell table:style-name="ce3" office:value-type="string" calcext:value-type="string">
            <text:p>&lt;b&gt;&lt;color=\#354174&gt;S.&lt;/color&gt;&lt;/b&gt;: "Catena e l'Isaac sono quanto ho di più caro.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Seduzione-2a6b36bd</text:p>
          </table:table-cell>
          <table:table-cell table:style-name="ce3" office:value-type="string" calcext:value-type="string">
            <text:p>&lt;b&gt;&lt;color=\#6d282a&gt;Cristina&lt;/color&gt;&lt;/b&gt;: "Forse un giorno mi meriterò anche io il tuo amore, di nuovo."</text:p>
          </table:table-cell>
          <table:table-cell/>
        </table:table-row>
        <table:table-row table:style-name="ro1">
          <table:table-cell office:value-type="string" calcext:value-type="string">
            <text:p>GiornoUnoSera-Partita_Cristina_Zuffa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UnoSera-Partita_Cristina_Zuffa-847adfa2</text:p>
          </table:table-cell>
          <table:table-cell table:style-name="ce3" office:value-type="string" calcext:value-type="string">
            <text:p>Cristina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Zuffa-d5d32d4c</text:p>
          </table:table-cell>
          <table:table-cell table:style-name="ce3" office:value-type="string" calcext:value-type="string">
            <text:p>&lt;b&gt;&lt;color=\#354174&gt;S.&lt;/color&gt;&lt;/b&gt;: "Il mondo non ce l'ha con te, Cristina!"</text:p>
          </table:table-cell>
          <table:table-cell/>
        </table:table-row>
        <table:table-row table:style-name="ro1">
          <table:table-cell office:value-type="string" calcext:value-type="string">
            <text:p>GiornoUnoSera-Partita_Cristina_Zuffa-094ccf0e</text:p>
          </table:table-cell>
          <table:table-cell table:style-name="ce3" office:value-type="string" calcext:value-type="string">
            <text:p>&lt;b&gt;&lt;color=\#6d282a&gt;Cristina&lt;/color&gt;&lt;/b&gt;: "Thovez...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Zuffa-164b8934</text:p>
          </table:table-cell>
          <table:table-cell table:style-name="ce3" office:value-type="string" calcext:value-type="string">
            <text:p>&lt;b&gt;&lt;color=\#354174&gt;S.&lt;/color&gt;&lt;/b&gt;: "Thovez è un essere umano, e quindi battibile."</text:p>
          </table:table-cell>
          <table:table-cell/>
        </table:table-row>
        <table:table-row table:style-name="ro1">
          <table:table-cell office:value-type="string" calcext:value-type="string">
            <text:p>GiornoUnoSera-Partita_Cristina_Zuffa-9f771e6b</text:p>
          </table:table-cell>
          <table:table-cell table:style-name="ce3" office:value-type="string" calcext:value-type="string">
            <text:p>&lt;b&gt;&lt;color=\#6d282a&gt;Cristina&lt;/color&gt;&lt;/b&gt;: "Anche tu, S.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Zuffa-25685841</text:p>
          </table:table-cell>
          <table:table-cell table:style-name="ce3" office:value-type="string" calcext:value-type="string">
            <text:p>&lt;b&gt;&lt;color=\#354174&gt;S.&lt;/color&gt;&lt;/b&gt;: "Non negli ultimi cinquant'anni. Abbassa gli scudi, Cristina.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Zuffa-6a307d17</text:p>
          </table:table-cell>
          <table:table-cell table:style-name="ce3" office:value-type="string" calcext:value-type="string">
            <text:p>&lt;b&gt;&lt;color=\#6d282a&gt;Cristina&lt;/color&gt;&lt;/b&gt;: "E se ti stanchi di me?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Zuffa-8e71278f</text:p>
          </table:table-cell>
          <table:table-cell table:style-name="ce3" office:value-type="string" calcext:value-type="string">
            <text:p>&lt;b&gt;&lt;color=\#354174&gt;S.&lt;/color&gt;&lt;/b&gt;: "Non ti sto invitando a sposarmi. Ho già chi mi ama sinceramente.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Zuffa-d4309be0</text:p>
          </table:table-cell>
          <table:table-cell table:style-name="ce3" office:value-type="string" calcext:value-type="string">
            <text:p>&lt;b&gt;&lt;color=\#6d282a&gt;Cristina&lt;/color&gt;&lt;/b&gt;: "Pensi che non sia sincera?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Zuffa-3938f73a</text:p>
          </table:table-cell>
          <table:table-cell table:style-name="ce3" office:value-type="string" calcext:value-type="string">
            <text:p>&lt;b&gt;&lt;color=\#354174&gt;S.&lt;/color&gt;&lt;/b&gt;: "Penso che tu debba ripartire da capo, ma davvero questa volta.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Zuffa-f4265a4a</text:p>
          </table:table-cell>
          <table:table-cell table:style-name="ce3" office:value-type="string" calcext:value-type="string">
            <text:p>&lt;b&gt;&lt;color=\#6d282a&gt;Cristina&lt;/color&gt;&lt;/b&gt;: "È una bella frase, S., una bella immagine.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Zuffa-c2d98e3c</text:p>
          </table:table-cell>
          <table:table-cell table:style-name="ce3" office:value-type="string" calcext:value-type="string">
            <text:p>&lt;b&gt;&lt;color=\#354174&gt;S.&lt;/color&gt;&lt;/b&gt;: "Lascia che divenga realtà."</text:p>
          </table:table-cell>
          <table:table-cell/>
        </table:table-row>
        <table:table-row table:style-name="ro3">
          <table:table-cell office:value-type="string" calcext:value-type="string">
            <text:p>GiornoUnoSera-Partita_Cristina_Zuffa-a43d2ab3</text:p>
          </table:table-cell>
          <table:table-cell table:style-name="ce3" office:value-type="string" calcext:value-type="string">
            <text:p>&lt;b&gt;&lt;color=\#6d282a&gt;Cristina&lt;/color&gt;&lt;/b&gt;: "Ho lasciato Dio, ora lascio la società."</text:p>
          </table:table-cell>
          <table:table-cell/>
        </table:table-row>
        <table:table-row table:style-name="ro1">
          <table:table-cell office:value-type="string" calcext:value-type="string">
            <text:p>GiornoUnoSera-Partita_Cristina_Zuffa-d53a52e6</text:p>
          </table:table-cell>
          <table:table-cell table:style-name="ce3" office:value-type="string" calcext:value-type="string">
            <text:p>&lt;b&gt;&lt;color=\#354174&gt;S.&lt;/color&gt;&lt;/b&gt;: "E trovi te stessa."</text:p>
          </table:table-cell>
          <table:table-cell/>
        </table:table-row>
        <table:table-row table:style-name="ro1">
          <table:table-cell office:value-type="string" calcext:value-type="string">
            <text:p>GiornoUnoSera-Partita_Cristina_Zuffa-4ccab72a</text:p>
          </table:table-cell>
          <table:table-cell table:style-name="ce3" office:value-type="string" calcext:value-type="string">
            <text:p>&lt;b&gt;&lt;color=\#6d282a&gt;Cristina&lt;/color&gt;&lt;/b&gt;: "Me stessa..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32901755</text:p>
          </table:table-cell>
          <table:table-cell table:style-name="ce3" office:value-type="string" calcext:value-type="string">
            <text:p>Catena</text:p>
          </table:table-cell>
          <table:table-cell/>
        </table:table-row>
        <table:table-row table:style-name="ro4">
          <table:table-cell office:value-type="string" calcext:value-type="string">
            <text:p>GiornoUnoSera-Dialog_CatenaCasaThovezBiblioteca-27ec9118</text:p>
          </table:table-cell>
          <table:table-cell table:style-name="ce3" office:value-type="string" calcext:value-type="string">
            <text:p>&lt;b&gt;&lt;color=\#3a6954&gt;Catena&lt;/color&gt;&lt;/b&gt;: {"Ci sono più libri che alla comunale di Palermo!"| "Secondo te Thovez li lesse davvero tutti questi libri?" | "Mi sa che mi intasco qualcosa per il prossimo viaggio."| "C'è il libro del Beccaria! Questo me lo prendo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54ac46e9</text:p>
          </table:table-cell>
          <table:table-cell table:style-name="ce3" office:value-type="string" calcext:value-type="string">
            <text:p>&lt;b&gt;&lt;color=\#3a6954&gt;Catena&lt;/color&gt;&lt;/b&gt;: "Quindi?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f90e8e7d</text:p>
          </table:table-cell>
          <table:table-cell table:style-name="ce3" office:value-type="string" calcext:value-type="string">
            <text:p>"Spero che ci fai amicizia con la Cristina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9628d19d</text:p>
          </table:table-cell>
          <table:table-cell table:style-name="ce3" office:value-type="string" calcext:value-type="string">
            <text:p>&lt;b&gt;&lt;color=\#3a6954&gt;Catena&lt;/color&gt;&lt;/b&gt;: "Continua a sperare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5aaab98a</text:p>
          </table:table-cell>
          <table:table-cell table:style-name="ce3" office:value-type="string" calcext:value-type="string">
            <text:p>"Signùr! Perché tutto questo astio?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88c3a346</text:p>
          </table:table-cell>
          <table:table-cell table:style-name="ce3" office:value-type="string" calcext:value-type="string">
            <text:p>&lt;b&gt;&lt;color=\#3a6954&gt;Catena&lt;/color&gt;&lt;/b&gt;: "Perché almeno io ho buonsenso! T'ha trattato di merda, e tu la perdoni pure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1277b7f2</text:p>
          </table:table-cell>
          <table:table-cell table:style-name="ce3" office:value-type="string" calcext:value-type="string">
            <text:p>"Vita mia, non si può vivere di sola rabbia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ea810d9b</text:p>
          </table:table-cell>
          <table:table-cell table:style-name="ce3" office:value-type="string" calcext:value-type="string">
            <text:p>&lt;b&gt;&lt;color=\#3a6954&gt;Catena&lt;/color&gt;&lt;/b&gt;: "Ma si campa di più che con la stupidità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588b2705</text:p>
          </table:table-cell>
          <table:table-cell table:style-name="ce3" office:value-type="string" calcext:value-type="string">
            <text:p>&lt;b&gt;&lt;color=\#3a6954&gt;Catena&lt;/color&gt;&lt;/b&gt;: "Comunque sta arrivando il tuo migliore amico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3e0c10fe</text:p>
          </table:table-cell>
          <table:table-cell table:style-name="ce3" office:value-type="string" calcext:value-type="string">
            <text:p>"Forse ci dovevo insistere di più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b3d38991</text:p>
          </table:table-cell>
          <table:table-cell table:style-name="ce3" office:value-type="string" calcext:value-type="string">
            <text:p>&lt;b&gt;&lt;color=\#3a6954&gt;Catena&lt;/color&gt;&lt;/b&gt;: "Non puoi salvare un ramo dal fuoco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878f9f56</text:p>
          </table:table-cell>
          <table:table-cell table:style-name="ce3" office:value-type="string" calcext:value-type="string">
            <text:p>"Che vuol dire, vita mia?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6c135149</text:p>
          </table:table-cell>
          <table:table-cell table:style-name="ce3" office:value-type="string" calcext:value-type="string">
            <text:p>&lt;b&gt;&lt;color=\#3a6954&gt;Catena&lt;/color&gt;&lt;/b&gt;: "Che ha già deciso il suo destino, tutto qui. Non puoi fare il lavoro per tutte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9578d32f</text:p>
          </table:table-cell>
          <table:table-cell table:style-name="ce3" office:value-type="string" calcext:value-type="string">
            <text:p>"Credo tu c'abbia ragione, ma la cosa non consola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3885a781</text:p>
          </table:table-cell>
          <table:table-cell table:style-name="ce3" office:value-type="string" calcext:value-type="string">
            <text:p>&lt;b&gt;&lt;color=\#3a6954&gt;Catena&lt;/color&gt;&lt;/b&gt;: "Allora ti consolo poi in osteria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473722ff</text:p>
          </table:table-cell>
          <table:table-cell table:style-name="ce3" office:value-type="string" calcext:value-type="string">
            <text:p>&lt;b&gt;&lt;color=\#3a6954&gt;Catena&lt;/color&gt;&lt;/b&gt;: "Ma dopo, che ora sta arrivando sua maestà della puzzolenza Thovez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5daaf4c2</text:p>
          </table:table-cell>
          <table:table-cell table:style-name="ce3" office:value-type="string" calcext:value-type="string">
            <text:p>"Quindi che cosa?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940f2094</text:p>
          </table:table-cell>
          <table:table-cell table:style-name="ce3" office:value-type="string" calcext:value-type="string">
            <text:p>&lt;b&gt;&lt;color=\#3a6954&gt;Catena&lt;/color&gt;&lt;/b&gt;: "Che ne pensi di tutta 'sta faccenda di Cristina?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22322f22</text:p>
          </table:table-cell>
          <table:table-cell table:style-name="ce3" office:value-type="string" calcext:value-type="string">
            <text:p>"Mi chiedo come ci sarebbero andate le cose, se fosse rimasta con me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44ab5a44</text:p>
          </table:table-cell>
          <table:table-cell table:style-name="ce3" office:value-type="string" calcext:value-type="string">
            <text:p>&lt;b&gt;&lt;color=\#3a6954&gt;Catena&lt;/color&gt;&lt;/b&gt;: "Magari non mi avresti conosciuta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65413440</text:p>
          </table:table-cell>
          <table:table-cell table:style-name="ce3" office:value-type="string" calcext:value-type="string">
            <text:p>"Allora sono felice di come mi sono andate le cose con lei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251f7834</text:p>
          </table:table-cell>
          <table:table-cell table:style-name="ce3" office:value-type="string" calcext:value-type="string">
            <text:p>&lt;b&gt;&lt;color=\#3a6954&gt;Catena&lt;/color&gt;&lt;/b&gt;: "Certo, certo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f1549678</text:p>
          </table:table-cell>
          <table:table-cell table:style-name="ce3" office:value-type="string" calcext:value-type="string">
            <text:p>"Sono sicuro che ci saremmo ritrovate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8755b2ce</text:p>
          </table:table-cell>
          <table:table-cell table:style-name="ce3" office:value-type="string" calcext:value-type="string">
            <text:p>&lt;b&gt;&lt;color=\#3a6954&gt;Catena&lt;/color&gt;&lt;/b&gt;: "Un po' come due brutte malattie in un giorno di novembre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5008b9f5</text:p>
          </table:table-cell>
          <table:table-cell table:style-name="ce3" office:value-type="string" calcext:value-type="string">
            <text:p>"Allora mi c'è andata davvero male!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1fc15ddc</text:p>
          </table:table-cell>
          <table:table-cell table:style-name="ce3" office:value-type="string" calcext:value-type="string">
            <text:p>&lt;b&gt;&lt;color=\#3a6954&gt;Catena&lt;/color&gt;&lt;/b&gt;: "Io ti annego, sappilo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9ace4822</text:p>
          </table:table-cell>
          <table:table-cell table:style-name="ce3" office:value-type="string" calcext:value-type="string">
            <text:p>&lt;b&gt;&lt;color=\#3a6954&gt;Catena&lt;/color&gt;&lt;/b&gt;: "Anzi: sta arrivando Thovez, ci penserà lui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6d6d7c72</text:p>
          </table:table-cell>
          <table:table-cell table:style-name="ce3" office:value-type="string" calcext:value-type="string">
            <text:p>"Alla fine ha scelto quello che riteneva giusto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0d595e39</text:p>
          </table:table-cell>
          <table:table-cell table:style-name="ce3" office:value-type="string" calcext:value-type="string">
            <text:p>&lt;b&gt;&lt;color=\#3a6954&gt;Catena&lt;/color&gt;&lt;/b&gt;: "Ma a te non va giù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20ca5557</text:p>
          </table:table-cell>
          <table:table-cell table:style-name="ce3" office:value-type="string" calcext:value-type="string">
            <text:p>"No eh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28ea8340</text:p>
          </table:table-cell>
          <table:table-cell table:style-name="ce3" office:value-type="string" calcext:value-type="string">
            <text:p>&lt;b&gt;&lt;color=\#3a6954&gt;Catena&lt;/color&gt;&lt;/b&gt;: "Non puoi salvare tutte, S.! Soprattutto quando non vogliono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af577aa8</text:p>
          </table:table-cell>
          <table:table-cell table:style-name="ce3" office:value-type="string" calcext:value-type="string">
            <text:p>"C'hai ragione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a4fc3d5e</text:p>
          </table:table-cell>
          <table:table-cell table:style-name="ce3" office:value-type="string" calcext:value-type="string">
            <text:p>"E' grande abbastanza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0c9ae435</text:p>
          </table:table-cell>
          <table:table-cell table:style-name="ce3" office:value-type="string" calcext:value-type="string">
            <text:p>&lt;b&gt;&lt;color=\#3a6954&gt;Catena&lt;/color&gt;&lt;/b&gt;: "Ma questo non ti solleva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2145b053</text:p>
          </table:table-cell>
          <table:table-cell table:style-name="ce3" office:value-type="string" calcext:value-type="string">
            <text:p>"Non mi piace il Thovez, non mi piace la situazione a Bronte, c'ho paura per lei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a6d8d04f</text:p>
          </table:table-cell>
          <table:table-cell table:style-name="ce3" office:value-type="string" calcext:value-type="string">
            <text:p>&lt;b&gt;&lt;color=\#3a6954&gt;Catena&lt;/color&gt;&lt;/b&gt;: "Se l'è cavata per dieci anni senza di te, può farlo per il resto della sua vita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a09cd532</text:p>
          </table:table-cell>
          <table:table-cell table:style-name="ce3" office:value-type="string" calcext:value-type="string">
            <text:p>"Spero solo non se ne pente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f145a002</text:p>
          </table:table-cell>
          <table:table-cell table:style-name="ce3" office:value-type="string" calcext:value-type="string">
            <text:p>&lt;b&gt;&lt;color=\#3a6954&gt;Catena&lt;/color&gt;&lt;/b&gt;: "Naa, ha la faccia di una che cade sempre in piedi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0b41503e</text:p>
          </table:table-cell>
          <table:table-cell table:style-name="ce3" office:value-type="string" calcext:value-type="string">
            <text:p>"Non ti ci piace la Cristina, vero?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f6dd7f65</text:p>
          </table:table-cell>
          <table:table-cell table:style-name="ce3" office:value-type="string" calcext:value-type="string">
            <text:p>&lt;b&gt;&lt;color=\#3a6954&gt;Catena&lt;/color&gt;&lt;/b&gt;: "No, ma poco cambia ormai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dbb5c595</text:p>
          </table:table-cell>
          <table:table-cell table:style-name="ce3" office:value-type="string" calcext:value-type="string">
            <text:p>&lt;b&gt;&lt;color=\#3a6954&gt;Catena&lt;/color&gt;&lt;/b&gt;: "E a proposito di gente che non mi piace: sta arrivando Thovez."</text:p>
          </table:table-cell>
          <table:table-cell/>
        </table:table-row>
        <table:table-row table:style-name="ro2">
          <table:table-cell office:value-type="string" calcext:value-type="string">
            <text:p>GiornoUnoSera-Dialog_CatenaCasaThovezBiblioteca-34beec79</text:p>
          </table:table-cell>
          <table:table-cell table:style-name="ce3" office:value-type="string" calcext:value-type="string">
            <text:p>&lt;b&gt;&lt;color=\#3a6954&gt;Catena&lt;/color&gt;&lt;/b&gt;: {"Eccolo di nuovo."|"Ma sono i suoi capelli veri, secondo te?"|"Quando entra nella stanza toglie l'aria."|"Spero finiremo alla svelta."</text:p>
          </table:table-cell>
          <table:table-cell/>
        </table:table-row>
        <table:table-row table:style-name="ro2">
          <table:table-cell office:value-type="string" calcext:value-type="string">
            <text:p>GiornoUnoSera-Dialog_CatenaCasaThovezBiblioteca-92650550</text:p>
          </table:table-cell>
          <table:table-cell table:style-name="ce3" office:value-type="string" calcext:value-type="string">
            <text:p>&lt;b&gt;&lt;color=\#3a6954&gt;Catena&lt;/color&gt;&lt;/b&gt;: "Quella specie di scarafaggio umano! Domani dobbiamo assolutamente mettere del sale in zucca ad Isaac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76a24a47</text:p>
          </table:table-cell>
          <table:table-cell table:style-name="ce3" office:value-type="string" calcext:value-type="string">
            <text:p>"Come se fosse facile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56632097</text:p>
          </table:table-cell>
          <table:table-cell table:style-name="ce3" office:value-type="string" calcext:value-type="string">
            <text:p>&lt;b&gt;&lt;color=\#3a6954&gt;Catena&lt;/color&gt;&lt;/b&gt;: "Mi sembri preoccupato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512b8a03</text:p>
          </table:table-cell>
          <table:table-cell table:style-name="ce3" office:value-type="string" calcext:value-type="string">
            <text:p>"Non mi fido di quell'uomo, per nulla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7ff996b1</text:p>
          </table:table-cell>
          <table:table-cell table:style-name="ce3" office:value-type="string" calcext:value-type="string">
            <text:p>"Ci ha minacciate e poi cacciate.["] Si vendicherà in qualche modo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52d91521</text:p>
          </table:table-cell>
          <table:table-cell table:style-name="ce3" office:value-type="string" calcext:value-type="string">
            <text:p>"Serve un piano per mettere l'Isaac al sicuro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ca74313e</text:p>
          </table:table-cell>
          <table:table-cell table:style-name="ce3" office:value-type="string" calcext:value-type="string">
            <text:p>&lt;b&gt;&lt;color=\#3a6954&gt;Catena&lt;/color&gt;&lt;/b&gt;: "Hai ragione, amore. Birra e abbracci e cerchiamo delle soluzioni?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f8fc305a</text:p>
          </table:table-cell>
          <table:table-cell table:style-name="ce3" office:value-type="string" calcext:value-type="string">
            <text:p>"Mi ci sembra un buon piano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502bfd8a</text:p>
          </table:table-cell>
          <table:table-cell table:style-name="ce3" office:value-type="string" calcext:value-type="string">
            <text:p>&lt;b&gt;&lt;color=\#3a6954&gt;Catena&lt;/color&gt;&lt;/b&gt;: "Però, amore, una cosa prima."</text:p>
          </table:table-cell>
          <table:table-cell/>
        </table:table-row>
        <table:table-row table:style-name="ro5">
          <table:table-cell office:value-type="string" calcext:value-type="string">
            <text:p>GiornoUnoSera-Dialog_CatenaCasaThovezBiblioteca-66821785</text:p>
          </table:table-cell>
          <table:table-cell table:style-name="ce3" office:value-type="string" calcext:value-type="string">
            <text:p>&lt;b&gt;&lt;color=\#3a6954&gt;Catena&lt;/color&gt;&lt;/b&gt;: {CristinaWin: "Mi spiace per Cristina. Non mi piace molto, ma rimanere con quest'uomo..."| "Cristina non mi piace, ma sono contenta che la portiamo via da questo animale!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6a37f113</text:p>
          </table:table-cell>
          <table:table-cell table:style-name="ce3" office:value-type="string" calcext:value-type="string">
            <text:p>"Sei una brontolona, ma c'hai un cuore enorme."</text:p>
          </table:table-cell>
          <table:table-cell/>
        </table:table-row>
        <table:table-row table:style-name="ro2">
          <table:table-cell office:value-type="string" calcext:value-type="string">
            <text:p>GiornoUnoSera-Dialog_CatenaCasaThovezBiblioteca-0433fdd6</text:p>
          </table:table-cell>
          <table:table-cell table:style-name="ce3" office:value-type="string" calcext:value-type="string">
            <text:p>&lt;b&gt;&lt;color=\#3a6954&gt;Catena&lt;/color&gt;&lt;/b&gt;:{not CristinaWin: "Ma se ti mette nei guai, la uccido!"|"Naa, così mi fai diventare rossa, e rossa sono brutta.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1619f3e8</text:p>
          </table:table-cell>
          <table:table-cell table:style-name="ce3" office:value-type="string" calcext:value-type="string">
            <text:p>&lt;b&gt;Passa alla mattina seguente&lt;/b&gt;]"Andiamo, e iniziamo a ragionare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1841acd3</text:p>
          </table:table-cell>
          <table:table-cell table:style-name="ce3" office:value-type="string" calcext:value-type="string">
            <text:p>CasaIsaacInterno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4f963f47</text:p>
          </table:table-cell>
          <table:table-cell table:style-name="ce3" office:value-type="string" calcext:value-type="string">
            <text:p>GiornoDueMattino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797c1296</text:p>
          </table:table-cell>
          <table:table-cell table:style-name="ce3" office:value-type="string" calcext:value-type="string">
            <text:p>&lt;b&gt;&lt;color=\#3a6954&gt;Catena&lt;/color&gt;&lt;/b&gt;: "L'hai intortato per bene!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7dc85ea3</text:p>
          </table:table-cell>
          <table:table-cell table:style-name="ce3" office:value-type="string" calcext:value-type="string">
            <text:p>&lt;b&gt;&lt;color=\#3a6954&gt;Catena&lt;/color&gt;&lt;/b&gt;: "Perché non hai intenzione di mantenere la parola, vero?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f35cbec8</text:p>
          </table:table-cell>
          <table:table-cell table:style-name="ce3" office:value-type="string" calcext:value-type="string">
            <text:p>"Non tradisco mai la parola data, vita mia!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632cd5b1</text:p>
          </table:table-cell>
          <table:table-cell table:style-name="ce3" office:value-type="string" calcext:value-type="string">
            <text:p>&lt;b&gt;&lt;color=\#3a6954&gt;Catena&lt;/color&gt;&lt;/b&gt;: "Allora è il caso di cominciare. Ora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c3dfd21c</text:p>
          </table:table-cell>
          <table:table-cell table:style-name="ce3" office:value-type="string" calcext:value-type="string">
            <text:p>"Non ce lo so ancora cosa fare, amore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0067200d</text:p>
          </table:table-cell>
          <table:table-cell table:style-name="ce3" office:value-type="string" calcext:value-type="string">
            <text:p>"Di certo non farò del male a quei poveretti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d0580ea1</text:p>
          </table:table-cell>
          <table:table-cell table:style-name="ce3" office:value-type="string" calcext:value-type="string">
            <text:p>&lt;b&gt;&lt;color=\#3a6954&gt;Catena&lt;/color&gt;&lt;/b&gt;: "Andiamo in osteria a sbronzarci? Lì ti vengono le idee migliori!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77ff1942</text:p>
          </table:table-cell>
          <table:table-cell table:style-name="ce3" office:value-type="string" calcext:value-type="string">
            <text:p>"Dio sì, l'idea mi piace. Questo posto è pieno di scarafaggi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6ae1564e</text:p>
          </table:table-cell>
          <table:table-cell table:style-name="ce3" office:value-type="string" calcext:value-type="string">
            <text:p>&lt;b&gt;&lt;color=\#3a6954&gt;Catena&lt;/color&gt;&lt;/b&gt;: "Però, amore, una domanda prima."</text:p>
          </table:table-cell>
          <table:table-cell/>
        </table:table-row>
        <table:table-row table:style-name="ro5">
          <table:table-cell office:value-type="string" calcext:value-type="string">
            <text:p>GiornoUnoSera-Dialog_CatenaCasaThovezBiblioteca-84ee7e0a</text:p>
          </table:table-cell>
          <table:table-cell table:style-name="ce3" office:value-type="string" calcext:value-type="string">
            <text:p>&lt;b&gt;&lt;color=\#3a6954&gt;Catena&lt;/color&gt;&lt;/b&gt;: {CristinaWin: "Non mi piace Cristina, ma pensi di farle cambiare idea? Questo tizio è un mostro."|"Se Cristina tradisce di nuovo la sua parola, non sei obbligato a proteggerla ancora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a038bd01</text:p>
          </table:table-cell>
          <table:table-cell table:style-name="ce3" office:value-type="string" calcext:value-type="string">
            <text:p>"Potrebbe anche aiutarci. In fondo conosce il Thovez."</text:p>
          </table:table-cell>
          <table:table-cell/>
        </table:table-row>
        <table:table-row table:style-name="ro1">
          <table:table-cell office:value-type="string" calcext:value-type="string">
            <text:p>GiornoUnoSera-Dialog_CatenaCasaThovezBiblioteca-6297c035</text:p>
          </table:table-cell>
          <table:table-cell table:style-name="ce3" office:value-type="string" calcext:value-type="string">
            <text:p>"Se me lo dimentico, me lo ricordi tu?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9394ce5e</text:p>
          </table:table-cell>
          <table:table-cell table:style-name="ce3" office:value-type="string" calcext:value-type="string">
            <text:p>&lt;b&gt;&lt;color=\#3a6954&gt;Catena&lt;/color&gt;&lt;/b&gt;: "Ci puoi giurare, amore."</text:p>
          </table:table-cell>
          <table:table-cell/>
        </table:table-row>
        <table:table-row table:style-name="ro3">
          <table:table-cell office:value-type="string" calcext:value-type="string">
            <text:p>GiornoUnoSera-Dialog_CatenaCasaThovezBiblioteca-9dfd9ec3</text:p>
          </table:table-cell>
          <table:table-cell table:style-name="ce3" office:value-type="string" calcext:value-type="string">
            <text:p>&lt;b&gt;Passa alla mattina seguente&lt;/b&gt;]"Ma ora, andiamo ad ubriacarci.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091c1b94</text:p>
          </table:table-cell>
          <table:table-cell table:style-name="ce3" office:value-type="string" calcext:value-type="string">
            <text:p>Thovez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Biblioteca-34bc015e</text:p>
          </table:table-cell>
          <table:table-cell table:style-name="ce3" office:value-type="string" calcext:value-type="string">
            <text:p>&lt;b&gt;&lt;color=\#81482e&gt;Thovez&lt;/color&gt;&lt;/b&gt;: "Eccomi, scusatemi per l'attesa ma il capo delle guardie era un po' teso stasera. Dice che ci sono più delinquenti del solito in giro per Bronte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Biblioteca-c65df298</text:p>
          </table:table-cell>
          <table:table-cell table:style-name="ce3" office:value-type="string" calcext:value-type="string">
            <text:p>"È un bene allora che siano tutti in questa casa stasera[."], il suo lavoro sicuramente sarà più facile.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07b9ac78</text:p>
          </table:table-cell>
          <table:table-cell table:style-name="ce3" office:value-type="string" calcext:value-type="string">
            <text:p>"Coi prezzi raggiunti al mercato ci ruberei anche io.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32901755</text:p>
          </table:table-cell>
          <table:table-cell table:style-name="ce3" office:value-type="string" calcext:value-type="string">
            <text:p>Catena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0aebc3bc</text:p>
          </table:table-cell>
          <table:table-cell table:style-name="ce3" office:value-type="string" calcext:value-type="string">
            <text:p>&lt;b&gt;&lt;color=\#3a6954&gt;Catena&lt;/color&gt;&lt;/b&gt;: "Non che di solito..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Biblioteca-bf157c84</text:p>
          </table:table-cell>
          <table:table-cell table:style-name="ce3" office:value-type="string" calcext:value-type="string">
            <text:p>"Immagino il dolore per il povero Torrisi[!"], obbligato addirittura ad uscire dall'osteria e riunciare alle sue amate carte.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Biblioteca-bfcadf7d</text:p>
          </table:table-cell>
          <table:table-cell table:style-name="ce3" office:value-type="string" calcext:value-type="string">
            <text:p>&lt;b&gt;&lt;color=\#81482e&gt;Thovez&lt;/color&gt;&lt;/b&gt;: "Mi era mancato il vostro umore, milady. Così sincero e popolare! Ma prego, sedetevi pure!"</text:p>
          </table:table-cell>
          <table:table-cell/>
        </table:table-row>
        <table:table-row table:style-name="ro5">
          <table:table-cell office:value-type="string" calcext:value-type="string">
            <text:p>GiornoUnoSera-Dialog_ThovezCasaThovezBiblioteca-43c33a46</text:p>
          </table:table-cell>
          <table:table-cell table:style-name="ce3" office:value-type="string" calcext:value-type="string">
            <text:p>&lt;b&gt;&lt;color=\#81482e&gt;Thovez&lt;/color&gt;&lt;/b&gt;: "Gradite da bere? Questo è il vino che produciamo qui nella ducea, almeno una spanna sopra a quella porcheria del Bronte Madeira che i Woodhouse producono a Marsala.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76d23f09</text:p>
          </table:table-cell>
          <table:table-cell table:style-name="ce3" office:value-type="string" calcext:value-type="string">
            <text:p>"Niente birra?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Biblioteca-d8fa46c4</text:p>
          </table:table-cell>
          <table:table-cell table:style-name="ce3" office:value-type="string" calcext:value-type="string">
            <text:p>&lt;b&gt;&lt;color=\#81482e&gt;Thovez&lt;/color&gt;&lt;/b&gt;: "Per chi mi avete preso?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891b23a9</text:p>
          </table:table-cell>
          <table:table-cell table:style-name="ce3" office:value-type="string" calcext:value-type="string">
            <text:p>"Vada per il bujoso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19b6f514</text:p>
          </table:table-cell>
          <table:table-cell table:style-name="ce3" office:value-type="string" calcext:value-type="string">
            <text:p>&lt;b&gt;&lt;color=\#3a6954&gt;Catena&lt;/color&gt;&lt;/b&gt;: "E a me nulla?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24146775</text:p>
          </table:table-cell>
          <table:table-cell table:style-name="ce3" office:value-type="string" calcext:value-type="string">
            <text:p>&lt;b&gt;&lt;color=\#81482e&gt;Thovez&lt;/color&gt;&lt;/b&gt;: "Che ne pensate?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e91cb66d</text:p>
          </table:table-cell>
          <table:table-cell table:style-name="ce3" office:value-type="string" calcext:value-type="string">
            <text:p>"C'ha lo stesso sapore dei fondini dell'osteria.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Biblioteca-85023c10</text:p>
          </table:table-cell>
          <table:table-cell table:style-name="ce3" office:value-type="string" calcext:value-type="string">
            <text:p>&lt;b&gt;&lt;color=\#81482e&gt;Thovez&lt;/color&gt;&lt;/b&gt;: "Questa annata non è stata delle migliori. E comunque immagino che non tutti abbiano i sensi tanto elevati da apprezzare certe squisitezze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Biblioteca-75ac3cb4</text:p>
          </table:table-cell>
          <table:table-cell table:style-name="ce3" office:value-type="string" calcext:value-type="string">
            <text:p>&lt;b&gt;&lt;color=\#81482e&gt;Thovez&lt;/color&gt;&lt;/b&gt;: "Ma parliamo di affari, adesso."</text:p>
          </table:table-cell>
          <table:table-cell/>
        </table:table-row>
        <table:table-row table:style-name="ro4">
          <table:table-cell office:value-type="string" calcext:value-type="string">
            <text:p>GiornoUnoSera-Dialog_ThovezCasaThovezBiblioteca-dfa114cc</text:p>
          </table:table-cell>
          <table:table-cell table:style-name="ce3" office:value-type="string" calcext:value-type="string">
            <text:p>&lt;b&gt;&lt;color=\#81482e&gt;Thovez&lt;/color&gt;&lt;/b&gt;: "Dunque, il mio problema è questo. Non so se ne siete al corrente, ma alcuni brontesi, dei briganti di certo, stanno occupando i boschi della ducea perchè sono troppo ignoranti per comprendere il concetto di proprietà privata."</text:p>
          </table:table-cell>
          <table:table-cell/>
        </table:table-row>
        <table:table-row table:style-name="ro5">
          <table:table-cell office:value-type="string" calcext:value-type="string">
            <text:p>GiornoUnoSera-Dialog_ThovezCasaThovezBiblioteca-7caf1a5f</text:p>
          </table:table-cell>
          <table:table-cell table:style-name="ce3" office:value-type="string" calcext:value-type="string">
            <text:p>&lt;b&gt;&lt;color=\#81482e&gt;Thovez&lt;/color&gt;&lt;/b&gt;: "Ho bisogno di qualcuno che si occupi di loro, e dato che voi già vi occupate di pirati, i briganti del mare, la mia scelta ovviamente è ricaduta su di voi".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Biblioteca-9085f7f1</text:p>
          </table:table-cell>
          <table:table-cell table:style-name="ce3" office:value-type="string" calcext:value-type="string">
            <text:p>&lt;b&gt;&lt;color=\#81482e&gt;Thovez&lt;/color&gt;&lt;/b&gt;: "Ne ho parlato col reverendo Nelson ed è disposto a elargire una somma considerevole affinché il problema venga risolto.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576d2786</text:p>
          </table:table-cell>
          <table:table-cell table:style-name="ce3" office:value-type="string" calcext:value-type="string">
            <text:p>"Ricorda certe ragazze dei bordelli[."], mi piace.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Biblioteca-34ce0894</text:p>
          </table:table-cell>
          <table:table-cell table:style-name="ce3" office:value-type="string" calcext:value-type="string">
            <text:p>&lt;b&gt;&lt;color=\#81482e&gt;Thovez&lt;/color&gt;&lt;/b&gt;: "Prendete pure una bottiglia, allora. Come simbolo della mia stima nei vostri confronti. E accogliete con amicizia le mie preoccupazioni.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Biblioteca-69729dd5</text:p>
          </table:table-cell>
          <table:table-cell table:style-name="ce3" office:value-type="string" calcext:value-type="string">
            <text:p>&lt;b&gt;&lt;color=\#81482e&gt;Thovez&lt;/color&gt;&lt;/b&gt;: "Ne ho parlato col vescovo ed è disposto a elargire una somma considerevole affinché il problema venga risolto.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76d1d788</text:p>
          </table:table-cell>
          <table:table-cell table:style-name="ce3" office:value-type="string" calcext:value-type="string">
            <text:p>Versi il vino sul tappeto.] "Ops. Che sbadato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Biblioteca-5aef45f8</text:p>
          </table:table-cell>
          <table:table-cell table:style-name="ce3" office:value-type="string" calcext:value-type="string">
            <text:p>&lt;b&gt;&lt;color=\#3a6954&gt;Catena&lt;/color&gt;&lt;/b&gt;: "Dieci minuti fa: "Mi raccomando Catena, non fare casini." E ora, eccolo!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Biblioteca-ff784efa</text:p>
          </table:table-cell>
          <table:table-cell table:style-name="ce3" office:value-type="string" calcext:value-type="string">
            <text:p>&lt;b&gt;&lt;color=\#81482e&gt;Thovez&lt;/color&gt;&lt;/b&gt;: "Bene, allora. Mi abbasserò al tuo livello. Mi servono dei brutti ceffi per allontanare quei pezzenti dei brontesi dai miei boschi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Biblioteca-dc26687f</text:p>
          </table:table-cell>
          <table:table-cell table:style-name="ce3" office:value-type="string" calcext:value-type="string">
            <text:p>&lt;b&gt;&lt;color=\#81482e&gt;Thovez&lt;/color&gt;&lt;/b&gt;: "Facce brutte come la tua e quelle dei tuoi compagni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Biblioteca-0b62695d</text:p>
          </table:table-cell>
          <table:table-cell table:style-name="ce3" office:value-type="string" calcext:value-type="string">
            <text:p>&lt;b&gt;&lt;color=\#3a6954&gt;Catena&lt;/color&gt;&lt;/b&gt;: "Ehi, io sono una dea!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Biblioteca-27374ba8</text:p>
          </table:table-cell>
          <table:table-cell table:style-name="ce3" office:value-type="string" calcext:value-type="string">
            <text:p>&lt;b&gt;&lt;color=\#81482e&gt;Thovez&lt;/color&gt;&lt;/b&gt;: "Pago bene, e se l'affare va in porto sono certo che potremo continuare a coltivare altri lucrosi rapporti in futuro.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Biblioteca-68837512</text:p>
          </table:table-cell>
          <table:table-cell table:style-name="ce3" office:value-type="string" calcext:value-type="string">
            <text:p>&lt;b&gt;&lt;color=\#81482e&gt;Thovez&lt;/color&gt;&lt;/b&gt;: "Il vino dei Woodhouse viaggia per mare, e gli incidenti possono sempre capitare, non trovi?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Biblioteca-3540b197</text:p>
          </table:table-cell>
          <table:table-cell table:style-name="ce3" office:value-type="string" calcext:value-type="string">
            <text:p>&lt;b&gt;&lt;color=\#81482e&gt;Thovez&lt;/color&gt;&lt;/b&gt;: "Ovviamente, il tappeto sarà messo sul tuo conto.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20ca5557</text:p>
          </table:table-cell>
          <table:table-cell table:style-name="ce3" office:value-type="string" calcext:value-type="string">
            <text:p>"No eh.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Biblioteca-4504a21c</text:p>
          </table:table-cell>
          <table:table-cell table:style-name="ce3" office:value-type="string" calcext:value-type="string">
            <text:p>&lt;b&gt;&lt;color=\#81482e&gt;Thovez&lt;/color&gt;&lt;/b&gt;: "Ma vi perdete qualcosa di sopraffino! Una cassa è stata data in dono persino a Rossini, sa?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Biblioteca-db9bfb42</text:p>
          </table:table-cell>
          <table:table-cell table:style-name="ce3" office:value-type="string" calcext:value-type="string">
            <text:p>&lt;b&gt;&lt;color=\#3a6954&gt;Catena&lt;/color&gt;&lt;/b&gt;: "Se non lo vuoi, S., me lo bevo volentieri!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Biblioteca-897dfbd2</text:p>
          </table:table-cell>
          <table:table-cell table:style-name="ce3" office:value-type="string" calcext:value-type="string">
            <text:p>"Si beve quando c'è la fiducia[."], e ora non mi ci fido di te, Philip.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Biblioteca-04dc8a42</text:p>
          </table:table-cell>
          <table:table-cell table:style-name="ce3" office:value-type="string" calcext:value-type="string">
            <text:p>&lt;b&gt;&lt;color=\#81482e&gt;Thovez&lt;/color&gt;&lt;/b&gt;: "Bene. Andrò dritto al punto allora, come piace a te. Alcuni brontesi occupano abusivamente i miei boschi.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Biblioteca-81096678</text:p>
          </table:table-cell>
          <table:table-cell table:style-name="ce3" office:value-type="string" calcext:value-type="string">
            <text:p>&lt;b&gt;&lt;color=\#81482e&gt;Thovez&lt;/color&gt;&lt;/b&gt;: "Li voglio lontani e resi inoffensivi, non mi interessa con che metodo. Ti ricompenserò lautamente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Biblioteca-a8063d47</text:p>
          </table:table-cell>
          <table:table-cell table:style-name="ce3" office:value-type="string" calcext:value-type="string">
            <text:p>&lt;b&gt;&lt;color=\#81482e&gt;Thovez&lt;/color&gt;&lt;/b&gt;: "E chissà che in futuro non si aprano altre cooperazioni.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033ca120</text:p>
          </table:table-cell>
          <table:table-cell table:style-name="ce3" office:value-type="string" calcext:value-type="string">
            <text:p>"Preferisco l'idea di pulire culi di balena per i prossimi vent'anni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Biblioteca-10870fc6</text:p>
          </table:table-cell>
          <table:table-cell table:style-name="ce3" office:value-type="string" calcext:value-type="string">
            <text:p>"Tendete a trasformare tutti in vostri burattini, Philip. ["] Col cavolo che accetto questa proposta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Biblioteca-1883d372</text:p>
          </table:table-cell>
          <table:table-cell table:style-name="ce3" office:value-type="string" calcext:value-type="string">
            <text:p>"Sono a Bronte per aiutare gli abitanti, non dei ricchi barbagianni.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8bdfa399</text:p>
          </table:table-cell>
          <table:table-cell table:style-name="ce3" office:value-type="string" calcext:value-type="string">
            <text:p>"Col..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Biblioteca-e2007c2f</text:p>
          </table:table-cell>
          <table:table-cell table:style-name="ce3" office:value-type="string" calcext:value-type="string">
            <text:p>&lt;b&gt;&lt;color=\#3a6954&gt;Catena&lt;/color&gt;&lt;/b&gt;: "S., quella boccaccia!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Biblioteca-0d166a4f</text:p>
          </table:table-cell>
          <table:table-cell table:style-name="ce3" office:value-type="string" calcext:value-type="string">
            <text:p>&lt;b&gt;&lt;color=\#81482e&gt;Thovez&lt;/color&gt;&lt;/b&gt;: "Mi dispiace molto sentirlo. Speravo non dovessimo giungere a questo, ma a questo punto ho le mani legate.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Biblioteca-b2b488d7</text:p>
          </table:table-cell>
          <table:table-cell table:style-name="ce3" office:value-type="string" calcext:value-type="string">
            <text:p>&lt;b&gt;&lt;color=\#81482e&gt;Thovez&lt;/color&gt;&lt;/b&gt;: "Conosco da tempo le disgustose abitudini di lord Isaac, un vero disonore per tutta la sua famiglia.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a5f34b93</text:p>
          </table:table-cell>
          <table:table-cell table:style-name="ce3" office:value-type="string" calcext:value-type="string">
            <text:p>"Cosa intendi?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Biblioteca-38a0f01b</text:p>
          </table:table-cell>
          <table:table-cell table:style-name="ce3" office:value-type="string" calcext:value-type="string">
            <text:p>&lt;b&gt;&lt;color=\#81482e&gt;Thovez&lt;/color&gt;&lt;/b&gt;: "Intendo le nottate con l'Alfonso, le uscite disgustose tra soli uomini coi riccastri del paese. Le azioni immorali compiute con il suo servo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Biblioteca-879dc52d</text:p>
          </table:table-cell>
          <table:table-cell table:style-name="ce3" office:value-type="string" calcext:value-type="string">
            <text:p>&lt;b&gt;&lt;color=\#3a6954&gt;Catena&lt;/color&gt;&lt;/b&gt;: "E quelle con tuo fratello Henry?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bf867375</text:p>
          </table:table-cell>
          <table:table-cell table:style-name="ce3" office:value-type="string" calcext:value-type="string">
            <text:p>&lt;b&gt;&lt;color=\#81482e&gt;Thovez&lt;/color&gt;&lt;/b&gt;: "Zitta, garza!"</text:p>
          </table:table-cell>
          <table:table-cell/>
        </table:table-row>
        <table:table-row table:style-name="ro5">
          <table:table-cell office:value-type="string" calcext:value-type="string">
            <text:p>GiornoUnoSera-Dialog_ThovezCasaThovezBiblioteca-827471f9</text:p>
          </table:table-cell>
          <table:table-cell table:style-name="ce3" office:value-type="string" calcext:value-type="string">
            <text:p>&lt;b&gt;&lt;color=\#81482e&gt;Thovez&lt;/color&gt;&lt;/b&gt;: "Come fedele servitore del reverendo Nelson, è mio dovere informarlo dello scandalo, e soprattutto del crimine contro la natura e Dio stesso che vostro marito commette da tempo."</text:p>
          </table:table-cell>
          <table:table-cell/>
        </table:table-row>
        <table:table-row table:style-name="ro5">
          <table:table-cell office:value-type="string" calcext:value-type="string">
            <text:p>GiornoUnoSera-Dialog_ThovezCasaThovezBiblioteca-b00f91e8</text:p>
          </table:table-cell>
          <table:table-cell table:style-name="ce3" office:value-type="string" calcext:value-type="string">
            <text:p>&lt;b&gt;&lt;color=\#81482e&gt;Thovez&lt;/color&gt;&lt;/b&gt;: "Sono certo che il reverendo vorrà assicurarsi con ogni mezzo il suo ritorno in madrepatria e la cura della sua anima, con ogni mezzo necessario."</text:p>
          </table:table-cell>
          <table:table-cell/>
        </table:table-row>
        <table:table-row table:style-name="ro5">
          <table:table-cell office:value-type="string" calcext:value-type="string">
            <text:p>GiornoUnoSera-Dialog_ThovezCasaThovezBiblioteca-67914c07</text:p>
          </table:table-cell>
          <table:table-cell table:style-name="ce3" office:value-type="string" calcext:value-type="string">
            <text:p>&lt;b&gt;&lt;color=\#81482e&gt;Thovez&lt;/color&gt;&lt;/b&gt;: "Qualora cambiaste idea sulla mia proposta d'affari, potrei però decidere di tenere il reverendo all'oscuro di questa ignominiosa notizia, per il suo stesso bene ovviamente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Biblioteca-753393c8</text:p>
          </table:table-cell>
          <table:table-cell table:style-name="ce3" office:value-type="string" calcext:value-type="string">
            <text:p>&lt;b&gt;&lt;color=\#81482e&gt;Thovez&lt;/color&gt;&lt;/b&gt;: "E se mi chiedete scusa per le vostre parole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Biblioteca-ec024f34</text:p>
          </table:table-cell>
          <table:table-cell table:style-name="ce3" office:value-type="string" calcext:value-type="string">
            <text:p>&lt;b&gt;&lt;color=\#81482e&gt;Thovez&lt;/color&gt;&lt;/b&gt;: "Quindi, S., cosa ne pensate?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1f3524f8</text:p>
          </table:table-cell>
          <table:table-cell table:style-name="ce3" office:value-type="string" calcext:value-type="string">
            <text:p>@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Biblioteca-59768746</text:p>
          </table:table-cell>
          <table:table-cell table:style-name="ce3" office:value-type="string" calcext:value-type="string">
            <text:p>&lt;b&gt;&lt;color=\#81482e&gt;Thovez&lt;/color&gt;&lt;/b&gt;: "Ripensandoci, i vostri repentini cambi di idea non mi ispirano particolare fiducia. Troverò qualcun altro che si occupi dei boschi.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Biblioteca-b464d6da</text:p>
          </table:table-cell>
          <table:table-cell table:style-name="ce3" office:value-type="string" calcext:value-type="string">
            <text:p>&lt;b&gt;&lt;color=\#81482e&gt;Thovez&lt;/color&gt;&lt;/b&gt;: "Andateve. Oh, e salutatemi molto lady Isabel. Spero si riesca a godere i pochi giorni che gli restano come uomo libero.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b17816f9</text:p>
          </table:table-cell>
          <table:table-cell table:style-name="ce3" office:value-type="string" calcext:value-type="string">
            <text:p>&lt;b&gt;Passi alla mattina seguente&lt;/b&gt;]"Fanculo, Thovez!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1841acd3</text:p>
          </table:table-cell>
          <table:table-cell table:style-name="ce3" office:value-type="string" calcext:value-type="string">
            <text:p>CasaIsaacInterno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4f963f47</text:p>
          </table:table-cell>
          <table:table-cell table:style-name="ce3" office:value-type="string" calcext:value-type="string">
            <text:p>GiornoDueMattino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6a82b9dc</text:p>
          </table:table-cell>
          <table:table-cell table:style-name="ce3" office:value-type="string" calcext:value-type="string">
            <text:p>Parli con Catena.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Biblioteca-5414a5eb</text:p>
          </table:table-cell>
          <table:table-cell table:style-name="ce3" office:value-type="string" calcext:value-type="string">
            <text:p>&lt;b&gt;&lt;color=\#81482e&gt;Thovez&lt;/color&gt;&lt;/b&gt;: "Bene, direi che abbiamo stretto il nostro accordo, Lady S.!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Biblioteca-1ab692d4</text:p>
          </table:table-cell>
          <table:table-cell table:style-name="ce3" office:value-type="string" calcext:value-type="string">
            <text:p>&lt;b&gt;&lt;color=\#81482e&gt;Thovez&lt;/color&gt;&lt;/b&gt;: "Manca solo una cosa: le scuse che mi deve.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bdae4aee</text:p>
          </table:table-cell>
          <table:table-cell table:style-name="ce3" office:value-type="string" calcext:value-type="string">
            <text:p>"Sei davvero divertente, Thovez!"]"A l’ ma grigna a’ ’l cül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Biblioteca-f0147b89</text:p>
          </table:table-cell>
          <table:table-cell table:style-name="ce3" office:value-type="string" calcext:value-type="string">
            <text:p>&lt;b&gt;&lt;color=\#81482e&gt;Thovez&lt;/color&gt;&lt;/b&gt;: "C'è ancora del lavoro da fare, ma sono sicuro che troverò un modo per addomesticarti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Biblioteca-4ccad610</text:p>
          </table:table-cell>
          <table:table-cell table:style-name="ce3" office:value-type="string" calcext:value-type="string">
            <text:p>&lt;b&gt;&lt;color=\#3a6954&gt;Catena&lt;/color&gt;&lt;/b&gt;: "O per trovarti senza una mano.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8b1dfc46</text:p>
          </table:table-cell>
          <table:table-cell table:style-name="ce3" office:value-type="string" calcext:value-type="string">
            <text:p>"Direi che hai ottenuto abbastanza.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Biblioteca-140385db</text:p>
          </table:table-cell>
          <table:table-cell table:style-name="ce3" office:value-type="string" calcext:value-type="string">
            <text:p>&lt;b&gt;&lt;color=\#81482e&gt;Thovez&lt;/color&gt;&lt;/b&gt;: "Per ora. Va bene, milady, stasera sono magnanimo. Sentiti libera di andare a riposare alla tua bettola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Biblioteca-047df14f</text:p>
          </table:table-cell>
          <table:table-cell table:style-name="ce3" office:value-type="string" calcext:value-type="string">
            <text:p>&lt;b&gt;&lt;color=\#3a6954&gt;Catena&lt;/color&gt;&lt;/b&gt;: "Sempre meno scarafaggi in osteria che qui.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d31f94d4</text:p>
          </table:table-cell>
          <table:table-cell table:style-name="ce3" office:value-type="string" calcext:value-type="string">
            <text:p>"Presterò più attenzione alle mie parole in futuro.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Biblioteca-ff752dd6</text:p>
          </table:table-cell>
          <table:table-cell table:style-name="ce3" office:value-type="string" calcext:value-type="string">
            <text:p>&lt;b&gt;&lt;color=\#81482e&gt;Thovez&lt;/color&gt;&lt;/b&gt;: "Non abbastanza, ma è un inizio. In fondo ogni cane impara a non mordere la mano del proprio padrone."</text:p>
          </table:table-cell>
          <table:table-cell/>
        </table:table-row>
        <table:table-row table:style-name="ro3">
          <table:table-cell office:value-type="string" calcext:value-type="string">
            <text:p>GiornoUnoSera-Dialog_ThovezCasaThovezBiblioteca-58639183</text:p>
          </table:table-cell>
          <table:table-cell table:style-name="ce3" office:value-type="string" calcext:value-type="string">
            <text:p>&lt;b&gt;&lt;color=\#3a6954&gt;Catena&lt;/color&gt;&lt;/b&gt;: "Non l'ha ancora capito, come parli, vero?"</text:p>
          </table:table-cell>
          <table:table-cell/>
        </table:table-row>
        <table:table-row table:style-name="ro2">
          <table:table-cell office:value-type="string" calcext:value-type="string">
            <text:p>GiornoUnoSera-Dialog_ThovezCasaThovezBiblioteca-468bb9c5</text:p>
          </table:table-cell>
          <table:table-cell table:style-name="ce3" office:value-type="string" calcext:value-type="string">
            <text:p>&lt;b&gt;&lt;color=\#81482e&gt;Thovez&lt;/color&gt;&lt;/b&gt;: "E ora: è tempo di occuparmi dei miei ospiti più illustri, milady. Andatevene, e portatemi buone notizie entro due giorni!"</text:p>
          </table:table-cell>
          <table:table-cell/>
        </table:table-row>
        <table:table-row table:style-name="ro1">
          <table:table-cell office:value-type="string" calcext:value-type="string">
            <text:p>GiornoUnoSera-Dialog_ThovezCasaThovezBiblioteca-926f7942</text:p>
          </table:table-cell>
          <table:table-cell table:style-name="ce3" office:value-type="string" calcext:value-type="string">
            <text:p>&lt;b&gt;Passa alla mattina seguente&lt;/b&gt;]"A presto, Thovez."</text:p>
          </table:table-cell>
          <table:table-cell/>
        </table:table-row>
        <table:table-row table:style-name="ro1">
          <table:table-cell office:value-type="string" calcext:value-type="string">
            <text:p>GiornoUnoSera-Partita_Thovez_Chiacchiera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UnoSera-Partita_Thovez_Chiacchiera-091c1b94</text:p>
          </table:table-cell>
          <table:table-cell table:style-name="ce3" office:value-type="string" calcext:value-type="string">
            <text:p>Thovez</text:p>
          </table:table-cell>
          <table:table-cell/>
        </table:table-row>
        <table:table-row table:style-name="ro3">
          <table:table-cell office:value-type="string" calcext:value-type="string">
            <text:p>GiornoUnoSera-Partita_Thovez_Chiacchiera-47ce8693</text:p>
          </table:table-cell>
          <table:table-cell table:style-name="ce3" office:value-type="string" calcext:value-type="string">
            <text:p>&lt;b&gt;&lt;color=\#354174&gt;S.&lt;/color&gt;&lt;/b&gt;: "Che non c'ho motivo per chiedere scusa."</text:p>
          </table:table-cell>
          <table:table-cell/>
        </table:table-row>
        <table:table-row table:style-name="ro2">
          <table:table-cell office:value-type="string" calcext:value-type="string">
            <text:p>GiornoUnoSera-Partita_Thovez_Chiacchiera-d86eb7af</text:p>
          </table:table-cell>
          <table:table-cell table:style-name="ce3" office:value-type="string" calcext:value-type="string">
            <text:p>&lt;b&gt;&lt;color=\#81482e&gt;Thovez&lt;/color&gt;&lt;/b&gt;: "Oh, S., ma a volte un piccolo sacrificio è tutto ciò che serve per far andare le cose nel verso giusto."</text:p>
          </table:table-cell>
          <table:table-cell/>
        </table:table-row>
        <table:table-row table:style-name="ro3">
          <table:table-cell office:value-type="string" calcext:value-type="string">
            <text:p>GiornoUnoSera-Partita_Thovez_Chiacchiera-f78e8265</text:p>
          </table:table-cell>
          <table:table-cell table:style-name="ce3" office:value-type="string" calcext:value-type="string">
            <text:p>&lt;b&gt;&lt;color=\#354174&gt;S.&lt;/color&gt;&lt;/b&gt;: "Per te qualunque mezzo è buono, basta che raggiunga lo scopo."</text:p>
          </table:table-cell>
          <table:table-cell/>
        </table:table-row>
        <table:table-row table:style-name="ro3">
          <table:table-cell office:value-type="string" calcext:value-type="string">
            <text:p>GiornoUnoSera-Partita_Thovez_Chiacchiera-ff4a2efa</text:p>
          </table:table-cell>
          <table:table-cell table:style-name="ce3" office:value-type="string" calcext:value-type="string">
            <text:p>&lt;b&gt;&lt;color=\#81482e&gt;Thovez&lt;/color&gt;&lt;/b&gt;: "Sapevo che avreste capito."</text:p>
          </table:table-cell>
          <table:table-cell/>
        </table:table-row>
        <table:table-row table:style-name="ro3">
          <table:table-cell office:value-type="string" calcext:value-type="string">
            <text:p>GiornoUnoSera-Partita_Thovez_Chiacchiera-0db18368</text:p>
          </table:table-cell>
          <table:table-cell table:style-name="ce3" office:value-type="string" calcext:value-type="string">
            <text:p>&lt;b&gt;&lt;color=\#354174&gt;S.&lt;/color&gt;&lt;/b&gt;: "Ne ho visti tanti come te."</text:p>
          </table:table-cell>
          <table:table-cell/>
        </table:table-row>
        <table:table-row table:style-name="ro3">
          <table:table-cell office:value-type="string" calcext:value-type="string">
            <text:p>GiornoUnoSera-Partita_Thovez_Chiacchiera-74257bab</text:p>
          </table:table-cell>
          <table:table-cell table:style-name="ce3" office:value-type="string" calcext:value-type="string">
            <text:p>&lt;b&gt;&lt;color=\#81482e&gt;Thovez&lt;/color&gt;&lt;/b&gt;: "Non mi stupisce affatto. Sono molti gli uomini che si sono fatti da soli."</text:p>
          </table:table-cell>
          <table:table-cell/>
        </table:table-row>
        <table:table-row table:style-name="ro2">
          <table:table-cell office:value-type="string" calcext:value-type="string">
            <text:p>GiornoUnoSera-Partita_Thovez_Chiacchiera-d810027e</text:p>
          </table:table-cell>
          <table:table-cell table:style-name="ce3" office:value-type="string" calcext:value-type="string">
            <text:p>&lt;b&gt;&lt;color=\#354174&gt;S.&lt;/color&gt;&lt;/b&gt;: "Certo: magnaccia, capibastone, proprietari terrieri e altra gentaglia che se la campa sul lavoro di poveri cristià."</text:p>
          </table:table-cell>
          <table:table-cell/>
        </table:table-row>
        <table:table-row table:style-name="ro3">
          <table:table-cell office:value-type="string" calcext:value-type="string">
            <text:p>GiornoUnoSera-Partita_Thovez_Chiacchiera-1a5386c6</text:p>
          </table:table-cell>
          <table:table-cell table:style-name="ce3" office:value-type="string" calcext:value-type="string">
            <text:p>&lt;b&gt;&lt;color=\#81482e&gt;Thovez&lt;/color&gt;&lt;/b&gt;: "Non ti consiglio di fare questo paragone."</text:p>
          </table:table-cell>
          <table:table-cell/>
        </table:table-row>
        <table:table-row table:style-name="ro3">
          <table:table-cell office:value-type="string" calcext:value-type="string">
            <text:p>GiornoUnoSera-Partita_Thovez_Chiacchiera-cdb15348</text:p>
          </table:table-cell>
          <table:table-cell table:style-name="ce3" office:value-type="string" calcext:value-type="string">
            <text:p>&lt;b&gt;&lt;color=\#354174&gt;S.&lt;/color&gt;&lt;/b&gt;: "Se vedo un cane lo chiamo cane."</text:p>
          </table:table-cell>
          <table:table-cell/>
        </table:table-row>
        <table:table-row table:style-name="ro2">
          <table:table-cell office:value-type="string" calcext:value-type="string">
            <text:p>GiornoUnoSera-Partita_Thovez_Chiacchiera-c1a67cf2</text:p>
          </table:table-cell>
          <table:table-cell table:style-name="ce3" office:value-type="string" calcext:value-type="string">
            <text:p>&lt;b&gt;&lt;color=\#81482e&gt;Thovez&lt;/color&gt;&lt;/b&gt;: "Milady, ricordatevi chi ha il potere qui. E chi ha potere può permettersi cose che i plebei non possono. Tutto qui."</text:p>
          </table:table-cell>
          <table:table-cell/>
        </table:table-row>
        <table:table-row table:style-name="ro3">
          <table:table-cell office:value-type="string" calcext:value-type="string">
            <text:p>GiornoUnoSera-Partita_Thovez_Chiacchiera-47c414d6</text:p>
          </table:table-cell>
          <table:table-cell table:style-name="ce3" office:value-type="string" calcext:value-type="string">
            <text:p>&lt;b&gt;&lt;color=\#354174&gt;S.&lt;/color&gt;&lt;/b&gt;: "Buffo che tra i due quello col titolo sia io."</text:p>
          </table:table-cell>
          <table:table-cell/>
        </table:table-row>
        <table:table-row table:style-name="ro3">
          <table:table-cell office:value-type="string" calcext:value-type="string">
            <text:p>GiornoUnoSera-Partita_Thovez_Chiacchiera-635c565b</text:p>
          </table:table-cell>
          <table:table-cell table:style-name="ce3" office:value-type="string" calcext:value-type="string">
            <text:p>&lt;b&gt;&lt;color=\#81482e&gt;Thovez&lt;/color&gt;&lt;/b&gt;: "Come dimenticarlo, milady. Per il momento, almeno."</text:p>
          </table:table-cell>
          <table:table-cell/>
        </table:table-row>
        <table:table-row table:style-name="ro1">
          <table:table-cell office:value-type="string" calcext:value-type="string">
            <text:p>GiornoUnoSera-Partita_Thovez_Seduzione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UnoSera-Partita_Thovez_Seduzione-091c1b94</text:p>
          </table:table-cell>
          <table:table-cell table:style-name="ce3" office:value-type="string" calcext:value-type="string">
            <text:p>Thovez</text:p>
          </table:table-cell>
          <table:table-cell/>
        </table:table-row>
        <table:table-row table:style-name="ro3">
          <table:table-cell office:value-type="string" calcext:value-type="string">
            <text:p>GiornoUnoSera-Partita_Thovez_Seduzione-f2aba6c7</text:p>
          </table:table-cell>
          <table:table-cell table:style-name="ce3" office:value-type="string" calcext:value-type="string">
            <text:p>&lt;b&gt;&lt;color=\#354174&gt;S.&lt;/color&gt;&lt;/b&gt;: "Non vedo cos'altro c'ho da dirti, Thovez."</text:p>
          </table:table-cell>
          <table:table-cell/>
        </table:table-row>
        <table:table-row table:style-name="ro3">
          <table:table-cell office:value-type="string" calcext:value-type="string">
            <text:p>GiornoUnoSera-Partita_Thovez_Seduzione-03f269c5</text:p>
          </table:table-cell>
          <table:table-cell table:style-name="ce3" office:value-type="string" calcext:value-type="string">
            <text:p>&lt;b&gt;&lt;color=\#81482e&gt;Thovez&lt;/color&gt;&lt;/b&gt;: "Accetta la mia proposta e diventiamo buoni soci d'affari."</text:p>
          </table:table-cell>
          <table:table-cell/>
        </table:table-row>
        <table:table-row table:style-name="ro3">
          <table:table-cell office:value-type="string" calcext:value-type="string">
            <text:p>GiornoUnoSera-Partita_Thovez_Seduzione-a206bd64</text:p>
          </table:table-cell>
          <table:table-cell table:style-name="ce3" office:value-type="string" calcext:value-type="string">
            <text:p>&lt;b&gt;&lt;color=\#354174&gt;S.&lt;/color&gt;&lt;/b&gt;: "Non toccherai mai l'Isaac né la mia ciurma. Né tu né i tuoi sgherri."</text:p>
          </table:table-cell>
          <table:table-cell/>
        </table:table-row>
        <table:table-row table:style-name="ro2">
          <table:table-cell office:value-type="string" calcext:value-type="string">
            <text:p>GiornoUnoSera-Partita_Thovez_Seduzione-8b9c0d9f</text:p>
          </table:table-cell>
          <table:table-cell table:style-name="ce3" office:value-type="string" calcext:value-type="string">
            <text:p>&lt;b&gt;&lt;color=\#81482e&gt;Thovez&lt;/color&gt;&lt;/b&gt;: "Nessun capello verrà torto né a te, né a tuo marito né ai tuoi amici. Parola di gentiluomo."</text:p>
          </table:table-cell>
          <table:table-cell/>
        </table:table-row>
        <table:table-row table:style-name="ro3">
          <table:table-cell office:value-type="string" calcext:value-type="string">
            <text:p>GiornoUnoSera-Partita_Thovez_Seduzione-e20cf302</text:p>
          </table:table-cell>
          <table:table-cell table:style-name="ce3" office:value-type="string" calcext:value-type="string">
            <text:p>&lt;b&gt;&lt;color=\#354174&gt;S.&lt;/color&gt;&lt;/b&gt;: "E cosa facciamo a chi troviamo nel bosco?"</text:p>
          </table:table-cell>
          <table:table-cell/>
        </table:table-row>
        <table:table-row table:style-name="ro2">
          <table:table-cell office:value-type="string" calcext:value-type="string">
            <text:p>GiornoUnoSera-Partita_Thovez_Seduzione-dc45e285</text:p>
          </table:table-cell>
          <table:table-cell table:style-name="ce3" office:value-type="string" calcext:value-type="string">
            <text:p>&lt;b&gt;&lt;color=\#81482e&gt;Thovez&lt;/color&gt;&lt;/b&gt;: "Qualcosa di esemplare. Voglio che abbiano abbastanza paura da non osare riprovarci."</text:p>
          </table:table-cell>
          <table:table-cell/>
        </table:table-row>
        <table:table-row table:style-name="ro2">
          <table:table-cell office:value-type="string" calcext:value-type="string">
            <text:p>GiornoUnoSera-Partita_Thovez_Seduzione-01c565bb</text:p>
          </table:table-cell>
          <table:table-cell table:style-name="ce3" office:value-type="string" calcext:value-type="string">
            <text:p>&lt;b&gt;&lt;color=\#354174&gt;S.&lt;/color&gt;&lt;/b&gt;: "Ci lasciamo in giro qualche tuo quadro? Ci fingiamo fantasmi? Ci tiriamo due pugni? "</text:p>
          </table:table-cell>
          <table:table-cell/>
        </table:table-row>
        <table:table-row table:style-name="ro3">
          <table:table-cell office:value-type="string" calcext:value-type="string">
            <text:p>GiornoUnoSera-Partita_Thovez_Seduzione-bde00178</text:p>
          </table:table-cell>
          <table:table-cell table:style-name="ce3" office:value-type="string" calcext:value-type="string">
            <text:p>&lt;b&gt;&lt;color=\#81482e&gt;Thovez&lt;/color&gt;&lt;/b&gt;: "Diciamo che se dovesse accadere qualche disgrazia non verserò una lacrima."</text:p>
          </table:table-cell>
          <table:table-cell/>
        </table:table-row>
        <table:table-row table:style-name="ro3">
          <table:table-cell office:value-type="string" calcext:value-type="string">
            <text:p>GiornoUnoSera-Partita_Thovez_Seduzione-292c5bbc</text:p>
          </table:table-cell>
          <table:table-cell table:style-name="ce3" office:value-type="string" calcext:value-type="string">
            <text:p>&lt;b&gt;&lt;color=\#354174&gt;S.&lt;/color&gt;&lt;/b&gt;: "Non ucciderò nessuno Thovez, non per te."</text:p>
          </table:table-cell>
          <table:table-cell/>
        </table:table-row>
        <table:table-row table:style-name="ro3">
          <table:table-cell office:value-type="string" calcext:value-type="string">
            <text:p>GiornoUnoSera-Partita_Thovez_Seduzione-e7ff007a</text:p>
          </table:table-cell>
          <table:table-cell table:style-name="ce3" office:value-type="string" calcext:value-type="string">
            <text:p>&lt;b&gt;&lt;color=\#81482e&gt;Thovez&lt;/color&gt;&lt;/b&gt;: "Prendi, sono venti ducati d'oro. Ne avrai altri per ognuno di quei pezzenti punito."</text:p>
          </table:table-cell>
          <table:table-cell/>
        </table:table-row>
        <table:table-row table:style-name="ro1">
          <table:table-cell office:value-type="string" calcext:value-type="string">
            <text:p>GiornoUnoSera-Partita_Thovez_Zuffa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UnoSera-Partita_Thovez_Zuffa-091c1b94</text:p>
          </table:table-cell>
          <table:table-cell table:style-name="ce3" office:value-type="string" calcext:value-type="string">
            <text:p>Thovez</text:p>
          </table:table-cell>
          <table:table-cell/>
        </table:table-row>
        <table:table-row table:style-name="ro3">
          <table:table-cell office:value-type="string" calcext:value-type="string">
            <text:p>GiornoUnoSera-Partita_Thovez_Zuffa-63249c5b</text:p>
          </table:table-cell>
          <table:table-cell table:style-name="ce3" office:value-type="string" calcext:value-type="string">
            <text:p>&lt;b&gt;&lt;color=\#354174&gt;S.&lt;/color&gt;&lt;/b&gt;: "Mi hai preso davvero per un mulo?"</text:p>
          </table:table-cell>
          <table:table-cell/>
        </table:table-row>
        <table:table-row table:style-name="ro3">
          <table:table-cell office:value-type="string" calcext:value-type="string">
            <text:p>GiornoUnoSera-Partita_Thovez_Zuffa-b324789f</text:p>
          </table:table-cell>
          <table:table-cell table:style-name="ce3" office:value-type="string" calcext:value-type="string">
            <text:p>&lt;b&gt;&lt;color=\#81482e&gt;Thovez&lt;/color&gt;&lt;/b&gt;: "Speravo in maggiore razionalità, ma siete una donna in fondo."</text:p>
          </table:table-cell>
          <table:table-cell/>
        </table:table-row>
        <table:table-row table:style-name="ro1">
          <table:table-cell office:value-type="string" calcext:value-type="string">
            <text:p>GiornoUnoSera-Partita_Thovez_Zuffa-c4e7a8f2</text:p>
          </table:table-cell>
          <table:table-cell table:style-name="ce3" office:value-type="string" calcext:value-type="string">
            <text:p>&lt;b&gt;&lt;color=\#354174&gt;S.&lt;/color&gt;&lt;/b&gt;: "Molto in fondo."</text:p>
          </table:table-cell>
          <table:table-cell/>
        </table:table-row>
        <table:table-row table:style-name="ro3">
          <table:table-cell office:value-type="string" calcext:value-type="string">
            <text:p>GiornoUnoSera-Partita_Thovez_Zuffa-c8305005</text:p>
          </table:table-cell>
          <table:table-cell table:style-name="ce3" office:value-type="string" calcext:value-type="string">
            <text:p>&lt;b&gt;&lt;color=\#81482e&gt;Thovez&lt;/color&gt;&lt;/b&gt;: "Mi hai rotto con la tua ironia. Ricorda chi tiene la vita del tuo Isaac in pugno."</text:p>
          </table:table-cell>
          <table:table-cell/>
        </table:table-row>
        <table:table-row table:style-name="ro3">
          <table:table-cell office:value-type="string" calcext:value-type="string">
            <text:p>GiornoUnoSera-Partita_Thovez_Zuffa-7f3175d7</text:p>
          </table:table-cell>
          <table:table-cell table:style-name="ce3" office:value-type="string" calcext:value-type="string">
            <text:p>&lt;b&gt;&lt;color=\#354174&gt;S.&lt;/color&gt;&lt;/b&gt;: "Non hai idea di chi ti stai mettendo contro, Philip."</text:p>
          </table:table-cell>
          <table:table-cell/>
        </table:table-row>
        <table:table-row table:style-name="ro2">
          <table:table-cell office:value-type="string" calcext:value-type="string">
            <text:p>GiornoUnoSera-Partita_Thovez_Zuffa-3d0c0511</text:p>
          </table:table-cell>
          <table:table-cell table:style-name="ce3" office:value-type="string" calcext:value-type="string">
            <text:p>&lt;b&gt;&lt;color=\#81482e&gt;Thovez&lt;/color&gt;&lt;/b&gt;: "Ho un'idea abbastanza chiara, invece. Sono stato informato di Firenze, Bologna, Napoli..."</text:p>
          </table:table-cell>
          <table:table-cell/>
        </table:table-row>
        <table:table-row table:style-name="ro3">
          <table:table-cell office:value-type="string" calcext:value-type="string">
            <text:p>GiornoUnoSera-Partita_Thovez_Zuffa-94538f7c</text:p>
          </table:table-cell>
          <table:table-cell table:style-name="ce3" office:value-type="string" calcext:value-type="string">
            <text:p>&lt;b&gt;&lt;color=\#354174&gt;S.&lt;/color&gt;&lt;/b&gt;: "Allora sai di che cosa sono capace."</text:p>
          </table:table-cell>
          <table:table-cell/>
        </table:table-row>
        <table:table-row table:style-name="ro2">
          <table:table-cell office:value-type="string" calcext:value-type="string">
            <text:p>GiornoUnoSera-Partita_Thovez_Zuffa-42711334</text:p>
          </table:table-cell>
          <table:table-cell table:style-name="ce3" office:value-type="string" calcext:value-type="string">
            <text:p>&lt;b&gt;&lt;color=\#81482e&gt;Thovez&lt;/color&gt;&lt;/b&gt;: "Oh sì. Ma hai il madornale difetto di aiutare chi ami. Aiutami, e proteggerò i tuoi amici fino alla fine dei miei giorni."</text:p>
          </table:table-cell>
          <table:table-cell/>
        </table:table-row>
        <table:table-row table:style-name="ro3">
          <table:table-cell office:value-type="string" calcext:value-type="string">
            <text:p>GiornoUnoSera-Partita_Thovez_Zuffa-b460aa39</text:p>
          </table:table-cell>
          <table:table-cell table:style-name="ce3" office:value-type="string" calcext:value-type="string">
            <text:p>&lt;b&gt;&lt;color=\#354174&gt;S.&lt;/color&gt;&lt;/b&gt;: "Non mi fido della tua parola."</text:p>
          </table:table-cell>
          <table:table-cell/>
        </table:table-row>
        <table:table-row table:style-name="ro2">
          <table:table-cell office:value-type="string" calcext:value-type="string">
            <text:p>GiornoUnoSera-Partita_Thovez_Zuffa-1a774361</text:p>
          </table:table-cell>
          <table:table-cell table:style-name="ce3" office:value-type="string" calcext:value-type="string">
            <text:p>&lt;b&gt;&lt;color=\#81482e&gt;Thovez&lt;/color&gt;&lt;/b&gt;: "Ma è l'unica cosa che ho sempre rispettato, S., puoi chiederlo a chiunque. Mantengo le promesse e le minacce."</text:p>
          </table:table-cell>
          <table:table-cell/>
        </table:table-row>
        <table:table-row table:style-name="ro3">
          <table:table-cell office:value-type="string" calcext:value-type="string">
            <text:p>GiornoUnoSera-Partita_Thovez_Zuffa-c17fa8e4</text:p>
          </table:table-cell>
          <table:table-cell table:style-name="ce3" office:value-type="string" calcext:value-type="string">
            <text:p>&lt;b&gt;&lt;color=\#354174&gt;S.&lt;/color&gt;&lt;/b&gt;: "Potrei sempre liberarmi di te."</text:p>
          </table:table-cell>
          <table:table-cell/>
        </table:table-row>
        <table:table-row table:style-name="ro2">
          <table:table-cell office:value-type="string" calcext:value-type="string">
            <text:p>GiornoUnoSera-Partita_Thovez_Zuffa-7b714524</text:p>
          </table:table-cell>
          <table:table-cell table:style-name="ce3" office:value-type="string" calcext:value-type="string">
            <text:p>&lt;b&gt;&lt;color=\#81482e&gt;Thovez&lt;/color&gt;&lt;/b&gt;: "Non sottovalutarmi. Ho combattuto a Trafalgar. In una vera guerra, non in qualche rissa da osteria."</text:p>
          </table:table-cell>
          <table:table-cell/>
        </table:table-row>
        <table:table-row table:style-name="ro1">
          <table:table-cell office:value-type="string" calcext:value-type="string">
            <text:p>GiornoDueMattino-Dialog_CatenaCasaIsaacInterno-32901755</text:p>
          </table:table-cell>
          <table:table-cell table:style-name="ce3" office:value-type="string" calcext:value-type="string">
            <text:p>Catena</text:p>
          </table:table-cell>
          <table:table-cell/>
        </table:table-row>
        <table:table-row table:style-name="ro6">
          <table:table-cell office:value-type="string" calcext:value-type="string">
            <text:p>GiornoDueMattino-Dialog_CatenaCasaIsaacInterno-f6cde7f0</text:p>
          </table:table-cell>
          <table:table-cell table:style-name="ce3" office:value-type="string" calcext:value-type="string">
            <text:p>&lt;b&gt;&lt;color=\#3a6954&gt;Catena&lt;/color&gt;&lt;/b&gt;: {~ {CristinaWin: "Perché poi il tetto di paglia?"|"La tengo sott'occhio la suora, sappilo. Se ti fa qualcosa, è morta!"}|"Parla col pupo che ho un sonno bestia!"|"Certo che Isaac si mantiene bene!"|"Ecco dove era finito il mio khanjar!"|{CristinaWin: "Forse dovevamo salvare Cristina, insistere."|"Dio che civetta che è quella Cristina!"}|"Se vado a rubare qualcosa in cucina si offende?"</text:p>
          </table:table-cell>
          <table:table-cell/>
        </table:table-row>
        <table:table-row table:style-name="ro1">
          <table:table-cell office:value-type="string" calcext:value-type="string">
            <text:p>GiornoDueMattino-Dialog_CatenaCasaIsaacInterno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3">
          <table:table-cell office:value-type="string" calcext:value-type="string">
            <text:p>GiornoDueMattino-Dialog_CatenaCasaIsaacInterno-48458d0c</text:p>
          </table:table-cell>
          <table:table-cell table:style-name="ce3" office:value-type="string" calcext:value-type="string">
            <text:p>&lt;b&gt;&lt;color=\#3a6954&gt;Catena&lt;/color&gt;&lt;/b&gt;: "Sai che voglio bene a quel garruso, vero?"</text:p>
          </table:table-cell>
          <table:table-cell/>
        </table:table-row>
        <table:table-row table:style-name="ro1">
          <table:table-cell office:value-type="string" calcext:value-type="string">
            <text:p>GiornoDueMattino-Dialog_CatenaCasaIsaacInterno-687ed711</text:p>
          </table:table-cell>
          <table:table-cell table:style-name="ce3" office:value-type="string" calcext:value-type="string">
            <text:p>"Sì eh!"</text:p>
          </table:table-cell>
          <table:table-cell/>
        </table:table-row>
        <table:table-row table:style-name="ro1">
          <table:table-cell office:value-type="string" calcext:value-type="string">
            <text:p>GiornoDueMattino-Dialog_CatenaCasaIsaacInterno-eb000c11</text:p>
          </table:table-cell>
          <table:table-cell table:style-name="ce3" office:value-type="string" calcext:value-type="string">
            <text:p>"Anche quando lo insulti?"</text:p>
          </table:table-cell>
          <table:table-cell/>
        </table:table-row>
        <table:table-row table:style-name="ro3">
          <table:table-cell office:value-type="string" calcext:value-type="string">
            <text:p>GiornoDueMattino-Dialog_CatenaCasaIsaacInterno-d8b3713d</text:p>
          </table:table-cell>
          <table:table-cell table:style-name="ce3" office:value-type="string" calcext:value-type="string">
            <text:p>&lt;b&gt;&lt;color=\#3a6954&gt;Catena&lt;/color&gt;&lt;/b&gt;: "Soprattutto quando lo insulto!"</text:p>
          </table:table-cell>
          <table:table-cell/>
        </table:table-row>
        <table:table-row table:style-name="ro1">
          <table:table-cell office:value-type="string" calcext:value-type="string">
            <text:p>GiornoDueMattino-Dialog_CatenaCasaIsaacInterno-fb38ce2a</text:p>
          </table:table-cell>
          <table:table-cell table:style-name="ce3" office:value-type="string" calcext:value-type="string">
            <text:p>"E lui ce ne vuole a te."</text:p>
          </table:table-cell>
          <table:table-cell/>
        </table:table-row>
        <table:table-row table:style-name="ro2">
          <table:table-cell office:value-type="string" calcext:value-type="string">
            <text:p>GiornoDueMattino-Dialog_CatenaCasaIsaacInterno-c184c993</text:p>
          </table:table-cell>
          <table:table-cell table:style-name="ce3" office:value-type="string" calcext:value-type="string">
            <text:p>&lt;b&gt;&lt;color=\#3a6954&gt;Catena&lt;/color&gt;&lt;/b&gt;: "Questo suo modo di fare però è una stronzata, questa roba del "sono inglese ed elegante e non ho paura di nulla". Ha fifa, cuoricì, fifa nera."</text:p>
          </table:table-cell>
          <table:table-cell/>
        </table:table-row>
        <table:table-row table:style-name="ro1">
          <table:table-cell office:value-type="string" calcext:value-type="string">
            <text:p>GiornoDueMattino-Dialog_CatenaCasaIsaacInterno-df2eb4d9</text:p>
          </table:table-cell>
          <table:table-cell table:style-name="ce3" office:value-type="string" calcext:value-type="string">
            <text:p>"Cosa mi suggerisci di fare?"</text:p>
          </table:table-cell>
          <table:table-cell/>
        </table:table-row>
        <table:table-row table:style-name="ro2">
          <table:table-cell office:value-type="string" calcext:value-type="string">
            <text:p>GiornoDueMattino-Dialog_CatenaCasaIsaacInterno-e5baba2f</text:p>
          </table:table-cell>
          <table:table-cell table:style-name="ce3" office:value-type="string" calcext:value-type="string">
            <text:p>&lt;b&gt;&lt;color=\#3a6954&gt;Catena&lt;/color&gt;&lt;/b&gt;: "Fallo parlare. Cerca di capire che gli gira nella capoccia, perché sennò questo fa una stronzata di sicuro, quanto è vero Iddio."</text:p>
          </table:table-cell>
          <table:table-cell/>
        </table:table-row>
        <table:table-row table:style-name="ro1">
          <table:table-cell office:value-type="string" calcext:value-type="string">
            <text:p>GiornoDueMattino-Dialog_CatenaCasaIsaacInterno-caed9d26</text:p>
          </table:table-cell>
          <table:table-cell table:style-name="ce3" office:value-type="string" calcext:value-type="string">
            <text:p>"Spero davvero si fida di me."</text:p>
          </table:table-cell>
          <table:table-cell/>
        </table:table-row>
        <table:table-row table:style-name="ro10">
          <table:table-cell office:value-type="string" calcext:value-type="string">
            <text:p>GiornoDueMattino-Dialog_CatenaCasaIsaacInterno-4ce46c9a</text:p>
          </table:table-cell>
          <table:table-cell table:style-name="ce3" office:value-type="string" calcext:value-type="string">
            <text:p>&lt;b&gt;&lt;color=\#3a6954&gt;Catena&lt;/color&gt;&lt;/b&gt;: "{~ {CristinaWin: Ti ho già detto che ho fame?|Guarda come si atteggia, quella. Una suora, certo. E io sono un prete. No, un vescovo!}|Ma te la ricordi la festa di Natale qui, coi tre alani e Giappone?|Un giorno o l'altro ci devo portare Amine.|Ma a una certa dobbiamo farci anche noi una casa? Allargare questa?|Non sono una da pupi, però un paio di puledri li terrei volentieri.|Ho deciso, appena riesco affronto la cucina.}"</text:p>
          </table:table-cell>
          <table:table-cell/>
        </table:table-row>
        <table:table-row table:style-name="ro2">
          <table:table-cell office:value-type="string" calcext:value-type="string">
            <text:p>GiornoDueMattino-Dialog_CatenaCasaIsaacInterno-7ed3330f</text:p>
          </table:table-cell>
          <table:table-cell table:style-name="ce3" office:value-type="string" calcext:value-type="string">
            <text:p>&lt;b&gt;&lt;color=\#3a6954&gt;Catena&lt;/color&gt;&lt;/b&gt;: "{Ci avviamo?|Sei pronto?|Ci togliamo questo dente?|Leghiamo Isaac in casa e poi partiamo?}"</text:p>
          </table:table-cell>
          <table:table-cell/>
        </table:table-row>
        <table:table-row table:style-name="ro3">
          <table:table-cell office:value-type="string" calcext:value-type="string">
            <text:p>GiornoDueMattino-Dialog_CatenaCasaIsaacInterno-b0ad2664</text:p>
          </table:table-cell>
          <table:table-cell table:style-name="ce3" office:value-type="string" calcext:value-type="string">
            <text:p>"{CristinaWin:Fammi parlare con Isaac.|Fammi parlare con le altre due.}"</text:p>
          </table:table-cell>
          <table:table-cell/>
        </table:table-row>
        <table:table-row table:style-name="ro2">
          <table:table-cell office:value-type="string" calcext:value-type="string">
            <text:p>GiornoDueMattino-Dialog_CatenaCasaIsaacInterno-50f7dc0b</text:p>
          </table:table-cell>
          <table:table-cell table:style-name="ce3" office:value-type="string" calcext:value-type="string">
            <text:p>&lt;b&gt;&lt;color=\#3a6954&gt;Catena&lt;/color&gt;&lt;/b&gt;: "{CristinaWin: Su, che voglio scaldarmi le mani.|Quella Cristina c'ha la faccia di una che ti rincoglionisce a dovere.}"</text:p>
          </table:table-cell>
          <table:table-cell/>
        </table:table-row>
        <table:table-row table:style-name="ro1">
          <table:table-cell office:value-type="string" calcext:value-type="string">
            <text:p>GiornoDueMattino-Dialog_CatenaCasaIsaacInterno-6a70a7e7</text:p>
          </table:table-cell>
          <table:table-cell table:style-name="ce3" office:value-type="string" calcext:value-type="string">
            <text:p>&lt;b&gt;Prepara il deck prima di andare da Thovez&lt;/b&gt;</text:p>
          </table:table-cell>
          <table:table-cell/>
        </table:table-row>
        <table:table-row table:style-name="ro1">
          <table:table-cell office:value-type="string" calcext:value-type="string">
            <text:p>GiornoDueMattino-Dialog_CatenaCasaIsaacInterno-1276bfeb</text:p>
          </table:table-cell>
          <table:table-cell table:style-name="ce3" office:value-type="string" calcext:value-type="string">
            <text:p>"Sistemo due cose e ci sono."</text:p>
          </table:table-cell>
          <table:table-cell/>
        </table:table-row>
        <table:table-row table:style-name="ro1">
          <table:table-cell office:value-type="string" calcext:value-type="string">
            <text:p>GiornoDueMattino-Dialog_CatenaCasaIsaacInterno-f2eb2a1f</text:p>
          </table:table-cell>
          <table:table-cell table:style-name="ce3" office:value-type="string" calcext:value-type="string">
            <text:p>DeckBuilding</text:p>
          </table:table-cell>
          <table:table-cell/>
        </table:table-row>
        <table:table-row table:style-name="ro1">
          <table:table-cell office:value-type="string" calcext:value-type="string">
            <text:p>GiornoDueMattino-Dialog_CatenaCasaIsaacInterno-1f3524f8</text:p>
          </table:table-cell>
          <table:table-cell table:style-name="ce3" office:value-type="string" calcext:value-type="string">
            <text:p>@</text:p>
          </table:table-cell>
          <table:table-cell/>
        </table:table-row>
        <table:table-row table:style-name="ro1">
          <table:table-cell office:value-type="string" calcext:value-type="string">
            <text:p>GiornoDueMattino-Dialog_CatenaCasaIsaacInterno-f7c5eabc</text:p>
          </table:table-cell>
          <table:table-cell table:style-name="ce3" office:value-type="string" calcext:value-type="string">
            <text:p>GiornoDueSera</text:p>
          </table:table-cell>
          <table:table-cell/>
        </table:table-row>
        <table:table-row table:style-name="ro1">
          <table:table-cell office:value-type="string" calcext:value-type="string">
            <text:p>GiornoDueMattino-Dialog_CatenaCasaIsaacInterno-831e7347</text:p>
          </table:table-cell>
          <table:table-cell table:style-name="ce3" office:value-type="string" calcext:value-type="string">
            <text:p>CasaThovezAmministrazione</text:p>
          </table:table-cell>
          <table:table-cell/>
        </table:table-row>
        <table:table-row table:style-name="ro1">
          <table:table-cell office:value-type="string" calcext:value-type="string">
            <text:p>GiornoDueMattino-Dialog_CristinaCasaIsaacInterno-847adfa2</text:p>
          </table:table-cell>
          <table:table-cell table:style-name="ce3" office:value-type="string" calcext:value-type="string">
            <text:p>Cristina</text:p>
          </table:table-cell>
          <table:table-cell/>
        </table:table-row>
        <table:table-row table:style-name="ro10">
          <table:table-cell office:value-type="string" calcext:value-type="string">
            <text:p>GiornoDueMattino-Dialog_CristinaCasaIsaacInterno-910fc2ba</text:p>
          </table:table-cell>
          <table:table-cell table:style-name="ce3" office:value-type="string" calcext:value-type="string">
            <text:p>&lt;b&gt;&lt;color=\#6d282a&gt;Cristina&lt;/color&gt;&lt;/b&gt;: {"Come si mangiò bene qui, alla festa di novembre!"|"La cultura di Isaac è sterminata. Chissà cosa ne pensa delle idee del Foscolo."|"Questo vestito mi soffoca."| "Ti ricordi di quando facesti quella rapina per me, su a Bologna?"| {CatenaWin: "La tua amica è molto diretta, vero?"|"Poi mi presenti per bene la tua amica?"}| "Chissà cosa farà Philip quando si accorgerà che sono scomparsa."</text:p>
          </table:table-cell>
          <table:table-cell/>
        </table:table-row>
        <table:table-row table:style-name="ro6">
          <table:table-cell office:value-type="string" calcext:value-type="string">
            <text:p>GiornoDueMattino-Dialog_CristinaCasaIsaacInterno-34a40afe</text:p>
          </table:table-cell>
          <table:table-cell table:style-name="ce3" office:value-type="string" calcext:value-type="string">
            <text:p>&lt;b&gt;&lt;color=\#6d282a&gt;Cristina&lt;/color&gt;&lt;/b&gt;: "{Portami con te. So che può sembrarti assurda come idea, ma conosco bene quella casa.|Una volta lì dentro, posso chetare cuoca e sgherri.|E se c'è in giro il Torrisi, quel maiale ha un debole per me.|Se mia madre mi vedesse ora, le verrebbe un infarto.|O forse no, penserebbe solo alle cose che non ha fatto lei.|A quello che non hanno vissuto le mie sorelle.|La vita è così strana, S.}"</text:p>
          </table:table-cell>
          <table:table-cell/>
        </table:table-row>
        <table:table-row table:style-name="ro1">
          <table:table-cell office:value-type="string" calcext:value-type="string">
            <text:p>GiornoDueMattino-Dialog_CristinaCasaIsaacInterno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5">
          <table:table-cell office:value-type="string" calcext:value-type="string">
            <text:p>GiornoDueMattino-Dialog_CristinaCasaIsaacInterno-8429c9af</text:p>
          </table:table-cell>
          <table:table-cell table:style-name="ce3" office:value-type="string" calcext:value-type="string">
            <text:p>&lt;b&gt;&lt;color=\#6d282a&gt;Cristina&lt;/color&gt;&lt;/b&gt;: "{Quindi? Assaltiamo casa Thovez?|Non vedo l'ora di tirargli due pugni.|Ma come vogliamo spaventarlo? Posso fare la voce di Dio che lo giudica?!?|Che ne dici, partiamo?}"</text:p>
          </table:table-cell>
          <table:table-cell/>
        </table:table-row>
        <table:table-row table:style-name="ro1">
          <table:table-cell office:value-type="string" calcext:value-type="string">
            <text:p>GiornoDueMattino-Dialog_CristinaCasaIsaacInterno-6816e3fa</text:p>
          </table:table-cell>
          <table:table-cell table:style-name="ce3" office:value-type="string" calcext:value-type="string">
            <text:p>"Parlo un attimo con le altre e andiamo."</text:p>
          </table:table-cell>
          <table:table-cell/>
        </table:table-row>
        <table:table-row table:style-name="ro1">
          <table:table-cell office:value-type="string" calcext:value-type="string">
            <text:p>GiornoDueMattino-Dialog_CristinaCasaIsaacInterno-6a70a7e7</text:p>
          </table:table-cell>
          <table:table-cell table:style-name="ce3" office:value-type="string" calcext:value-type="string">
            <text:p>&lt;b&gt;Prepara il deck prima di andare da Thovez&lt;/b&gt;</text:p>
          </table:table-cell>
          <table:table-cell/>
        </table:table-row>
        <table:table-row table:style-name="ro1">
          <table:table-cell office:value-type="string" calcext:value-type="string">
            <text:p>GiornoDueMattino-Dialog_CristinaCasaIsaacInterno-e89ba31d</text:p>
          </table:table-cell>
          <table:table-cell table:style-name="ce3" office:value-type="string" calcext:value-type="string">
            <text:p>"Mi preparo e ci sono."</text:p>
          </table:table-cell>
          <table:table-cell/>
        </table:table-row>
        <table:table-row table:style-name="ro1">
          <table:table-cell office:value-type="string" calcext:value-type="string">
            <text:p>GiornoDueMattino-Dialog_CristinaCasaIsaacInterno-f2eb2a1f</text:p>
          </table:table-cell>
          <table:table-cell table:style-name="ce3" office:value-type="string" calcext:value-type="string">
            <text:p>DeckBuilding</text:p>
          </table:table-cell>
          <table:table-cell/>
        </table:table-row>
        <table:table-row table:style-name="ro1">
          <table:table-cell office:value-type="string" calcext:value-type="string">
            <text:p>GiornoDueMattino-Dialog_CristinaCasaIsaacInterno-1f3524f8</text:p>
          </table:table-cell>
          <table:table-cell table:style-name="ce3" office:value-type="string" calcext:value-type="string">
            <text:p>@</text:p>
          </table:table-cell>
          <table:table-cell/>
        </table:table-row>
        <table:table-row table:style-name="ro1">
          <table:table-cell office:value-type="string" calcext:value-type="string">
            <text:p>GiornoDueMattino-Dialog_CristinaCasaIsaacInterno-f7c5eabc</text:p>
          </table:table-cell>
          <table:table-cell table:style-name="ce3" office:value-type="string" calcext:value-type="string">
            <text:p>GiornoDueSera</text:p>
          </table:table-cell>
          <table:table-cell/>
        </table:table-row>
        <table:table-row table:style-name="ro1">
          <table:table-cell office:value-type="string" calcext:value-type="string">
            <text:p>GiornoDueMattino-Dialog_CristinaCasaIsaacInterno-831e7347</text:p>
          </table:table-cell>
          <table:table-cell table:style-name="ce3" office:value-type="string" calcext:value-type="string">
            <text:p>CasaThovezAmministrazione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dc53639e</text:p>
          </table:table-cell>
          <table:table-cell table:style-name="ce3" office:value-type="string" calcext:value-type="string">
            <text:p>SNarrante</text:p>
          </table:table-cell>
          <table:table-cell/>
        </table:table-row>
        <table:table-row table:style-name="ro2">
          <table:table-cell office:value-type="string" calcext:value-type="string">
            <text:p>GiornoDueMattino-Dialog_IsaacCasaIsaacInterno-c5ba4fc7</text:p>
          </table:table-cell>
          <table:table-cell table:style-name="ce3" office:value-type="string" calcext:value-type="string">
            <text:p>&lt;b&gt;&lt;color=\#354174&gt;S. Narrante&lt;/color&gt;&lt;/b&gt;: "A distanza di tutti questi anni, continuo a chiedermi se avrei potuto gestire quella mattina in modo diverso. In qualsiasi altro modo.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84e204e2</text:p>
          </table:table-cell>
          <table:table-cell table:style-name="ce3" office:value-type="string" calcext:value-type="string">
            <text:p>Isaac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4b4d4658</text:p>
          </table:table-cell>
          <table:table-cell table:style-name="ce3" office:value-type="string" calcext:value-type="string">
            <text:p>&lt;b&gt;&lt;color=\#3a6954&gt;Catena&lt;/color&gt;&lt;/b&gt;: "Isaac, calmati!"</text:p>
          </table:table-cell>
          <table:table-cell/>
        </table:table-row>
        <table:table-row table:style-name="ro2">
          <table:table-cell office:value-type="string" calcext:value-type="string">
            <text:p>GiornoDueMattino-Dialog_IsaacCasaIsaacInterno-f104d1d3</text:p>
          </table:table-cell>
          <table:table-cell table:style-name="ce3" office:value-type="string" calcext:value-type="string">
            <text:p>&lt;b&gt;&lt;color=\#354174&gt;Isaac&lt;/color&gt;&lt;/b&gt;: {ThovezWin: "Come hai potuto provare a stringere un accordo con lui?!?"|"Come hai potuto stringere un accordo con lui?!?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8cf60348</text:p>
          </table:table-cell>
          <table:table-cell table:style-name="ce3" office:value-type="string" calcext:value-type="string">
            <text:p>"Dovevo proteggerti, Isaac!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74be23f7</text:p>
          </table:table-cell>
          <table:table-cell table:style-name="ce3" office:value-type="string" calcext:value-type="string">
            <text:p>"Mi serviva tempo.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4654b368</text:p>
          </table:table-cell>
          <table:table-cell table:style-name="ce3" office:value-type="string" calcext:value-type="string">
            <text:p>"Cos'altro avrei dovuto fare, pota?"</text:p>
          </table:table-cell>
          <table:table-cell/>
        </table:table-row>
        <table:table-row table:style-name="ro2">
          <table:table-cell office:value-type="string" calcext:value-type="string">
            <text:p>GiornoDueMattino-Dialog_IsaacCasaIsaacInterno-8607f636</text:p>
          </table:table-cell>
          <table:table-cell table:style-name="ce3" office:value-type="string" calcext:value-type="string">
            <text:p>&lt;b&gt;&lt;color=\#354174&gt;Isaac&lt;/color&gt;&lt;/b&gt;: "Tu lo vedi che è tuto esagerato? Thovez non ha niente di concreto. Il suo è solo uno bluff.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847adfa2</text:p>
          </table:table-cell>
          <table:table-cell table:style-name="ce3" office:value-type="string" calcext:value-type="string">
            <text:p>Cristina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1e295d10</text:p>
          </table:table-cell>
          <table:table-cell table:style-name="ce3" office:value-type="string" calcext:value-type="string">
            <text:p>&lt;b&gt;&lt;color=\#6d282a&gt;Cristina&lt;/color&gt;&lt;/b&gt;: "Philip è troppo ignorante per saper bluffare.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32901755</text:p>
          </table:table-cell>
          <table:table-cell table:style-name="ce3" office:value-type="string" calcext:value-type="string">
            <text:p>Catena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264d2616</text:p>
          </table:table-cell>
          <table:table-cell table:style-name="ce3" office:value-type="string" calcext:value-type="string">
            <text:p>&lt;b&gt;&lt;color=\#3a6954&gt;Catena&lt;/color&gt;&lt;/b&gt;: "Aranci aranci cu l'avi si li chianci..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c9f2515a</text:p>
          </table:table-cell>
          <table:table-cell table:style-name="ce3" office:value-type="string" calcext:value-type="string">
            <text:p>&lt;b&gt;&lt;color=\#354174&gt;Isaac&lt;/color&gt;&lt;/b&gt;: "Tu ce l'hai con me, Catena?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cf10c6fc</text:p>
          </table:table-cell>
          <table:table-cell table:style-name="ce3" office:value-type="string" calcext:value-type="string">
            <text:p>"Vita mia ne abbiamo già parlato.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b641c024</text:p>
          </table:table-cell>
          <table:table-cell table:style-name="ce3" office:value-type="string" calcext:value-type="string">
            <text:p>&lt;b&gt;&lt;color=\#354174&gt;Isaac&lt;/color&gt;&lt;/b&gt;: "Parlato di cosa?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c3531053</text:p>
          </table:table-cell>
          <table:table-cell table:style-name="ce3" office:value-type="string" calcext:value-type="string">
            <text:p>"Lo sa lei.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9787a849</text:p>
          </table:table-cell>
          <table:table-cell table:style-name="ce3" office:value-type="string" calcext:value-type="string">
            <text:p>"Sa qualcosa, fidati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afe7371f</text:p>
          </table:table-cell>
          <table:table-cell table:style-name="ce3" office:value-type="string" calcext:value-type="string">
            <text:p>&lt;b&gt;&lt;color=\#354174&gt;Isaac&lt;/color&gt;&lt;/b&gt;: "Sempre ad esagerare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8adcf825</text:p>
          </table:table-cell>
          <table:table-cell table:style-name="ce3" office:value-type="string" calcext:value-type="string">
            <text:p>"Dice che smaneggi col tuo muto[."], e che mezzo paese conosce il tuo culo."</text:p>
          </table:table-cell>
          <table:table-cell/>
        </table:table-row>
        <table:table-row table:style-name="ro2">
          <table:table-cell office:value-type="string" calcext:value-type="string">
            <text:p>GiornoDueMattino-Dialog_IsaacCasaIsaacInterno-22f7c286</text:p>
          </table:table-cell>
          <table:table-cell table:style-name="ce3" office:value-type="string" calcext:value-type="string">
            <text:p>&lt;b&gt;&lt;color=\#354174&gt;Isaac&lt;/color&gt;&lt;/b&gt;: "In Inghilterra non uno prenderebe su serio quelo che ha da dire un plebeo. Visto che vuole alla nobiltà, Thovez dovrebe saperlo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15cc4d20</text:p>
          </table:table-cell>
          <table:table-cell table:style-name="ce3" office:value-type="string" calcext:value-type="string">
            <text:p>"Ti ricordo che stai parlando con un pezzente[."], sua egregia reverenzosa maestà milord."</text:p>
          </table:table-cell>
          <table:table-cell/>
        </table:table-row>
        <table:table-row table:style-name="ro2">
          <table:table-cell office:value-type="string" calcext:value-type="string">
            <text:p>GiornoDueMattino-Dialog_IsaacCasaIsaacInterno-900b5b74</text:p>
          </table:table-cell>
          <table:table-cell table:style-name="ce3" office:value-type="string" calcext:value-type="string">
            <text:p>&lt;b&gt;&lt;color=\#354174&gt;Isaac&lt;/color&gt;&lt;/b&gt;: "Io sto solo dicendo che è così che funzionano la cose. Io ho le mie idee e tu le tue, lo sapiamo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3056d4ec</text:p>
          </table:table-cell>
          <table:table-cell table:style-name="ce3" office:value-type="string" calcext:value-type="string">
            <text:p>"Sa che vai a cavazzonar coi tuoi amici ricchi[."], belli e non sposati."</text:p>
          </table:table-cell>
          <table:table-cell/>
        </table:table-row>
        <table:table-row table:style-name="ro5">
          <table:table-cell office:value-type="string" calcext:value-type="string">
            <text:p>GiornoDueMattino-Dialog_IsaacCasaIsaacInterno-2b64af06</text:p>
          </table:table-cell>
          <table:table-cell table:style-name="ce3" office:value-type="string" calcext:value-type="string">
            <text:p>&lt;b&gt;&lt;color=\#354174&gt;Isaac&lt;/color&gt;&lt;/b&gt;: "I miei amici sono anche suoi feudatari. Sono i soli con abastanza soldi da afitare le sue terre. Non avrebe senso per Thovez condannare loro. Deve esserci altro. Shit!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68d2c0de</text:p>
          </table:table-cell>
          <table:table-cell table:style-name="ce3" office:value-type="string" calcext:value-type="string">
            <text:p>"A un certo punto l'ha citato l'Alfonso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b80cc20a</text:p>
          </table:table-cell>
          <table:table-cell table:style-name="ce3" office:value-type="string" calcext:value-type="string">
            <text:p>&lt;b&gt;&lt;color=\#3a6954&gt;Catena&lt;/color&gt;&lt;/b&gt;: "Ti avevo detto di non fidarti di quel mmirdiscu!"</text:p>
          </table:table-cell>
          <table:table-cell/>
        </table:table-row>
        <table:table-row table:style-name="ro2">
          <table:table-cell office:value-type="string" calcext:value-type="string">
            <text:p>GiornoDueMattino-Dialog_IsaacCasaIsaacInterno-73f89cc2</text:p>
          </table:table-cell>
          <table:table-cell table:style-name="ce3" office:value-type="string" calcext:value-type="string">
            <text:p>&lt;b&gt;&lt;color=\#354174&gt;Isaac&lt;/color&gt;&lt;/b&gt;: "Un marinaio! Nelle molly houses della  Londra ci sono più marinai di intera Marina Britannica. Io me stesso ne avrò abordato uno o due velieri!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3235cb88</text:p>
          </table:table-cell>
          <table:table-cell table:style-name="ce3" office:value-type="string" calcext:value-type="string">
            <text:p>"Questo è pronto a fotterti, Isaac[."] Prendi le cose seriamente una volta tanto!"</text:p>
          </table:table-cell>
          <table:table-cell/>
        </table:table-row>
        <table:table-row table:style-name="ro5">
          <table:table-cell office:value-type="string" calcext:value-type="string">
            <text:p>GiornoDueMattino-Dialog_IsaacCasaIsaacInterno-097d0f09</text:p>
          </table:table-cell>
          <table:table-cell table:style-name="ce3" office:value-type="string" calcext:value-type="string">
            <text:p>&lt;b&gt;&lt;color=\#354174&gt;Isaac&lt;/color&gt;&lt;/b&gt;: "La serietà è l'unico crimine che non sarò disposto nel commettere, my love. E comunque se Thovez si è mantenuto vago, alora non ha niente sul di mio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e19ee35a</text:p>
          </table:table-cell>
          <table:table-cell table:style-name="ce3" office:value-type="string" calcext:value-type="string">
            <text:p>&lt;b&gt;&lt;color=\#3a6954&gt;Catena&lt;/color&gt;&lt;/b&gt;: "Comunque vada, dobbiamo far qualcosa.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82931150</text:p>
          </table:table-cell>
          <table:table-cell table:style-name="ce3" office:value-type="string" calcext:value-type="string">
            <text:p>&lt;b&gt;&lt;color=\#354174&gt;Isaac&lt;/color&gt;&lt;/b&gt;: "E cosa?"</text:p>
          </table:table-cell>
          <table:table-cell/>
        </table:table-row>
        <table:table-row table:style-name="ro2">
          <table:table-cell office:value-type="string" calcext:value-type="string">
            <text:p>GiornoDueMattino-Dialog_IsaacCasaIsaacInterno-6425c2e1</text:p>
          </table:table-cell>
          <table:table-cell table:style-name="ce3" office:value-type="string" calcext:value-type="string">
            <text:p>&lt;b&gt;&lt;color=\#3a6954&gt;Catena&lt;/color&gt;&lt;/b&gt;: "Andiamo a casa sua. Stanotte. Gli facciamo prendere uno spavento di quelli potenti, così capisce che non deve pigliare per il culo.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390a2cb4</text:p>
          </table:table-cell>
          <table:table-cell table:style-name="ce3" office:value-type="string" calcext:value-type="string">
            <text:p>&lt;b&gt;&lt;color=\#354174&gt;Isaac&lt;/color&gt;&lt;/b&gt;: "È una follia!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507b36a3</text:p>
          </table:table-cell>
          <table:table-cell table:style-name="ce3" office:value-type="string" calcext:value-type="string">
            <text:p>&lt;b&gt;&lt;color=\#6d282a&gt;Cristina&lt;/color&gt;&lt;/b&gt;: "È un'ottima idea. È così orgoglioso che non se l'aspetterà.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ce3860ab</text:p>
          </table:table-cell>
          <table:table-cell table:style-name="ce3" office:value-type="string" calcext:value-type="string">
            <text:p>"Ci serve un modo per entrare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32fa00e8</text:p>
          </table:table-cell>
          <table:table-cell table:style-name="ce3" office:value-type="string" calcext:value-type="string">
            <text:p>&lt;b&gt;&lt;color=\#6d282a&gt;Cristina&lt;/color&gt;&lt;/b&gt;: "Posso aiutarvi, conosco strada e accessi!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fde5e41e</text:p>
          </table:table-cell>
          <table:table-cell table:style-name="ce3" office:value-type="string" calcext:value-type="string">
            <text:p>&lt;b&gt;&lt;color=\#3a6954&gt;Catena&lt;/color&gt;&lt;/b&gt;: "Abbiamo fatto incursioni peggiori, cuoricì!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ffc18d2f</text:p>
          </table:table-cell>
          <table:table-cell table:style-name="ce3" office:value-type="string" calcext:value-type="string">
            <text:p>"Solo quando l'Isaac è al sicuro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86bf2aff</text:p>
          </table:table-cell>
          <table:table-cell table:style-name="ce3" office:value-type="string" calcext:value-type="string">
            <text:p>&lt;b&gt;&lt;color=\#6d282a&gt;Cristina&lt;/color&gt;&lt;/b&gt;: "No, serve agire subito o ci fregherà!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ac34338b</text:p>
          </table:table-cell>
          <table:table-cell table:style-name="ce3" office:value-type="string" calcext:value-type="string">
            <text:p>&lt;b&gt;&lt;color=\#3a6954&gt;Catena&lt;/color&gt;&lt;/b&gt;: "Parli così perché c'hai la fregola di partire!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ab285204</text:p>
          </table:table-cell>
          <table:table-cell table:style-name="ce3" office:value-type="string" calcext:value-type="string">
            <text:p>&lt;b&gt;&lt;color=\#6d282a&gt;Cristina&lt;/color&gt;&lt;/b&gt;: "Ti fiderai mai di me?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e8cd8a81</text:p>
          </table:table-cell>
          <table:table-cell table:style-name="ce3" office:value-type="string" calcext:value-type="string">
            <text:p>&lt;b&gt;&lt;color=\#3a6954&gt;Catena&lt;/color&gt;&lt;/b&gt;: "Manco morta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e3d44efc</text:p>
          </table:table-cell>
          <table:table-cell table:style-name="ce3" office:value-type="string" calcext:value-type="string">
            <text:p>&lt;b&gt;&lt;color=\#354174&gt;Isaac&lt;/color&gt;&lt;/b&gt;: "Io non sono un bambino.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8c187d7d</text:p>
          </table:table-cell>
          <table:table-cell table:style-name="ce3" office:value-type="string" calcext:value-type="string">
            <text:p>"Non ne son sempre sicuro.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ea4ceef6</text:p>
          </table:table-cell>
          <table:table-cell table:style-name="ce3" office:value-type="string" calcext:value-type="string">
            <text:p>"Ma il rischio rimane.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72b33434</text:p>
          </table:table-cell>
          <table:table-cell table:style-name="ce3" office:value-type="string" calcext:value-type="string">
            <text:p>"Non mi ci sembra una gran mossa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fec63f44</text:p>
          </table:table-cell>
          <table:table-cell table:style-name="ce3" office:value-type="string" calcext:value-type="string">
            <text:p>&lt;b&gt;&lt;color=\#6d282a&gt;Cristina&lt;/color&gt;&lt;/b&gt;: "Ma è l'unica sensata. Va fregato sul tempo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cc0b1e23</text:p>
          </table:table-cell>
          <table:table-cell table:style-name="ce3" office:value-type="string" calcext:value-type="string">
            <text:p>&lt;b&gt;&lt;color=\#3a6954&gt;Catena&lt;/color&gt;&lt;/b&gt;: "Cuoricì, da quand'è che ragioni prima di fare le cose?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f224bc46</text:p>
          </table:table-cell>
          <table:table-cell table:style-name="ce3" office:value-type="string" calcext:value-type="string">
            <text:p>"Da quando c'è in rischio la vita di qualcuno a cui tengo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fe45124c</text:p>
          </table:table-cell>
          <table:table-cell table:style-name="ce3" office:value-type="string" calcext:value-type="string">
            <text:p>&lt;b&gt;&lt;color=\#354174&gt;Isaac&lt;/color&gt;&lt;/b&gt;: "Non essere dramatico, S. Io non morirò, non oggi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d237ba6f</text:p>
          </table:table-cell>
          <table:table-cell table:style-name="ce3" office:value-type="string" calcext:value-type="string">
            <text:p>&lt;b&gt;&lt;color=\#3a6954&gt;Catena&lt;/color&gt;&lt;/b&gt;: "Se continui con questo atteggiamento da picciriddu, ti uccido io.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0566c1be</text:p>
          </table:table-cell>
          <table:table-cell table:style-name="ce3" office:value-type="string" calcext:value-type="string">
            <text:p>"E quale l'è il piano?"</text:p>
          </table:table-cell>
          <table:table-cell/>
        </table:table-row>
        <table:table-row table:style-name="ro2">
          <table:table-cell office:value-type="string" calcext:value-type="string">
            <text:p>GiornoDueMattino-Dialog_IsaacCasaIsaacInterno-5a335468</text:p>
          </table:table-cell>
          <table:table-cell table:style-name="ce3" office:value-type="string" calcext:value-type="string">
            <text:p>&lt;b&gt;&lt;color=\#3a6954&gt;Catena&lt;/color&gt;&lt;/b&gt;: "Recuperiamo due persone sveglie del gruppo tipo Goran e Fatima, e passiamo dal retro. C'è sempre un retro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527eff22</text:p>
          </table:table-cell>
          <table:table-cell table:style-name="ce3" office:value-type="string" calcext:value-type="string">
            <text:p>&lt;b&gt;&lt;color=\#6d282a&gt;Cristina&lt;/color&gt;&lt;/b&gt;: "Vengo con voi. So come farvi entrare senza fatica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14f01e30</text:p>
          </table:table-cell>
          <table:table-cell table:style-name="ce3" office:value-type="string" calcext:value-type="string">
            <text:p>&lt;b&gt;&lt;color=\#354174&gt;Isaac&lt;/color&gt;&lt;/b&gt;: "E io intanto me ne sto nello posto sicuro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84b6aee0</text:p>
          </table:table-cell>
          <table:table-cell table:style-name="ce3" office:value-type="string" calcext:value-type="string">
            <text:p>"Voglio rifletterci un poco.["] Parlo con uno alla volta di voi ora, che mi avete fatto venire il mal di testa.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30148f4b</text:p>
          </table:table-cell>
          <table:table-cell table:style-name="ce3" office:value-type="string" calcext:value-type="string">
            <text:p>&lt;b&gt;&lt;color=\#354174&gt;Isaac&lt;/color&gt;&lt;/b&gt;: "S...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cef8e42a</text:p>
          </table:table-cell>
          <table:table-cell table:style-name="ce3" office:value-type="string" calcext:value-type="string">
            <text:p>"Come stai?"]"La a bé, Isaac?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47fb1f0e</text:p>
          </table:table-cell>
          <table:table-cell table:style-name="ce3" office:value-type="string" calcext:value-type="string">
            <text:p>&lt;b&gt;&lt;color=\#354174&gt;Isaac&lt;/color&gt;&lt;/b&gt;: "Come uno con la zanzara dentro l'orecchio. Maledeto Thovez!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8951aa53</text:p>
          </table:table-cell>
          <table:table-cell table:style-name="ce3" office:value-type="string" calcext:value-type="string">
            <text:p>"Non ti ho detto una cosa, prima[."]: nella lettera ti ha chiamato lady Isabel."</text:p>
          </table:table-cell>
          <table:table-cell/>
        </table:table-row>
        <table:table-row table:style-name="ro2">
          <table:table-cell office:value-type="string" calcext:value-type="string">
            <text:p>GiornoDueMattino-Dialog_IsaacCasaIsaacInterno-28fe51d5</text:p>
          </table:table-cell>
          <table:table-cell table:style-name="ce3" office:value-type="string" calcext:value-type="string">
            <text:p>&lt;b&gt;&lt;color=\#354174&gt;Isaac&lt;/color&gt;&lt;/b&gt;: "My god, non quelo! Se sa di quela facenda io sono finito. Pensavo che andarmene da Londra sarebe bastato. Mi sento svenire.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2d8dcfd9</text:p>
          </table:table-cell>
          <table:table-cell table:style-name="ce3" office:value-type="string" calcext:value-type="string">
            <text:p>"Lo vuoi un abbraccio, tesoro?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2d860ef1</text:p>
          </table:table-cell>
          <table:table-cell table:style-name="ce3" office:value-type="string" calcext:value-type="string">
            <text:p>&lt;b&gt;&lt;color=\#354174&gt;Isaac&lt;/color&gt;&lt;/b&gt;: "Yes, please!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f7ab21de</text:p>
          </table:table-cell>
          <table:table-cell table:style-name="ce3" office:value-type="string" calcext:value-type="string">
            <text:p>&lt;b&gt;&lt;color=\#354174&gt;Isaac&lt;/color&gt;&lt;/b&gt;: "Che abiamo fatto di male, S.? Perchè la vita è così dificile con noi?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66b08af3</text:p>
          </table:table-cell>
          <table:table-cell table:style-name="ce3" office:value-type="string" calcext:value-type="string">
            <text:p>"Perché non ci piacciono mica i loro compromessi[."], che è anche la cosa che ci rende interessanti, non trovi?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566ff127</text:p>
          </table:table-cell>
          <table:table-cell table:style-name="ce3" office:value-type="string" calcext:value-type="string">
            <text:p>&lt;b&gt;&lt;color=\#354174&gt;Isaac&lt;/color&gt;&lt;/b&gt;: "Grazie, S. Sei la mia roccia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ee0f1d60</text:p>
          </table:table-cell>
          <table:table-cell table:style-name="ce3" office:value-type="string" calcext:value-type="string">
            <text:p>"Perché vogliamo vivercela 'sta vita[."], invece a questi la loro ci fa schifo, e vogliono viversi la nostra."</text:p>
          </table:table-cell>
          <table:table-cell/>
        </table:table-row>
        <table:table-row table:style-name="ro2">
          <table:table-cell office:value-type="string" calcext:value-type="string">
            <text:p>GiornoDueMattino-Dialog_IsaacCasaIsaacInterno-ae7f839b</text:p>
          </table:table-cell>
          <table:table-cell table:style-name="ce3" office:value-type="string" calcext:value-type="string">
            <text:p>&lt;b&gt;&lt;color=\#354174&gt;Isaac&lt;/color&gt;&lt;/b&gt;: "Ed è nostro sacro dovere sbatergli in facia il piaccere. Ti ricordi ancora come si fa?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57f77fba</text:p>
          </table:table-cell>
          <table:table-cell table:style-name="ce3" office:value-type="string" calcext:value-type="string">
            <text:p>"Me lo ha insegnato un certo inglese tenero e ubriacone[."], che alla fine me lo sono pure sposato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e8b799e1</text:p>
          </table:table-cell>
          <table:table-cell table:style-name="ce3" office:value-type="string" calcext:value-type="string">
            <text:p>&lt;b&gt;&lt;color=\#354174&gt;Isaac&lt;/color&gt;&lt;/b&gt;: "Tu hai sempre avuto buon gusto, S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e660b2b1</text:p>
          </table:table-cell>
          <table:table-cell table:style-name="ce3" office:value-type="string" calcext:value-type="string">
            <text:p>"Un po' ci cacciamo in 'sti casini, però.["] Sembra che la tranquillità ci venga a noia.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14a5721f</text:p>
          </table:table-cell>
          <table:table-cell table:style-name="ce3" office:value-type="string" calcext:value-type="string">
            <text:p>&lt;b&gt;&lt;color=\#354174&gt;Isaac&lt;/color&gt;&lt;/b&gt;: "Poi altrimenti in cosa spetegoliamo?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e09f4a31</text:p>
          </table:table-cell>
          <table:table-cell table:style-name="ce3" office:value-type="string" calcext:value-type="string">
            <text:p>"Isaac, mi ci serve sapere cosa sta succedendo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48fb18fb</text:p>
          </table:table-cell>
          <table:table-cell table:style-name="ce3" office:value-type="string" calcext:value-type="string">
            <text:p>&lt;b&gt;&lt;color=\#354174&gt;Isaac&lt;/color&gt;&lt;/b&gt;: "Devi accettare la sua oferta di Thovez, S. Falo per me.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53293944</text:p>
          </table:table-cell>
          <table:table-cell table:style-name="ce3" office:value-type="string" calcext:value-type="string">
            <text:p>"Mettendo nei guai gli abitanti di Bronte?"</text:p>
          </table:table-cell>
          <table:table-cell/>
        </table:table-row>
        <table:table-row table:style-name="ro2">
          <table:table-cell office:value-type="string" calcext:value-type="string">
            <text:p>GiornoDueMattino-Dialog_IsaacCasaIsaacInterno-10bda986</text:p>
          </table:table-cell>
          <table:table-cell table:style-name="ce3" office:value-type="string" calcext:value-type="string">
            <text:p>&lt;b&gt;&lt;color=\#354174&gt;Isaac&lt;/color&gt;&lt;/b&gt;: "To hell with Bronte! Io sono tuo marito. Io non conto forse più di quegli quatro pastori?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5d00fcfe</text:p>
          </table:table-cell>
          <table:table-cell table:style-name="ce3" office:value-type="string" calcext:value-type="string">
            <text:p>"No, non mi farò fregare dal Thovez.["] Troveremo un'altra soluzione, ma non questa."</text:p>
          </table:table-cell>
          <table:table-cell/>
        </table:table-row>
        <table:table-row table:style-name="ro2">
          <table:table-cell office:value-type="string" calcext:value-type="string">
            <text:p>GiornoDueMattino-Dialog_IsaacCasaIsaacInterno-2ae9648e</text:p>
          </table:table-cell>
          <table:table-cell table:style-name="ce3" office:value-type="string" calcext:value-type="string">
            <text:p>&lt;b&gt;&lt;color=\#354174&gt;Isaac&lt;/color&gt;&lt;/b&gt;: "Non sai cosa mi aspeta se mi riportano a casa, S. Se ho fortuna mi decapiterano invece di impicarmi, dato il mio status."</text:p>
          </table:table-cell>
          <table:table-cell/>
        </table:table-row>
        <table:table-row table:style-name="ro5">
          <table:table-cell office:value-type="string" calcext:value-type="string">
            <text:p>GiornoDueMattino-Dialog_IsaacCasaIsaacInterno-ad30d8fa</text:p>
          </table:table-cell>
          <table:table-cell table:style-name="ce3" office:value-type="string" calcext:value-type="string">
            <text:p>&lt;b&gt;&lt;color=\#354174&gt;Isaac&lt;/color&gt;&lt;/b&gt;: "Se invece decidono di fare di me uno esempio mi incatenerano nella piazza. Non hai idea di quanto piacia agli popolan mettere le mani su uno lord in piena impunità.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fc9a36b5</text:p>
          </table:table-cell>
          <table:table-cell table:style-name="ce3" office:value-type="string" calcext:value-type="string">
            <text:p>"Dimmi con cosa ti sta ricattando[."], e poi deciderò che fare.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1f3524f8</text:p>
          </table:table-cell>
          <table:table-cell table:style-name="ce3" office:value-type="string" calcext:value-type="string">
            <text:p>@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e5c084bb</text:p>
          </table:table-cell>
          <table:table-cell table:style-name="ce3" office:value-type="string" calcext:value-type="string">
            <text:p>&lt;b&gt;&lt;color=\#354174&gt;Isaac&lt;/color&gt;&lt;/b&gt;: "Io vado a prepararmi.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4da706c3</text:p>
          </table:table-cell>
          <table:table-cell table:style-name="ce3" office:value-type="string" calcext:value-type="string">
            <text:p>"Non andarai mica dai Mancuso!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1dc09b44</text:p>
          </table:table-cell>
          <table:table-cell table:style-name="ce3" office:value-type="string" calcext:value-type="string">
            <text:p>&lt;b&gt;&lt;color=\#354174&gt;Isaac&lt;/color&gt;&lt;/b&gt;: "Se non lo facesi farei vincere il Thovez, farei vincere quella marinaia!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e555d3b1</text:p>
          </table:table-cell>
          <table:table-cell table:style-name="ce3" office:value-type="string" calcext:value-type="string">
            <text:p>&lt;b&gt;&lt;color=\#354174&gt;Isaac&lt;/color&gt;&lt;/b&gt;: "Yes. Così tu non devi pensare a protegermi!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2f8f7cbe</text:p>
          </table:table-cell>
          <table:table-cell table:style-name="ce3" office:value-type="string" calcext:value-type="string">
            <text:p>"Ma ta se' fò de cò? È questo il posto sicuro di cui parlavi?!?!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f92151aa</text:p>
          </table:table-cell>
          <table:table-cell table:style-name="ce3" office:value-type="string" calcext:value-type="string">
            <text:p>&lt;b&gt;&lt;color=\#354174&gt;Isaac&lt;/color&gt;&lt;/b&gt;: "Sempre meglio che restare qui ad aspetare Philip Thovez e gli suoi sgherri!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ee77dfdc</text:p>
          </table:table-cell>
          <table:table-cell table:style-name="ce3" office:value-type="string" calcext:value-type="string">
            <text:p>"Isaac, non abbiamo ancora finito di parlare!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c78f77df</text:p>
          </table:table-cell>
          <table:table-cell table:style-name="ce3" office:value-type="string" calcext:value-type="string">
            <text:p>&lt;b&gt;&lt;color=\#354174&gt;Isaac&lt;/color&gt;&lt;/b&gt;: "Finiremo quando io sarò tornato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9a664dd0</text:p>
          </table:table-cell>
          <table:table-cell table:style-name="ce3" office:value-type="string" calcext:value-type="string">
            <text:p>"Sai che ti fermerò[."], ma questa è una enorme cazzata, Isaac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736353b6</text:p>
          </table:table-cell>
          <table:table-cell table:style-name="ce3" office:value-type="string" calcext:value-type="string">
            <text:p>&lt;b&gt;&lt;color=\#354174&gt;Isaac&lt;/color&gt;&lt;/b&gt;: "Almeno io morirò facendo qualcosa che amo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43216d8d</text:p>
          </table:table-cell>
          <table:table-cell table:style-name="ce3" office:value-type="string" calcext:value-type="string">
            <text:p>&lt;b&gt;&lt;color=\#354174&gt;Isaac&lt;/color&gt;&lt;/b&gt;: "Non devi forse andare a fare la tua incursione?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9f143611</text:p>
          </table:table-cell>
          <table:table-cell table:style-name="ce3" office:value-type="string" calcext:value-type="string">
            <text:p>"{CristinaWin:Fammi parlare con Catena un attimo.|Fammi parlare con le altre due.}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6a70a7e7</text:p>
          </table:table-cell>
          <table:table-cell table:style-name="ce3" office:value-type="string" calcext:value-type="string">
            <text:p>&lt;b&gt;Prepara il deck prima di andare da Thovez&lt;/b&gt;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53807967</text:p>
          </table:table-cell>
          <table:table-cell table:style-name="ce3" office:value-type="string" calcext:value-type="string">
            <text:p>"Ce ne andiamo. Ci vediamo domattina?"</text:p>
          </table:table-cell>
          <table:table-cell/>
        </table:table-row>
        <table:table-row table:style-name="ro2">
          <table:table-cell office:value-type="string" calcext:value-type="string">
            <text:p>GiornoDueMattino-Dialog_IsaacCasaIsaacInterno-58359ed7</text:p>
          </table:table-cell>
          <table:table-cell table:style-name="ce3" office:value-type="string" calcext:value-type="string">
            <text:p>&lt;b&gt;&lt;color=\#354174&gt;Isaac&lt;/color&gt;&lt;/b&gt;: "Per domattina spero di essere nudo e ubriaco marcio nelle braccia di un stupido boscaiolo.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f2eb2a1f</text:p>
          </table:table-cell>
          <table:table-cell table:style-name="ce3" office:value-type="string" calcext:value-type="string">
            <text:p>DeckBuilding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f7c5eabc</text:p>
          </table:table-cell>
          <table:table-cell table:style-name="ce3" office:value-type="string" calcext:value-type="string">
            <text:p>GiornoDueSera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831e7347</text:p>
          </table:table-cell>
          <table:table-cell table:style-name="ce3" office:value-type="string" calcext:value-type="string">
            <text:p>CasaThovezAmministrazione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b4fafcd1</text:p>
          </table:table-cell>
          <table:table-cell table:style-name="ce3" office:value-type="string" calcext:value-type="string">
            <text:p>&lt;b&gt;&lt;color=\#354174&gt;Isaac&lt;/color&gt;&lt;/b&gt;: "..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0bd767dd</text:p>
          </table:table-cell>
          <table:table-cell table:style-name="ce3" office:value-type="string" calcext:value-type="string">
            <text:p>&lt;b&gt;&lt;color=\#354174&gt;Isaac&lt;/color&gt;&lt;/b&gt;: "Avevi ragione, io dovevo parlarne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4e69c023</text:p>
          </table:table-cell>
          <table:table-cell table:style-name="ce3" office:value-type="string" calcext:value-type="string">
            <text:p>&lt;b&gt;&lt;color=\#354174&gt;Isaac&lt;/color&gt;&lt;/b&gt;: "Scusa. Mi spiace stare sempre in difensiva, mi spiace farlo con te."</text:p>
          </table:table-cell>
          <table:table-cell/>
        </table:table-row>
        <table:table-row table:style-name="ro2">
          <table:table-cell office:value-type="string" calcext:value-type="string">
            <text:p>GiornoDueMattino-Dialog_IsaacCasaIsaacInterno-c7362ac2</text:p>
          </table:table-cell>
          <table:table-cell table:style-name="ce3" office:value-type="string" calcext:value-type="string">
            <text:p>&lt;b&gt;&lt;color=\#354174&gt;Isaac&lt;/color&gt;&lt;/b&gt;: "Non l'ho mai detto. I miei pensano che sia venuto in Italia per ragioni frivoli, e come biasimarli. Volevo solo andare il più lontano posibile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2917d388</text:p>
          </table:table-cell>
          <table:table-cell table:style-name="ce3" office:value-type="string" calcext:value-type="string">
            <text:p>"Posso fare qualcosa?"</text:p>
          </table:table-cell>
          <table:table-cell/>
        </table:table-row>
        <table:table-row table:style-name="ro2">
          <table:table-cell office:value-type="string" calcext:value-type="string">
            <text:p>GiornoDueMattino-Dialog_IsaacCasaIsaacInterno-ddde9da5</text:p>
          </table:table-cell>
          <table:table-cell table:style-name="ce3" office:value-type="string" calcext:value-type="string">
            <text:p>&lt;b&gt;&lt;color=\#354174&gt;Isaac&lt;/color&gt;&lt;/b&gt;: "Non lo so. Grazie per avermi ascoltato, ma vorei stare un po' da solo adesso. Parliamo dopo?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b412f4bf</text:p>
          </table:table-cell>
          <table:table-cell table:style-name="ce3" office:value-type="string" calcext:value-type="string">
            <text:p>"E la festa dai Mancuso? Ne parli da settimane, non era stasera?"</text:p>
          </table:table-cell>
          <table:table-cell/>
        </table:table-row>
        <table:table-row table:style-name="ro2">
          <table:table-cell office:value-type="string" calcext:value-type="string">
            <text:p>GiornoDueMattino-Dialog_IsaacCasaIsaacInterno-ced997f8</text:p>
          </table:table-cell>
          <table:table-cell table:style-name="ce3" office:value-type="string" calcext:value-type="string">
            <text:p>&lt;b&gt;&lt;color=\#354174&gt;Isaac&lt;/color&gt;&lt;/b&gt;: "Credo che per una prima volta in vita mia declinerò l'invito di uno amico e resterò nella casa. Speriamo che non diventi una abitudine.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fd253705</text:p>
          </table:table-cell>
          <table:table-cell table:style-name="ce3" office:value-type="string" calcext:value-type="string">
            <text:p>&lt;b&gt;&lt;color=\#354174&gt;Isaac&lt;/color&gt;&lt;/b&gt;: "Devi avviarti, se non vuoi fare tardi al tuo private party.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f9dd35e5</text:p>
          </table:table-cell>
          <table:table-cell table:style-name="ce3" office:value-type="string" calcext:value-type="string">
            <text:p>"Sistemo due cose e parto. Ci vediamo domattina!"</text:p>
          </table:table-cell>
          <table:table-cell/>
        </table:table-row>
        <table:table-row table:style-name="ro2">
          <table:table-cell office:value-type="string" calcext:value-type="string">
            <text:p>GiornoDueMattino-Dialog_IsaacCasaIsaacInterno-709adfb8</text:p>
          </table:table-cell>
          <table:table-cell table:style-name="ce3" office:value-type="string" calcext:value-type="string">
            <text:p>&lt;b&gt;&lt;color=\#354174&gt;Isaac&lt;/color&gt;&lt;/b&gt;: "Domatina sarò probabilmente morto di noia. Ricordati di donare degli fiori al mio spirito infelice."</text:p>
          </table:table-cell>
          <table:table-cell/>
        </table:table-row>
        <table:table-row table:style-name="ro5">
          <table:table-cell office:value-type="string" calcext:value-type="string">
            <text:p>GiornoDueMattino-Dialog_IsaacCasaIsaacInterno-90f55742</text:p>
          </table:table-cell>
          <table:table-cell table:style-name="ce3" office:value-type="string" calcext:value-type="string">
            <text:p>&lt;b&gt;&lt;color=\#354174&gt;Isaac&lt;/color&gt;&lt;/b&gt;: "{~ Devi avviarti, se non vuoi fare tardi al tuo heist.|Ancora qui, pirata?|Catena scalpita, lei vuole andare a menare qualcuno.|Vai S., e non fare sciocheze ti prego.}"</text:p>
          </table:table-cell>
          <table:table-cell/>
        </table:table-row>
        <table:table-row table:style-name="ro3">
          <table:table-cell office:value-type="string" calcext:value-type="string">
            <text:p>GiornoDueMattino-Dialog_IsaacCasaIsaacInterno-55ca1b0b</text:p>
          </table:table-cell>
          <table:table-cell table:style-name="ce3" office:value-type="string" calcext:value-type="string">
            <text:p>"{CristinaWin:Scambio due parole con Catena.|Mi consulto con le altre un attimo.}"</text:p>
          </table:table-cell>
          <table:table-cell/>
        </table:table-row>
        <table:table-row table:style-name="ro1">
          <table:table-cell office:value-type="string" calcext:value-type="string">
            <text:p>GiornoDueMattino-Dialog_IsaacCasaIsaacInterno-4d766a04</text:p>
          </table:table-cell>
          <table:table-cell table:style-name="ce3" office:value-type="string" calcext:value-type="string">
            <text:p>"Sistemo due cose e partiamo. A domani amore!"</text:p>
          </table:table-cell>
          <table:table-cell/>
        </table:table-row>
        <table:table-row table:style-name="ro1">
          <table:table-cell office:value-type="string" calcext:value-type="string">
            <text:p>GiornoDueMattino-Partita_Isaac_Chiacchiera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DueMattino-Partita_Isaac_Chiacchiera-84e204e2</text:p>
          </table:table-cell>
          <table:table-cell table:style-name="ce3" office:value-type="string" calcext:value-type="string">
            <text:p>Isaac</text:p>
          </table:table-cell>
          <table:table-cell/>
        </table:table-row>
        <table:table-row table:style-name="ro3">
          <table:table-cell office:value-type="string" calcext:value-type="string">
            <text:p>GiornoDueMattino-Partita_Isaac_Chiacchiera-99ff4712</text:p>
          </table:table-cell>
          <table:table-cell table:style-name="ce3" office:value-type="string" calcext:value-type="string">
            <text:p>&lt;b&gt;&lt;color=\#354174&gt;S.&lt;/color&gt;&lt;/b&gt;: "Ti sembro uno che può giudicarti?"</text:p>
          </table:table-cell>
          <table:table-cell/>
        </table:table-row>
        <table:table-row table:style-name="ro3">
          <table:table-cell office:value-type="string" calcext:value-type="string">
            <text:p>GiornoDueMattino-Partita_Isaac_Chiacchiera-c2d532a0</text:p>
          </table:table-cell>
          <table:table-cell table:style-name="ce3" office:value-type="string" calcext:value-type="string">
            <text:p>&lt;b&gt;&lt;color=\#354174&gt;Isaac&lt;/color&gt;&lt;/b&gt;: "Lo so, ma è dificile parlare per me."</text:p>
          </table:table-cell>
          <table:table-cell/>
        </table:table-row>
        <table:table-row table:style-name="ro3">
          <table:table-cell office:value-type="string" calcext:value-type="string">
            <text:p>GiornoDueMattino-Partita_Isaac_Chiacchiera-7e5e7138</text:p>
          </table:table-cell>
          <table:table-cell table:style-name="ce3" office:value-type="string" calcext:value-type="string">
            <text:p>&lt;b&gt;&lt;color=\#354174&gt;S.&lt;/color&gt;&lt;/b&gt;: "Sei il più grande chiacchierone che conosca. Dopo Catena."</text:p>
          </table:table-cell>
          <table:table-cell/>
        </table:table-row>
        <table:table-row table:style-name="ro2">
          <table:table-cell office:value-type="string" calcext:value-type="string">
            <text:p>GiornoDueMattino-Partita_Isaac_Chiacchiera-e1c0e520</text:p>
          </table:table-cell>
          <table:table-cell table:style-name="ce3" office:value-type="string" calcext:value-type="string">
            <text:p>&lt;b&gt;&lt;color=\#354174&gt;Isaac&lt;/color&gt;&lt;/b&gt;: "Sono bravo con le parole quando servono a sviare l'atenzione. non tanto quando devo essere sincero."</text:p>
          </table:table-cell>
          <table:table-cell/>
        </table:table-row>
        <table:table-row table:style-name="ro3">
          <table:table-cell office:value-type="string" calcext:value-type="string">
            <text:p>GiornoDueMattino-Partita_Isaac_Chiacchiera-a7743eb8</text:p>
          </table:table-cell>
          <table:table-cell table:style-name="ce3" office:value-type="string" calcext:value-type="string">
            <text:p>&lt;b&gt;&lt;color=\#354174&gt;S.&lt;/color&gt;&lt;/b&gt;: "Amore, condividiamo questo peso."</text:p>
          </table:table-cell>
          <table:table-cell/>
        </table:table-row>
        <table:table-row table:style-name="ro3">
          <table:table-cell office:value-type="string" calcext:value-type="string">
            <text:p>GiornoDueMattino-Partita_Isaac_Chiacchiera-7f097786</text:p>
          </table:table-cell>
          <table:table-cell table:style-name="ce3" office:value-type="string" calcext:value-type="string">
            <text:p>&lt;b&gt;&lt;color=\#354174&gt;Isaac&lt;/color&gt;&lt;/b&gt;: "Potrebe volerci uno po'."</text:p>
          </table:table-cell>
          <table:table-cell/>
        </table:table-row>
        <table:table-row table:style-name="ro3">
          <table:table-cell office:value-type="string" calcext:value-type="string">
            <text:p>GiornoDueMattino-Partita_Isaac_Chiacchiera-d713aa5f</text:p>
          </table:table-cell>
          <table:table-cell table:style-name="ce3" office:value-type="string" calcext:value-type="string">
            <text:p>&lt;b&gt;&lt;color=\#354174&gt;S.&lt;/color&gt;&lt;/b&gt;: "A cinquant'anni non la conosco mica fretta, Isaac."</text:p>
          </table:table-cell>
          <table:table-cell/>
        </table:table-row>
        <table:table-row table:style-name="ro3">
          <table:table-cell office:value-type="string" calcext:value-type="string">
            <text:p>GiornoDueMattino-Partita_Isaac_Chiacchiera-f5899c86</text:p>
          </table:table-cell>
          <table:table-cell table:style-name="ce3" office:value-type="string" calcext:value-type="string">
            <text:p>&lt;b&gt;&lt;color=\#354174&gt;Isaac&lt;/color&gt;&lt;/b&gt;: " Io potrei blocarmi, o non riuscire a ricordare tuto."</text:p>
          </table:table-cell>
          <table:table-cell/>
        </table:table-row>
        <table:table-row table:style-name="ro3">
          <table:table-cell office:value-type="string" calcext:value-type="string">
            <text:p>GiornoDueMattino-Partita_Isaac_Chiacchiera-05a18c86</text:p>
          </table:table-cell>
          <table:table-cell table:style-name="ce3" office:value-type="string" calcext:value-type="string">
            <text:p>&lt;b&gt;&lt;color=\#354174&gt;S.&lt;/color&gt;&lt;/b&gt;: "Allora ti liberi di quello che sai e puoi."</text:p>
          </table:table-cell>
          <table:table-cell/>
        </table:table-row>
        <table:table-row table:style-name="ro1">
          <table:table-cell office:value-type="string" calcext:value-type="string">
            <text:p>GiornoDueMattino-Partita_Isaac_Seduzione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DueMattino-Partita_Isaac_Seduzione-84e204e2</text:p>
          </table:table-cell>
          <table:table-cell table:style-name="ce3" office:value-type="string" calcext:value-type="string">
            <text:p>Isaac</text:p>
          </table:table-cell>
          <table:table-cell/>
        </table:table-row>
        <table:table-row table:style-name="ro3">
          <table:table-cell office:value-type="string" calcext:value-type="string">
            <text:p>GiornoDueMattino-Partita_Isaac_Seduzione-ad130a73</text:p>
          </table:table-cell>
          <table:table-cell table:style-name="ce3" office:value-type="string" calcext:value-type="string">
            <text:p>&lt;b&gt;&lt;color=\#354174&gt;S.&lt;/color&gt;&lt;/b&gt;: "Ricordo che a Londra avevi dei fidanzati."</text:p>
          </table:table-cell>
          <table:table-cell/>
        </table:table-row>
        <table:table-row table:style-name="ro2">
          <table:table-cell office:value-type="string" calcext:value-type="string">
            <text:p>GiornoDueMattino-Partita_Isaac_Seduzione-25f86d7d</text:p>
          </table:table-cell>
          <table:table-cell table:style-name="ce3" office:value-type="string" calcext:value-type="string">
            <text:p>&lt;b&gt;&lt;color=\#354174&gt;Isaac&lt;/color&gt;&lt;/b&gt;: "Frequentavo uno locanda, lo Sweet Swan Inn. Ero una degli molly abituali lì. Mi chiamavano Lady Isabel."</text:p>
          </table:table-cell>
          <table:table-cell/>
        </table:table-row>
        <table:table-row table:style-name="ro3">
          <table:table-cell office:value-type="string" calcext:value-type="string">
            <text:p>GiornoDueMattino-Partita_Isaac_Seduzione-b0dfc19a</text:p>
          </table:table-cell>
          <table:table-cell table:style-name="ce3" office:value-type="string" calcext:value-type="string">
            <text:p>&lt;b&gt;&lt;color=\#354174&gt;S.&lt;/color&gt;&lt;/b&gt;: "Sì eh, ti ci vedo benissimo."</text:p>
          </table:table-cell>
          <table:table-cell/>
        </table:table-row>
        <table:table-row table:style-name="ro2">
          <table:table-cell office:value-type="string" calcext:value-type="string">
            <text:p>GiornoDueMattino-Partita_Isaac_Seduzione-19e79067</text:p>
          </table:table-cell>
          <table:table-cell table:style-name="ce3" office:value-type="string" calcext:value-type="string">
            <text:p>&lt;b&gt;&lt;color=\#354174&gt;Isaac&lt;/color&gt;&lt;/b&gt;: "Già. Una sera ariva un marinaio. Tarchiato, braccia muscolose, volto indurito da mare. Non ho saputo resistere."</text:p>
          </table:table-cell>
          <table:table-cell/>
        </table:table-row>
        <table:table-row table:style-name="ro3">
          <table:table-cell office:value-type="string" calcext:value-type="string">
            <text:p>GiornoDueMattino-Partita_Isaac_Seduzione-b86b23d8</text:p>
          </table:table-cell>
          <table:table-cell table:style-name="ce3" office:value-type="string" calcext:value-type="string">
            <text:p>&lt;b&gt;&lt;color=\#354174&gt;S.&lt;/color&gt;&lt;/b&gt;: "Uuh, mi somiglia quindi!"</text:p>
          </table:table-cell>
          <table:table-cell/>
        </table:table-row>
        <table:table-row table:style-name="ro2">
          <table:table-cell office:value-type="string" calcext:value-type="string">
            <text:p>GiornoDueMattino-Partita_Isaac_Seduzione-cedc6441</text:p>
          </table:table-cell>
          <table:table-cell table:style-name="ce3" office:value-type="string" calcext:value-type="string">
            <text:p>&lt;b&gt;&lt;color=\#354174&gt;Isaac&lt;/color&gt;&lt;/b&gt;: "All'inizio acetava tuti i boccali che gli offrivo. Poi va a orinare. Andamo nel vicolo sul retro. Provai a baciarlo ma..."</text:p>
          </table:table-cell>
          <table:table-cell/>
        </table:table-row>
        <table:table-row table:style-name="ro1">
          <table:table-cell office:value-type="string" calcext:value-type="string">
            <text:p>GiornoDueMattino-Partita_Isaac_Seduzione-86c76bec</text:p>
          </table:table-cell>
          <table:table-cell table:style-name="ce3" office:value-type="string" calcext:value-type="string">
            <text:p>&lt;b&gt;&lt;color=\#354174&gt;S.&lt;/color&gt;&lt;/b&gt;: "C'è sempre un ma."</text:p>
          </table:table-cell>
          <table:table-cell/>
        </table:table-row>
        <table:table-row table:style-name="ro5">
          <table:table-cell office:value-type="string" calcext:value-type="string">
            <text:p>GiornoDueMattino-Partita_Isaac_Seduzione-1236f382</text:p>
          </table:table-cell>
          <table:table-cell table:style-name="ce3" office:value-type="string" calcext:value-type="string">
            <text:p>&lt;b&gt;&lt;color=\#354174&gt;Isaac&lt;/color&gt;&lt;/b&gt;: "Ricordo calci alle costole e minacce di morte. Mi prese l'orologio di mia madre. L'ultima cosa che ricordo è la puzza e lo calore della sua urina che mi arivava fino alle ossa."</text:p>
          </table:table-cell>
          <table:table-cell/>
        </table:table-row>
        <table:table-row table:style-name="ro1">
          <table:table-cell office:value-type="string" calcext:value-type="string">
            <text:p>GiornoDueMattino-Partita_Isaac_Seduzione-8a884a17</text:p>
          </table:table-cell>
          <table:table-cell table:style-name="ce3" office:value-type="string" calcext:value-type="string">
            <text:p>&lt;b&gt;&lt;color=\#354174&gt;S.&lt;/color&gt;&lt;/b&gt;: "Fatti abbracciare."</text:p>
          </table:table-cell>
          <table:table-cell/>
        </table:table-row>
        <table:table-row table:style-name="ro1">
          <table:table-cell office:value-type="string" calcext:value-type="string">
            <text:p>GiornoDueMattino-Partita_Isaac_Zuffa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DueMattino-Partita_Isaac_Zuffa-84e204e2</text:p>
          </table:table-cell>
          <table:table-cell table:style-name="ce3" office:value-type="string" calcext:value-type="string">
            <text:p>Isaac</text:p>
          </table:table-cell>
          <table:table-cell/>
        </table:table-row>
        <table:table-row table:style-name="ro3">
          <table:table-cell office:value-type="string" calcext:value-type="string">
            <text:p>GiornoDueMattino-Partita_Isaac_Zuffa-425d55c7</text:p>
          </table:table-cell>
          <table:table-cell table:style-name="ce3" office:value-type="string" calcext:value-type="string">
            <text:p>&lt;b&gt;&lt;color=\#354174&gt;S.&lt;/color&gt;&lt;/b&gt;: "Sai tutto del mio passato, Cristo!"</text:p>
          </table:table-cell>
          <table:table-cell/>
        </table:table-row>
        <table:table-row table:style-name="ro3">
          <table:table-cell office:value-type="string" calcext:value-type="string">
            <text:p>GiornoDueMattino-Partita_Isaac_Zuffa-70472c51</text:p>
          </table:table-cell>
          <table:table-cell table:style-name="ce3" office:value-type="string" calcext:value-type="string">
            <text:p>&lt;b&gt;&lt;color=\#354174&gt;Isaac&lt;/color&gt;&lt;/b&gt;: "È diverso. A te piace rivangare quelo che è stato, a me no."</text:p>
          </table:table-cell>
          <table:table-cell/>
        </table:table-row>
        <table:table-row table:style-name="ro3">
          <table:table-cell office:value-type="string" calcext:value-type="string">
            <text:p>GiornoDueMattino-Partita_Isaac_Zuffa-9812cbf3</text:p>
          </table:table-cell>
          <table:table-cell table:style-name="ce3" office:value-type="string" calcext:value-type="string">
            <text:p>&lt;b&gt;&lt;color=\#354174&gt;S.&lt;/color&gt;&lt;/b&gt;: "Perché l'è più facile che scappare dai ricordi."</text:p>
          </table:table-cell>
          <table:table-cell/>
        </table:table-row>
        <table:table-row table:style-name="ro3">
          <table:table-cell office:value-type="string" calcext:value-type="string">
            <text:p>GiornoDueMattino-Partita_Isaac_Zuffa-9e3e5bb9</text:p>
          </table:table-cell>
          <table:table-cell table:style-name="ce3" office:value-type="string" calcext:value-type="string">
            <text:p>&lt;b&gt;&lt;color=\#354174&gt;Isaac&lt;/color&gt;&lt;/b&gt;: "Facile per te. Tu sei orgoglioso delle tue scelte. Io dale mie cerco di scapare."</text:p>
          </table:table-cell>
          <table:table-cell/>
        </table:table-row>
        <table:table-row table:style-name="ro3">
          <table:table-cell office:value-type="string" calcext:value-type="string">
            <text:p>GiornoDueMattino-Partita_Isaac_Zuffa-99906dc6</text:p>
          </table:table-cell>
          <table:table-cell table:style-name="ce3" office:value-type="string" calcext:value-type="string">
            <text:p>&lt;b&gt;&lt;color=\#354174&gt;S.&lt;/color&gt;&lt;/b&gt;: "E ora son qui a pigliarti, Isaac."</text:p>
          </table:table-cell>
          <table:table-cell/>
        </table:table-row>
        <table:table-row table:style-name="ro3">
          <table:table-cell office:value-type="string" calcext:value-type="string">
            <text:p>GiornoDueMattino-Partita_Isaac_Zuffa-4dbaed88</text:p>
          </table:table-cell>
          <table:table-cell table:style-name="ce3" office:value-type="string" calcext:value-type="string">
            <text:p>&lt;b&gt;&lt;color=\#354174&gt;Isaac&lt;/color&gt;&lt;/b&gt;: "Ma si può sapere perchè te lo interessa così tanto?"</text:p>
          </table:table-cell>
          <table:table-cell/>
        </table:table-row>
        <table:table-row table:style-name="ro3">
          <table:table-cell office:value-type="string" calcext:value-type="string">
            <text:p>GiornoDueMattino-Partita_Isaac_Zuffa-4c956207</text:p>
          </table:table-cell>
          <table:table-cell table:style-name="ce3" office:value-type="string" calcext:value-type="string">
            <text:p>&lt;b&gt;&lt;color=\#354174&gt;S.&lt;/color&gt;&lt;/b&gt;: "Perchè ti amo e ti ho promesso di proteggerti."</text:p>
          </table:table-cell>
          <table:table-cell/>
        </table:table-row>
        <table:table-row table:style-name="ro3">
          <table:table-cell office:value-type="string" calcext:value-type="string">
            <text:p>GiornoDueMattino-Partita_Isaac_Zuffa-79f28e7a</text:p>
          </table:table-cell>
          <table:table-cell table:style-name="ce3" office:value-type="string" calcext:value-type="string">
            <text:p>&lt;b&gt;&lt;color=\#354174&gt;Isaac&lt;/color&gt;&lt;/b&gt;: "Sbaglio o eravamo d'acordo di avere entrambi gli nostri segreti?"</text:p>
          </table:table-cell>
          <table:table-cell/>
        </table:table-row>
        <table:table-row table:style-name="ro3">
          <table:table-cell office:value-type="string" calcext:value-type="string">
            <text:p>GiornoDueMattino-Partita_Isaac_Zuffa-3816e9b2</text:p>
          </table:table-cell>
          <table:table-cell table:style-name="ce3" office:value-type="string" calcext:value-type="string">
            <text:p>&lt;b&gt;&lt;color=\#354174&gt;S.&lt;/color&gt;&lt;/b&gt;: "Mettila così: stai mettendo in pericolo tutta la ciurma. Catena. Me."</text:p>
          </table:table-cell>
          <table:table-cell/>
        </table:table-row>
        <table:table-row table:style-name="ro1">
          <table:table-cell office:value-type="string" calcext:value-type="string">
            <text:p>GiornoDueMattino-Partita_Isaac_Zuffa-78e0e41a</text:p>
          </table:table-cell>
          <table:table-cell table:style-name="ce3" office:value-type="string" calcext:value-type="string">
            <text:p>&lt;b&gt;&lt;color=\#354174&gt;Isaac&lt;/color&gt;&lt;/b&gt;: "Mi stai ricatando?"</text:p>
          </table:table-cell>
          <table:table-cell/>
        </table:table-row>
        <table:table-row table:style-name="ro3">
          <table:table-cell office:value-type="string" calcext:value-type="string">
            <text:p>GiornoDueMattino-Partita_Isaac_Zuffa-69a89cc4</text:p>
          </table:table-cell>
          <table:table-cell table:style-name="ce3" office:value-type="string" calcext:value-type="string">
            <text:p>&lt;b&gt;&lt;color=\#354174&gt;S.&lt;/color&gt;&lt;/b&gt;: "Ti dico solo che se non sai pensare a te, puoi pensare a chi dici di amare!"</text:p>
          </table:table-cell>
          <table:table-cell/>
        </table:table-row>
        <table:table-row table:style-name="ro3">
          <table:table-cell office:value-type="string" calcext:value-type="string">
            <text:p>GiornoDueMattino-Partita_Isaac_Zuffa-6ca88f22</text:p>
          </table:table-cell>
          <table:table-cell table:style-name="ce3" office:value-type="string" calcext:value-type="string">
            <text:p>&lt;b&gt;&lt;color=\#354174&gt;Isaac&lt;/color&gt;&lt;/b&gt;: "Sempre ale tue regole bisogna stare, sempre.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Amministrazione-32901755</text:p>
          </table:table-cell>
          <table:table-cell table:style-name="ce3" office:value-type="string" calcext:value-type="string">
            <text:p>Catena</text:p>
          </table:table-cell>
          <table:table-cell/>
        </table:table-row>
        <table:table-row table:style-name="ro10">
          <table:table-cell office:value-type="string" calcext:value-type="string">
            <text:p>GiornoDueSera-Dialog_CatenaCasaThovezAmministrazione-2139ac21</text:p>
          </table:table-cell>
          <table:table-cell table:style-name="ce3" office:value-type="string" calcext:value-type="string">
            <text:p>&lt;b&gt;&lt;color=\#3a6954&gt;Catena&lt;/color&gt;&lt;/b&gt;: {~ "Fino a qui è stata facile, cuoricì!"|"Mi sembra proprio che le guardie non lo amano tanto, comunque."|"Ce lo rifacciamo poi un salto in cucina?"|"Ma quanto russava la cuoca?"|{not CristinaWin: "Ma quella si è messa in tiro pure per una retata?"|"Dici che la tua suora con le voglie ci avrebbe aiutate davvero?"}|{IsaacWin: "Spero che Isaac si stia divertendo a quella dannata festa!"|"Te lo immagini ora, Isaac a casa a leggere e annoiarsi?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Amministrazione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Amministrazione-211e0693</text:p>
          </table:table-cell>
          <table:table-cell table:style-name="ce3" office:value-type="string" calcext:value-type="string">
            <text:p>&lt;b&gt;&lt;color=\#3a6954&gt;Catena&lt;/color&gt;&lt;/b&gt;: "Quell'Henry!"</text:p>
          </table:table-cell>
          <table:table-cell/>
        </table:table-row>
        <table:table-row table:style-name="ro4">
          <table:table-cell office:value-type="string" calcext:value-type="string">
            <text:p>GiornoDueSera-Dialog_CatenaCasaThovezAmministrazione-08a9385f</text:p>
          </table:table-cell>
          <table:table-cell table:style-name="ce3" office:value-type="string" calcext:value-type="string">
            <text:p>&lt;b&gt;&lt;color=\#3a6954&gt;Catena&lt;/color&gt;&lt;/b&gt;: {"C'è gente che non conosce coraggio."|"Isaac sarà un testone, ma almeno si vive la sua benedetta vita!"|"Come fa una persona a diventare il cane di un'altra?"|"C'hai una pazienza tu a volte: gli darei due ceffoni per farlo svegliare.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Amministrazione-047034f2</text:p>
          </table:table-cell>
          <table:table-cell table:style-name="ce3" office:value-type="string" calcext:value-type="string">
            <text:p>"Non l'è facile per tutti, vita mia."</text:p>
          </table:table-cell>
          <table:table-cell/>
        </table:table-row>
        <table:table-row table:style-name="ro3">
          <table:table-cell office:value-type="string" calcext:value-type="string">
            <text:p>GiornoDueSera-Dialog_CatenaCasaThovezAmministrazione-30f95ce7</text:p>
          </table:table-cell>
          <table:table-cell table:style-name="ce3" office:value-type="string" calcext:value-type="string">
            <text:p>&lt;b&gt;&lt;color=\#3a6954&gt;Catena&lt;/color&gt;&lt;/b&gt;: "Ma se non si è sè stessi in famiglia, dove lo si può essere?"</text:p>
          </table:table-cell>
          <table:table-cell/>
        </table:table-row>
        <table:table-row table:style-name="ro3">
          <table:table-cell office:value-type="string" calcext:value-type="string">
            <text:p>GiornoDueSera-Dialog_CatenaCasaThovezAmministrazione-38b0322e</text:p>
          </table:table-cell>
          <table:table-cell table:style-name="ce3" office:value-type="string" calcext:value-type="string">
            <text:p>"Il Thovez è una persona molto spiacevole, anche con la sua famiglia."</text:p>
          </table:table-cell>
          <table:table-cell/>
        </table:table-row>
        <table:table-row table:style-name="ro3">
          <table:table-cell office:value-type="string" calcext:value-type="string">
            <text:p>GiornoDueSera-Dialog_CatenaCasaThovezAmministrazione-1f5ca122</text:p>
          </table:table-cell>
          <table:table-cell table:style-name="ce3" office:value-type="string" calcext:value-type="string">
            <text:p>&lt;b&gt;&lt;color=\#3a6954&gt;Catena&lt;/color&gt;&lt;/b&gt;: "Non è la sua famiglia, sono i suoi servi.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Amministrazione-e90a74a8</text:p>
          </table:table-cell>
          <table:table-cell table:style-name="ce3" office:value-type="string" calcext:value-type="string">
            <text:p>"Ti ricordi com'eri quando ci siamo conosciute al bordello?"</text:p>
          </table:table-cell>
          <table:table-cell/>
        </table:table-row>
        <table:table-row table:style-name="ro3">
          <table:table-cell office:value-type="string" calcext:value-type="string">
            <text:p>GiornoDueSera-Dialog_CatenaCasaThovezAmministrazione-5685dc2a</text:p>
          </table:table-cell>
          <table:table-cell table:style-name="ce3" office:value-type="string" calcext:value-type="string">
            <text:p>&lt;b&gt;&lt;color=\#3a6954&gt;Catena&lt;/color&gt;&lt;/b&gt;: "Hai ragione, cuoricì. A volte è facile dimenticarsi le cose brutte del passato.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Amministrazione-efd695f5</text:p>
          </table:table-cell>
          <table:table-cell table:style-name="ce3" office:value-type="string" calcext:value-type="string">
            <text:p>"Fammi parlare un attimo con le altre, vita mia.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Amministrazione-f6bd1434</text:p>
          </table:table-cell>
          <table:table-cell table:style-name="ce3" office:value-type="string" calcext:value-type="string">
            <text:p>&lt;b&gt;Passa alla scena successiva&lt;/b&gt;]"Andiamo avanti, amore.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Amministrazione-1dd064ae</text:p>
          </table:table-cell>
          <table:table-cell table:style-name="ce3" office:value-type="string" calcext:value-type="string">
            <text:p>CasaThovezCameraDaLetto</text:p>
          </table:table-cell>
          <table:table-cell/>
        </table:table-row>
        <table:table-row table:style-name="ro3">
          <table:table-cell office:value-type="string" calcext:value-type="string">
            <text:p>GiornoDueSera-Dialog_CatenaCasaThovezAmministrazione-ad5bfbcd</text:p>
          </table:table-cell>
          <table:table-cell table:style-name="ce3" office:value-type="string" calcext:value-type="string">
            <text:p> &lt;b&gt;&lt;color=\#3a6954&gt;Catena&lt;/color&gt;&lt;/b&gt;: "Thovez è una malattia per questa città."</text:p>
          </table:table-cell>
          <table:table-cell/>
        </table:table-row>
        <table:table-row table:style-name="ro3">
          <table:table-cell office:value-type="string" calcext:value-type="string">
            <text:p>GiornoDueSera-Dialog_CatenaCasaThovezAmministrazione-9665a542</text:p>
          </table:table-cell>
          <table:table-cell table:style-name="ce3" office:value-type="string" calcext:value-type="string">
            <text:p>&lt;b&gt;&lt;color=\#3a6954&gt;Catena&lt;/color&gt;&lt;/b&gt;: "Bene cuoricino, raggiungiamo quella merda!"</text:p>
          </table:table-cell>
          <table:table-cell/>
        </table:table-row>
        <table:table-row table:style-name="ro4">
          <table:table-cell office:value-type="string" calcext:value-type="string">
            <text:p>GiornoDueSera-Dialog_CatenaCasaThovezAmministrazione-28d5eb23</text:p>
          </table:table-cell>
          <table:table-cell table:style-name="ce3" office:value-type="string" calcext:value-type="string">
            <text:p>&lt;b&gt;&lt;color=\#3a6954&gt;Catena&lt;/color&gt;&lt;/b&gt;: "{~ Cosa è questa via crucis?|Ancora qui stiamo?|Quando andiamo in camera del Thovez?|{CristinaWin:C'è differenza tra fratello e zerbino.|Cristina sembra difenderlo, non capisco. Cazzo fa Thovez alle persone?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Amministrazione-eeeb6d86</text:p>
          </table:table-cell>
          <table:table-cell table:style-name="ce3" office:value-type="string" calcext:value-type="string">
            <text:p>"Abbi pazienza, vita mia. Parlo con le altre e andiamo.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Amministrazione-c74324e7</text:p>
          </table:table-cell>
          <table:table-cell table:style-name="ce3" office:value-type="string" calcext:value-type="string">
            <text:p>&lt;b&gt;Passa alla scena successiva&lt;/b&gt;]"Bene, andiamo avanti!"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Amministrazione-847adfa2</text:p>
          </table:table-cell>
          <table:table-cell table:style-name="ce3" office:value-type="string" calcext:value-type="string">
            <text:p>Cristina</text:p>
          </table:table-cell>
          <table:table-cell/>
        </table:table-row>
        <table:table-row table:style-name="ro10">
          <table:table-cell office:value-type="string" calcext:value-type="string">
            <text:p>GiornoDueSera-Dialog_CristinaCasaThovezAmministrazione-f672b1b2</text:p>
          </table:table-cell>
          <table:table-cell table:style-name="ce3" office:value-type="string" calcext:value-type="string">
            <text:p>&lt;b&gt;&lt;color=\#6d282a&gt;Cristina&lt;/color&gt;&lt;/b&gt;: {~ "La cuoca è una brava donna, ma quanto parla!"|"La tua amata continua a guardarmi male."|"Dici che l'hai convinto poi ieri sera Philip a fidarsi?"|"Quante volte sono venuta di nascosto per queste stanze."|"La madre di Philip mi odia, pensa che lo stia rovinando. Io!"| {IsaacWin: "Mi spiace che il tuo amico non ti abbia ascoltato stamani."|"Ancora poco tempo, e potrai dire al tuo amico che è libero."</text:p>
          </table:table-cell>
          <table:table-cell/>
        </table:table-row>
        <table:table-row table:style-name="ro10">
          <table:table-cell office:value-type="string" calcext:value-type="string">
            <text:p>GiornoDueSera-Dialog_CristinaCasaThovezAmministrazione-b7893cd9</text:p>
          </table:table-cell>
          <table:table-cell table:style-name="ce3" office:value-type="string" calcext:value-type="string">
            <text:p>&lt;b&gt;&lt;color=\#6d282a&gt;Cristina&lt;/color&gt;&lt;/b&gt;: {~ "Questo ragazzo ha così bisogno d'amore!"|"Perché Philip avvelena tutto quel che tocca?"|"Non giudicare Henry, è un ragazzo tanto dolce, e tanto spaventato."|"Vedo in Henry le mie paure. Cosa brutta è una vita vissuta nel terrore."|"Cristo non ha mai condannato l'amore. Henry dovrebbe avere sia il Suo, sia quello di un altro uomo."|"Le sue parole sembrano le mie quando ti ho conosciuta."</text:p>
          </table:table-cell>
          <table:table-cell/>
        </table:table-row>
        <table:table-row table:style-name="ro1">
          <table:table-cell office:value-type="string" calcext:value-type="string">
            <text:p>GiornoDueSera-Dialog_FatimaCasaThovezAmministrazione-9d73c94e</text:p>
          </table:table-cell>
          <table:table-cell table:style-name="ce3" office:value-type="string" calcext:value-type="string">
            <text:p>Fatima</text:p>
          </table:table-cell>
          <table:table-cell/>
        </table:table-row>
        <table:table-row table:style-name="ro10">
          <table:table-cell office:value-type="string" calcext:value-type="string">
            <text:p>GiornoDueSera-Dialog_FatimaCasaThovezAmministrazione-1d140196</text:p>
          </table:table-cell>
          <table:table-cell table:style-name="ce3" office:value-type="string" calcext:value-type="string">
            <text:p>&lt;b&gt;&lt;color=\#EF8F06&gt;Fatima&lt;/color&gt;&lt;/b&gt;: {~ "Arrotino faceva spia per Thovez. Faceva. Addio arrotino."|"Amine avrebbe odiato questo stupido posto."|"Questo si crede un re, ma sua casa è grande come canile di mio padre."| {CristinaWin: "Maaa, Catena dice che ti sei ritrovato una vecchia fiamma?" |"Tua nuova amica puzza di guai."} | {IsaacWin: "Ho spedito Vituzzo alla festa di Isaac, ovviamente ha protestato, il grand'uomo."|"Comunque ho presa il jambiyya, eccolo!"</text:p>
          </table:table-cell>
          <table:table-cell/>
        </table:table-row>
        <table:table-row table:style-name="ro4">
          <table:table-cell office:value-type="string" calcext:value-type="string">
            <text:p>GiornoDueSera-Dialog_FatimaCasaThovezAmministrazione-d8971e56</text:p>
          </table:table-cell>
          <table:table-cell table:style-name="ce3" office:value-type="string" calcext:value-type="string">
            <text:p>&lt;b&gt;&lt;color=\#EF8F06&gt;Fatima&lt;/color&gt;&lt;/b&gt;: {~ "Quanto parlate voi, sempre!"|"Da quando che non combattiamo, S.?"|"Amine avrebbe tramortito e via, un atto di carità."|"Thovez non sa cosa sia famiglia, palese palese."|"Avevo capito che giorni di riposo, questi."</text:p>
          </table:table-cell>
          <table:table-cell/>
        </table:table-row>
        <table:table-row table:style-name="ro4">
          <table:table-cell office:value-type="string" calcext:value-type="string">
            <text:p>GiornoDueSera-Dialog_FatimaCasaThovezAmministrazione-aeb05f3c</text:p>
          </table:table-cell>
          <table:table-cell table:style-name="ce3" office:value-type="string" calcext:value-type="string">
            <text:p>&lt;b&gt;&lt;color=\#EF8F06&gt;Fatima&lt;/color&gt;&lt;/b&gt;: "{Goran e io rimaniamo qui a controllare l'area, voi andate avanti!|Con me area qui al sicuro, capo!|Chissà se Goran ha ancora quell'idea di casetta?|Ma tu e Isaac infilate coltello nel burro?|So che non cose mie, ma si vive bene assieme con amore e no sesso?</text:p>
          </table:table-cell>
          <table:table-cell/>
        </table:table-row>
        <table:table-row table:style-name="ro1">
          <table:table-cell office:value-type="string" calcext:value-type="string">
            <text:p>GiornoDueSera-Dialog_FatimaCasaThovezAmministrazione-77f71d1a</text:p>
          </table:table-cell>
          <table:table-cell table:style-name="ce3" office:value-type="string" calcext:value-type="string">
            <text:p>"Perfetto, parlo con le altre un attimo e avanziamo."</text:p>
          </table:table-cell>
          <table:table-cell/>
        </table:table-row>
        <table:table-row table:style-name="ro3">
          <table:table-cell office:value-type="string" calcext:value-type="string">
            <text:p>GiornoDueSera-Dialog_FatimaCasaThovezAmministrazione-cb38da4c</text:p>
          </table:table-cell>
          <table:table-cell table:style-name="ce3" office:value-type="string" calcext:value-type="string">
            <text:p>&lt;b&gt;Passa alla scena successiva&lt;/b&gt;]"Grazie Fatima, vado avanti allora!"</text:p>
          </table:table-cell>
          <table:table-cell/>
        </table:table-row>
        <table:table-row table:style-name="ro1">
          <table:table-cell office:value-type="string" calcext:value-type="string">
            <text:p>GiornoDueSera-Dialog_FatimaCasaThovezAmministrazione-1dd064ae</text:p>
          </table:table-cell>
          <table:table-cell table:style-name="ce3" office:value-type="string" calcext:value-type="string">
            <text:p>CasaThovezCameraDaLetto</text:p>
          </table:table-cell>
          <table:table-cell/>
        </table:table-row>
        <table:table-row table:style-name="ro1">
          <table:table-cell office:value-type="string" calcext:value-type="string">
            <text:p>GiornoDueSera-Dialog_GoranCasaThovezAmministrazione-98c69fc3</text:p>
          </table:table-cell>
          <table:table-cell table:style-name="ce3" office:value-type="string" calcext:value-type="string">
            <text:p>Goran</text:p>
          </table:table-cell>
          <table:table-cell/>
        </table:table-row>
        <table:table-row table:style-name="ro6">
          <table:table-cell office:value-type="string" calcext:value-type="string">
            <text:p>GiornoDueSera-Dialog_GoranCasaThovezAmministrazione-e21a36c9</text:p>
          </table:table-cell>
          <table:table-cell table:style-name="ce3" office:value-type="string" calcext:value-type="string">
            <text:p>&lt;b&gt;&lt;color=\#4B4747&gt;Goran&lt;/color&gt;&lt;/b&gt;: {~ "Don Gianni alla fine darà cibo e protezione a uomini armati del paese."|"Questa sera ho pregato per Isaac."|"Nessun uomo dovrebbe possedere tutto questo, con gente che muore di fame."| {CristinaWin: "Tu sai cosa Fatima pensa di me?"|"Che sai perdonare è bello, è bello che tua nuova amica qui."} | "Giuseppe dice che Thovez ha molta paura in realtà."</text:p>
          </table:table-cell>
          <table:table-cell/>
        </table:table-row>
        <table:table-row table:style-name="ro10">
          <table:table-cell office:value-type="string" calcext:value-type="string">
            <text:p>GiornoDueSera-Dialog_GoranCasaThovezAmministrazione-5dae2127</text:p>
          </table:table-cell>
          <table:table-cell table:style-name="ce3" office:value-type="string" calcext:value-type="string">
            <text:p>&lt;b&gt;&lt;color=\#4B4747&gt;Goran&lt;/color&gt;&lt;/b&gt;: {"La gente dice "Dio" per parlare delle sue paure."|"Però questa cosa della omosessualità non la capisco molto."|"Ma bisogna proteggere famiglia, come fai tu con noi e noi con te."|"Anche se tu a volte troppo autoritario, S.!"| "Però capisco Thovez, a volte bisogna proteggere da cose dentro di noi." | "E forse lui vuole proteggere Henry da suo vizio, da sua malattia."| "Non è anche questo, famiglia?"</text:p>
          </table:table-cell>
          <table:table-cell/>
        </table:table-row>
        <table:table-row table:style-name="ro5">
          <table:table-cell office:value-type="string" calcext:value-type="string">
            <text:p>GiornoDueSera-Dialog_GoranCasaThovezAmministrazione-cdd49aea</text:p>
          </table:table-cell>
          <table:table-cell table:style-name="ce3" office:value-type="string" calcext:value-type="string">
            <text:p>&lt;b&gt;&lt;color=\#4B4747&gt;Goran&lt;/color&gt;&lt;/b&gt;: "{Resto con Fatima per tenere sotto controllo questo Henry, tu vai avanti.|Non ti fidi di noi?|S., vai pure, non accadrà nulla.|Ci pensa la tua famiglia ora, me e Fatima!}"</text:p>
          </table:table-cell>
          <table:table-cell/>
        </table:table-row>
        <table:table-row table:style-name="ro1">
          <table:table-cell office:value-type="string" calcext:value-type="string">
            <text:p>GiornoDueSera-Dialog_GoranCasaThovezAmministrazione-413473b2</text:p>
          </table:table-cell>
          <table:table-cell table:style-name="ce3" office:value-type="string" calcext:value-type="string">
            <text:p>"Grazie Goran, parlo un attimo con le altre e andiamo."</text:p>
          </table:table-cell>
          <table:table-cell/>
        </table:table-row>
        <table:table-row table:style-name="ro3">
          <table:table-cell office:value-type="string" calcext:value-type="string">
            <text:p>GiornoDueSera-Dialog_GoranCasaThovezAmministrazione-8182c1ce</text:p>
          </table:table-cell>
          <table:table-cell table:style-name="ce3" office:value-type="string" calcext:value-type="string">
            <text:p>&lt;b&gt;Passa alla scena successiva&lt;/b&gt;]"Vado allora. Non rincoglionire l'Henry, va bene?"</text:p>
          </table:table-cell>
          <table:table-cell/>
        </table:table-row>
        <table:table-row table:style-name="ro1">
          <table:table-cell office:value-type="string" calcext:value-type="string">
            <text:p>GiornoDueSera-Dialog_GoranCasaThovezAmministrazione-1dd064ae</text:p>
          </table:table-cell>
          <table:table-cell table:style-name="ce3" office:value-type="string" calcext:value-type="string">
            <text:p>CasaThovezCameraDaLetto</text:p>
          </table:table-cell>
          <table:table-cell/>
        </table:table-row>
        <table:table-row table:style-name="ro1">
          <table:table-cell office:value-type="string" calcext:value-type="string">
            <text:p>GiornoDueSera-Dialog_AmministratoreCasaThovezAmministrazione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DueSera-Dialog_AmministratoreCasaThovezAmministrazione-aae50556</text:p>
          </table:table-cell>
          <table:table-cell table:style-name="ce3" office:value-type="string" calcext:value-type="string">
            <text:p>Amministratore</text:p>
          </table:table-cell>
          <table:table-cell/>
        </table:table-row>
        <table:table-row table:style-name="ro1">
          <table:table-cell office:value-type="string" calcext:value-type="string">
            <text:p>GiornoDueSera-Dialog_AmministratoreCasaThovezAmministrazione-5458d7e1</text:p>
          </table:table-cell>
          <table:table-cell table:style-name="ce3" office:value-type="string" calcext:value-type="string">
            <text:p>&lt;b&gt;&lt;color=\#6F6510&gt;Henry&lt;/color&gt;&lt;/b&gt;: "S., cosa ci fai qui?"</text:p>
          </table:table-cell>
          <table:table-cell/>
        </table:table-row>
        <table:table-row table:style-name="ro1">
          <table:table-cell office:value-type="string" calcext:value-type="string">
            <text:p>GiornoDueSera-Dialog_AmministratoreCasaThovezAmministrazione-73aa5dce</text:p>
          </table:table-cell>
          <table:table-cell table:style-name="ce3" office:value-type="string" calcext:value-type="string">
            <text:p>"Sto cercando tuo fratello."</text:p>
          </table:table-cell>
          <table:table-cell/>
        </table:table-row>
        <table:table-row table:style-name="ro3">
          <table:table-cell office:value-type="string" calcext:value-type="string">
            <text:p>GiornoDueSera-Dialog_AmministratoreCasaThovezAmministrazione-b490c092</text:p>
          </table:table-cell>
          <table:table-cell table:style-name="ce3" office:value-type="string" calcext:value-type="string">
            <text:p>&lt;b&gt;&lt;color=\#6F6510&gt;Henry&lt;/color&gt;&lt;/b&gt;: "{ThovezWin:È in camera sua, a dormire o pregare.|È alla festa dei Woodhouse.}"</text:p>
          </table:table-cell>
          <table:table-cell/>
        </table:table-row>
        <table:table-row table:style-name="ro1">
          <table:table-cell office:value-type="string" calcext:value-type="string">
            <text:p>GiornoDueSera-Dialog_AmministratoreCasaThovezAmministrazione-7ad2cac7</text:p>
          </table:table-cell>
          <table:table-cell table:style-name="ce3" office:value-type="string" calcext:value-type="string">
            <text:p>"La Cristina mi fa fare il grand tour."</text:p>
          </table:table-cell>
          <table:table-cell/>
        </table:table-row>
        <table:table-row table:style-name="ro3">
          <table:table-cell office:value-type="string" calcext:value-type="string">
            <text:p>GiornoDueSera-Dialog_AmministratoreCasaThovezAmministrazione-f4915702</text:p>
          </table:table-cell>
          <table:table-cell table:style-name="ce3" office:value-type="string" calcext:value-type="string">
            <text:p>&lt;b&gt;&lt;color=\#6F6510&gt;Henry&lt;/color&gt;&lt;/b&gt;: "Cristina? Hai deciso di tradire la fiducia di Thovez?"</text:p>
          </table:table-cell>
          <table:table-cell/>
        </table:table-row>
        <table:table-row table:style-name="ro3">
          <table:table-cell office:value-type="string" calcext:value-type="string">
            <text:p>GiornoDueSera-Dialog_AmministratoreCasaThovezAmministrazione-39aa1dec</text:p>
          </table:table-cell>
          <table:table-cell table:style-name="ce3" office:value-type="string" calcext:value-type="string">
            <text:p>&lt;b&gt;&lt;color=\#6d282a&gt;Cristina&lt;/color&gt;&lt;/b&gt;: "Lui ha tradito la mia da tempo, Henry."</text:p>
          </table:table-cell>
          <table:table-cell/>
        </table:table-row>
        <table:table-row table:style-name="ro1">
          <table:table-cell office:value-type="string" calcext:value-type="string">
            <text:p>GiornoDueSera-Dialog_AmministratoreCasaThovezAmministrazione-42b91b41</text:p>
          </table:table-cell>
          <table:table-cell table:style-name="ce3" office:value-type="string" calcext:value-type="string">
            <text:p>"Prendo spunti per arredare la nave."</text:p>
          </table:table-cell>
          <table:table-cell/>
        </table:table-row>
        <table:table-row table:style-name="ro3">
          <table:table-cell office:value-type="string" calcext:value-type="string">
            <text:p>GiornoDueSera-Dialog_AmministratoreCasaThovezAmministrazione-861f2c73</text:p>
          </table:table-cell>
          <table:table-cell table:style-name="ce3" office:value-type="string" calcext:value-type="string">
            <text:p>&lt;b&gt;&lt;color=\#6F6510&gt;Henry&lt;/color&gt;&lt;/b&gt;: "Non sapevo che le navi avessero lunghi corridoi."</text:p>
          </table:table-cell>
          <table:table-cell/>
        </table:table-row>
        <table:table-row table:style-name="ro1">
          <table:table-cell office:value-type="string" calcext:value-type="string">
            <text:p>GiornoDueSera-Dialog_AmministratoreCasaThovezAmministrazione-9b09b786</text:p>
          </table:table-cell>
          <table:table-cell table:style-name="ce3" office:value-type="string" calcext:value-type="string">
            <text:p>"Henry, cosa ci fai qui?"</text:p>
          </table:table-cell>
          <table:table-cell/>
        </table:table-row>
        <table:table-row table:style-name="ro3">
          <table:table-cell office:value-type="string" calcext:value-type="string">
            <text:p>GiornoDueSera-Dialog_AmministratoreCasaThovezAmministrazione-3380349c</text:p>
          </table:table-cell>
          <table:table-cell table:style-name="ce3" office:value-type="string" calcext:value-type="string">
            <text:p>&lt;b&gt;&lt;color=\#6F6510&gt;Henry&lt;/color&gt;&lt;/b&gt;: "Cosa? Ci vivo, che diavolo!"</text:p>
          </table:table-cell>
          <table:table-cell/>
        </table:table-row>
        <table:table-row table:style-name="ro3">
          <table:table-cell office:value-type="string" calcext:value-type="string">
            <text:p>GiornoDueSera-Dialog_AmministratoreCasaThovezAmministrazione-01ce4c3c</text:p>
          </table:table-cell>
          <table:table-cell table:style-name="ce3" office:value-type="string" calcext:value-type="string">
            <text:p>&lt;b&gt;&lt;color=\#6F6510&gt;Henry&lt;/color&gt;&lt;/b&gt;: "Ma questo non risponde alla mia domanda, S.: non dovresti essere qui."</text:p>
          </table:table-cell>
          <table:table-cell/>
        </table:table-row>
        <table:table-row table:style-name="ro3">
          <table:table-cell office:value-type="string" calcext:value-type="string">
            <text:p>GiornoDueSera-Dialog_AmministratoreCasaThovezAmministrazione-bc153daa</text:p>
          </table:table-cell>
          <table:table-cell table:style-name="ce3" office:value-type="string" calcext:value-type="string">
            <text:p>&lt;b&gt;&lt;color=\#6F6510&gt;Henry&lt;/color&gt;&lt;/b&gt;: "Ti chiedo scusa, ma devo chiamare le guardie."</text:p>
          </table:table-cell>
          <table:table-cell/>
        </table:table-row>
        <table:table-row table:style-name="ro1">
          <table:table-cell office:value-type="string" calcext:value-type="string">
            <text:p>GiornoDueSera-Dialog_AmministratoreCasaThovezAmministrazione-1f3524f8</text:p>
          </table:table-cell>
          <table:table-cell table:style-name="ce3" office:value-type="string" calcext:value-type="string">
            <text:p>@</text:p>
          </table:table-cell>
          <table:table-cell/>
        </table:table-row>
        <table:table-row table:style-name="ro3">
          <table:table-cell office:value-type="string" calcext:value-type="string">
            <text:p>GiornoDueSera-Dialog_AmministratoreCasaThovezAmministrazione-757a7a91</text:p>
          </table:table-cell>
          <table:table-cell table:style-name="ce3" office:value-type="string" calcext:value-type="string">
            <text:p>&lt;b&gt;&lt;color=\#EF8F06&gt;Fatima&lt;/color&gt;&lt;/b&gt;: "Coi pugnali ce la risolvevamo in un minuto."</text:p>
          </table:table-cell>
          <table:table-cell/>
        </table:table-row>
        <table:table-row table:style-name="ro3">
          <table:table-cell office:value-type="string" calcext:value-type="string">
            <text:p>GiornoDueSera-Dialog_AmministratoreCasaThovezAmministrazione-dcfbf28a</text:p>
          </table:table-cell>
          <table:table-cell table:style-name="ce3" office:value-type="string" calcext:value-type="string">
            <text:p>&lt;b&gt;&lt;color=\#6F6510&gt;Henry&lt;/color&gt;&lt;/b&gt;: "Va bene, S. Ma vi prego, non dite niente di, della mia condizione in giro!"</text:p>
          </table:table-cell>
          <table:table-cell/>
        </table:table-row>
        <table:table-row table:style-name="ro3">
          <table:table-cell office:value-type="string" calcext:value-type="string">
            <text:p>GiornoDueSera-Dialog_AmministratoreCasaThovezAmministrazione-29e935f0</text:p>
          </table:table-cell>
          <table:table-cell table:style-name="ce3" office:value-type="string" calcext:value-type="string">
            <text:p>&lt;b&gt;&lt;color=\#6F6510&gt;Henry&lt;/color&gt;&lt;/b&gt;: "Le vostre sono solo illazioni, S., bugie!"</text:p>
          </table:table-cell>
          <table:table-cell/>
        </table:table-row>
        <table:table-row table:style-name="ro3">
          <table:table-cell office:value-type="string" calcext:value-type="string">
            <text:p>GiornoDueSera-Dialog_AmministratoreCasaThovezAmministrazione-7c5645f7</text:p>
          </table:table-cell>
          <table:table-cell table:style-name="ce3" office:value-type="string" calcext:value-type="string">
            <text:p>&lt;b&gt;&lt;color=\#6F6510&gt;Henry&lt;/color&gt;&lt;/b&gt;: "Facciamo che ora vado alla festa dei Mancuso, e non ti ho mai visto."</text:p>
          </table:table-cell>
          <table:table-cell/>
        </table:table-row>
        <table:table-row table:style-name="ro3">
          <table:table-cell office:value-type="string" calcext:value-type="string">
            <text:p>GiornoDueSera-Dialog_AmministratoreCasaThovezAmministrazione-3190d327</text:p>
          </table:table-cell>
          <table:table-cell table:style-name="ce3" office:value-type="string" calcext:value-type="string">
            <text:p>&lt;b&gt;&lt;color=\#6F6510&gt;Henry&lt;/color&gt;&lt;/b&gt;: "Non tutto è carne, S., non agli occhi di Dio e del suo amore. Vattene da qui!"</text:p>
          </table:table-cell>
          <table:table-cell/>
        </table:table-row>
        <table:table-row table:style-name="ro3">
          <table:table-cell office:value-type="string" calcext:value-type="string">
            <text:p>GiornoDueSera-Dialog_AmministratoreCasaThovezAmministrazione-6ff0e7b4</text:p>
          </table:table-cell>
          <table:table-cell table:style-name="ce3" office:value-type="string" calcext:value-type="string">
            <text:p>&lt;b&gt;&lt;color=\#6F6510&gt;Henry&lt;/color&gt;&lt;/b&gt;: "Non approfittare della mia pazienza, S., vai via. Ora."</text:p>
          </table:table-cell>
          <table:table-cell/>
        </table:table-row>
        <table:table-row table:style-name="ro1">
          <table:table-cell office:value-type="string" calcext:value-type="string">
            <text:p>GiornoDueSera-Dialog_AmministratoreCasaThovezAmministrazione-350e4d89</text:p>
          </table:table-cell>
          <table:table-cell table:style-name="ce3" office:value-type="string" calcext:value-type="string">
            <text:p>"Due parole con le compagne e vado."</text:p>
          </table:table-cell>
          <table:table-cell/>
        </table:table-row>
        <table:table-row table:style-name="ro3">
          <table:table-cell office:value-type="string" calcext:value-type="string">
            <text:p>GiornoDueSera-Dialog_AmministratoreCasaThovezAmministrazione-e0fdfd3f</text:p>
          </table:table-cell>
          <table:table-cell table:style-name="ce3" office:value-type="string" calcext:value-type="string">
            <text:p>&lt;b&gt;Passa alla scena successiva&lt;/b&gt;]"Bene, me la vado a pigliarmela con tuo fratello."</text:p>
          </table:table-cell>
          <table:table-cell/>
        </table:table-row>
        <table:table-row table:style-name="ro1">
          <table:table-cell office:value-type="string" calcext:value-type="string">
            <text:p>GiornoDueSera-Dialog_AmministratoreCasaThovezAmministrazione-1dd064ae</text:p>
          </table:table-cell>
          <table:table-cell table:style-name="ce3" office:value-type="string" calcext:value-type="string">
            <text:p>CasaThovezCameraDaLetto</text:p>
          </table:table-cell>
          <table:table-cell/>
        </table:table-row>
        <table:table-row table:style-name="ro1">
          <table:table-cell office:value-type="string" calcext:value-type="string">
            <text:p>GiornoDueSera-Dialog_AmministratoreCasaThovezAmministrazione-4e5403f0</text:p>
          </table:table-cell>
          <table:table-cell table:style-name="ce3" office:value-type="string" calcext:value-type="string">
            <text:p>Henry</text:p>
          </table:table-cell>
          <table:table-cell/>
        </table:table-row>
        <table:table-row table:style-name="ro5">
          <table:table-cell office:value-type="string" calcext:value-type="string">
            <text:p>GiornoDueSera-Dialog_AmministratoreCasaThovezAmministrazione-a57ae5df</text:p>
          </table:table-cell>
          <table:table-cell table:style-name="ce3" office:value-type="string" calcext:value-type="string">
            <text:p>&lt;b&gt;&lt;color=\#6F6510&gt;Henry&lt;/color&gt;&lt;/b&gt;: "{Vattene, S.!|Non ti voglio qui.|Fa male, vederti.|Non posso che chiedermi perché...|...perché mio fratello non mi accetta?|Perché non posso vivere e basta?}"</text:p>
          </table:table-cell>
          <table:table-cell/>
        </table:table-row>
        <table:table-row table:style-name="ro1">
          <table:table-cell office:value-type="string" calcext:value-type="string">
            <text:p>GiornoDueSera-Dialog_AmministratoreCasaThovezAmministrazione-4a5b255b</text:p>
          </table:table-cell>
          <table:table-cell table:style-name="ce3" office:value-type="string" calcext:value-type="string">
            <text:p>"Due parole con le altre e vado."</text:p>
          </table:table-cell>
          <table:table-cell/>
        </table:table-row>
        <table:table-row table:style-name="ro3">
          <table:table-cell office:value-type="string" calcext:value-type="string">
            <text:p>GiornoDueSera-Dialog_AmministratoreCasaThovezAmministrazione-cc2bb444</text:p>
          </table:table-cell>
          <table:table-cell table:style-name="ce3" office:value-type="string" calcext:value-type="string">
            <text:p>&lt;b&gt;Passa alla scena successiva&lt;/b&gt;]"Ragazze, andiamo avanti!"</text:p>
          </table:table-cell>
          <table:table-cell/>
        </table:table-row>
        <table:table-row table:style-name="ro1">
          <table:table-cell office:value-type="string" calcext:value-type="string">
            <text:p>GiornoDueSera-Partita_Amministratore_Chiacchiera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DueSera-Partita_Amministratore_Chiacchiera-aae50556</text:p>
          </table:table-cell>
          <table:table-cell table:style-name="ce3" office:value-type="string" calcext:value-type="string">
            <text:p>Amministratore</text:p>
          </table:table-cell>
          <table:table-cell/>
        </table:table-row>
        <table:table-row table:style-name="ro3">
          <table:table-cell office:value-type="string" calcext:value-type="string">
            <text:p>GiornoDueSera-Partita_Amministratore_Chiacchiera-fccdf1f1</text:p>
          </table:table-cell>
          <table:table-cell table:style-name="ce3" office:value-type="string" calcext:value-type="string">
            <text:p>&lt;b&gt;&lt;color=\#354174&gt;S.&lt;/color&gt;&lt;/b&gt;: "&lt;b&gt;&lt;color=\#6F6510&gt;Henry&lt;/color&gt;&lt;/b&gt;: Thovez sta minacciando Isaac."</text:p>
          </table:table-cell>
          <table:table-cell/>
        </table:table-row>
        <table:table-row table:style-name="ro1">
          <table:table-cell office:value-type="string" calcext:value-type="string">
            <text:p>GiornoDueSera-Partita_Amministratore_Chiacchiera-494e7114</text:p>
          </table:table-cell>
          <table:table-cell table:style-name="ce3" office:value-type="string" calcext:value-type="string">
            <text:p>Herny: "E questo cosa significa?"</text:p>
          </table:table-cell>
          <table:table-cell/>
        </table:table-row>
        <table:table-row table:style-name="ro3">
          <table:table-cell office:value-type="string" calcext:value-type="string">
            <text:p>GiornoDueSera-Partita_Amministratore_Chiacchiera-4ca0ddee</text:p>
          </table:table-cell>
          <table:table-cell table:style-name="ce3" office:value-type="string" calcext:value-type="string">
            <text:p>&lt;b&gt;&lt;color=\#354174&gt;S.&lt;/color&gt;&lt;/b&gt;: "Non sei mica suo amico?"</text:p>
          </table:table-cell>
          <table:table-cell/>
        </table:table-row>
        <table:table-row table:style-name="ro3">
          <table:table-cell office:value-type="string" calcext:value-type="string">
            <text:p>GiornoDueSera-Partita_Amministratore_Chiacchiera-47443554</text:p>
          </table:table-cell>
          <table:table-cell table:style-name="ce3" office:value-type="string" calcext:value-type="string">
            <text:p>&lt;b&gt;&lt;color=\#6F6510&gt;Henry&lt;/color&gt;&lt;/b&gt;: "Ci scambiamo qualche libro, qualche commento sul teatro."</text:p>
          </table:table-cell>
          <table:table-cell/>
        </table:table-row>
        <table:table-row table:style-name="ro3">
          <table:table-cell office:value-type="string" calcext:value-type="string">
            <text:p>GiornoDueSera-Partita_Amministratore_Chiacchiera-e5c85b4d</text:p>
          </table:table-cell>
          <table:table-cell table:style-name="ce3" office:value-type="string" calcext:value-type="string">
            <text:p>&lt;b&gt;&lt;color=\#354174&gt;S.&lt;/color&gt;&lt;/b&gt;: "E fate qualche festa assieme, ogni tanto."</text:p>
          </table:table-cell>
          <table:table-cell/>
        </table:table-row>
        <table:table-row table:style-name="ro3">
          <table:table-cell office:value-type="string" calcext:value-type="string">
            <text:p>GiornoDueSera-Partita_Amministratore_Chiacchiera-9a0abeda</text:p>
          </table:table-cell>
          <table:table-cell table:style-name="ce3" office:value-type="string" calcext:value-type="string">
            <text:p>&lt;b&gt;&lt;color=\#6F6510&gt;Henry&lt;/color&gt;&lt;/b&gt;: "Non so cosa intendi, S."</text:p>
          </table:table-cell>
          <table:table-cell/>
        </table:table-row>
        <table:table-row table:style-name="ro3">
          <table:table-cell office:value-type="string" calcext:value-type="string">
            <text:p>GiornoDueSera-Partita_Amministratore_Chiacchiera-a7fc709c</text:p>
          </table:table-cell>
          <table:table-cell table:style-name="ce3" office:value-type="string" calcext:value-type="string">
            <text:p>&lt;b&gt;&lt;color=\#354174&gt;S.&lt;/color&gt;&lt;/b&gt;: "Henry fidati di me, Cristo!"</text:p>
          </table:table-cell>
          <table:table-cell/>
        </table:table-row>
        <table:table-row table:style-name="ro3">
          <table:table-cell office:value-type="string" calcext:value-type="string">
            <text:p>GiornoDueSera-Partita_Amministratore_Chiacchiera-a3a8d963</text:p>
          </table:table-cell>
          <table:table-cell table:style-name="ce3" office:value-type="string" calcext:value-type="string">
            <text:p>&lt;b&gt;&lt;color=\#6F6510&gt;Henry&lt;/color&gt;&lt;/b&gt;: "Mi fido di te, ma non di mio fratello."</text:p>
          </table:table-cell>
          <table:table-cell/>
        </table:table-row>
        <table:table-row table:style-name="ro1">
          <table:table-cell office:value-type="string" calcext:value-type="string">
            <text:p>GiornoDueSera-Partita_Amministratore_Seduzione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DueSera-Partita_Amministratore_Seduzione-aae50556</text:p>
          </table:table-cell>
          <table:table-cell table:style-name="ce3" office:value-type="string" calcext:value-type="string">
            <text:p>Amministratore</text:p>
          </table:table-cell>
          <table:table-cell/>
        </table:table-row>
        <table:table-row table:style-name="ro3">
          <table:table-cell office:value-type="string" calcext:value-type="string">
            <text:p>GiornoDueSera-Partita_Amministratore_Seduzione-d1d99095</text:p>
          </table:table-cell>
          <table:table-cell table:style-name="ce3" office:value-type="string" calcext:value-type="string">
            <text:p>&lt;b&gt;&lt;color=\#354174&gt;S.&lt;/color&gt;&lt;/b&gt;: "Non sei stanco di mentire, Henry? Di vivere mezza vita?"</text:p>
          </table:table-cell>
          <table:table-cell/>
        </table:table-row>
        <table:table-row table:style-name="ro3">
          <table:table-cell office:value-type="string" calcext:value-type="string">
            <text:p>GiornoDueSera-Partita_Amministratore_Seduzione-01a4fa0f</text:p>
          </table:table-cell>
          <table:table-cell table:style-name="ce3" office:value-type="string" calcext:value-type="string">
            <text:p>&lt;b&gt;&lt;color=\#6F6510&gt;Henry&lt;/color&gt;&lt;/b&gt;: "La mia vita è piena, S., non è quella cosa, quella condizione a renderla piena."</text:p>
          </table:table-cell>
          <table:table-cell/>
        </table:table-row>
        <table:table-row table:style-name="ro3">
          <table:table-cell office:value-type="string" calcext:value-type="string">
            <text:p>GiornoDueSera-Partita_Amministratore_Seduzione-dead797e</text:p>
          </table:table-cell>
          <table:table-cell table:style-name="ce3" office:value-type="string" calcext:value-type="string">
            <text:p>&lt;b&gt;&lt;color=\#354174&gt;S.&lt;/color&gt;&lt;/b&gt;: "Non ti manca la vicinanza di qualcuno? Un po' di amore? Di contatto fisico?"</text:p>
          </table:table-cell>
          <table:table-cell/>
        </table:table-row>
        <table:table-row table:style-name="ro3">
          <table:table-cell office:value-type="string" calcext:value-type="string">
            <text:p>GiornoDueSera-Partita_Amministratore_Seduzione-4c222904</text:p>
          </table:table-cell>
          <table:table-cell table:style-name="ce3" office:value-type="string" calcext:value-type="string">
            <text:p>&lt;b&gt;&lt;color=\#6F6510&gt;Henry&lt;/color&gt;&lt;/b&gt;: "Ho i miei libri, la tenuta, i concerti."</text:p>
          </table:table-cell>
          <table:table-cell/>
        </table:table-row>
        <table:table-row table:style-name="ro1">
          <table:table-cell office:value-type="string" calcext:value-type="string">
            <text:p>GiornoDueSera-Partita_Amministratore_Seduzione-f76392c4</text:p>
          </table:table-cell>
          <table:table-cell table:style-name="ce3" office:value-type="string" calcext:value-type="string">
            <text:p>&lt;b&gt;&lt;color=\#354174&gt;S.&lt;/color&gt;&lt;/b&gt;: "E dov'è il calore?"</text:p>
          </table:table-cell>
          <table:table-cell/>
        </table:table-row>
        <table:table-row table:style-name="ro1">
          <table:table-cell office:value-type="string" calcext:value-type="string">
            <text:p>GiornoDueSera-Partita_Amministratore_Seduzione-4ddb1c29</text:p>
          </table:table-cell>
          <table:table-cell table:style-name="ce3" office:value-type="string" calcext:value-type="string">
            <text:p>&lt;b&gt;&lt;color=\#6F6510&gt;Henry&lt;/color&gt;&lt;/b&gt;: "Io..."</text:p>
          </table:table-cell>
          <table:table-cell/>
        </table:table-row>
        <table:table-row table:style-name="ro2">
          <table:table-cell office:value-type="string" calcext:value-type="string">
            <text:p>GiornoDueSera-Partita_Amministratore_Seduzione-649b91f4</text:p>
          </table:table-cell>
          <table:table-cell table:style-name="ce3" office:value-type="string" calcext:value-type="string">
            <text:p>&lt;b&gt;&lt;color=\#354174&gt;S.&lt;/color&gt;&lt;/b&gt;: "Esatto. Io. Ma è così bello quando c'è un "noi", Henry. Non ti ci manca mica un "noi"? Anche solo per una notte?"</text:p>
          </table:table-cell>
          <table:table-cell/>
        </table:table-row>
        <table:table-row table:style-name="ro1">
          <table:table-cell office:value-type="string" calcext:value-type="string">
            <text:p>GiornoDueSera-Partita_Amministratore_Seduzione-b48798c1</text:p>
          </table:table-cell>
          <table:table-cell table:style-name="ce3" office:value-type="string" calcext:value-type="string">
            <text:p>&lt;b&gt;&lt;color=\#6F6510&gt;Henry&lt;/color&gt;&lt;/b&gt;: "Sei il diavolo, S."</text:p>
          </table:table-cell>
          <table:table-cell/>
        </table:table-row>
        <table:table-row table:style-name="ro3">
          <table:table-cell office:value-type="string" calcext:value-type="string">
            <text:p>GiornoDueSera-Partita_Amministratore_Seduzione-f16fc172</text:p>
          </table:table-cell>
          <table:table-cell table:style-name="ce3" office:value-type="string" calcext:value-type="string">
            <text:p>&lt;b&gt;&lt;color=\#354174&gt;S.&lt;/color&gt;&lt;/b&gt;: "Sono solo qualcuno che vuole vivere. Tu vuoi vivere, Henry?"</text:p>
          </table:table-cell>
          <table:table-cell/>
        </table:table-row>
        <table:table-row table:style-name="ro1">
          <table:table-cell office:value-type="string" calcext:value-type="string">
            <text:p>GiornoDueSera-Partita_Amministratore_Seduzione-3315038f</text:p>
          </table:table-cell>
          <table:table-cell table:style-name="ce3" office:value-type="string" calcext:value-type="string">
            <text:p>&lt;b&gt;&lt;color=\#6F6510&gt;Henry&lt;/color&gt;&lt;/b&gt;: "Sì."</text:p>
          </table:table-cell>
          <table:table-cell/>
        </table:table-row>
        <table:table-row table:style-name="ro1">
          <table:table-cell office:value-type="string" calcext:value-type="string">
            <text:p>GiornoDueSera-Partita_Amministratore_Zuffa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DueSera-Partita_Amministratore_Zuffa-aae50556</text:p>
          </table:table-cell>
          <table:table-cell table:style-name="ce3" office:value-type="string" calcext:value-type="string">
            <text:p>Amministratore</text:p>
          </table:table-cell>
          <table:table-cell/>
        </table:table-row>
        <table:table-row table:style-name="ro1">
          <table:table-cell office:value-type="string" calcext:value-type="string">
            <text:p>GiornoDueSera-Partita_Amministratore_Zuffa-27e996ac</text:p>
          </table:table-cell>
          <table:table-cell table:style-name="ce3" office:value-type="string" calcext:value-type="string">
            <text:p>&lt;b&gt;&lt;color=\#354174&gt;S.&lt;/color&gt;&lt;/b&gt;: "Thovez sa di te, Henry."</text:p>
          </table:table-cell>
          <table:table-cell/>
        </table:table-row>
        <table:table-row table:style-name="ro3">
          <table:table-cell office:value-type="string" calcext:value-type="string">
            <text:p>GiornoDueSera-Partita_Amministratore_Zuffa-2a180b78</text:p>
          </table:table-cell>
          <table:table-cell table:style-name="ce3" office:value-type="string" calcext:value-type="string">
            <text:p>&lt;b&gt;&lt;color=\#6F6510&gt;Henry&lt;/color&gt;&lt;/b&gt;: "E cosa dovrebbe sapere, farabutto?"</text:p>
          </table:table-cell>
          <table:table-cell/>
        </table:table-row>
        <table:table-row table:style-name="ro3">
          <table:table-cell office:value-type="string" calcext:value-type="string">
            <text:p>GiornoDueSera-Partita_Amministratore_Zuffa-31fc9597</text:p>
          </table:table-cell>
          <table:table-cell table:style-name="ce3" office:value-type="string" calcext:value-type="string">
            <text:p>&lt;b&gt;&lt;color=\#354174&gt;S.&lt;/color&gt;&lt;/b&gt;: "Delle tue serate, delle feste, dell'Isaac."</text:p>
          </table:table-cell>
          <table:table-cell/>
        </table:table-row>
        <table:table-row table:style-name="ro1">
          <table:table-cell office:value-type="string" calcext:value-type="string">
            <text:p>GiornoDueSera-Partita_Amministratore_Zuffa-6b4ecf0a</text:p>
          </table:table-cell>
          <table:table-cell table:style-name="ce3" office:value-type="string" calcext:value-type="string">
            <text:p>&lt;b&gt;&lt;color=\#6F6510&gt;Henry&lt;/color&gt;&lt;/b&gt;: "Sei feccia, S.!"</text:p>
          </table:table-cell>
          <table:table-cell/>
        </table:table-row>
        <table:table-row table:style-name="ro3">
          <table:table-cell office:value-type="string" calcext:value-type="string">
            <text:p>GiornoDueSera-Partita_Amministratore_Zuffa-23e4b360</text:p>
          </table:table-cell>
          <table:table-cell table:style-name="ce3" office:value-type="string" calcext:value-type="string">
            <text:p>&lt;b&gt;&lt;color=\#354174&gt;S.&lt;/color&gt;&lt;/b&gt;: "Pota, guarda la realtà Henry! Se non lo fai per l'Isaac, fallo per te."</text:p>
          </table:table-cell>
          <table:table-cell/>
        </table:table-row>
        <table:table-row table:style-name="ro1">
          <table:table-cell office:value-type="string" calcext:value-type="string">
            <text:p>GiornoDueSera-Partita_Amministratore_Zuffa-c4957ee9</text:p>
          </table:table-cell>
          <table:table-cell table:style-name="ce3" office:value-type="string" calcext:value-type="string">
            <text:p>&lt;b&gt;&lt;color=\#6F6510&gt;Henry&lt;/color&gt;&lt;/b&gt;: "Philip mi protegge!"</text:p>
          </table:table-cell>
          <table:table-cell/>
        </table:table-row>
        <table:table-row table:style-name="ro3">
          <table:table-cell office:value-type="string" calcext:value-type="string">
            <text:p>GiornoDueSera-Partita_Amministratore_Zuffa-c2b9e7ac</text:p>
          </table:table-cell>
          <table:table-cell table:style-name="ce3" office:value-type="string" calcext:value-type="string">
            <text:p>&lt;b&gt;&lt;color=\#354174&gt;S.&lt;/color&gt;&lt;/b&gt;: "Il Philip protegge solo i suoi interessi."</text:p>
          </table:table-cell>
          <table:table-cell/>
        </table:table-row>
        <table:table-row table:style-name="ro3">
          <table:table-cell office:value-type="string" calcext:value-type="string">
            <text:p>GiornoDueSera-Partita_Amministratore_Zuffa-632be3f9</text:p>
          </table:table-cell>
          <table:table-cell table:style-name="ce3" office:value-type="string" calcext:value-type="string">
            <text:p>&lt;b&gt;&lt;color=\#6F6510&gt;Henry&lt;/color&gt;&lt;/b&gt;: "I nostri, della famiglia."</text:p>
          </table:table-cell>
          <table:table-cell/>
        </table:table-row>
        <table:table-row table:style-name="ro2">
          <table:table-cell office:value-type="string" calcext:value-type="string">
            <text:p>GiornoDueSera-Partita_Amministratore_Zuffa-dd5617a8</text:p>
          </table:table-cell>
          <table:table-cell table:style-name="ce3" office:value-type="string" calcext:value-type="string">
            <text:p>&lt;b&gt;&lt;color=\#354174&gt;S.&lt;/color&gt;&lt;/b&gt;: "Ha solo una figlia femmina. Cosa pensi è pronto a fare perché la erediti tutto questo?"</text:p>
          </table:table-cell>
          <table:table-cell/>
        </table:table-row>
        <table:table-row table:style-name="ro1">
          <table:table-cell office:value-type="string" calcext:value-type="string">
            <text:p>GiornoDueSera-Partita_Amministratore_Zuffa-7f3fc441</text:p>
          </table:table-cell>
          <table:table-cell table:style-name="ce3" office:value-type="string" calcext:value-type="string">
            <text:p>&lt;b&gt;&lt;color=\#6F6510&gt;Henry&lt;/color&gt;&lt;/b&gt;: "Che vuol dire?"</text:p>
          </table:table-cell>
          <table:table-cell/>
        </table:table-row>
        <table:table-row table:style-name="ro3">
          <table:table-cell office:value-type="string" calcext:value-type="string">
            <text:p>GiornoDueSera-Partita_Amministratore_Zuffa-58fea47e</text:p>
          </table:table-cell>
          <table:table-cell table:style-name="ce3" office:value-type="string" calcext:value-type="string">
            <text:p>&lt;b&gt;&lt;color=\#354174&gt;S.&lt;/color&gt;&lt;/b&gt;: "Che sei l'erede diretto. Ma se finissi in prigione per sodomia, o peggio..."</text:p>
          </table:table-cell>
          <table:table-cell/>
        </table:table-row>
        <table:table-row table:style-name="ro1">
          <table:table-cell office:value-type="string" calcext:value-type="string">
            <text:p>GiornoDueSera-Partita_Amministratore_Zuffa-4ddb1c29</text:p>
          </table:table-cell>
          <table:table-cell table:style-name="ce3" office:value-type="string" calcext:value-type="string">
            <text:p>&lt;b&gt;&lt;color=\#6F6510&gt;Henry&lt;/color&gt;&lt;/b&gt;: "Io..."</text:p>
          </table:table-cell>
          <table:table-cell/>
        </table:table-row>
        <table:table-row table:style-name="ro3">
          <table:table-cell office:value-type="string" calcext:value-type="string">
            <text:p>GiornoDueSera-Partita_Amministratore_Zuffa-b502899f</text:p>
          </table:table-cell>
          <table:table-cell table:style-name="ce3" office:value-type="string" calcext:value-type="string">
            <text:p>&lt;b&gt;&lt;color=\#354174&gt;S.&lt;/color&gt;&lt;/b&gt;: "Lasciaci passare, Henry."</text:p>
          </table:table-cell>
          <table:table-cell/>
        </table:table-row>
        <table:table-row table:style-name="ro1">
          <table:table-cell office:value-type="string" calcext:value-type="string">
            <text:p>GiornoDueSera-Partita_Amministratore_Zuffa-573b5a6a</text:p>
          </table:table-cell>
          <table:table-cell table:style-name="ce3" office:value-type="string" calcext:value-type="string">
            <text:p>&lt;b&gt;&lt;color=\#6F6510&gt;Henry&lt;/color&gt;&lt;/b&gt;: "È mio fratello, S.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CameraDaLetto-32901755</text:p>
          </table:table-cell>
          <table:table-cell table:style-name="ce3" office:value-type="string" calcext:value-type="string">
            <text:p>Catena</text:p>
          </table:table-cell>
          <table:table-cell/>
        </table:table-row>
        <table:table-row table:style-name="ro6">
          <table:table-cell office:value-type="string" calcext:value-type="string">
            <text:p>GiornoDueSera-Dialog_CatenaCasaThovezCameraDaLetto-c7a47432</text:p>
          </table:table-cell>
          <table:table-cell table:style-name="ce3" office:value-type="string" calcext:value-type="string">
            <text:p>&lt;b&gt;&lt;color=\#3a6954&gt;Catena&lt;/color&gt;&lt;/b&gt;: {~ "Cuoricì, è una mia impressione o qui l'aria si è fatta tesa?"|"Com'è che prima Cristina ti ha sussurrato qualcosa?"|"Thovez sembra un'altra persona, lontano dai suoi amici ricchi."|"Cristina sembra così spaventata!"|"Dopo tutto questo, Isaac ci deve una settimana di riposo a casa vostra!"|"Mmm, forse ci servivano i coltelli di Fatima.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CameraDaLetto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3">
          <table:table-cell office:value-type="string" calcext:value-type="string">
            <text:p>GiornoDueSera-Dialog_CatenaCasaThovezCameraDaLetto-93315b11</text:p>
          </table:table-cell>
          <table:table-cell table:style-name="ce3" office:value-type="string" calcext:value-type="string">
            <text:p>&lt;b&gt;&lt;color=\#3a6954&gt;Catena&lt;/color&gt;&lt;/b&gt;: "Corriamo a casa, cuoricì!"</text:p>
          </table:table-cell>
          <table:table-cell/>
        </table:table-row>
        <table:table-row table:style-name="ro3">
          <table:table-cell office:value-type="string" calcext:value-type="string">
            <text:p>GiornoDueSera-Dialog_CatenaCasaThovezCameraDaLetto-f28b3b7c</text:p>
          </table:table-cell>
          <table:table-cell table:style-name="ce3" office:value-type="string" calcext:value-type="string">
            <text:p>&lt;b&gt;Passa alla scena successiva&lt;/b&gt;]"Guai a chi si metterà sul nostro cammino, amore!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CameraDaLetto-1b78bfbc</text:p>
          </table:table-cell>
          <table:table-cell table:style-name="ce3" office:value-type="string" calcext:value-type="string">
            <text:p>CasaIsaacEsternoInFiamme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CameraDaLetto-6f1df844</text:p>
          </table:table-cell>
          <table:table-cell table:style-name="ce3" office:value-type="string" calcext:value-type="string">
            <text:p>GiornoDueFinale</text:p>
          </table:table-cell>
          <table:table-cell/>
        </table:table-row>
        <table:table-row table:style-name="ro10">
          <table:table-cell office:value-type="string" calcext:value-type="string">
            <text:p>GiornoDueSera-Dialog_CatenaCasaThovezCameraDaLetto-096bcec1</text:p>
          </table:table-cell>
          <table:table-cell table:style-name="ce3" office:value-type="string" calcext:value-type="string">
            <text:p>&lt;b&gt;&lt;color=\#3a6954&gt;Catena&lt;/color&gt;&lt;/b&gt;: {~ "Cristina sembra delusa da qualcosa."|"Ero sicura che ci avrebbe teso un'imboscata, sai?"|"La camera è molto semplice, non me lo aspettavo."|"Quella era la moglie? Forse ha un cuore quest'uomo?"|"Oh, oh. Non mi aspettavo le poesie di Domenico Tempio! Sporcaccione di un Thovez!"|"Un piano? Thovez sa suonare il piano? Saprà solo roba di chiesa!"|"Quella suora si muove come se fosse casa sua.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CameraDaLetto-b93a11f2</text:p>
          </table:table-cell>
          <table:table-cell table:style-name="ce3" office:value-type="string" calcext:value-type="string">
            <text:p>&lt;b&gt;Passa alla scena successiva&lt;/b&gt;]"Sì eh, subito."</text:p>
          </table:table-cell>
          <table:table-cell/>
        </table:table-row>
        <table:table-row table:style-name="ro10">
          <table:table-cell office:value-type="string" calcext:value-type="string">
            <text:p>GiornoDueSera-Dialog_CatenaCasaThovezCameraDaLetto-8c111915</text:p>
          </table:table-cell>
          <table:table-cell table:style-name="ce3" office:value-type="string" calcext:value-type="string">
            <text:p>&lt;b&gt;&lt;color=\#3a6954&gt;Catena&lt;/color&gt;&lt;/b&gt;: {~ "Se vuoi possiamo anche menarlo, non serve proprio parlarci, no?"|"Un piano? Thovez sa suonare il piano? Saprà solo roba di chiesa!"|"Hai visto come gli trema la mano? Ci scommetto che è la prima volta che impugna uno spadino!"|"{AmministratoreWin: "Comunque quella medaglietta lì lo rende ancora più ridicolo, per dire."|"Posso dirgli che persino suo fratello lo odia?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CameraDaLetto-0775361f</text:p>
          </table:table-cell>
          <table:table-cell table:style-name="ce3" office:value-type="string" calcext:value-type="string">
            <text:p>&lt;b&gt;&lt;color=\#3a6954&gt;Catena&lt;/color&gt;&lt;/b&gt;: "Andiamocene."</text:p>
          </table:table-cell>
          <table:table-cell/>
        </table:table-row>
        <table:table-row table:style-name="ro3">
          <table:table-cell office:value-type="string" calcext:value-type="string">
            <text:p>GiornoDueSera-Dialog_CatenaCasaThovezCameraDaLetto-f4a1e012</text:p>
          </table:table-cell>
          <table:table-cell table:style-name="ce3" office:value-type="string" calcext:value-type="string">
            <text:p>&lt;b&gt;Passa alla scena successiva&lt;/b&gt;]"Sono pronto a bruciare tutto, vita mia!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CameraDaLetto-dc53639e</text:p>
          </table:table-cell>
          <table:table-cell table:style-name="ce3" office:value-type="string" calcext:value-type="string">
            <text:p>SNarrante</text:p>
          </table:table-cell>
          <table:table-cell/>
        </table:table-row>
        <table:table-row table:style-name="ro2">
          <table:table-cell office:value-type="string" calcext:value-type="string">
            <text:p>GiornoDueSera-Dialog_CatenaCasaThovezCameraDaLetto-95e458f2</text:p>
          </table:table-cell>
          <table:table-cell table:style-name="ce3" office:value-type="string" calcext:value-type="string">
            <text:p>&lt;b&gt;&lt;color=\#354174&gt;S. Narrante&lt;/color&gt;&lt;/b&gt;: "Il male è una cosa piccola piccola il più delle volte. Una robetta che per cose meschine rovina intere vite."</text:p>
          </table:table-cell>
          <table:table-cell/>
        </table:table-row>
        <table:table-row table:style-name="ro7">
          <table:table-cell office:value-type="string" calcext:value-type="string">
            <text:p>GiornoDueSera-Dialog_CatenaCasaThovezCameraDaLetto-b3aef7a7</text:p>
          </table:table-cell>
          <table:table-cell table:style-name="ce3" office:value-type="string" calcext:value-type="string">
            <text:p>&lt;b&gt;&lt;color=\#3a6954&gt;Catena&lt;/color&gt;&lt;/b&gt;: {~ "Ero sicura che ci avrebbe teso un'imboscata, sai?"|"La camera è molto semplice, non me lo aspettavo."|"Quella era la moglie? Forse ha un cuore quest'uomo?"|"Oh, oh. Non mi aspettavo le poesie di Domenico Tempio! Sporcaccione di un Thovez!"|"Un piano? Thovez sa suonare il piano? Saprà solo roba di chiesa!"</text:p>
          </table:table-cell>
          <table:table-cell/>
        </table:table-row>
        <table:table-row table:style-name="ro3">
          <table:table-cell office:value-type="string" calcext:value-type="string">
            <text:p>GiornoDueSera-Dialog_CatenaCasaThovezCameraDaLetto-07055b41</text:p>
          </table:table-cell>
          <table:table-cell table:style-name="ce3" office:value-type="string" calcext:value-type="string">
            <text:p>&lt;b&gt;&lt;color=\#3a6954&gt;Catena&lt;/color&gt;&lt;/b&gt;: "Merda! Cuoricì, ci ha fottute, lo stronzo! Ci ha FOTTUTE!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CameraDaLetto-dd88d470</text:p>
          </table:table-cell>
          <table:table-cell table:style-name="ce3" office:value-type="string" calcext:value-type="string">
            <text:p>"Che succede, vita mia?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CameraDaLetto-559118ce</text:p>
          </table:table-cell>
          <table:table-cell table:style-name="ce3" office:value-type="string" calcext:value-type="string">
            <text:p>"Mi preoccupi, amore.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CameraDaLetto-d528fd97</text:p>
          </table:table-cell>
          <table:table-cell table:style-name="ce3" office:value-type="string" calcext:value-type="string">
            <text:p>"Calmati e dimmi tutto."]"Sarà mèi che ta sa dét 'na calmàda!"</text:p>
          </table:table-cell>
          <table:table-cell/>
        </table:table-row>
        <table:table-row table:style-name="ro3">
          <table:table-cell office:value-type="string" calcext:value-type="string">
            <text:p>GiornoDueSera-Dialog_CatenaCasaThovezCameraDaLetto-91529fa6</text:p>
          </table:table-cell>
          <table:table-cell table:style-name="ce3" office:value-type="string" calcext:value-type="string">
            <text:p>&lt;b&gt;&lt;color=\#3a6954&gt;Catena&lt;/color&gt;&lt;/b&gt;: "Questa roba, credo siano bolle, ordini, non lo so."</text:p>
          </table:table-cell>
          <table:table-cell/>
        </table:table-row>
        <table:table-row table:style-name="ro3">
          <table:table-cell office:value-type="string" calcext:value-type="string">
            <text:p>GiornoDueSera-Dialog_CatenaCasaThovezCameraDaLetto-013958cb</text:p>
          </table:table-cell>
          <table:table-cell table:style-name="ce3" office:value-type="string" calcext:value-type="string">
            <text:p>&lt;b&gt;&lt;color=\#3a6954&gt;Catena&lt;/color&gt;&lt;/b&gt;: "Una è una risposta di Torrisi, con tanto di sigillo del servizio di guardia."</text:p>
          </table:table-cell>
          <table:table-cell/>
        </table:table-row>
        <table:table-row table:style-name="ro5">
          <table:table-cell office:value-type="string" calcext:value-type="string">
            <text:p>GiornoDueSera-Dialog_CatenaCasaThovezCameraDaLetto-e1546816</text:p>
          </table:table-cell>
          <table:table-cell table:style-name="ce3" office:value-type="string" calcext:value-type="string">
            <text:p>&lt;b&gt;&lt;color=\#3a6954&gt;Catena&lt;/color&gt;&lt;/b&gt;: "Leggo: "Caro Thovez, non mi piacciono i tuoi ricatti, ma questa è una cosa che faccio con piacere. Stasera dai Mancuso ci sarà di che divertirsi!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CameraDaLetto-6a7d1642</text:p>
          </table:table-cell>
          <table:table-cell table:style-name="ce3" office:value-type="string" calcext:value-type="string">
            <text:p>"Merda, no! Però l'Isaac sarà a casa, vero?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CameraDaLetto-5c9c4056</text:p>
          </table:table-cell>
          <table:table-cell table:style-name="ce3" office:value-type="string" calcext:value-type="string">
            <text:p>"Merda merda merda no!"</text:p>
          </table:table-cell>
          <table:table-cell/>
        </table:table-row>
        <table:table-row table:style-name="ro3">
          <table:table-cell office:value-type="string" calcext:value-type="string">
            <text:p>GiornoDueSera-Dialog_CatenaCasaThovezCameraDaLetto-5038a21e</text:p>
          </table:table-cell>
          <table:table-cell table:style-name="ce3" office:value-type="string" calcext:value-type="string">
            <text:p>&lt;b&gt;&lt;color=\#3a6954&gt;Catena&lt;/color&gt;&lt;/b&gt;: "E, e questa, S., o dio che merda di uomo!"</text:p>
          </table:table-cell>
          <table:table-cell/>
        </table:table-row>
        <table:table-row table:style-name="ro2">
          <table:table-cell office:value-type="string" calcext:value-type="string">
            <text:p>GiornoDueSera-Dialog_CatenaCasaThovezCameraDaLetto-917f85b4</text:p>
          </table:table-cell>
          <table:table-cell table:style-name="ce3" office:value-type="string" calcext:value-type="string">
            <text:p>&lt;b&gt;&lt;color=\#3a6954&gt;Catena&lt;/color&gt;&lt;/b&gt;: "Non so chi fosse il mittente, ma la risposta è: "Non si preoccupi, dopo stanotte non rimarrà nulla della villa di quel garruso!". S. ...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CameraDaLetto-37fa7363</text:p>
          </table:table-cell>
          <table:table-cell table:style-name="ce3" office:value-type="string" calcext:value-type="string">
            <text:p>"Dobbiamo correre a casa, subito!"</text:p>
          </table:table-cell>
          <table:table-cell/>
        </table:table-row>
        <table:table-row table:style-name="ro3">
          <table:table-cell office:value-type="string" calcext:value-type="string">
            <text:p>GiornoDueSera-Dialog_CatenaCasaThovezCameraDaLetto-74afa458</text:p>
          </table:table-cell>
          <table:table-cell table:style-name="ce3" office:value-type="string" calcext:value-type="string">
            <text:p>&lt;b&gt;&lt;color=\#3a6954&gt;Catena&lt;/color&gt;&lt;/b&gt;: "Thovez la pagherà, te lo prometto cuoricì."</text:p>
          </table:table-cell>
          <table:table-cell/>
        </table:table-row>
        <table:table-row table:style-name="ro3">
          <table:table-cell office:value-type="string" calcext:value-type="string">
            <text:p>GiornoDueSera-Dialog_CatenaCasaThovezCameraDaLetto-338c2623</text:p>
          </table:table-cell>
          <table:table-cell table:style-name="ce3" office:value-type="string" calcext:value-type="string">
            <text:p>&lt;b&gt;Passa alla scena successiva&lt;/b&gt;]"Lo ucciderò con le mie mani! Corriamo a casa!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CameraDaLetto-d8adefc1</text:p>
          </table:table-cell>
          <table:table-cell table:style-name="ce3" office:value-type="string" calcext:value-type="string">
            <text:p>"Dobbiamo correre alla festa, Catena!"</text:p>
          </table:table-cell>
          <table:table-cell/>
        </table:table-row>
        <table:table-row table:style-name="ro2">
          <table:table-cell office:value-type="string" calcext:value-type="string">
            <text:p>GiornoDueSera-Dialog_CatenaCasaThovezCameraDaLetto-951e904b</text:p>
          </table:table-cell>
          <table:table-cell table:style-name="ce3" office:value-type="string" calcext:value-type="string">
            <text:p>&lt;b&gt;&lt;color=\#3a6954&gt;Catena&lt;/color&gt;&lt;/b&gt;: "No amore mio, no, non possiamo. Se facciamo qualche casino lì, Torrisi avrà tutti i motivi per arrestarci.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CameraDaLetto-e3552905</text:p>
          </table:table-cell>
          <table:table-cell table:style-name="ce3" office:value-type="string" calcext:value-type="string">
            <text:p>"Non possiamo non fare nulla!"</text:p>
          </table:table-cell>
          <table:table-cell/>
        </table:table-row>
        <table:table-row table:style-name="ro2">
          <table:table-cell office:value-type="string" calcext:value-type="string">
            <text:p>GiornoDueSera-Dialog_CatenaCasaThovezCameraDaLetto-7052a19a</text:p>
          </table:table-cell>
          <table:table-cell table:style-name="ce3" office:value-type="string" calcext:value-type="string">
            <text:p>&lt;b&gt;&lt;color=\#3a6954&gt;Catena&lt;/color&gt;&lt;/b&gt;: "Non ho detto questo. Ora possiamo fermare qualsiasi cosa stia accadendo a casa vostra."</text:p>
          </table:table-cell>
          <table:table-cell/>
        </table:table-row>
        <table:table-row table:style-name="ro3">
          <table:table-cell office:value-type="string" calcext:value-type="string">
            <text:p>GiornoDueSera-Dialog_CatenaCasaThovezCameraDaLetto-59a1c7e9</text:p>
          </table:table-cell>
          <table:table-cell table:style-name="ce3" office:value-type="string" calcext:value-type="string">
            <text:p>&lt;b&gt;&lt;color=\#3a6954&gt;Catena&lt;/color&gt;&lt;/b&gt;: "E domattina assaltiamo la prigione. Assieme ai rivoltosi.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CameraDaLetto-cccdc5bd</text:p>
          </table:table-cell>
          <table:table-cell table:style-name="ce3" office:value-type="string" calcext:value-type="string">
            <text:p>"Te se' fò de cò vita mia!"</text:p>
          </table:table-cell>
          <table:table-cell/>
        </table:table-row>
        <table:table-row table:style-name="ro3">
          <table:table-cell office:value-type="string" calcext:value-type="string">
            <text:p>GiornoDueSera-Dialog_CatenaCasaThovezCameraDaLetto-c5f2fd03</text:p>
          </table:table-cell>
          <table:table-cell table:style-name="ce3" office:value-type="string" calcext:value-type="string">
            <text:p>&lt;b&gt;&lt;color=\#3a6954&gt;Catena&lt;/color&gt;&lt;/b&gt;: "E quando mai questo ci ha fermate? Corriamo alla villa però ora, subito!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CameraDaLetto-5097edd9</text:p>
          </table:table-cell>
          <table:table-cell table:style-name="ce3" office:value-type="string" calcext:value-type="string">
            <text:p>&lt;b&gt;Passa alla scena successiva&lt;/b&gt;]"Andiamo!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CameraDaLetto-fea089c5</text:p>
          </table:table-cell>
          <table:table-cell table:style-name="ce3" office:value-type="string" calcext:value-type="string">
            <text:p>"Thovez la pagherà col sangue, promesso!"</text:p>
          </table:table-cell>
          <table:table-cell/>
        </table:table-row>
        <table:table-row table:style-name="ro3">
          <table:table-cell office:value-type="string" calcext:value-type="string">
            <text:p>GiornoDueSera-Dialog_CatenaCasaThovezCameraDaLetto-e3f8ab97</text:p>
          </table:table-cell>
          <table:table-cell table:style-name="ce3" office:value-type="string" calcext:value-type="string">
            <text:p>&lt;b&gt;&lt;color=\#3a6954&gt;Catena&lt;/color&gt;&lt;/b&gt;: "Domani sarà tra le mani dei popolani. Vedrai che divertimento!"</text:p>
          </table:table-cell>
          <table:table-cell/>
        </table:table-row>
        <table:table-row table:style-name="ro1">
          <table:table-cell office:value-type="string" calcext:value-type="string">
            <text:p>GiornoDueSera-Dialog_CatenaCasaThovezCameraDaLetto-f0295549</text:p>
          </table:table-cell>
          <table:table-cell table:style-name="ce3" office:value-type="string" calcext:value-type="string">
            <text:p>"Perché non mi ha ascoltato Isaac, perché?"</text:p>
          </table:table-cell>
          <table:table-cell/>
        </table:table-row>
        <table:table-row table:style-name="ro3">
          <table:table-cell office:value-type="string" calcext:value-type="string">
            <text:p>GiornoDueSera-Dialog_CatenaCasaThovezCameraDaLetto-c61cd92a</text:p>
          </table:table-cell>
          <table:table-cell table:style-name="ce3" office:value-type="string" calcext:value-type="string">
            <text:p>&lt;b&gt;&lt;color=\#3a6954&gt;Catena&lt;/color&gt;&lt;/b&gt;: "Perché è Isaac, lo dici sempre anche tu."</text:p>
          </table:table-cell>
          <table:table-cell/>
        </table:table-row>
        <table:table-row table:style-name="ro5">
          <table:table-cell office:value-type="string" calcext:value-type="string">
            <text:p>GiornoDueSera-Dialog_CatenaCasaThovezCameraDaLetto-ecc219c1</text:p>
          </table:table-cell>
          <table:table-cell table:style-name="ce3" office:value-type="string" calcext:value-type="string">
            <text:p>&lt;b&gt;&lt;color=\#3a6954&gt;Catena&lt;/color&gt;&lt;/b&gt;: "Ma ora corriamo a casa di Isaac, vediamo di salvare la casa. Così quando sarà libero, potrà tornare ai suoi libri e alle sue piante. E noi ci prendiamo una vacanza. Una vera vacanza."</text:p>
          </table:table-cell>
          <table:table-cell/>
        </table:table-row>
        <table:table-row table:style-name="ro3">
          <table:table-cell office:value-type="string" calcext:value-type="string">
            <text:p>GiornoDueSera-Dialog_CatenaCasaThovezCameraDaLetto-4d565c79</text:p>
          </table:table-cell>
          <table:table-cell table:style-name="ce3" office:value-type="string" calcext:value-type="string">
            <text:p>&lt;b&gt;Passa alla scena successiva&lt;/b&gt;]"Ti amo, vita mia. Corriamo a casa!"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847adfa2</text:p>
          </table:table-cell>
          <table:table-cell table:style-name="ce3" office:value-type="string" calcext:value-type="string">
            <text:p>Cristina</text:p>
          </table:table-cell>
          <table:table-cell/>
        </table:table-row>
        <table:table-row table:style-name="ro2">
          <table:table-cell office:value-type="string" calcext:value-type="string">
            <text:p>GiornoDueSera-Dialog_CristinaCasaThovezCameraDaLetto-d1b345fb</text:p>
          </table:table-cell>
          <table:table-cell table:style-name="ce3" office:value-type="string" calcext:value-type="string">
            <text:p>&lt;b&gt;&lt;color=\#6d282a&gt;Cristina&lt;/color&gt;&lt;/b&gt;: {"Permettimi di parlargli, S."|"Devo chiarire delle cose con lui, è importante."|"Abbi fiducia in me."|"Ti chiedo pochi minuti."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776c5234</text:p>
          </table:table-cell>
          <table:table-cell table:style-name="ce3" office:value-type="string" calcext:value-type="string">
            <text:p>&lt;b&gt;&lt;color=\#6d282a&gt;Cristina&lt;/color&gt;&lt;/b&gt;: "Andiamocene!"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d82cae82</text:p>
          </table:table-cell>
          <table:table-cell table:style-name="ce3" office:value-type="string" calcext:value-type="string">
            <text:p>&lt;b&gt;Passa alla scena successiva&lt;/b&gt;]"Sì eh."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1b78bfbc</text:p>
          </table:table-cell>
          <table:table-cell table:style-name="ce3" office:value-type="string" calcext:value-type="string">
            <text:p>CasaIsaacEsternoInFiamme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6f1df844</text:p>
          </table:table-cell>
          <table:table-cell table:style-name="ce3" office:value-type="string" calcext:value-type="string">
            <text:p>GiornoDueFinale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dc53639e</text:p>
          </table:table-cell>
          <table:table-cell table:style-name="ce3" office:value-type="string" calcext:value-type="string">
            <text:p>SNarrante</text:p>
          </table:table-cell>
          <table:table-cell/>
        </table:table-row>
        <table:table-row table:style-name="ro2">
          <table:table-cell office:value-type="string" calcext:value-type="string">
            <text:p>GiornoDueSera-Dialog_CristinaCasaThovezCameraDaLetto-95e458f2</text:p>
          </table:table-cell>
          <table:table-cell table:style-name="ce3" office:value-type="string" calcext:value-type="string">
            <text:p>&lt;b&gt;&lt;color=\#354174&gt;S. Narrante&lt;/color&gt;&lt;/b&gt;: "Il male è una cosa piccola piccola il più delle volte. Una robetta che per cose meschine rovina intere vite."</text:p>
          </table:table-cell>
          <table:table-cell/>
        </table:table-row>
        <table:table-row table:style-name="ro3">
          <table:table-cell office:value-type="string" calcext:value-type="string">
            <text:p>GiornoDueSera-Dialog_CristinaCasaThovezCameraDaLetto-dd4cb1f5</text:p>
          </table:table-cell>
          <table:table-cell table:style-name="ce3" office:value-type="string" calcext:value-type="string">
            <text:p>&lt;b&gt;&lt;color=\#6d282a&gt;Cristina&lt;/color&gt;&lt;/b&gt;: "S., dovresti leggere qui."</text:p>
          </table:table-cell>
          <table:table-cell/>
        </table:table-row>
        <table:table-row table:style-name="ro3">
          <table:table-cell office:value-type="string" calcext:value-type="string">
            <text:p>GiornoDueSera-Dialog_CristinaCasaThovezCameraDaLetto-c1c9eb68</text:p>
          </table:table-cell>
          <table:table-cell table:style-name="ce3" office:value-type="string" calcext:value-type="string">
            <text:p>"Ehm[."], dopo che te ne sei andata ho smesso di leggere, e non ci ricordo nulla."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eaae6ad9</text:p>
          </table:table-cell>
          <table:table-cell table:style-name="ce3" office:value-type="string" calcext:value-type="string">
            <text:p>"Cosa c'è scritto?"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9e49127b</text:p>
          </table:table-cell>
          <table:table-cell table:style-name="ce3" office:value-type="string" calcext:value-type="string">
            <text:p>"Può farlo la Catena?"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deae66e1</text:p>
          </table:table-cell>
          <table:table-cell table:style-name="ce3" office:value-type="string" calcext:value-type="string">
            <text:p>&lt;b&gt;&lt;color=\#6d282a&gt;Cristina&lt;/color&gt;&lt;/b&gt;: "Allora ci penso io."</text:p>
          </table:table-cell>
          <table:table-cell/>
        </table:table-row>
        <table:table-row table:style-name="ro3">
          <table:table-cell office:value-type="string" calcext:value-type="string">
            <text:p>GiornoDueSera-Dialog_CristinaCasaThovezCameraDaLetto-adf60a2d</text:p>
          </table:table-cell>
          <table:table-cell table:style-name="ce3" office:value-type="string" calcext:value-type="string">
            <text:p>&lt;b&gt;&lt;color=\#6d282a&gt;Cristina&lt;/color&gt;&lt;/b&gt;: "Thovez ha lasciato qui bolle, lettere e indicazioni di cose che sta combinando."</text:p>
          </table:table-cell>
          <table:table-cell/>
        </table:table-row>
        <table:table-row table:style-name="ro3">
          <table:table-cell office:value-type="string" calcext:value-type="string">
            <text:p>GiornoDueSera-Dialog_CristinaCasaThovezCameraDaLetto-0e66de8f</text:p>
          </table:table-cell>
          <table:table-cell table:style-name="ce3" office:value-type="string" calcext:value-type="string">
            <text:p>&lt;b&gt;&lt;color=\#6d282a&gt;Cristina&lt;/color&gt;&lt;/b&gt;: "La prima è una risposta del capo delle guardie Torrisi."</text:p>
          </table:table-cell>
          <table:table-cell/>
        </table:table-row>
        <table:table-row table:style-name="ro5">
          <table:table-cell office:value-type="string" calcext:value-type="string">
            <text:p>GiornoDueSera-Dialog_CristinaCasaThovezCameraDaLetto-4d795a51</text:p>
          </table:table-cell>
          <table:table-cell table:style-name="ce3" office:value-type="string" calcext:value-type="string">
            <text:p>&lt;b&gt;&lt;color=\#6d282a&gt;Cristina&lt;/color&gt;&lt;/b&gt;: "Leggo: "Caro Thovez, non mi piacciono i tuoi ricatti, ma questa è una cosa che faccio con piacere. Stasera dai Mancuso ci sarà di che divertirsi!"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32901755</text:p>
          </table:table-cell>
          <table:table-cell table:style-name="ce3" office:value-type="string" calcext:value-type="string">
            <text:p>Catena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55434571</text:p>
          </table:table-cell>
          <table:table-cell table:style-name="ce3" office:value-type="string" calcext:value-type="string">
            <text:p>&lt;b&gt;&lt;color=\#3a6954&gt;Catena&lt;/color&gt;&lt;/b&gt;: "Fottuto bastardo!"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e5c585d8</text:p>
          </table:table-cell>
          <table:table-cell table:style-name="ce3" office:value-type="string" calcext:value-type="string">
            <text:p>"Merda, no! Però Isaac sarà a casa, vero?"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5c9c4056</text:p>
          </table:table-cell>
          <table:table-cell table:style-name="ce3" office:value-type="string" calcext:value-type="string">
            <text:p>"Merda merda merda no!"</text:p>
          </table:table-cell>
          <table:table-cell/>
        </table:table-row>
        <table:table-row table:style-name="ro3">
          <table:table-cell office:value-type="string" calcext:value-type="string">
            <text:p>GiornoDueSera-Dialog_CristinaCasaThovezCameraDaLetto-c9be9d1f</text:p>
          </table:table-cell>
          <table:table-cell table:style-name="ce3" office:value-type="string" calcext:value-type="string">
            <text:p>&lt;b&gt;&lt;color=\#6d282a&gt;Cristina&lt;/color&gt;&lt;/b&gt;: "E qui... oh, no, non è possibile!"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9c6e25b6</text:p>
          </table:table-cell>
          <table:table-cell table:style-name="ce3" office:value-type="string" calcext:value-type="string">
            <text:p>&lt;b&gt;&lt;color=\#3a6954&gt;Catena&lt;/color&gt;&lt;/b&gt;: "Fammi vedere!"</text:p>
          </table:table-cell>
          <table:table-cell/>
        </table:table-row>
        <table:table-row table:style-name="ro2">
          <table:table-cell office:value-type="string" calcext:value-type="string">
            <text:p>GiornoDueSera-Dialog_CristinaCasaThovezCameraDaLetto-cd59a24a</text:p>
          </table:table-cell>
          <table:table-cell table:style-name="ce3" office:value-type="string" calcext:value-type="string">
            <text:p>&lt;b&gt;&lt;color=\#6d282a&gt;Cristina&lt;/color&gt;&lt;/b&gt;: "Manca il mittente, ma è carta di riciclo. Dice solo: "Non si preoccupi, dopo stanotte non rimarrà nulla della villa di quel garruso!""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37fa7363</text:p>
          </table:table-cell>
          <table:table-cell table:style-name="ce3" office:value-type="string" calcext:value-type="string">
            <text:p>"Dobbiamo correre a casa, subito!"</text:p>
          </table:table-cell>
          <table:table-cell/>
        </table:table-row>
        <table:table-row table:style-name="ro3">
          <table:table-cell office:value-type="string" calcext:value-type="string">
            <text:p>GiornoDueSera-Dialog_CristinaCasaThovezCameraDaLetto-74afa458</text:p>
          </table:table-cell>
          <table:table-cell table:style-name="ce3" office:value-type="string" calcext:value-type="string">
            <text:p>&lt;b&gt;&lt;color=\#3a6954&gt;Catena&lt;/color&gt;&lt;/b&gt;: "Thovez la pagherà, te lo prometto cuoricì."</text:p>
          </table:table-cell>
          <table:table-cell/>
        </table:table-row>
        <table:table-row table:style-name="ro3">
          <table:table-cell office:value-type="string" calcext:value-type="string">
            <text:p>GiornoDueSera-Dialog_CristinaCasaThovezCameraDaLetto-b4e16a7c</text:p>
          </table:table-cell>
          <table:table-cell table:style-name="ce3" office:value-type="string" calcext:value-type="string">
            <text:p>&lt;b&gt;&lt;color=\#6d282a&gt;Cristina&lt;/color&gt;&lt;/b&gt;: "Arriveremo noi prima del giudizio di Dio!"</text:p>
          </table:table-cell>
          <table:table-cell/>
        </table:table-row>
        <table:table-row table:style-name="ro3">
          <table:table-cell office:value-type="string" calcext:value-type="string">
            <text:p>GiornoDueSera-Dialog_CristinaCasaThovezCameraDaLetto-27538cdb</text:p>
          </table:table-cell>
          <table:table-cell table:style-name="ce3" office:value-type="string" calcext:value-type="string">
            <text:p>&lt;b&gt;Passa alla scena successiva&lt;/b&gt;]Lo ucciderò con le mie mani! Corriamo a casa!"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2f219b9f</text:p>
          </table:table-cell>
          <table:table-cell table:style-name="ce3" office:value-type="string" calcext:value-type="string">
            <text:p>"Dobbiamo correre alla festa!"</text:p>
          </table:table-cell>
          <table:table-cell/>
        </table:table-row>
        <table:table-row table:style-name="ro2">
          <table:table-cell office:value-type="string" calcext:value-type="string">
            <text:p>GiornoDueSera-Dialog_CristinaCasaThovezCameraDaLetto-951e904b</text:p>
          </table:table-cell>
          <table:table-cell table:style-name="ce3" office:value-type="string" calcext:value-type="string">
            <text:p>&lt;b&gt;&lt;color=\#3a6954&gt;Catena&lt;/color&gt;&lt;/b&gt;: "No amore mio, no, non possiamo. Se facciamo qualche casino lì, Torrisi avrà tutti i motivi per arrestarci."</text:p>
          </table:table-cell>
          <table:table-cell/>
        </table:table-row>
        <table:table-row table:style-name="ro3">
          <table:table-cell office:value-type="string" calcext:value-type="string">
            <text:p>GiornoDueSera-Dialog_CristinaCasaThovezCameraDaLetto-9d177a6a</text:p>
          </table:table-cell>
          <table:table-cell table:style-name="ce3" office:value-type="string" calcext:value-type="string">
            <text:p>&lt;b&gt;&lt;color=\#6d282a&gt;Cristina&lt;/color&gt;&lt;/b&gt;: "Catena ha ragione. In prigione saremmo inutili."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e3552905</text:p>
          </table:table-cell>
          <table:table-cell table:style-name="ce3" office:value-type="string" calcext:value-type="string">
            <text:p>"Non possiamo non fare nulla!"</text:p>
          </table:table-cell>
          <table:table-cell/>
        </table:table-row>
        <table:table-row table:style-name="ro2">
          <table:table-cell office:value-type="string" calcext:value-type="string">
            <text:p>GiornoDueSera-Dialog_CristinaCasaThovezCameraDaLetto-7052a19a</text:p>
          </table:table-cell>
          <table:table-cell table:style-name="ce3" office:value-type="string" calcext:value-type="string">
            <text:p>&lt;b&gt;&lt;color=\#3a6954&gt;Catena&lt;/color&gt;&lt;/b&gt;: "Non ho detto questo. Ora possiamo fermare qualsiasi cosa stia accadendo a casa vostra."</text:p>
          </table:table-cell>
          <table:table-cell/>
        </table:table-row>
        <table:table-row table:style-name="ro3">
          <table:table-cell office:value-type="string" calcext:value-type="string">
            <text:p>GiornoDueSera-Dialog_CristinaCasaThovezCameraDaLetto-59a1c7e9</text:p>
          </table:table-cell>
          <table:table-cell table:style-name="ce3" office:value-type="string" calcext:value-type="string">
            <text:p>&lt;b&gt;&lt;color=\#3a6954&gt;Catena&lt;/color&gt;&lt;/b&gt;: "E domattina assaltiamo la prigione. Assieme ai rivoltosi."</text:p>
          </table:table-cell>
          <table:table-cell/>
        </table:table-row>
        <table:table-row table:style-name="ro3">
          <table:table-cell office:value-type="string" calcext:value-type="string">
            <text:p>GiornoDueSera-Dialog_CristinaCasaThovezCameraDaLetto-6132c218</text:p>
          </table:table-cell>
          <table:table-cell table:style-name="ce3" office:value-type="string" calcext:value-type="string">
            <text:p>&lt;b&gt;&lt;color=\#6d282a&gt;Cristina&lt;/color&gt;&lt;/b&gt;: "Lascia fuori la politica, Catena."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28c0732d</text:p>
          </table:table-cell>
          <table:table-cell table:style-name="ce3" office:value-type="string" calcext:value-type="string">
            <text:p>"È una follia, vita mia!"]"Te se' fò de cò, vita mia!"</text:p>
          </table:table-cell>
          <table:table-cell/>
        </table:table-row>
        <table:table-row table:style-name="ro3">
          <table:table-cell office:value-type="string" calcext:value-type="string">
            <text:p>GiornoDueSera-Dialog_CristinaCasaThovezCameraDaLetto-b2e57f73</text:p>
          </table:table-cell>
          <table:table-cell table:style-name="ce3" office:value-type="string" calcext:value-type="string">
            <text:p>&lt;b&gt;&lt;color=\#3a6954&gt;Catena&lt;/color&gt;&lt;/b&gt;: "Cristina, non è il momento."</text:p>
          </table:table-cell>
          <table:table-cell/>
        </table:table-row>
        <table:table-row table:style-name="ro2">
          <table:table-cell office:value-type="string" calcext:value-type="string">
            <text:p>GiornoDueSera-Dialog_CristinaCasaThovezCameraDaLetto-aff6a38f</text:p>
          </table:table-cell>
          <table:table-cell table:style-name="ce3" office:value-type="string" calcext:value-type="string">
            <text:p>&lt;b&gt;&lt;color=\#3a6954&gt;Catena&lt;/color&gt;&lt;/b&gt;: "Cuoricì, quando mai una follia ci ha fermate? Corriamo alla villa però ora, subito!"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5097edd9</text:p>
          </table:table-cell>
          <table:table-cell table:style-name="ce3" office:value-type="string" calcext:value-type="string">
            <text:p>&lt;b&gt;Passa alla scena successiva&lt;/b&gt;]"Andiamo!"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f886bce0</text:p>
          </table:table-cell>
          <table:table-cell table:style-name="ce3" office:value-type="string" calcext:value-type="string">
            <text:p>"Il Thovez la pagherà col sangue, promesso!"</text:p>
          </table:table-cell>
          <table:table-cell/>
        </table:table-row>
        <table:table-row table:style-name="ro3">
          <table:table-cell office:value-type="string" calcext:value-type="string">
            <text:p>GiornoDueSera-Dialog_CristinaCasaThovezCameraDaLetto-20d39e5a</text:p>
          </table:table-cell>
          <table:table-cell table:style-name="ce3" office:value-type="string" calcext:value-type="string">
            <text:p>&lt;b&gt;&lt;color=\#6d282a&gt;Cristina&lt;/color&gt;&lt;/b&gt;: "Che Dio ci perdoni!"</text:p>
          </table:table-cell>
          <table:table-cell/>
        </table:table-row>
        <table:table-row table:style-name="ro3">
          <table:table-cell office:value-type="string" calcext:value-type="string">
            <text:p>GiornoDueSera-Dialog_CristinaCasaThovezCameraDaLetto-e3f8ab97</text:p>
          </table:table-cell>
          <table:table-cell table:style-name="ce3" office:value-type="string" calcext:value-type="string">
            <text:p>&lt;b&gt;&lt;color=\#3a6954&gt;Catena&lt;/color&gt;&lt;/b&gt;: "Domani sarà tra le mani dei popolani. Vedrai che divertimento!"</text:p>
          </table:table-cell>
          <table:table-cell/>
        </table:table-row>
        <table:table-row table:style-name="ro3">
          <table:table-cell office:value-type="string" calcext:value-type="string">
            <text:p>GiornoDueSera-Dialog_CristinaCasaThovezCameraDaLetto-338c2623</text:p>
          </table:table-cell>
          <table:table-cell table:style-name="ce3" office:value-type="string" calcext:value-type="string">
            <text:p>&lt;b&gt;Passa alla scena successiva&lt;/b&gt;]"Lo ucciderò con le mie mani! Corriamo a casa!"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6d5d106c</text:p>
          </table:table-cell>
          <table:table-cell table:style-name="ce3" office:value-type="string" calcext:value-type="string">
            <text:p>"Perché non mi ha ascoltato l'Isaac, perché?"</text:p>
          </table:table-cell>
          <table:table-cell/>
        </table:table-row>
        <table:table-row table:style-name="ro3">
          <table:table-cell office:value-type="string" calcext:value-type="string">
            <text:p>GiornoDueSera-Dialog_CristinaCasaThovezCameraDaLetto-30bb323c</text:p>
          </table:table-cell>
          <table:table-cell table:style-name="ce3" office:value-type="string" calcext:value-type="string">
            <text:p>&lt;b&gt;&lt;color=\#6d282a&gt;Cristina&lt;/color&gt;&lt;/b&gt;: "Tu cosa avresti fatto, al suo posto?"</text:p>
          </table:table-cell>
          <table:table-cell/>
        </table:table-row>
        <table:table-row table:style-name="ro3">
          <table:table-cell office:value-type="string" calcext:value-type="string">
            <text:p>GiornoDueSera-Dialog_CristinaCasaThovezCameraDaLetto-c61cd92a</text:p>
          </table:table-cell>
          <table:table-cell table:style-name="ce3" office:value-type="string" calcext:value-type="string">
            <text:p>&lt;b&gt;&lt;color=\#3a6954&gt;Catena&lt;/color&gt;&lt;/b&gt;: "Perché è Isaac, lo dici sempre anche tu."</text:p>
          </table:table-cell>
          <table:table-cell/>
        </table:table-row>
        <table:table-row table:style-name="ro5">
          <table:table-cell office:value-type="string" calcext:value-type="string">
            <text:p>GiornoDueSera-Dialog_CristinaCasaThovezCameraDaLetto-ecc219c1</text:p>
          </table:table-cell>
          <table:table-cell table:style-name="ce3" office:value-type="string" calcext:value-type="string">
            <text:p>&lt;b&gt;&lt;color=\#3a6954&gt;Catena&lt;/color&gt;&lt;/b&gt;: "Ma ora corriamo a casa di Isaac, vediamo di salvare la casa. Così quando sarà libero, potrà tornare ai suoi libri e alle sue piante. E noi ci prendiamo una vacanza. Una vera vacanza."</text:p>
          </table:table-cell>
          <table:table-cell/>
        </table:table-row>
        <table:table-row table:style-name="ro1">
          <table:table-cell office:value-type="string" calcext:value-type="string">
            <text:p>GiornoDueSera-Dialog_CristinaCasaThovezCameraDaLetto-dcdf0f1a</text:p>
          </table:table-cell>
          <table:table-cell table:style-name="ce3" office:value-type="string" calcext:value-type="string">
            <text:p>&lt;b&gt;Passa alla scena successiva&lt;/b&gt;]"Corriamo a casa!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dc53639e</text:p>
          </table:table-cell>
          <table:table-cell table:style-name="ce3" office:value-type="string" calcext:value-type="string">
            <text:p>SNarrante</text:p>
          </table:table-cell>
          <table:table-cell/>
        </table:table-row>
        <table:table-row table:style-name="ro5">
          <table:table-cell office:value-type="string" calcext:value-type="string">
            <text:p>GiornoDueSera-Dialog_ThovezCasaThovezCameraDaLetto-e2116bf5</text:p>
          </table:table-cell>
          <table:table-cell table:style-name="ce3" office:value-type="string" calcext:value-type="string">
            <text:p>&lt;b&gt;&lt;color=\#354174&gt;S. Narrante&lt;/color&gt;&lt;/b&gt;: "Quando siamo distanti, pensiamo di essere gli unici ad avere una vita, ad essere cambiati. Cristina mi ha insegnato quanto questa cosa sia stupida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091c1b94</text:p>
          </table:table-cell>
          <table:table-cell table:style-name="ce3" office:value-type="string" calcext:value-type="string">
            <text:p>Thovez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c54c51b2</text:p>
          </table:table-cell>
          <table:table-cell table:style-name="ce3" office:value-type="string" calcext:value-type="string">
            <text:p>&lt;b&gt;&lt;color=\#81482e&gt;Thovez&lt;/color&gt;&lt;/b&gt;: "Che ci fai con loro, suorina?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847adfa2</text:p>
          </table:table-cell>
          <table:table-cell table:style-name="ce3" office:value-type="string" calcext:value-type="string">
            <text:p>Cristina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4501463f</text:p>
          </table:table-cell>
          <table:table-cell table:style-name="ce3" office:value-type="string" calcext:value-type="string">
            <text:p>&lt;b&gt;&lt;color=\#6d282a&gt;Cristina&lt;/color&gt;&lt;/b&gt;: "Cerco la libertà, quella vera."</text:p>
          </table:table-cell>
          <table:table-cell/>
        </table:table-row>
        <table:table-row table:style-name="ro2">
          <table:table-cell office:value-type="string" calcext:value-type="string">
            <text:p>GiornoDueSera-Dialog_ThovezCasaThovezCameraDaLetto-a6efd4f3</text:p>
          </table:table-cell>
          <table:table-cell table:style-name="ce3" office:value-type="string" calcext:value-type="string">
            <text:p>&lt;b&gt;&lt;color=\#81482e&gt;Thovez&lt;/color&gt;&lt;/b&gt;: "Sei sempre stata una sciocca, Cristina. Come Isaac. Ti circondi di sciocchi S., quando con il tuo temperamento potresti avere il mondo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ddcaafc0</text:p>
          </table:table-cell>
          <table:table-cell table:style-name="ce3" office:value-type="string" calcext:value-type="string">
            <text:p>"Cosa c'azzecca l'Isaac?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93258d3a</text:p>
          </table:table-cell>
          <table:table-cell table:style-name="ce3" office:value-type="string" calcext:value-type="string">
            <text:p>"La Cristina almeno ha un cuore, a differenza tua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9b857c2e</text:p>
          </table:table-cell>
          <table:table-cell table:style-name="ce3" office:value-type="string" calcext:value-type="string">
            <text:p>"Ho già il mondo che mi interessa, Philip."</text:p>
          </table:table-cell>
          <table:table-cell/>
        </table:table-row>
        <table:table-row table:style-name="ro2">
          <table:table-cell office:value-type="string" calcext:value-type="string">
            <text:p>GiornoDueSera-Dialog_ThovezCasaThovezCameraDaLetto-db11faa0</text:p>
          </table:table-cell>
          <table:table-cell table:style-name="ce3" office:value-type="string" calcext:value-type="string">
            <text:p>&lt;b&gt;&lt;color=\#81482e&gt;Thovez&lt;/color&gt;&lt;/b&gt;: "Sapevo di non dovermi fidare di te, sai? E così mi sono, diciamo, attivato per un piano di sicurezza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ad8e723f</text:p>
          </table:table-cell>
          <table:table-cell table:style-name="ce3" office:value-type="string" calcext:value-type="string">
            <text:p>"Cosa stai blaterando?"</text:p>
          </table:table-cell>
          <table:table-cell/>
        </table:table-row>
        <table:table-row table:style-name="ro4">
          <table:table-cell office:value-type="string" calcext:value-type="string">
            <text:p>GiornoDueSera-Dialog_ThovezCasaThovezCameraDaLetto-ca7f1cae</text:p>
          </table:table-cell>
          <table:table-cell table:style-name="ce3" office:value-type="string" calcext:value-type="string">
            <text:p>&lt;b&gt;&lt;color=\#81482e&gt;Thovez&lt;/color&gt;&lt;/b&gt;: "A quest'ora il nostro caro capo della vigilanza insieme ai suoi uomini è a casa dei Mancuso per una bella raccolta di pervertiti, tra cui il tuo caro maritino. Che domani se ne andrà a Londra. Chissà come lo accoglieranno le leggi inglesi!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e4a55494</text:p>
          </table:table-cell>
          <table:table-cell table:style-name="ce3" office:value-type="string" calcext:value-type="string">
            <text:p>"Non so di cosa parli, Isaac è a casa sua."</text:p>
          </table:table-cell>
          <table:table-cell/>
        </table:table-row>
        <table:table-row table:style-name="ro2">
          <table:table-cell office:value-type="string" calcext:value-type="string">
            <text:p>GiornoDueSera-Dialog_ThovezCasaThovezCameraDaLetto-964f6829</text:p>
          </table:table-cell>
          <table:table-cell table:style-name="ce3" office:value-type="string" calcext:value-type="string">
            <text:p>&lt;b&gt;&lt;color=\#81482e&gt;Thovez&lt;/color&gt;&lt;/b&gt;: "Non serve che lo copri, S., so che stasera c'era una festa di pervertiti a casa dei Mancuso, e lui non ne perde mai una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ba06cef2</text:p>
          </table:table-cell>
          <table:table-cell table:style-name="ce3" office:value-type="string" calcext:value-type="string">
            <text:p>&lt;b&gt;&lt;color=\#6d282a&gt;Cristina&lt;/color&gt;&lt;/b&gt;: "Philip, ci siamo assicurate che Isaac rimanesse a casa sua!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5440e2c6</text:p>
          </table:table-cell>
          <table:table-cell table:style-name="ce3" office:value-type="string" calcext:value-type="string">
            <text:p>&lt;b&gt;&lt;color=\#81482e&gt;Thovez&lt;/color&gt;&lt;/b&gt;: "Non è possibile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fa361e67</text:p>
          </table:table-cell>
          <table:table-cell table:style-name="ce3" office:value-type="string" calcext:value-type="string">
            <text:p>"Non ti piace mica sbagliare, vero?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bfa73550</text:p>
          </table:table-cell>
          <table:table-cell table:style-name="ce3" office:value-type="string" calcext:value-type="string">
            <text:p>&lt;b&gt;&lt;color=\#81482e&gt;Thovez&lt;/color&gt;&lt;/b&gt;: "Non così, io..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393b5d80</text:p>
          </table:table-cell>
          <table:table-cell table:style-name="ce3" office:value-type="string" calcext:value-type="string">
            <text:p>&lt;b&gt;&lt;color=\#81482e&gt;Thovez&lt;/color&gt;&lt;/b&gt;: "Dovete correre a casa, subito!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3a12475a</text:p>
          </table:table-cell>
          <table:table-cell table:style-name="ce3" office:value-type="string" calcext:value-type="string">
            <text:p>"Cosa stai blaterando, Philip?"</text:p>
          </table:table-cell>
          <table:table-cell/>
        </table:table-row>
        <table:table-row table:style-name="ro2">
          <table:table-cell office:value-type="string" calcext:value-type="string">
            <text:p>GiornoDueSera-Dialog_ThovezCasaThovezCameraDaLetto-6c4a6406</text:p>
          </table:table-cell>
          <table:table-cell table:style-name="ce3" office:value-type="string" calcext:value-type="string">
            <text:p>&lt;b&gt;&lt;color=\#81482e&gt;Thovez&lt;/color&gt;&lt;/b&gt;: "Ho fatto un errore, un errore madornale! Ho chiesto ad un uomo fidato di bruciare casa vostra. Come monito, io..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80d1c632</text:p>
          </table:table-cell>
          <table:table-cell table:style-name="ce3" office:value-type="string" calcext:value-type="string">
            <text:p>&lt;b&gt;&lt;color=\#81482e&gt;Thovez&lt;/color&gt;&lt;/b&gt;: "Ma se lo merita, no? È un invertito, e gli spetta l'inferno. Vero?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32901755</text:p>
          </table:table-cell>
          <table:table-cell table:style-name="ce3" office:value-type="string" calcext:value-type="string">
            <text:p>Catena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630da34d</text:p>
          </table:table-cell>
          <table:table-cell table:style-name="ce3" office:value-type="string" calcext:value-type="string">
            <text:p>&lt;b&gt;&lt;color=\#3a6954&gt;Catena&lt;/color&gt;&lt;/b&gt;: "Se stai scherzando, ricco di merda..."</text:p>
          </table:table-cell>
          <table:table-cell/>
        </table:table-row>
        <table:table-row table:style-name="ro2">
          <table:table-cell office:value-type="string" calcext:value-type="string">
            <text:p>GiornoDueSera-Dialog_ThovezCasaThovezCameraDaLetto-fc7f4dd3</text:p>
          </table:table-cell>
          <table:table-cell table:style-name="ce3" office:value-type="string" calcext:value-type="string">
            <text:p>&lt;b&gt;&lt;color=\#6d282a&gt;Cristina&lt;/color&gt;&lt;/b&gt;: "Philip Thovez, sei un male per questo mondo. E nel nome di Dio, estirperò la blasfemia che sei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c225b81a</text:p>
          </table:table-cell>
          <table:table-cell table:style-name="ce3" office:value-type="string" calcext:value-type="string">
            <text:p>&lt;b&gt;&lt;color=\#3a6954&gt;Catena&lt;/color&gt;&lt;/b&gt;: "No, che fai, no!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22de5bb4</text:p>
          </table:table-cell>
          <table:table-cell table:style-name="ce3" office:value-type="string" calcext:value-type="string">
            <text:p>"Cristina, cosa hai diavolo hai fatto?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9c5133ad</text:p>
          </table:table-cell>
          <table:table-cell table:style-name="ce3" office:value-type="string" calcext:value-type="string">
            <text:p>&lt;b&gt;&lt;color=\#6d282a&gt;Cristina&lt;/color&gt;&lt;/b&gt;: "Doveva morire, S.! Quest'uomo è il diavolo!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9b4c86bd</text:p>
          </table:table-cell>
          <table:table-cell table:style-name="ce3" office:value-type="string" calcext:value-type="string">
            <text:p>"Era il tuo piano sin dall'inizio, vero?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5a50f82e</text:p>
          </table:table-cell>
          <table:table-cell table:style-name="ce3" office:value-type="string" calcext:value-type="string">
            <text:p>&lt;b&gt;&lt;color=\#6d282a&gt;Cristina&lt;/color&gt;&lt;/b&gt;: "No amica mia, te lo giuro. No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fd5ee126</text:p>
          </table:table-cell>
          <table:table-cell table:style-name="ce3" office:value-type="string" calcext:value-type="string">
            <text:p>"Catena, dacci il tuo fazzoletto a Cristina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63c2c071</text:p>
          </table:table-cell>
          <table:table-cell table:style-name="ce3" office:value-type="string" calcext:value-type="string">
            <text:p>&lt;b&gt;&lt;color=\#3a6954&gt;Catena&lt;/color&gt;&lt;/b&gt;: "Ci hai usate, vero?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bff11836</text:p>
          </table:table-cell>
          <table:table-cell table:style-name="ce3" office:value-type="string" calcext:value-type="string">
            <text:p>&lt;b&gt;&lt;color=\#6d282a&gt;Cristina&lt;/color&gt;&lt;/b&gt;: "No, io... io volevo solo spiegazioni. Ma questa cosa mi ha sconvolta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8d4d103f</text:p>
          </table:table-cell>
          <table:table-cell table:style-name="ce3" office:value-type="string" calcext:value-type="string">
            <text:p>&lt;b&gt;Passa alla scena successiva&lt;/b&gt;]"Dobbiamo correre a casa, ora. Salvare Isaac!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3f55e6ba</text:p>
          </table:table-cell>
          <table:table-cell table:style-name="ce3" office:value-type="string" calcext:value-type="string">
            <text:p>&lt;b&gt;&lt;color=\#3a6954&gt;Catena&lt;/color&gt;&lt;/b&gt;: "Non è finita qui, suora dei miei stivali!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1b78bfbc</text:p>
          </table:table-cell>
          <table:table-cell table:style-name="ce3" office:value-type="string" calcext:value-type="string">
            <text:p>CasaIsaacEsternoInFiamme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6f1df844</text:p>
          </table:table-cell>
          <table:table-cell table:style-name="ce3" office:value-type="string" calcext:value-type="string">
            <text:p>GiornoDueFinale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087ee5bd</text:p>
          </table:table-cell>
          <table:table-cell table:style-name="ce3" office:value-type="string" calcext:value-type="string">
            <text:p>"Non so di cosa parli."</text:p>
          </table:table-cell>
          <table:table-cell/>
        </table:table-row>
        <table:table-row table:style-name="ro2">
          <table:table-cell office:value-type="string" calcext:value-type="string">
            <text:p>GiornoDueSera-Dialog_ThovezCasaThovezCameraDaLetto-92fa7fb3</text:p>
          </table:table-cell>
          <table:table-cell table:style-name="ce3" office:value-type="string" calcext:value-type="string">
            <text:p>&lt;b&gt;&lt;color=\#81482e&gt;Thovez&lt;/color&gt;&lt;/b&gt;: "Poco mi importa. Domani Isaac sarà su una nave per Londra, dove la giustizia si occuperà di lui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5af8e6ef</text:p>
          </table:table-cell>
          <table:table-cell table:style-name="ce3" office:value-type="string" calcext:value-type="string">
            <text:p>&lt;b&gt;&lt;color=\#6d282a&gt;Cristina&lt;/color&gt;&lt;/b&gt;: "Tu non hai idea di cosa sia la giustizia, Philip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e2970a0c</text:p>
          </table:table-cell>
          <table:table-cell table:style-name="ce3" office:value-type="string" calcext:value-type="string">
            <text:p>&lt;b&gt;&lt;color=\#81482e&gt;Thovez&lt;/color&gt;&lt;/b&gt;: "Chiudi la bocca, cagna!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a599caeb</text:p>
          </table:table-cell>
          <table:table-cell table:style-name="ce3" office:value-type="string" calcext:value-type="string">
            <text:p>"Cosa mi trattiene dall'ucciderti, ora?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6f7f501f</text:p>
          </table:table-cell>
          <table:table-cell table:style-name="ce3" office:value-type="string" calcext:value-type="string">
            <text:p>&lt;b&gt;&lt;color=\#81482e&gt;Thovez&lt;/color&gt;&lt;/b&gt;: "La gentaglia come te abbaia ma non morde, S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496be8ec</text:p>
          </table:table-cell>
          <table:table-cell table:style-name="ce3" office:value-type="string" calcext:value-type="string">
            <text:p>"Questo è il momento in cui chiedi qualcosa in cambio, vero?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63484103</text:p>
          </table:table-cell>
          <table:table-cell table:style-name="ce3" office:value-type="string" calcext:value-type="string">
            <text:p>&lt;b&gt;&lt;color=\#81482e&gt;Thovez&lt;/color&gt;&lt;/b&gt;: "Oh no, S., la mia fiducia nei tuoi confronti è ufficialmente finita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9301a6a2</text:p>
          </table:table-cell>
          <table:table-cell table:style-name="ce3" office:value-type="string" calcext:value-type="string">
            <text:p>"Sai che non finisce qui, vero?"</text:p>
          </table:table-cell>
          <table:table-cell/>
        </table:table-row>
        <table:table-row table:style-name="ro2">
          <table:table-cell office:value-type="string" calcext:value-type="string">
            <text:p>GiornoDueSera-Dialog_ThovezCasaThovezCameraDaLetto-90034d93</text:p>
          </table:table-cell>
          <table:table-cell table:style-name="ce3" office:value-type="string" calcext:value-type="string">
            <text:p>&lt;b&gt;&lt;color=\#81482e&gt;Thovez&lt;/color&gt;&lt;/b&gt;: "Oh, non darti la pena di provare a salvarlo, S., anche perché non avrebbe una casa dove tornare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a5f34b93</text:p>
          </table:table-cell>
          <table:table-cell table:style-name="ce3" office:value-type="string" calcext:value-type="string">
            <text:p>"Cosa intendi?"</text:p>
          </table:table-cell>
          <table:table-cell/>
        </table:table-row>
        <table:table-row table:style-name="ro2">
          <table:table-cell office:value-type="string" calcext:value-type="string">
            <text:p>GiornoDueSera-Dialog_ThovezCasaThovezCameraDaLetto-cec09e21</text:p>
          </table:table-cell>
          <table:table-cell table:style-name="ce3" office:value-type="string" calcext:value-type="string">
            <text:p>&lt;b&gt;&lt;color=\#81482e&gt;Thovez&lt;/color&gt;&lt;/b&gt;: "Alcuni gentiluomini ora stanno provvedendo ad una ristrutturazione totale. Sai, un po' di fuoco, un cambiamento radicale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4eb5688f</text:p>
          </table:table-cell>
          <table:table-cell table:style-name="ce3" office:value-type="string" calcext:value-type="string">
            <text:p>&lt;b&gt;&lt;color=\#3a6954&gt;Catena&lt;/color&gt;&lt;/b&gt;: "Razza di animale!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3b09a990</text:p>
          </table:table-cell>
          <table:table-cell table:style-name="ce3" office:value-type="string" calcext:value-type="string">
            <text:p>&lt;b&gt;&lt;color=\#6d282a&gt;Cristina&lt;/color&gt;&lt;/b&gt;: "S., dobbiamo andare alla casa e fermarli!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9e0a88ca</text:p>
          </table:table-cell>
          <table:table-cell table:style-name="ce3" office:value-type="string" calcext:value-type="string">
            <text:p>"No, dobbiamo andare a salvare Isaac!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d3967f02</text:p>
          </table:table-cell>
          <table:table-cell table:style-name="ce3" office:value-type="string" calcext:value-type="string">
            <text:p>&lt;b&gt;&lt;color=\#3a6954&gt;Catena&lt;/color&gt;&lt;/b&gt;: "Cuoricì, non possiamo. Se andiamo ora, in tre, ci fregano subito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01cd34ae</text:p>
          </table:table-cell>
          <table:table-cell table:style-name="ce3" office:value-type="string" calcext:value-type="string">
            <text:p>"Ma non possiamo non fare nulla!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127a22dd</text:p>
          </table:table-cell>
          <table:table-cell table:style-name="ce3" office:value-type="string" calcext:value-type="string">
            <text:p>&lt;b&gt;&lt;color=\#6d282a&gt;Cristina&lt;/color&gt;&lt;/b&gt;: "Domattina ci attiveremo per liberarlo, promesso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f1301823</text:p>
          </table:table-cell>
          <table:table-cell table:style-name="ce3" office:value-type="string" calcext:value-type="string">
            <text:p>&lt;b&gt;&lt;color=\#3a6954&gt;Catena&lt;/color&gt;&lt;/b&gt;: "Con l'aiuto dei rivoltosi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771854cd</text:p>
          </table:table-cell>
          <table:table-cell table:style-name="ce3" office:value-type="string" calcext:value-type="string">
            <text:p>"Hai ragione, dobbiamo correre!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7567add4</text:p>
          </table:table-cell>
          <table:table-cell table:style-name="ce3" office:value-type="string" calcext:value-type="string">
            <text:p>"Dividiamoci[!"]: io vado a salvare Isaac, voi la casa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eb4c81a5</text:p>
          </table:table-cell>
          <table:table-cell table:style-name="ce3" office:value-type="string" calcext:value-type="string">
            <text:p>&lt;b&gt;&lt;color=\#3a6954&gt;Catena&lt;/color&gt;&lt;/b&gt;: "No, S., dobbiamo rimanere unite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b715a688</text:p>
          </table:table-cell>
          <table:table-cell table:style-name="ce3" office:value-type="string" calcext:value-type="string">
            <text:p>&lt;b&gt;&lt;color=\#6d282a&gt;Cristina&lt;/color&gt;&lt;/b&gt;: "E non ha senso andare ora. Ci faremmo fregare subito, così in tre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b740083e</text:p>
          </table:table-cell>
          <table:table-cell table:style-name="ce3" office:value-type="string" calcext:value-type="string">
            <text:p>"Ci sono il Goran e la Fatima!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7cf4bdc4</text:p>
          </table:table-cell>
          <table:table-cell table:style-name="ce3" office:value-type="string" calcext:value-type="string">
            <text:p>&lt;b&gt;&lt;color=\#3a6954&gt;Catena&lt;/color&gt;&lt;/b&gt;: "Ma saremmo comunque di meno. Sempre che arriviamo in tempo."</text:p>
          </table:table-cell>
          <table:table-cell/>
        </table:table-row>
        <table:table-row table:style-name="ro2">
          <table:table-cell office:value-type="string" calcext:value-type="string">
            <text:p>GiornoDueSera-Dialog_ThovezCasaThovezCameraDaLetto-c439d519</text:p>
          </table:table-cell>
          <table:table-cell table:style-name="ce3" office:value-type="string" calcext:value-type="string">
            <text:p>&lt;b&gt;&lt;color=\#6d282a&gt;Cristina&lt;/color&gt;&lt;/b&gt;: "Esatto. Prendiamoci il tempo per fare un piano, e domattina lo salviamo!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eb9026b4</text:p>
          </table:table-cell>
          <table:table-cell table:style-name="ce3" office:value-type="string" calcext:value-type="string">
            <text:p>&lt;b&gt;&lt;color=\#81482e&gt;Thovez&lt;/color&gt;&lt;/b&gt;: "Siete una manica di illuse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a8bc4b87</text:p>
          </table:table-cell>
          <table:table-cell table:style-name="ce3" office:value-type="string" calcext:value-type="string">
            <text:p>&lt;b&gt;&lt;color=\#3a6954&gt;Catena&lt;/color&gt;&lt;/b&gt;: "Che facciamo di questo cretino?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0f2d2945</text:p>
          </table:table-cell>
          <table:table-cell table:style-name="ce3" office:value-type="string" calcext:value-type="string">
            <text:p>"Dì a Fatima di consegnarlo ai rivoltosi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ceff6e48</text:p>
          </table:table-cell>
          <table:table-cell table:style-name="ce3" office:value-type="string" calcext:value-type="string">
            <text:p>&lt;b&gt;&lt;color=\#81482e&gt;Thovez&lt;/color&gt;&lt;/b&gt;: "Mi uccideranno! Non puoi farlo, non puoi farlo!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7fb22347</text:p>
          </table:table-cell>
          <table:table-cell table:style-name="ce3" office:value-type="string" calcext:value-type="string">
            <text:p>"Sì che posso farlo, vigliacco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ab70db3b</text:p>
          </table:table-cell>
          <table:table-cell table:style-name="ce3" office:value-type="string" calcext:value-type="string">
            <text:p>&lt;b&gt;&lt;color=\#6d282a&gt;Cristina&lt;/color&gt;&lt;/b&gt;: "No, non posso permettere che la scampi di nuovo!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4326d7ec</text:p>
          </table:table-cell>
          <table:table-cell table:style-name="ce3" office:value-type="string" calcext:value-type="string">
            <text:p>&lt;b&gt;&lt;color=\#3a6954&gt;Catena&lt;/color&gt;&lt;/b&gt;: "Cazzo fai? No, no!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c417188f</text:p>
          </table:table-cell>
          <table:table-cell table:style-name="ce3" office:value-type="string" calcext:value-type="string">
            <text:p>&lt;b&gt;&lt;color=\#6d282a&gt;Cristina&lt;/color&gt;&lt;/b&gt;: "Ora finalmente sarai nell'inferno che meriti!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cd334e34</text:p>
          </table:table-cell>
          <table:table-cell table:style-name="ce3" office:value-type="string" calcext:value-type="string">
            <text:p>"Era il tuo piano sin da subito, ucciderlo?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06de19ef</text:p>
          </table:table-cell>
          <table:table-cell table:style-name="ce3" office:value-type="string" calcext:value-type="string">
            <text:p>&lt;b&gt;&lt;color=\#6d282a&gt;Cristina&lt;/color&gt;&lt;/b&gt;: "No S., no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4d7a1b31</text:p>
          </table:table-cell>
          <table:table-cell table:style-name="ce3" office:value-type="string" calcext:value-type="string">
            <text:p>&lt;b&gt;&lt;color=\#3a6954&gt;Catena&lt;/color&gt;&lt;/b&gt;: "Non ti credo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ec0db1d9</text:p>
          </table:table-cell>
          <table:table-cell table:style-name="ce3" office:value-type="string" calcext:value-type="string">
            <text:p>"Cristina, perché l'hai fatto?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10859703</text:p>
          </table:table-cell>
          <table:table-cell table:style-name="ce3" office:value-type="string" calcext:value-type="string">
            <text:p>&lt;b&gt;&lt;color=\#6d282a&gt;Cristina&lt;/color&gt;&lt;/b&gt;: "Perché avrebbe trovato un modo per spuntarla. Il mondo è migliore senza di lui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098b7bcd</text:p>
          </table:table-cell>
          <table:table-cell table:style-name="ce3" office:value-type="string" calcext:value-type="string">
            <text:p>&lt;b&gt;&lt;color=\#3a6954&gt;Catena&lt;/color&gt;&lt;/b&gt;: "Ci hai usate!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8bb39d34</text:p>
          </table:table-cell>
          <table:table-cell table:style-name="ce3" office:value-type="string" calcext:value-type="string">
            <text:p>"Catena, aiutala a pulirsi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b029bd93</text:p>
          </table:table-cell>
          <table:table-cell table:style-name="ce3" office:value-type="string" calcext:value-type="string">
            <text:p>&lt;b&gt;&lt;color=\#3a6954&gt;Catena&lt;/color&gt;&lt;/b&gt;: "E perché dovrei?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2df78147</text:p>
          </table:table-cell>
          <table:table-cell table:style-name="ce3" office:value-type="string" calcext:value-type="string">
            <text:p>&lt;b&gt;&lt;color=\#6d282a&gt;Cristina&lt;/color&gt;&lt;/b&gt;: "Non potevo non farlo, Catena. Credimi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914387c7</text:p>
          </table:table-cell>
          <table:table-cell table:style-name="ce3" office:value-type="string" calcext:value-type="string">
            <text:p>&lt;b&gt;&lt;color=\#3a6954&gt;Catena&lt;/color&gt;&lt;/b&gt;: "No, non posso crederti. Ci hai usate, dall'inizio di questa storia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5480937d</text:p>
          </table:table-cell>
          <table:table-cell table:style-name="ce3" office:value-type="string" calcext:value-type="string">
            <text:p>&lt;b&gt;Passa alla scena successiva&lt;/b&gt;]"Dobbiamo correre alla casa. Poi affronteremo il resto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bdb5261d</text:p>
          </table:table-cell>
          <table:table-cell table:style-name="ce3" office:value-type="string" calcext:value-type="string">
            <text:p>&lt;b&gt;&lt;color=\#3a6954&gt;Catena&lt;/color&gt;&lt;/b&gt;: "Ti tengo d'occhio, suorina dei miei stivali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086d6071</text:p>
          </table:table-cell>
          <table:table-cell table:style-name="ce3" office:value-type="string" calcext:value-type="string">
            <text:p>"Dì al Goran di portarlo da don Carlo.["] La polizia è corrotta, ma forse il vescovo può ascoltarci. O ascoltare il preosto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13201271</text:p>
          </table:table-cell>
          <table:table-cell table:style-name="ce3" office:value-type="string" calcext:value-type="string">
            <text:p>&lt;b&gt;&lt;color=\#3a6954&gt;Catena&lt;/color&gt;&lt;/b&gt;: "Ti fidi di un prete?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3a5b2ef3</text:p>
          </table:table-cell>
          <table:table-cell table:style-name="ce3" office:value-type="string" calcext:value-type="string">
            <text:p>"Mi fido della cosa più sensata da fare ora.["] Dobbiamo correre alla villa il prima possibile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15228637</text:p>
          </table:table-cell>
          <table:table-cell table:style-name="ce3" office:value-type="string" calcext:value-type="string">
            <text:p>&lt;b&gt;&lt;color=\#6d282a&gt;Cristina&lt;/color&gt;&lt;/b&gt;: "L'unica cosa che andava fatta. Dio, abbi pietà della mia anima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2e3adbd3</text:p>
          </table:table-cell>
          <table:table-cell table:style-name="ce3" office:value-type="string" calcext:value-type="string">
            <text:p>&lt;b&gt;&lt;color=\#6d282a&gt;Cristina&lt;/color&gt;&lt;/b&gt;: "È così silenzioso, uccidere qualcuno?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6d9f1a53</text:p>
          </table:table-cell>
          <table:table-cell table:style-name="ce3" office:value-type="string" calcext:value-type="string">
            <text:p>"Cristina, perché?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a3d8f51e</text:p>
          </table:table-cell>
          <table:table-cell table:style-name="ce3" office:value-type="string" calcext:value-type="string">
            <text:p>&lt;b&gt;&lt;color=\#3a6954&gt;Catena&lt;/color&gt;&lt;/b&gt;: "No. Ci hai usate, dall'inizio di questa storia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05a2d9e6</text:p>
          </table:table-cell>
          <table:table-cell table:style-name="ce3" office:value-type="string" calcext:value-type="string">
            <text:p>&lt;b&gt;&lt;color=\#3a6954&gt;Catena&lt;/color&gt;&lt;/b&gt;: "Ti terrò sotto controllo, suorina dei miei stivali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d9e0e732</text:p>
          </table:table-cell>
          <table:table-cell table:style-name="ce3" office:value-type="string" calcext:value-type="string">
            <text:p>"Lo giustiziamo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3fb670cb</text:p>
          </table:table-cell>
          <table:table-cell table:style-name="ce3" office:value-type="string" calcext:value-type="string">
            <text:p>&lt;b&gt;&lt;color=\#6d282a&gt;Cristina&lt;/color&gt;&lt;/b&gt;: "Permettimi di farlo, S., per favore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d2d36526</text:p>
          </table:table-cell>
          <table:table-cell table:style-name="ce3" office:value-type="string" calcext:value-type="string">
            <text:p>"Sei sicura? Non è una cosa da poco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99457ad2</text:p>
          </table:table-cell>
          <table:table-cell table:style-name="ce3" office:value-type="string" calcext:value-type="string">
            <text:p>&lt;b&gt;&lt;color=\#6d282a&gt;Cristina&lt;/color&gt;&lt;/b&gt;: "Sì. Sono sicura che Dio mi perdonerà per questo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6e9e4f7e</text:p>
          </table:table-cell>
          <table:table-cell table:style-name="ce3" office:value-type="string" calcext:value-type="string">
            <text:p>"Catena, dacci alla Cristina il tuo pugnale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b1b569cd</text:p>
          </table:table-cell>
          <table:table-cell table:style-name="ce3" office:value-type="string" calcext:value-type="string">
            <text:p>&lt;b&gt;&lt;color=\#3a6954&gt;Catena&lt;/color&gt;&lt;/b&gt;: "Suorina, mi stupisci!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0319fb51</text:p>
          </table:table-cell>
          <table:table-cell table:style-name="ce3" office:value-type="string" calcext:value-type="string">
            <text:p>&lt;b&gt;&lt;color=\#6d282a&gt;Cristina&lt;/color&gt;&lt;/b&gt;: "Ecco, speravo... speravo fosse più difficile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a4a04671</text:p>
          </table:table-cell>
          <table:table-cell table:style-name="ce3" office:value-type="string" calcext:value-type="string">
            <text:p>"Lo sarà nelle notti a venire, Cristina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4b0b5a1e</text:p>
          </table:table-cell>
          <table:table-cell table:style-name="ce3" office:value-type="string" calcext:value-type="string">
            <text:p>"No, Cristina. Ti rovineresti la vita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e759cdbe</text:p>
          </table:table-cell>
          <table:table-cell table:style-name="ce3" office:value-type="string" calcext:value-type="string">
            <text:p>&lt;b&gt;&lt;color=\#6d282a&gt;Cristina&lt;/color&gt;&lt;/b&gt;: "Non ho bisogno di un altro padrone, S.!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677ea966</text:p>
          </table:table-cell>
          <table:table-cell table:style-name="ce3" office:value-type="string" calcext:value-type="string">
            <text:p>"Io ti ho avvisata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05ce3a20</text:p>
          </table:table-cell>
          <table:table-cell table:style-name="ce3" office:value-type="string" calcext:value-type="string">
            <text:p>&lt;b&gt;&lt;color=\#3a6954&gt;Catena&lt;/color&gt;&lt;/b&gt;: "Oh merda, che disastro!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e8097761</text:p>
          </table:table-cell>
          <table:table-cell table:style-name="ce3" office:value-type="string" calcext:value-type="string">
            <text:p>"Fidati di me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95c13fbe</text:p>
          </table:table-cell>
          <table:table-cell table:style-name="ce3" office:value-type="string" calcext:value-type="string">
            <text:p>&lt;b&gt;&lt;color=\#3a6954&gt;Catena&lt;/color&gt;&lt;/b&gt;: "Sei stato gentile, S.: l'avrei fatto soffrire di più!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67a989d5</text:p>
          </table:table-cell>
          <table:table-cell table:style-name="ce3" office:value-type="string" calcext:value-type="string">
            <text:p>"Lo farò io, Cristina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1f5ed0e6</text:p>
          </table:table-cell>
          <table:table-cell table:style-name="ce3" office:value-type="string" calcext:value-type="string">
            <text:p>&lt;b&gt;&lt;color=\#6d282a&gt;Cristina&lt;/color&gt;&lt;/b&gt;: "Non posso, mi dispiace S.!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d4503f5a</text:p>
          </table:table-cell>
          <table:table-cell table:style-name="ce3" office:value-type="string" calcext:value-type="string">
            <text:p>&lt;b&gt;&lt;color=\#3a6954&gt;Catena&lt;/color&gt;&lt;/b&gt;: "No, merda! Che disastro hai fatto, suorina?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80c15f2c</text:p>
          </table:table-cell>
          <table:table-cell table:style-name="ce3" office:value-type="string" calcext:value-type="string">
            <text:p>"Come ti senti, ora?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d3598649</text:p>
          </table:table-cell>
          <table:table-cell table:style-name="ce3" office:value-type="string" calcext:value-type="string">
            <text:p>&lt;b&gt;&lt;color=\#6d282a&gt;Cristina&lt;/color&gt;&lt;/b&gt;: "Libera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91b693c4</text:p>
          </table:table-cell>
          <table:table-cell table:style-name="ce3" office:value-type="string" calcext:value-type="string">
            <text:p>&lt;b&gt;&lt;color=\#3a6954&gt;Catena&lt;/color&gt;&lt;/b&gt;: "Goditela, perché hai rinunciato a notti libere per mesi e mesi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437193d1</text:p>
          </table:table-cell>
          <table:table-cell table:style-name="ce3" office:value-type="string" calcext:value-type="string">
            <text:p>&lt;b&gt;Passa alla scena successiva&lt;/b&gt;]"Dobbiamo correre a spegnere l'incendio, subito!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77d9e84b</text:p>
          </table:table-cell>
          <table:table-cell table:style-name="ce3" office:value-type="string" calcext:value-type="string">
            <text:p>&lt;b&gt;&lt;color=\#3a6954&gt;Catena&lt;/color&gt;&lt;/b&gt;: "Io tengo d'occhio la suorina, non mi fido per nulla di questa!"</text:p>
          </table:table-cell>
          <table:table-cell/>
        </table:table-row>
        <table:table-row table:style-name="ro2">
          <table:table-cell office:value-type="string" calcext:value-type="string">
            <text:p>GiornoDueSera-Dialog_ThovezCasaThovezCameraDaLetto-95e458f2</text:p>
          </table:table-cell>
          <table:table-cell table:style-name="ce3" office:value-type="string" calcext:value-type="string">
            <text:p>&lt;b&gt;&lt;color=\#354174&gt;S. Narrante&lt;/color&gt;&lt;/b&gt;: "Il male è una cosa piccola piccola il più delle volte. Una robetta che per cose meschine rovina intere vite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8c81e5e6</text:p>
          </table:table-cell>
          <table:table-cell table:style-name="ce3" office:value-type="string" calcext:value-type="string">
            <text:p>&lt;b&gt;&lt;color=\#81482e&gt;Thovez&lt;/color&gt;&lt;/b&gt;: "Sapevo che non dovevo fidarmi di voi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c7ef3986</text:p>
          </table:table-cell>
          <table:table-cell table:style-name="ce3" office:value-type="string" calcext:value-type="string">
            <text:p>&lt;b&gt;&lt;color=\#81482e&gt;Thovez&lt;/color&gt;&lt;/b&gt;: "Fortuna sono sempre un passo avanti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f8d6bbd7</text:p>
          </table:table-cell>
          <table:table-cell table:style-name="ce3" office:value-type="string" calcext:value-type="string">
            <text:p>"Ma se sei nella camera da letto?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5c91d44c</text:p>
          </table:table-cell>
          <table:table-cell table:style-name="ce3" office:value-type="string" calcext:value-type="string">
            <text:p>"Dice l'uomo sul precipizio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c20f119f</text:p>
          </table:table-cell>
          <table:table-cell table:style-name="ce3" office:value-type="string" calcext:value-type="string">
            <text:p>"Deve essere bello vivere nella tua testa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2a9f997c</text:p>
          </table:table-cell>
          <table:table-cell table:style-name="ce3" office:value-type="string" calcext:value-type="string">
            <text:p>&lt;b&gt;&lt;color=\#81482e&gt;Thovez&lt;/color&gt;&lt;/b&gt;: "Ridi pure, S.. Di sicuro non riderà Sir Isaac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57c084df</text:p>
          </table:table-cell>
          <table:table-cell table:style-name="ce3" office:value-type="string" calcext:value-type="string">
            <text:p>"A proposito dell'Isaac..."</text:p>
          </table:table-cell>
          <table:table-cell/>
        </table:table-row>
        <table:table-row table:style-name="ro5">
          <table:table-cell office:value-type="string" calcext:value-type="string">
            <text:p>GiornoDueSera-Dialog_ThovezCasaThovezCameraDaLetto-9501a0f0</text:p>
          </table:table-cell>
          <table:table-cell table:style-name="ce3" office:value-type="string" calcext:value-type="string">
            <text:p>&lt;b&gt;&lt;color=\#81482e&gt;Thovez&lt;/color&gt;&lt;/b&gt;: "Ora sarà in una bella cella, assieme ai suoi amici Mancuso, in attesa di un trasferimento coatto a Londra. Ti avevo detto di non prendermi in giro, S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20d8b42c</text:p>
          </table:table-cell>
          <table:table-cell table:style-name="ce3" office:value-type="string" calcext:value-type="string">
            <text:p>"Non so di cosa parli, l'Isaac è a casa sua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9279ca5e</text:p>
          </table:table-cell>
          <table:table-cell table:style-name="ce3" office:value-type="string" calcext:value-type="string">
            <text:p>&lt;b&gt;&lt;color=\#3a6954&gt;Catena&lt;/color&gt;&lt;/b&gt;: "Possiamo assicurarti che questa sera è a casa sua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1eaa8c51</text:p>
          </table:table-cell>
          <table:table-cell table:style-name="ce3" office:value-type="string" calcext:value-type="string">
            <text:p>"Non ti piace sbagliare, vero?"</text:p>
          </table:table-cell>
          <table:table-cell/>
        </table:table-row>
        <table:table-row table:style-name="ro2">
          <table:table-cell office:value-type="string" calcext:value-type="string">
            <text:p>GiornoDueSera-Dialog_ThovezCasaThovezCameraDaLetto-901b245d</text:p>
          </table:table-cell>
          <table:table-cell table:style-name="ce3" office:value-type="string" calcext:value-type="string">
            <text:p>&lt;b&gt;&lt;color=\#81482e&gt;Thovez&lt;/color&gt;&lt;/b&gt;: "Ho fatto un errore, un errore madornale! Ho chiesto a un uomo fidato di bruciare casa vostra. Come monito, io..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945e5110</text:p>
          </table:table-cell>
          <table:table-cell table:style-name="ce3" office:value-type="string" calcext:value-type="string">
            <text:p>"Non stai scherzando, vero?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6afd925d</text:p>
          </table:table-cell>
          <table:table-cell table:style-name="ce3" office:value-type="string" calcext:value-type="string">
            <text:p>&lt;b&gt;&lt;color=\#81482e&gt;Thovez&lt;/color&gt;&lt;/b&gt;: "No, dovete correre a fermare tutto questo, subito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0241e3f4</text:p>
          </table:table-cell>
          <table:table-cell table:style-name="ce3" office:value-type="string" calcext:value-type="string">
            <text:p>&lt;b&gt;&lt;color=\#3a6954&gt;Catena&lt;/color&gt;&lt;/b&gt;: " Ti fidi di lui?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fd57bf23</text:p>
          </table:table-cell>
          <table:table-cell table:style-name="ce3" office:value-type="string" calcext:value-type="string">
            <text:p>"No. E per questo dobbiamo andare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eb039059</text:p>
          </table:table-cell>
          <table:table-cell table:style-name="ce3" office:value-type="string" calcext:value-type="string">
            <text:p>&lt;b&gt;&lt;color=\#81482e&gt;Thovez&lt;/color&gt;&lt;/b&gt;: "Prendete i miei cavalli. Correte!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2e112520</text:p>
          </table:table-cell>
          <table:table-cell table:style-name="ce3" office:value-type="string" calcext:value-type="string">
            <text:p>&lt;b&gt;&lt;color=\#3a6954&gt;Catena&lt;/color&gt;&lt;/b&gt;: "Non sarà questo gesto a salvarti la vita!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2ecca308</text:p>
          </table:table-cell>
          <table:table-cell table:style-name="ce3" office:value-type="string" calcext:value-type="string">
            <text:p>&lt;b&gt;Passa alla scena successiva&lt;/b&gt;]"Andiamo vita mia. Te la farò pagare, Philip!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7682bc40</text:p>
          </table:table-cell>
          <table:table-cell table:style-name="ce3" office:value-type="string" calcext:value-type="string">
            <text:p>"Non ho detto di lasciarlo libero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66b19b0a</text:p>
          </table:table-cell>
          <table:table-cell table:style-name="ce3" office:value-type="string" calcext:value-type="string">
            <text:p>&lt;b&gt;&lt;color=\#81482e&gt;Thovez&lt;/color&gt;&lt;/b&gt;: "Ma vi sto aiutando!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6a5abdb1</text:p>
          </table:table-cell>
          <table:table-cell table:style-name="ce3" office:value-type="string" calcext:value-type="string">
            <text:p>&lt;b&gt;&lt;color=\#3a6954&gt;Catena&lt;/color&gt;&lt;/b&gt;: "Sei stato tu a fare tutto questo, razza di cane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46f531b2</text:p>
          </table:table-cell>
          <table:table-cell table:style-name="ce3" office:value-type="string" calcext:value-type="string">
            <text:p>"Così legato, non avrai modo di andare lontano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cb927914</text:p>
          </table:table-cell>
          <table:table-cell table:style-name="ce3" office:value-type="string" calcext:value-type="string">
            <text:p>&lt;b&gt;&lt;color=\#3a6954&gt;Catena&lt;/color&gt;&lt;/b&gt;: "Lo faccio nascondere da Fatima?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0144cd9a</text:p>
          </table:table-cell>
          <table:table-cell table:style-name="ce3" office:value-type="string" calcext:value-type="string">
            <text:p>"No, consegnalo ai rivoltosi. Ci penseranno loro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cd03a41e</text:p>
          </table:table-cell>
          <table:table-cell table:style-name="ce3" office:value-type="string" calcext:value-type="string">
            <text:p>&lt;b&gt;Passa alla scena successiva&lt;/b&gt;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fcf61a2e</text:p>
          </table:table-cell>
          <table:table-cell table:style-name="ce3" office:value-type="string" calcext:value-type="string">
            <text:p>"Catè, ci vediamo fuori da casa di Isaac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fddefdc3</text:p>
          </table:table-cell>
          <table:table-cell table:style-name="ce3" office:value-type="string" calcext:value-type="string">
            <text:p>&lt;b&gt;&lt;color=\#3a6954&gt;Catena&lt;/color&gt;&lt;/b&gt;: "Sarò un fulmine, cuoricì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65c715ec</text:p>
          </table:table-cell>
          <table:table-cell table:style-name="ce3" office:value-type="string" calcext:value-type="string">
            <text:p>"No, e per questo la pagherà comunque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f677fa53</text:p>
          </table:table-cell>
          <table:table-cell table:style-name="ce3" office:value-type="string" calcext:value-type="string">
            <text:p>&lt;b&gt;&lt;color=\#3a6954&gt;Catena&lt;/color&gt;&lt;/b&gt;: "Allora dobbiamo correre, subito! Che ne facciamo di lui?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91745ec2</text:p>
          </table:table-cell>
          <table:table-cell table:style-name="ce3" office:value-type="string" calcext:value-type="string">
            <text:p>"Dì alla Fatima di consegnarlo ai rivoltosi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cbbee969</text:p>
          </table:table-cell>
          <table:table-cell table:style-name="ce3" office:value-type="string" calcext:value-type="string">
            <text:p>&lt;b&gt;Passa alla scena successiva&lt;/b&gt;]"Sì che posso farlo, vigliacco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4c243782</text:p>
          </table:table-cell>
          <table:table-cell table:style-name="ce3" office:value-type="string" calcext:value-type="string">
            <text:p>&lt;b&gt;&lt;color=\#3a6954&gt;Catena&lt;/color&gt;&lt;/b&gt;: "Sarò un fulmine, cuoricì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ac650084</text:p>
          </table:table-cell>
          <table:table-cell table:style-name="ce3" office:value-type="string" calcext:value-type="string">
            <text:p>"Dì al Goran di portarlo da don Carlo.["] La polizia è corrotta, ma forse il vescovo può ascolarci. O ascoltare il preosto."</text:p>
          </table:table-cell>
          <table:table-cell/>
        </table:table-row>
        <table:table-row table:style-name="ro2">
          <table:table-cell office:value-type="string" calcext:value-type="string">
            <text:p>GiornoDueSera-Dialog_ThovezCasaThovezCameraDaLetto-b1cafd47</text:p>
          </table:table-cell>
          <table:table-cell table:style-name="ce3" office:value-type="string" calcext:value-type="string">
            <text:p>&lt;b&gt;Passa alla scena successiva&lt;/b&gt;]"Mi fido della cosa più sensata da fare ora. Dobbiamo correre alla villa il prima possibile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f4fb7e1f</text:p>
          </table:table-cell>
          <table:table-cell table:style-name="ce3" office:value-type="string" calcext:value-type="string">
            <text:p>&lt;b&gt;&lt;color=\#3a6954&gt;Catena&lt;/color&gt;&lt;/b&gt;: "Ci vediamo alla villa allora, cuoricì. Corri!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7b48ccee</text:p>
          </table:table-cell>
          <table:table-cell table:style-name="ce3" office:value-type="string" calcext:value-type="string">
            <text:p>&lt;b&gt;&lt;color=\#81482e&gt;Thovez&lt;/color&gt;&lt;/b&gt;: "No no no razza di farabutta, no!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2be9aba1</text:p>
          </table:table-cell>
          <table:table-cell table:style-name="ce3" office:value-type="string" calcext:value-type="string">
            <text:p>&lt;b&gt;&lt;color=\#3a6954&gt;Catena&lt;/color&gt;&lt;/b&gt;: "Vuoi che lo faccia io?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b5bce2ce</text:p>
          </table:table-cell>
          <table:table-cell table:style-name="ce3" office:value-type="string" calcext:value-type="string">
            <text:p>"No, ci penso io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be8fb96e</text:p>
          </table:table-cell>
          <table:table-cell table:style-name="ce3" office:value-type="string" calcext:value-type="string">
            <text:p>"Sii rapida, amore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6f41398a</text:p>
          </table:table-cell>
          <table:table-cell table:style-name="ce3" office:value-type="string" calcext:value-type="string">
            <text:p>"Lascia che la Fatima ci si diverta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eaba19ff</text:p>
          </table:table-cell>
          <table:table-cell table:style-name="ce3" office:value-type="string" calcext:value-type="string">
            <text:p>"Che la tua anima bruci in eterno, Philip!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0d8674c4</text:p>
          </table:table-cell>
          <table:table-cell table:style-name="ce3" office:value-type="string" calcext:value-type="string">
            <text:p>&lt;b&gt;Passa alla scena successiva&lt;/b&gt;]"Corriamo a casa, vita mia!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895c86af</text:p>
          </table:table-cell>
          <table:table-cell table:style-name="ce3" office:value-type="string" calcext:value-type="string">
            <text:p>&lt;b&gt;&lt;color=\#3a6954&gt;Catena&lt;/color&gt;&lt;/b&gt;: "Io ti uccido, Thovez!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1d7c8d78</text:p>
          </table:table-cell>
          <table:table-cell table:style-name="ce3" office:value-type="string" calcext:value-type="string">
            <text:p>&lt;b&gt;&lt;color=\#81482e&gt;Thovez&lt;/color&gt;&lt;/b&gt;: "Tieni a bada il tuo cane, S.!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f786799d</text:p>
          </table:table-cell>
          <table:table-cell table:style-name="ce3" office:value-type="string" calcext:value-type="string">
            <text:p>"Potrei sempre ammazzarti io, Thovez."</text:p>
          </table:table-cell>
          <table:table-cell/>
        </table:table-row>
        <table:table-row table:style-name="ro2">
          <table:table-cell office:value-type="string" calcext:value-type="string">
            <text:p>GiornoDueSera-Dialog_ThovezCasaThovezCameraDaLetto-1183876b</text:p>
          </table:table-cell>
          <table:table-cell table:style-name="ce3" office:value-type="string" calcext:value-type="string">
            <text:p>&lt;b&gt;&lt;color=\#81482e&gt;Thovez&lt;/color&gt;&lt;/b&gt;: "Non credo proprio. Gentaglia come te lascia sempre che siano gli altri a fare il lavoro sporco.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ed89a50e</text:p>
          </table:table-cell>
          <table:table-cell table:style-name="ce3" office:value-type="string" calcext:value-type="string">
            <text:p>"Catena, respira. Così hai più energie per strozzarlo."</text:p>
          </table:table-cell>
          <table:table-cell/>
        </table:table-row>
        <table:table-row table:style-name="ro2">
          <table:table-cell office:value-type="string" calcext:value-type="string">
            <text:p>GiornoDueSera-Dialog_ThovezCasaThovezCameraDaLetto-b58824f8</text:p>
          </table:table-cell>
          <table:table-cell table:style-name="ce3" office:value-type="string" calcext:value-type="string">
            <text:p>&lt;b&gt;&lt;color=\#81482e&gt;Thovez&lt;/color&gt;&lt;/b&gt;: "E non darti la pena di provare a salvarlo, S., anche perché non avrebbe una casa dove tornare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857fed1d</text:p>
          </table:table-cell>
          <table:table-cell table:style-name="ce3" office:value-type="string" calcext:value-type="string">
            <text:p>"Cosa intendi dire?"</text:p>
          </table:table-cell>
          <table:table-cell/>
        </table:table-row>
        <table:table-row table:style-name="ro2">
          <table:table-cell office:value-type="string" calcext:value-type="string">
            <text:p>GiornoDueSera-Dialog_ThovezCasaThovezCameraDaLetto-470b8354</text:p>
          </table:table-cell>
          <table:table-cell table:style-name="ce3" office:value-type="string" calcext:value-type="string">
            <text:p>&lt;b&gt;&lt;color=\#81482e&gt;Thovez&lt;/color&gt;&lt;/b&gt;: "Che gli incidenti capitano, soprattutto con un bel tetto di paglia e un po' di fuoco vicino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bef5145e</text:p>
          </table:table-cell>
          <table:table-cell table:style-name="ce3" office:value-type="string" calcext:value-type="string">
            <text:p>&lt;b&gt;&lt;color=\#3a6954&gt;Catena&lt;/color&gt;&lt;/b&gt;: "Infame! Schifoso infame!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b6cf2f50</text:p>
          </table:table-cell>
          <table:table-cell table:style-name="ce3" office:value-type="string" calcext:value-type="string">
            <text:p>&lt;b&gt;&lt;color=\#81482e&gt;Thovez&lt;/color&gt;&lt;/b&gt;: "Se inizi a correre, forse riesci ancora ad assistere al falò!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ae189b47</text:p>
          </table:table-cell>
          <table:table-cell table:style-name="ce3" office:value-type="string" calcext:value-type="string">
            <text:p>"Catena, dobbiamo salvar l'Isaac, subito!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0efe6c3a</text:p>
          </table:table-cell>
          <table:table-cell table:style-name="ce3" office:value-type="string" calcext:value-type="string">
            <text:p>&lt;b&gt;&lt;color=\#3a6954&gt;Catena&lt;/color&gt;&lt;/b&gt;: "No, cuoricì. Così ci faremmo arrestare anche noi, e non potremmo fare nulla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0d11d6a9</text:p>
          </table:table-cell>
          <table:table-cell table:style-name="ce3" office:value-type="string" calcext:value-type="string">
            <text:p>&lt;b&gt;&lt;color=\#81482e&gt;Thovez&lt;/color&gt;&lt;/b&gt;: "Il tuo cane non è così stupido, sembra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a47e394a</text:p>
          </table:table-cell>
          <table:table-cell table:style-name="ce3" office:value-type="string" calcext:value-type="string">
            <text:p>"Non possiamo non fare nulla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88187ae1</text:p>
          </table:table-cell>
          <table:table-cell table:style-name="ce3" office:value-type="string" calcext:value-type="string">
            <text:p>&lt;b&gt;&lt;color=\#3a6954&gt;Catena&lt;/color&gt;&lt;/b&gt;: "Non ho detto questo. Domattina assaltiamo la prigione. Assieme ai rivoltosi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935efffb</text:p>
          </table:table-cell>
          <table:table-cell table:style-name="ce3" office:value-type="string" calcext:value-type="string">
            <text:p>&lt;b&gt;&lt;color=\#81482e&gt;Thovez&lt;/color&gt;&lt;/b&gt;: "Come se ve lo lasciassi fare.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205b1dee</text:p>
          </table:table-cell>
          <table:table-cell table:style-name="ce3" office:value-type="string" calcext:value-type="string">
            <text:p>&lt;b&gt;&lt;color=\#3a6954&gt;Catena&lt;/color&gt;&lt;/b&gt;: "Come se potessi farci qualcosa. Cuoricì, che facciamo di questo infame?"</text:p>
          </table:table-cell>
          <table:table-cell/>
        </table:table-row>
        <table:table-row table:style-name="ro3">
          <table:table-cell office:value-type="string" calcext:value-type="string">
            <text:p>GiornoDueSera-Dialog_ThovezCasaThovezCameraDaLetto-eb3ced11</text:p>
          </table:table-cell>
          <table:table-cell table:style-name="ce3" office:value-type="string" calcext:value-type="string">
            <text:p>"Dì al Goran di portarlo da don Carlo.["] La polizia è corrotta, ma forse il vescovo può ascolarci. O ascoltare don Carlo."</text:p>
          </table:table-cell>
          <table:table-cell/>
        </table:table-row>
        <table:table-row table:style-name="ro2">
          <table:table-cell office:value-type="string" calcext:value-type="string">
            <text:p>GiornoDueSera-Dialog_ThovezCasaThovezCameraDaLetto-872616c7</text:p>
          </table:table-cell>
          <table:table-cell table:style-name="ce3" office:value-type="string" calcext:value-type="string">
            <text:p>&lt;b&gt;Passa alla scena successiva&lt;/b&gt;] "Mi fido della cosa più sensata da fare ora. Dobbiamo correre alla villa il prima possibile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5ab6d5e5</text:p>
          </table:table-cell>
          <table:table-cell table:style-name="ce3" office:value-type="string" calcext:value-type="string">
            <text:p>"Lascia che la Fatima si diverta.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4325d41a</text:p>
          </table:table-cell>
          <table:table-cell table:style-name="ce3" office:value-type="string" calcext:value-type="string">
            <text:p>"Che la tua anima bruci in eterno, Thovez!"</text:p>
          </table:table-cell>
          <table:table-cell/>
        </table:table-row>
        <table:table-row table:style-name="ro1">
          <table:table-cell office:value-type="string" calcext:value-type="string">
            <text:p>GiornoDueSera-Dialog_ThovezCasaThovezCameraDaLetto-e2177c78</text:p>
          </table:table-cell>
          <table:table-cell table:style-name="ce3" office:value-type="string" calcext:value-type="string">
            <text:p>&lt;b&gt;"Corriamo a casa, Catè!"&lt;/b&gt;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32901755</text:p>
          </table:table-cell>
          <table:table-cell table:style-name="ce3" office:value-type="string" calcext:value-type="string">
            <text:p>Catena</text:p>
          </table:table-cell>
          <table:table-cell/>
        </table:table-row>
        <table:table-row table:style-name="ro3">
          <table:table-cell office:value-type="string" calcext:value-type="string">
            <text:p>GiornoDueFinale-Dialog_CatenaCasaIsaacEsternoInFiamme-dfc5ed35</text:p>
          </table:table-cell>
          <table:table-cell table:style-name="ce3" office:value-type="string" calcext:value-type="string">
            <text:p>&lt;b&gt;&lt;color=\#3a6954&gt;Catena&lt;/color&gt;&lt;/b&gt;: "Guarda quante persone, S.! Isaac è così benvoluto!"</text:p>
          </table:table-cell>
          <table:table-cell/>
        </table:table-row>
        <table:table-row table:style-name="ro3">
          <table:table-cell office:value-type="string" calcext:value-type="string">
            <text:p>GiornoDueFinale-Dialog_CatenaCasaIsaacEsternoInFiamme-2b221833</text:p>
          </table:table-cell>
          <table:table-cell table:style-name="ce3" office:value-type="string" calcext:value-type="string">
            <text:p>&lt;b&gt;&lt;color=\#3a6954&gt;Catena&lt;/color&gt;&lt;/b&gt;: "La casa, la casa S.! Non c'è più niente da fare!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8d408775</text:p>
          </table:table-cell>
          <table:table-cell table:style-name="ce3" office:value-type="string" calcext:value-type="string">
            <text:p>"Tutta una vita, un piccolo pezzo di vita...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f098d620</text:p>
          </table:table-cell>
          <table:table-cell table:style-name="ce3" office:value-type="string" calcext:value-type="string">
            <text:p>"L'Isaac c'avrà il cuore a pezzi.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98aa81e8</text:p>
          </table:table-cell>
          <table:table-cell table:style-name="ce3" office:value-type="string" calcext:value-type="string">
            <text:p>"Voglio bruciare quella fottuta ducea, tutta!"</text:p>
          </table:table-cell>
          <table:table-cell/>
        </table:table-row>
        <table:table-row table:style-name="ro3">
          <table:table-cell office:value-type="string" calcext:value-type="string">
            <text:p>GiornoDueFinale-Dialog_CatenaCasaIsaacEsternoInFiamme-00964ca6</text:p>
          </table:table-cell>
          <table:table-cell table:style-name="ce3" office:value-type="string" calcext:value-type="string">
            <text:p>&lt;b&gt;&lt;color=\#3a6954&gt;Catena&lt;/color&gt;&lt;/b&gt;: "Però ora sono così felice che è così testone."</text:p>
          </table:table-cell>
          <table:table-cell/>
        </table:table-row>
        <table:table-row table:style-name="ro3">
          <table:table-cell office:value-type="string" calcext:value-type="string">
            <text:p>GiornoDueFinale-Dialog_CatenaCasaIsaacEsternoInFiamme-402c771a</text:p>
          </table:table-cell>
          <table:table-cell table:style-name="ce3" office:value-type="string" calcext:value-type="string">
            <text:p>&lt;b&gt;&lt;color=\#3a6954&gt;Catena&lt;/color&gt;&lt;/b&gt;: "Domani cosa facciamo?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f9ab26d0</text:p>
          </table:table-cell>
          <table:table-cell table:style-name="ce3" office:value-type="string" calcext:value-type="string">
            <text:p>"Assaltiamo la prigione."</text:p>
          </table:table-cell>
          <table:table-cell/>
        </table:table-row>
        <table:table-row table:style-name="ro3">
          <table:table-cell office:value-type="string" calcext:value-type="string">
            <text:p>GiornoDueFinale-Dialog_CatenaCasaIsaacEsternoInFiamme-d3521be0</text:p>
          </table:table-cell>
          <table:table-cell table:style-name="ce3" office:value-type="string" calcext:value-type="string">
            <text:p>&lt;b&gt;&lt;color=\#3a6954&gt;Catena&lt;/color&gt;&lt;/b&gt;: "Come ai vecchi tempi, mi piace!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1c69bbe3</text:p>
          </table:table-cell>
          <table:table-cell table:style-name="ce3" office:value-type="string" calcext:value-type="string">
            <text:p>"Facciamo scoppiare questa fottuta rivolta."</text:p>
          </table:table-cell>
          <table:table-cell/>
        </table:table-row>
        <table:table-row table:style-name="ro3">
          <table:table-cell office:value-type="string" calcext:value-type="string">
            <text:p>GiornoDueFinale-Dialog_CatenaCasaIsaacEsternoInFiamme-8a1c8034</text:p>
          </table:table-cell>
          <table:table-cell table:style-name="ce3" office:value-type="string" calcext:value-type="string">
            <text:p>&lt;b&gt;&lt;color=\#3a6954&gt;Catena&lt;/color&gt;&lt;/b&gt;: "L'ultima cosa che mi mancava di fare prima di morire!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64ca1e4b</text:p>
          </table:table-cell>
          <table:table-cell table:style-name="ce3" office:value-type="string" calcext:value-type="string">
            <text:p>"Lo sappiamo al risveglio."</text:p>
          </table:table-cell>
          <table:table-cell/>
        </table:table-row>
        <table:table-row table:style-name="ro3">
          <table:table-cell office:value-type="string" calcext:value-type="string">
            <text:p>GiornoDueFinale-Dialog_CatenaCasaIsaacEsternoInFiamme-7c8f9732</text:p>
          </table:table-cell>
          <table:table-cell table:style-name="ce3" office:value-type="string" calcext:value-type="string">
            <text:p>&lt;b&gt;&lt;color=\#3a6954&gt;Catena&lt;/color&gt;&lt;/b&gt;: "Hai piani che non conosco?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11f0d9ff</text:p>
          </table:table-cell>
          <table:table-cell table:style-name="ce3" office:value-type="string" calcext:value-type="string">
            <text:p>"No, sono solo sconfortato ora."</text:p>
          </table:table-cell>
          <table:table-cell/>
        </table:table-row>
        <table:table-row table:style-name="ro3">
          <table:table-cell office:value-type="string" calcext:value-type="string">
            <text:p>GiornoDueFinale-Dialog_CatenaCasaIsaacEsternoInFiamme-2450b7cb</text:p>
          </table:table-cell>
          <table:table-cell table:style-name="ce3" office:value-type="string" calcext:value-type="string">
            <text:p>&lt;b&gt;&lt;color=\#3a6954&gt;Catena&lt;/color&gt;&lt;/b&gt;: "Vedrai che troveremo una soluzione anche questa volta!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a0c89d94</text:p>
          </table:table-cell>
          <table:table-cell table:style-name="ce3" office:value-type="string" calcext:value-type="string">
            <text:p>"Confido nei sogni.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db47dca2</text:p>
          </table:table-cell>
          <table:table-cell table:style-name="ce3" office:value-type="string" calcext:value-type="string">
            <text:p>&lt;b&gt;&lt;color=\#3a6954&gt;Catena&lt;/color&gt;&lt;/b&gt;: "Come a Smirne?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3f6550e8</text:p>
          </table:table-cell>
          <table:table-cell table:style-name="ce3" office:value-type="string" calcext:value-type="string">
            <text:p>"Non ancora, ma so che arriverà.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db45fd44</text:p>
          </table:table-cell>
          <table:table-cell table:style-name="ce3" office:value-type="string" calcext:value-type="string">
            <text:p>&lt;b&gt;&lt;color=\#3a6954&gt;Catena&lt;/color&gt;&lt;/b&gt;: "Amore?"</text:p>
          </table:table-cell>
          <table:table-cell/>
        </table:table-row>
        <table:table-row table:style-name="ro3">
          <table:table-cell office:value-type="string" calcext:value-type="string">
            <text:p>GiornoDueFinale-Dialog_CatenaCasaIsaacEsternoInFiamme-c0559a51</text:p>
          </table:table-cell>
          <table:table-cell table:style-name="ce3" office:value-type="string" calcext:value-type="string">
            <text:p>&lt;b&gt;&lt;color=\#3a6954&gt;Catena&lt;/color&gt;&lt;/b&gt;: "Guarda quante persone, S.! Isaac era così benvoluto!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595552ae</text:p>
          </table:table-cell>
          <table:table-cell table:style-name="ce3" office:value-type="string" calcext:value-type="string">
            <text:p>"È così benvoluto, vita mia. Non l'è morto.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353ddc06</text:p>
          </table:table-cell>
          <table:table-cell table:style-name="ce3" office:value-type="string" calcext:value-type="string">
            <text:p>"L'Isaac avrà il cuore a pezzi."</text:p>
          </table:table-cell>
          <table:table-cell/>
        </table:table-row>
        <table:table-row table:style-name="ro3">
          <table:table-cell office:value-type="string" calcext:value-type="string">
            <text:p>GiornoDueFinale-Dialog_CatenaCasaIsaacEsternoInFiamme-9ac892c4</text:p>
          </table:table-cell>
          <table:table-cell table:style-name="ce3" office:value-type="string" calcext:value-type="string">
            <text:p>&lt;b&gt;&lt;color=\#3a6954&gt;Catena&lt;/color&gt;&lt;/b&gt;: "Non ci ascolta mai, dio cristo, mai! Solo stasera doveva farlo?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ee6d4b53</text:p>
          </table:table-cell>
          <table:table-cell table:style-name="ce3" office:value-type="string" calcext:value-type="string">
            <text:p>"Amore, ancora non sappiamo se è lì dentro."</text:p>
          </table:table-cell>
          <table:table-cell/>
        </table:table-row>
        <table:table-row table:style-name="ro3">
          <table:table-cell office:value-type="string" calcext:value-type="string">
            <text:p>GiornoDueFinale-Dialog_CatenaCasaIsaacEsternoInFiamme-75335d12</text:p>
          </table:table-cell>
          <table:table-cell table:style-name="ce3" office:value-type="string" calcext:value-type="string">
            <text:p>&lt;b&gt;&lt;color=\#3a6954&gt;Catena&lt;/color&gt;&lt;/b&gt;: "Hai ragione. Forse è andato alla festa e ci ha fregate.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ff8af563</text:p>
          </table:table-cell>
          <table:table-cell table:style-name="ce3" office:value-type="string" calcext:value-type="string">
            <text:p>"Così ora sarebbe in prigione."</text:p>
          </table:table-cell>
          <table:table-cell/>
        </table:table-row>
        <table:table-row table:style-name="ro3">
          <table:table-cell office:value-type="string" calcext:value-type="string">
            <text:p>GiornoDueFinale-Dialog_CatenaCasaIsaacEsternoInFiamme-0eeec7fc</text:p>
          </table:table-cell>
          <table:table-cell table:style-name="ce3" office:value-type="string" calcext:value-type="string">
            <text:p>&lt;b&gt;&lt;color=\#3a6954&gt;Catena&lt;/color&gt;&lt;/b&gt;: "Ma almeno sarebbe vivo. Ho bisogno di far qualcosa, cuoricì!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920c7712</text:p>
          </table:table-cell>
          <table:table-cell table:style-name="ce3" office:value-type="string" calcext:value-type="string">
            <text:p>"Anche io amore, ma siamo troppo tese ora."</text:p>
          </table:table-cell>
          <table:table-cell/>
        </table:table-row>
        <table:table-row table:style-name="ro3">
          <table:table-cell office:value-type="string" calcext:value-type="string">
            <text:p>GiornoDueFinale-Dialog_CatenaCasaIsaacEsternoInFiamme-389fcf2c</text:p>
          </table:table-cell>
          <table:table-cell table:style-name="ce3" office:value-type="string" calcext:value-type="string">
            <text:p>&lt;b&gt;&lt;color=\#3a6954&gt;Catena&lt;/color&gt;&lt;/b&gt;: "Lo sai che lei aveva quel suo stupido piano da subito, vero?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013bf81b</text:p>
          </table:table-cell>
          <table:table-cell table:style-name="ce3" office:value-type="string" calcext:value-type="string">
            <text:p>"La Cristina?"</text:p>
          </table:table-cell>
          <table:table-cell/>
        </table:table-row>
        <table:table-row table:style-name="ro3">
          <table:table-cell office:value-type="string" calcext:value-type="string">
            <text:p>GiornoDueFinale-Dialog_CatenaCasaIsaacEsternoInFiamme-02cdae3e</text:p>
          </table:table-cell>
          <table:table-cell table:style-name="ce3" office:value-type="string" calcext:value-type="string">
            <text:p>&lt;b&gt;&lt;color=\#3a6954&gt;Catena&lt;/color&gt;&lt;/b&gt;: "Sì. Ti ha fregato come a Napoli, cuoricì.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fe40d94b</text:p>
          </table:table-cell>
          <table:table-cell table:style-name="ce3" office:value-type="string" calcext:value-type="string">
            <text:p>"Non sai di cosa parli, Catè."</text:p>
          </table:table-cell>
          <table:table-cell/>
        </table:table-row>
        <table:table-row table:style-name="ro3">
          <table:table-cell office:value-type="string" calcext:value-type="string">
            <text:p>GiornoDueFinale-Dialog_CatenaCasaIsaacEsternoInFiamme-0d06d134</text:p>
          </table:table-cell>
          <table:table-cell table:style-name="ce3" office:value-type="string" calcext:value-type="string">
            <text:p>&lt;b&gt;&lt;color=\#3a6954&gt;Catena&lt;/color&gt;&lt;/b&gt;: "E la difendi pure, ora?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995f8eac</text:p>
          </table:table-cell>
          <table:table-cell table:style-name="ce3" office:value-type="string" calcext:value-type="string">
            <text:p>"Non è il momento."</text:p>
          </table:table-cell>
          <table:table-cell/>
        </table:table-row>
        <table:table-row table:style-name="ro3">
          <table:table-cell office:value-type="string" calcext:value-type="string">
            <text:p>GiornoDueFinale-Dialog_CatenaCasaIsaacEsternoInFiamme-d95a3f7b</text:p>
          </table:table-cell>
          <table:table-cell table:style-name="ce3" office:value-type="string" calcext:value-type="string">
            <text:p>&lt;b&gt;&lt;color=\#3a6954&gt;Catena&lt;/color&gt;&lt;/b&gt;: "O magari sì, almeno litighiamo e mi sfogo!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01ec9ef0</text:p>
          </table:table-cell>
          <table:table-cell table:style-name="ce3" office:value-type="string" calcext:value-type="string">
            <text:p>"Non so cosa pensare."</text:p>
          </table:table-cell>
          <table:table-cell/>
        </table:table-row>
        <table:table-row table:style-name="ro3">
          <table:table-cell office:value-type="string" calcext:value-type="string">
            <text:p>GiornoDueFinale-Dialog_CatenaCasaIsaacEsternoInFiamme-084e41ef</text:p>
          </table:table-cell>
          <table:table-cell table:style-name="ce3" office:value-type="string" calcext:value-type="string">
            <text:p>&lt;b&gt;&lt;color=\#3a6954&gt;Catena&lt;/color&gt;&lt;/b&gt;: "Non serve pensare, è palese!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0da52679</text:p>
          </table:table-cell>
          <table:table-cell table:style-name="ce3" office:value-type="string" calcext:value-type="string">
            <text:p>"Mi sa che c'hai ragione."</text:p>
          </table:table-cell>
          <table:table-cell/>
        </table:table-row>
        <table:table-row table:style-name="ro3">
          <table:table-cell office:value-type="string" calcext:value-type="string">
            <text:p>GiornoDueFinale-Dialog_CatenaCasaIsaacEsternoInFiamme-02a650c7</text:p>
          </table:table-cell>
          <table:table-cell table:style-name="ce3" office:value-type="string" calcext:value-type="string">
            <text:p>&lt;b&gt;&lt;color=\#3a6954&gt;Catena&lt;/color&gt;&lt;/b&gt;: "Spero farai qualcosa. Non la voglio tra i piedi."</text:p>
          </table:table-cell>
          <table:table-cell/>
        </table:table-row>
        <table:table-row table:style-name="ro3">
          <table:table-cell office:value-type="string" calcext:value-type="string">
            <text:p>GiornoDueFinale-Dialog_CatenaCasaIsaacEsternoInFiamme-5e113428</text:p>
          </table:table-cell>
          <table:table-cell table:style-name="ce3" office:value-type="string" calcext:value-type="string">
            <text:p>&lt;b&gt;&lt;color=\#3a6954&gt;Catena&lt;/color&gt;&lt;/b&gt;: "Scusa, non era il caso di tirare fuori 'sta roba ora. Torniamo in osteria?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cafdf8da</text:p>
          </table:table-cell>
          <table:table-cell table:style-name="ce3" office:value-type="string" calcext:value-type="string">
            <text:p>&lt;b&gt;Esci dal prototipo&lt;/b&gt;]"Va bene, andiamo.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dc53639e</text:p>
          </table:table-cell>
          <table:table-cell table:style-name="ce3" office:value-type="string" calcext:value-type="string">
            <text:p>SNarrante</text:p>
          </table:table-cell>
          <table:table-cell/>
        </table:table-row>
        <table:table-row table:style-name="ro2">
          <table:table-cell office:value-type="string" calcext:value-type="string">
            <text:p>GiornoDueFinale-Dialog_CatenaCasaIsaacEsternoInFiamme-f71137f5</text:p>
          </table:table-cell>
          <table:table-cell table:style-name="ce3" office:value-type="string" calcext:value-type="string">
            <text:p>&lt;b&gt;&lt;color=\#354174&gt;S. Narrante&lt;/color&gt;&lt;/b&gt;: "Ora è il caso che mi riposi un poco, ma presto torno a raccontarti la mia storia. A presto!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4437482e</text:p>
          </table:table-cell>
          <table:table-cell table:style-name="ce3" office:value-type="string" calcext:value-type="string">
            <text:p>"Vorrei parlare un attimo con la Cristina.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f24c33cf</text:p>
          </table:table-cell>
          <table:table-cell table:style-name="ce3" office:value-type="string" calcext:value-type="string">
            <text:p>&lt;b&gt;&lt;color=\#3a6954&gt;Catena&lt;/color&gt;&lt;/b&gt;: "Se proprio devi."</text:p>
          </table:table-cell>
          <table:table-cell/>
        </table:table-row>
        <table:table-row table:style-name="ro3">
          <table:table-cell office:value-type="string" calcext:value-type="string">
            <text:p>GiornoDueFinale-Dialog_CatenaCasaIsaacEsternoInFiamme-f1cbf7aa</text:p>
          </table:table-cell>
          <table:table-cell table:style-name="ce3" office:value-type="string" calcext:value-type="string">
            <text:p>&lt;b&gt;&lt;color=\#3a6954&gt;Catena&lt;/color&gt;&lt;/b&gt;: "Siamo state così sciocche, a fidarci di lui."</text:p>
          </table:table-cell>
          <table:table-cell/>
        </table:table-row>
        <table:table-row table:style-name="ro3">
          <table:table-cell office:value-type="string" calcext:value-type="string">
            <text:p>GiornoDueFinale-Dialog_CatenaCasaIsaacEsternoInFiamme-d1f41ead</text:p>
          </table:table-cell>
          <table:table-cell table:style-name="ce3" office:value-type="string" calcext:value-type="string">
            <text:p>&lt;b&gt;&lt;color=\#3a6954&gt;Catena&lt;/color&gt;&lt;/b&gt;: "Torniamo all'osteria, non voglio più stare qui.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6446bf40</text:p>
          </table:table-cell>
          <table:table-cell table:style-name="ce3" office:value-type="string" calcext:value-type="string">
            <text:p>TitoliDiCoda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39bf8ead</text:p>
          </table:table-cell>
          <table:table-cell table:style-name="ce3" office:value-type="string" calcext:value-type="string">
            <text:p>&lt;b&gt;&lt;color=\#3a6954&gt;Catena&lt;/color&gt;&lt;/b&gt;: "Se proprio ci tieni."</text:p>
          </table:table-cell>
          <table:table-cell/>
        </table:table-row>
        <table:table-row table:style-name="ro1">
          <table:table-cell office:value-type="string" calcext:value-type="string">
            <text:p>GiornoDueFinale-Dialog_CatenaCasaIsaacEsternoInFiamme-0d539b9d</text:p>
          </table:table-cell>
          <table:table-cell table:style-name="ce3" office:value-type="string" calcext:value-type="string">
            <text:p>&lt;b&gt;&lt;color=\#3a6954&gt;Catena&lt;/color&gt;&lt;/b&gt;: "Devi proprio?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43937642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847adfa2</text:p>
          </table:table-cell>
          <table:table-cell table:style-name="ce3" office:value-type="string" calcext:value-type="string">
            <text:p>Cristina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1a838a94</text:p>
          </table:table-cell>
          <table:table-cell table:style-name="ce3" office:value-type="string" calcext:value-type="string">
            <text:p>&lt;b&gt;&lt;color=\#6d282a&gt;Cristina&lt;/color&gt;&lt;/b&gt;: "Dio, guarda che fiamme!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c4bb587b</text:p>
          </table:table-cell>
          <table:table-cell table:style-name="ce3" office:value-type="string" calcext:value-type="string">
            <text:p>"Come ti senti?"]"La a bé, Cristina?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5cd8028b</text:p>
          </table:table-cell>
          <table:table-cell table:style-name="ce3" office:value-type="string" calcext:value-type="string">
            <text:p>&lt;b&gt;&lt;color=\#6d282a&gt;Cristina&lt;/color&gt;&lt;/b&gt;: "Mi dispiace, per Isaac. Davvero."</text:p>
          </table:table-cell>
          <table:table-cell/>
        </table:table-row>
        <table:table-row table:style-name="ro2">
          <table:table-cell office:value-type="string" calcext:value-type="string">
            <text:p>GiornoDueFinale-Dialog_CristinaCasaIsaacEsternoInFiamme-da872ea7</text:p>
          </table:table-cell>
          <table:table-cell table:style-name="ce3" office:value-type="string" calcext:value-type="string">
            <text:p>&lt;b&gt;&lt;color=\#6d282a&gt;Cristina&lt;/color&gt;&lt;/b&gt;: {not IsaacWin: "Sono sicura che non fosse in casa. Dio ce lo riporterà, S."|"Lo tireremo fuori da quella prigione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e193ddb3</text:p>
          </table:table-cell>
          <table:table-cell table:style-name="ce3" office:value-type="string" calcext:value-type="string">
            <text:p>"Grazie, Cristina. E in merito al Thovez..."</text:p>
          </table:table-cell>
          <table:table-cell/>
        </table:table-row>
        <table:table-row table:style-name="ro2">
          <table:table-cell office:value-type="string" calcext:value-type="string">
            <text:p>GiornoDueFinale-Dialog_CristinaCasaIsaacEsternoInFiamme-e1c358ad</text:p>
          </table:table-cell>
          <table:table-cell table:style-name="ce3" office:value-type="string" calcext:value-type="string">
            <text:p>&lt;b&gt;&lt;color=\#6d282a&gt;Cristina&lt;/color&gt;&lt;/b&gt;: "La pagherà, S., promesso. Non ho mai pensato di voler uccidere qualcuno, eppure..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5c454816</text:p>
          </table:table-cell>
          <table:table-cell table:style-name="ce3" office:value-type="string" calcext:value-type="string">
            <text:p>"Cristina, uccidere non l'è divertente.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76b372cc</text:p>
          </table:table-cell>
          <table:table-cell table:style-name="ce3" office:value-type="string" calcext:value-type="string">
            <text:p>&lt;b&gt;&lt;color=\#6d282a&gt;Cristina&lt;/color&gt;&lt;/b&gt;: "Lo so. Ma non tutte le cose giuste lo sono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45cde936</text:p>
          </table:table-cell>
          <table:table-cell table:style-name="ce3" office:value-type="string" calcext:value-type="string">
            <text:p>"Cosa ti ha fatto, Cristina?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c3d03d83</text:p>
          </table:table-cell>
          <table:table-cell table:style-name="ce3" office:value-type="string" calcext:value-type="string">
            <text:p>&lt;b&gt;&lt;color=\#6d282a&gt;Cristina&lt;/color&gt;&lt;/b&gt;: "Parliamone dopo. Ora pensiamo ad Isaac.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ee7f6495</text:p>
          </table:table-cell>
          <table:table-cell table:style-name="ce3" office:value-type="string" calcext:value-type="string">
            <text:p>"Se lo farai, fallo vicino a me.["] Fa male, uccidere. Non devi essere sola.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264903ee</text:p>
          </table:table-cell>
          <table:table-cell table:style-name="ce3" office:value-type="string" calcext:value-type="string">
            <text:p>&lt;b&gt;&lt;color=\#6d282a&gt;Cristina&lt;/color&gt;&lt;/b&gt;: "Grazie, S., davvero. Anche per avermi perdonata. Per avermi aiutata.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ed2e81d3</text:p>
          </table:table-cell>
          <table:table-cell table:style-name="ce3" office:value-type="string" calcext:value-type="string">
            <text:p>&lt;b&gt;&lt;color=\#6d282a&gt;Cristina&lt;/color&gt;&lt;/b&gt;: "Comunque: Henry è una brava persona. Posso chiedergli aiuto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15b213ef</text:p>
          </table:table-cell>
          <table:table-cell table:style-name="ce3" office:value-type="string" calcext:value-type="string">
            <text:p>"Per cosa?"</text:p>
          </table:table-cell>
          <table:table-cell/>
        </table:table-row>
        <table:table-row table:style-name="ro2">
          <table:table-cell office:value-type="string" calcext:value-type="string">
            <text:p>GiornoDueFinale-Dialog_CristinaCasaIsaacEsternoInFiamme-4506e4fe</text:p>
          </table:table-cell>
          <table:table-cell table:style-name="ce3" office:value-type="string" calcext:value-type="string">
            <text:p>&lt;color=\#6d282a&gt;Cristina&lt;/color&gt; {not IsaacWin: "Per, per capire cos'è successo. Per risolvere tutto questo."|"Per liberare Isaac dalla prigione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82215820</text:p>
          </table:table-cell>
          <table:table-cell table:style-name="ce3" office:value-type="string" calcext:value-type="string">
            <text:p>"Ti ringrazio, Cristina. Ma voglio solo persone fidate vicino, ora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8c14edb3</text:p>
          </table:table-cell>
          <table:table-cell table:style-name="ce3" office:value-type="string" calcext:value-type="string">
            <text:p>&lt;b&gt;&lt;color=\#6d282a&gt;Cristina&lt;/color&gt;&lt;/b&gt;: "E io sono tra loro?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3c5319a8</text:p>
          </table:table-cell>
          <table:table-cell table:style-name="ce3" office:value-type="string" calcext:value-type="string">
            <text:p>"Ancora non ce l'ho capito.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57f87f64</text:p>
          </table:table-cell>
          <table:table-cell table:style-name="ce3" office:value-type="string" calcext:value-type="string">
            <text:p>&lt;b&gt;&lt;color=\#6d282a&gt;Cristina&lt;/color&gt;&lt;/b&gt;: "Lo capisco, S., e farò in modo di riguadagnarmi la tua fiducia."</text:p>
          </table:table-cell>
          <table:table-cell/>
        </table:table-row>
        <table:table-row table:style-name="ro2">
          <table:table-cell office:value-type="string" calcext:value-type="string">
            <text:p>GiornoDueFinale-Dialog_CristinaCasaIsaacEsternoInFiamme-8d20eeb1</text:p>
          </table:table-cell>
          <table:table-cell table:style-name="ce3" office:value-type="string" calcext:value-type="string">
            <text:p>&lt;b&gt;&lt;color=\#6d282a&gt;Cristina&lt;/color&gt;&lt;/b&gt;: "Partendo dalla promessa che ti ho fatti ieri sera. Quando vuoi sono pronta a parlare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d0494488</text:p>
          </table:table-cell>
          <table:table-cell table:style-name="ce3" office:value-type="string" calcext:value-type="string">
            <text:p>"Credo di sì eh.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8d3a8eb3</text:p>
          </table:table-cell>
          <table:table-cell table:style-name="ce3" office:value-type="string" calcext:value-type="string">
            <text:p>&lt;b&gt;&lt;color=\#6d282a&gt;Cristina&lt;/color&gt;&lt;/b&gt;: "Grazie di cuore. Non ti deluderò.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575990da</text:p>
          </table:table-cell>
          <table:table-cell table:style-name="ce3" office:value-type="string" calcext:value-type="string">
            <text:p>&lt;b&gt;&lt;color=\#6d282a&gt;Cristina&lt;/color&gt;&lt;/b&gt;: "E non ho dimenticato quello che ti ho promesso ieri sera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20ca5557</text:p>
          </table:table-cell>
          <table:table-cell table:style-name="ce3" office:value-type="string" calcext:value-type="string">
            <text:p>"No eh.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3b025140</text:p>
          </table:table-cell>
          <table:table-cell table:style-name="ce3" office:value-type="string" calcext:value-type="string">
            <text:p>&lt;b&gt;&lt;color=\#6d282a&gt;Cristina&lt;/color&gt;&lt;/b&gt;: "Io... credo tornerò a casa ora. Ci troviamo domattina, all'osteria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e082404e</text:p>
          </table:table-cell>
          <table:table-cell table:style-name="ce3" office:value-type="string" calcext:value-type="string">
            <text:p>&lt;b&gt;Esci dal prototipo&lt;/b&gt;]"È tempo di tornare all'osteria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dc53639e</text:p>
          </table:table-cell>
          <table:table-cell table:style-name="ce3" office:value-type="string" calcext:value-type="string">
            <text:p>SNarrante</text:p>
          </table:table-cell>
          <table:table-cell/>
        </table:table-row>
        <table:table-row table:style-name="ro2">
          <table:table-cell office:value-type="string" calcext:value-type="string">
            <text:p>GiornoDueFinale-Dialog_CristinaCasaIsaacEsternoInFiamme-f71137f5</text:p>
          </table:table-cell>
          <table:table-cell table:style-name="ce3" office:value-type="string" calcext:value-type="string">
            <text:p>&lt;b&gt;&lt;color=\#354174&gt;S. Narrante&lt;/color&gt;&lt;/b&gt;: "Ora è il caso che mi riposi un poco, ma presto torno a raccontarti la mia storia. A presto!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6446bf40</text:p>
          </table:table-cell>
          <table:table-cell table:style-name="ce3" office:value-type="string" calcext:value-type="string">
            <text:p>TitoliDiCoda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42692337</text:p>
          </table:table-cell>
          <table:table-cell table:style-name="ce3" office:value-type="string" calcext:value-type="string">
            <text:p>"Vorrei parlare con la vita mia un attimo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e5bc8619</text:p>
          </table:table-cell>
          <table:table-cell table:style-name="ce3" office:value-type="string" calcext:value-type="string">
            <text:p>&lt;b&gt;&lt;color=\#6d282a&gt;Cristina&lt;/color&gt;&lt;/b&gt;: "Dillo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5420161a</text:p>
          </table:table-cell>
          <table:table-cell table:style-name="ce3" office:value-type="string" calcext:value-type="string">
            <text:p>"Cosa?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b8dbceb4</text:p>
          </table:table-cell>
          <table:table-cell table:style-name="ce3" office:value-type="string" calcext:value-type="string">
            <text:p>&lt;b&gt;&lt;color=\#6d282a&gt;Cristina&lt;/color&gt;&lt;/b&gt;: "Che ti ho deluso. Tradito. Uccidendo Thovez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aada45ac</text:p>
          </table:table-cell>
          <table:table-cell table:style-name="ce3" office:value-type="string" calcext:value-type="string">
            <text:p>"Avevi le tue ragioni, credo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7bec0177</text:p>
          </table:table-cell>
          <table:table-cell table:style-name="ce3" office:value-type="string" calcext:value-type="string">
            <text:p>&lt;b&gt;&lt;color=\#6d282a&gt;Cristina&lt;/color&gt;&lt;/b&gt;: "Tutto qui?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03e7e22e</text:p>
          </table:table-cell>
          <table:table-cell table:style-name="ce3" office:value-type="string" calcext:value-type="string">
            <text:p>"Cosa ti aspetti, che mi ci metta mica ad urlare?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9f4e47eb</text:p>
          </table:table-cell>
          <table:table-cell table:style-name="ce3" office:value-type="string" calcext:value-type="string">
            <text:p>&lt;b&gt;&lt;color=\#6d282a&gt;Cristina&lt;/color&gt;&lt;/b&gt;: "Almeno saprei che ti importa!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727401f8</text:p>
          </table:table-cell>
          <table:table-cell table:style-name="ce3" office:value-type="string" calcext:value-type="string">
            <text:p>"Di cosa? Di una donna che si comporta ancora come una s'cèta?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e63bc17a</text:p>
          </table:table-cell>
          <table:table-cell table:style-name="ce3" office:value-type="string" calcext:value-type="string">
            <text:p>&lt;b&gt;&lt;color=\#6d282a&gt;Cristina&lt;/color&gt;&lt;/b&gt;: "Io... forse è il caso di separarci. Siamo troppo tese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62c7501d</text:p>
          </table:table-cell>
          <table:table-cell table:style-name="ce3" office:value-type="string" calcext:value-type="string">
            <text:p>"Ora mi importa dell'Isaac, punto.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41e31567</text:p>
          </table:table-cell>
          <table:table-cell table:style-name="ce3" office:value-type="string" calcext:value-type="string">
            <text:p>&lt;b&gt;&lt;color=\#6d282a&gt;Cristina&lt;/color&gt;&lt;/b&gt;: "Scusa, hai ragione. Scusa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ea0c38a7</text:p>
          </table:table-cell>
          <table:table-cell table:style-name="ce3" office:value-type="string" calcext:value-type="string">
            <text:p>"Non sei affatto cambiata.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9e2a4416</text:p>
          </table:table-cell>
          <table:table-cell table:style-name="ce3" office:value-type="string" calcext:value-type="string">
            <text:p>&lt;b&gt;&lt;color=\#6d282a&gt;Cristina&lt;/color&gt;&lt;/b&gt;: "Nemmeno tu, cristo. Ma va bene, non è il momento per discutere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d524534e</text:p>
          </table:table-cell>
          <table:table-cell table:style-name="ce3" office:value-type="string" calcext:value-type="string">
            <text:p>"Non so se l'hai notato, ma sono preoccupato per l'Isaac ora.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f62cca3d</text:p>
          </table:table-cell>
          <table:table-cell table:style-name="ce3" office:value-type="string" calcext:value-type="string">
            <text:p>&lt;b&gt;&lt;color=\#6d282a&gt;Cristina&lt;/color&gt;&lt;/b&gt;: "Hai ragione. Hai ragione, sono una sciocca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bd9baeeb</text:p>
          </table:table-cell>
          <table:table-cell table:style-name="ce3" office:value-type="string" calcext:value-type="string">
            <text:p>"Sì. Non conosco la tua storia, Cristina. Non più.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91095364</text:p>
          </table:table-cell>
          <table:table-cell table:style-name="ce3" office:value-type="string" calcext:value-type="string">
            <text:p>&lt;b&gt;&lt;color=\#6d282a&gt;Cristina&lt;/color&gt;&lt;/b&gt;: "Io... grazie, S., davvero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2930b19f</text:p>
          </table:table-cell>
          <table:table-cell table:style-name="ce3" office:value-type="string" calcext:value-type="string">
            <text:p>"Cambierebbe qualcosa dirtelo?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cded2bf3</text:p>
          </table:table-cell>
          <table:table-cell table:style-name="ce3" office:value-type="string" calcext:value-type="string">
            <text:p>&lt;b&gt;&lt;color=\#6d282a&gt;Cristina&lt;/color&gt;&lt;/b&gt;: "Almeno saprei cosa pensi di me.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21a335fc</text:p>
          </table:table-cell>
          <table:table-cell table:style-name="ce3" office:value-type="string" calcext:value-type="string">
            <text:p>"Sono così stanco di essere incazzato, Cristina.["] Non ne hai idea. Nemmeno mi importa di quello che è accaduto.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daa8b7bb</text:p>
          </table:table-cell>
          <table:table-cell table:style-name="ce3" office:value-type="string" calcext:value-type="string">
            <text:p>&lt;b&gt;&lt;color=\#6d282a&gt;Cristina&lt;/color&gt;&lt;/b&gt;: "E non ti importa di me?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4f53b498</text:p>
          </table:table-cell>
          <table:table-cell table:style-name="ce3" office:value-type="string" calcext:value-type="string">
            <text:p>&lt;b&gt;&lt;color=\#6d282a&gt;Cristina&lt;/color&gt;&lt;/b&gt;: "No, non voglio saperlo, non ora.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99cead4a</text:p>
          </table:table-cell>
          <table:table-cell table:style-name="ce3" office:value-type="string" calcext:value-type="string">
            <text:p>&lt;b&gt;&lt;color=\#6d282a&gt;Cristina&lt;/color&gt;&lt;/b&gt;: "Cosa vuoi che faccia, S., dimmelo!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a60e639f</text:p>
          </table:table-cell>
          <table:table-cell table:style-name="ce3" office:value-type="string" calcext:value-type="string">
            <text:p>"Vattene dalla mia vita.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fb0df943</text:p>
          </table:table-cell>
          <table:table-cell table:style-name="ce3" office:value-type="string" calcext:value-type="string">
            <text:p>&lt;b&gt;&lt;color=\#6d282a&gt;Cristina&lt;/color&gt;&lt;/b&gt;: "Speravo in un epilogo diverso. Ma capisco. Addio, S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7aa4a36d</text:p>
          </table:table-cell>
          <table:table-cell table:style-name="ce3" office:value-type="string" calcext:value-type="string">
            <text:p>"Dammici il tempo di capire.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2719543d</text:p>
          </table:table-cell>
          <table:table-cell table:style-name="ce3" office:value-type="string" calcext:value-type="string">
            <text:p>&lt;b&gt;&lt;color=\#6d282a&gt;Cristina&lt;/color&gt;&lt;/b&gt;: "Hai ragione, tesoro. Hai ragione."</text:p>
          </table:table-cell>
          <table:table-cell/>
        </table:table-row>
        <table:table-row table:style-name="ro2">
          <table:table-cell office:value-type="string" calcext:value-type="string">
            <text:p>GiornoDueFinale-Dialog_CristinaCasaIsaacEsternoInFiamme-e1c9fd56</text:p>
          </table:table-cell>
          <table:table-cell table:style-name="ce3" office:value-type="string" calcext:value-type="string">
            <text:p>&lt;b&gt;&lt;color=\#6d282a&gt;Cristina&lt;/color&gt;&lt;/b&gt;: {not IsaacWin: "Per, per capire cos'è successo. Per risolvere tutto questo."|"Per liberare Isaac dalla prigione.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e61c0734</text:p>
          </table:table-cell>
          <table:table-cell table:style-name="ce3" office:value-type="string" calcext:value-type="string">
            <text:p>&lt;b&gt;&lt;color=\#6d282a&gt;Cristina&lt;/color&gt;&lt;/b&gt;: "Ora sostituirà Thovez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c2046ebb</text:p>
          </table:table-cell>
          <table:table-cell table:style-name="ce3" office:value-type="string" calcext:value-type="string">
            <text:p>"Ancora non l'ho capito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69b01884</text:p>
          </table:table-cell>
          <table:table-cell table:style-name="ce3" office:value-type="string" calcext:value-type="string">
            <text:p>&lt;b&gt;&lt;color=\#6d282a&gt;Cristina&lt;/color&gt;&lt;/b&gt;: "E di chi ti fidi, S.?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c7f32054</text:p>
          </table:table-cell>
          <table:table-cell table:style-name="ce3" office:value-type="string" calcext:value-type="string">
            <text:p>"Della Catena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419d2dc3</text:p>
          </table:table-cell>
          <table:table-cell table:style-name="ce3" office:value-type="string" calcext:value-type="string">
            <text:p>della vita mia, Catena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7518fa19</text:p>
          </table:table-cell>
          <table:table-cell table:style-name="ce3" office:value-type="string" calcext:value-type="string">
            <text:p>"Dell'Isaac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d1c4f424</text:p>
          </table:table-cell>
          <table:table-cell table:style-name="ce3" office:value-type="string" calcext:value-type="string">
            <text:p>di quel testone dell'Isaac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81216194</text:p>
          </table:table-cell>
          <table:table-cell table:style-name="ce3" office:value-type="string" calcext:value-type="string">
            <text:p>"Della mia ciurma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ea13db23</text:p>
          </table:table-cell>
          <table:table-cell table:style-name="ce3" office:value-type="string" calcext:value-type="string">
            <text:p>della mia ciurma, perché è la mia famiglia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43e42a56</text:p>
          </table:table-cell>
          <table:table-cell table:style-name="ce3" office:value-type="string" calcext:value-type="string">
            <text:p>"Solo di me stesso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e5d28541</text:p>
          </table:table-cell>
          <table:table-cell table:style-name="ce3" office:value-type="string" calcext:value-type="string">
            <text:p>alla fin fine, solo di me stesso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e1e070b6</text:p>
          </table:table-cell>
          <table:table-cell table:style-name="ce3" office:value-type="string" calcext:value-type="string">
            <text:p>"Ho bisogno di parlare un attimo con la vita mia, aspettami.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f46d506a</text:p>
          </table:table-cell>
          <table:table-cell table:style-name="ce3" office:value-type="string" calcext:value-type="string">
            <text:p>&lt;b&gt;&lt;color=\#6d282a&gt;Cristina&lt;/color&gt;&lt;/b&gt;: "Grazie, per prima. Per non avermi fatto uccidere Thovez."</text:p>
          </table:table-cell>
          <table:table-cell/>
        </table:table-row>
        <table:table-row table:style-name="ro2">
          <table:table-cell office:value-type="string" calcext:value-type="string">
            <text:p>GiornoDueFinale-Dialog_CristinaCasaIsaacEsternoInFiamme-64f58d70</text:p>
          </table:table-cell>
          <table:table-cell table:style-name="ce3" office:value-type="string" calcext:value-type="string">
            <text:p>"Ricordo ancora il mio primo omicidio.["] E pure la vita mia se lo ricorda sicuro. Per quanto possibile, voglio evitarlo a chi voglio bene.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12e55f05</text:p>
          </table:table-cell>
          <table:table-cell table:style-name="ce3" office:value-type="string" calcext:value-type="string">
            <text:p>&lt;b&gt;&lt;color=\#6d282a&gt;Cristina&lt;/color&gt;&lt;/b&gt;: "Non...non sarebbe stato il primo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591c9313</text:p>
          </table:table-cell>
          <table:table-cell table:style-name="ce3" office:value-type="string" calcext:value-type="string">
            <text:p>"Non immaginavo!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75ef4d94</text:p>
          </table:table-cell>
          <table:table-cell table:style-name="ce3" office:value-type="string" calcext:value-type="string">
            <text:p>"Tu?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022b1039</text:p>
          </table:table-cell>
          <table:table-cell table:style-name="ce3" office:value-type="string" calcext:value-type="string">
            <text:p>&lt;b&gt;&lt;color=\#6d282a&gt;Cristina&lt;/color&gt;&lt;/b&gt;: "Ma non mi va di parlarne ora.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ee6eb26a</text:p>
          </table:table-cell>
          <table:table-cell table:style-name="ce3" office:value-type="string" calcext:value-type="string">
            <text:p>&lt;b&gt;&lt;color=\#6d282a&gt;Cristina&lt;/color&gt;&lt;/b&gt;: "Piuttosto: Henry è una brava persona. Posso chiedergli aiuto.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1fc40c67</text:p>
          </table:table-cell>
          <table:table-cell table:style-name="ce3" office:value-type="string" calcext:value-type="string">
            <text:p>Cristina: "Per, per capire cos'è successo. Per risolvere tutto questo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4beb7649</text:p>
          </table:table-cell>
          <table:table-cell table:style-name="ce3" office:value-type="string" calcext:value-type="string">
            <text:p>"Tu credi sia ancora vivo?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2f31e4fa</text:p>
          </table:table-cell>
          <table:table-cell table:style-name="ce3" office:value-type="string" calcext:value-type="string">
            <text:p>Cristina: "Lo sento, S., Dio non può averlo abbandonato così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1c7e57e8</text:p>
          </table:table-cell>
          <table:table-cell table:style-name="ce3" office:value-type="string" calcext:value-type="string">
            <text:p>"Cosa rimane da risolvere?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59eac5a8</text:p>
          </table:table-cell>
          <table:table-cell table:style-name="ce3" office:value-type="string" calcext:value-type="string">
            <text:p>Cristina: "Tutto: fintanto che siamo vive, tutto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46f0f978</text:p>
          </table:table-cell>
          <table:table-cell table:style-name="ce3" office:value-type="string" calcext:value-type="string">
            <text:p>"Ricostruire tutta la sua villa?"</text:p>
          </table:table-cell>
          <table:table-cell/>
        </table:table-row>
        <table:table-row table:style-name="ro3">
          <table:table-cell office:value-type="string" calcext:value-type="string">
            <text:p>GiornoDueFinale-Dialog_CristinaCasaIsaacEsternoInFiamme-a89d50ca</text:p>
          </table:table-cell>
          <table:table-cell table:style-name="ce3" office:value-type="string" calcext:value-type="string">
            <text:p>Cristina: "Anche. Tutto, pur di non restar qui a piangere e basta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73532fc3</text:p>
          </table:table-cell>
          <table:table-cell table:style-name="ce3" office:value-type="string" calcext:value-type="string">
            <text:p>Cristina: "Per liberare assieme Isaac dalla prigione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52baf650</text:p>
          </table:table-cell>
          <table:table-cell table:style-name="ce3" office:value-type="string" calcext:value-type="string">
            <text:p>"No, è e rimane un Thovez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8ee8dc95</text:p>
          </table:table-cell>
          <table:table-cell table:style-name="ce3" office:value-type="string" calcext:value-type="string">
            <text:p>"Assieme?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e3636d0b</text:p>
          </table:table-cell>
          <table:table-cell table:style-name="ce3" office:value-type="string" calcext:value-type="string">
            <text:p>"Sperando è ancora vivo.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b0598bf5</text:p>
          </table:table-cell>
          <table:table-cell table:style-name="ce3" office:value-type="string" calcext:value-type="string">
            <text:p>"Scambio due parole con la vita mia e ci sono."</text:p>
          </table:table-cell>
          <table:table-cell/>
        </table:table-row>
        <table:table-row table:style-name="ro2">
          <table:table-cell office:value-type="string" calcext:value-type="string">
            <text:p>GiornoDueFinale-Dialog_CristinaCasaIsaacEsternoInFiamme-0236c025</text:p>
          </table:table-cell>
          <table:table-cell table:style-name="ce3" office:value-type="string" calcext:value-type="string">
            <text:p>&lt;b&gt;&lt;color=\#6d282a&gt;Cristina&lt;/color&gt;&lt;/b&gt;: "{Non ci rimane che riposare un po'|Recuperiamo un po' di energie.|Andiamo a dormire, S.}"</text:p>
          </table:table-cell>
          <table:table-cell/>
        </table:table-row>
        <table:table-row table:style-name="ro1">
          <table:table-cell office:value-type="string" calcext:value-type="string">
            <text:p>GiornoDueFinale-Dialog_CristinaCasaIsaacEsternoInFiamme-7f06c616</text:p>
          </table:table-cell>
          <table:table-cell table:style-name="ce3" office:value-type="string" calcext:value-type="string">
            <text:p>"Due parole con la vita mia, e arrivo."</text:p>
          </table:table-cell>
          <table:table-cell/>
        </table:table-row>
        <table:table-row table:style-name="ro1">
          <table:table-cell office:value-type="string" calcext:value-type="string">
            <text:p>GiornoDueFinale-fiducia-94bc9bc6</text:p>
          </table:table-cell>
          <table:table-cell table:style-name="ce3" office:value-type="string" calcext:value-type="string">
            <text:p>"Mi fido solo {chi}!"</text:p>
          </table:table-cell>
          <table:table-cell/>
        </table:table-row>
        <table:table-row table:style-name="ro1" table:number-rows-repeated="1047095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Translations.C3:Translations.C1048576 Translations.C2:Translations.C2">
            <calcext:condition calcext:apply-style-name="NotOk" calcext:value="=0" calcext:base-cell-address="Translations.C2"/>
            <calcext:condition calcext:apply-style-name="Ok" calcext:value="!=0" calcext:base-cell-address="Translations.C2"/>
          </calcext:conditional-format>
        </calcext:conditional-formats>
      </table:table>
      <table:table table:name="Statistics" table:style-name="ta1">
        <table:table-column table:style-name="co4" table:default-cell-style-name="ce6"/>
        <table:table-column table:style-name="co1" table:default-cell-style-name="ce8"/>
        <table:table-row table:style-name="ro1">
          <table:table-cell office:value-type="string" calcext:value-type="string">
            <text:p>Total Sources: </text:p>
          </table:table-cell>
          <table:table-cell table:formula="of:=COUNTA([$Translations.B:.B])-1"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Translations present: </text:p>
          </table:table-cell>
          <table:table-cell table:formula="of:=COUNTA([$Translations.C:.C])-1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issing translations: </text:p>
          </table:table-cell>
          <table:table-cell table:style-name="ce9" table:formula="of:=[.B1]-[.B2]" office:value-type="float" office:value="1478" calcext:value-type="float">
            <text:p>14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k" style:family="table-cell" style:parent-style-name="Default">
      <style:table-cell-properties fo:background-color="#d4ea6b"/>
    </style:style>
    <style:style style:name="NotOk" style:family="table-cell" style:parent-style-name="Default">
      <style:table-cell-properties fo:background-color="#ffd7d7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5T14:10:22.169000000</meta:creation-date>
    <dc:date>2023-08-20T12:24:44.023000000</dc:date>
    <meta:editing-duration>PT34M29S</meta:editing-duration>
    <meta:editing-cycles>13</meta:editing-cycles>
    <meta:generator>LibreOffice/7.4.3.2$Windows_X86_64 LibreOffice_project/1048a8393ae2eeec98dff31b5c133c5f1d08b890</meta:generator>
    <meta:document-statistic meta:table-count="2" meta:cell-count="2968" meta:object-count="0"/>
  </office:meta>
</office:document-meta>
</file>